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4100000025FE9BEDEA5193DEA69.jpg" manifest:media-type="image/jpeg"/>
  <manifest:file-entry manifest:full-path="Pictures/1000000000000338000001BE28216FDA81CF5A8C.jpg" manifest:media-type="image/jpeg"/>
  <manifest:file-entry manifest:full-path="Pictures/1000000000000531000001ECDEA250E05B221645.jpg" manifest:media-type="image/jpeg"/>
  <manifest:file-entry manifest:full-path="Pictures/100000000000050F00000343FE214F905486F4AE.jpg" manifest:media-type="image/jpeg"/>
  <manifest:file-entry manifest:full-path="Pictures/1000000000000340000001E5DBC4769623C28ACC.jpg" manifest:media-type="image/jpeg"/>
  <manifest:file-entry manifest:full-path="Pictures/1000000000000469000000FBCFEB78941174A9EE.jpg" manifest:media-type="image/jpeg"/>
  <manifest:file-entry manifest:full-path="Pictures/10000000000004980000023F6AC331E4FE3284E5.jpg" manifest:media-type="image/jpeg"/>
  <manifest:file-entry manifest:full-path="Pictures/10000000000003A0000001EF01C8105C75013809.jpg" manifest:media-type="image/jpeg"/>
  <manifest:file-entry manifest:full-path="Pictures/10000000000003EC000002449AA949432B367D78.jpg" manifest:media-type="image/jpeg"/>
  <manifest:file-entry manifest:full-path="Pictures/1000000000000497000001C30F530D7C84B757AF.jpg" manifest:media-type="image/jpeg"/>
  <manifest:file-entry manifest:full-path="Pictures/TablePreview2.svm" manifest:media-type=""/>
  <manifest:file-entry manifest:full-path="Pictures/10000000000006E6000001DA8EFB04A19856C6AD.jpg" manifest:media-type="image/jpeg"/>
  <manifest:file-entry manifest:full-path="Pictures/1000000000000429000002334943D1D9B1DE28E8.jpg" manifest:media-type="image/jpeg"/>
  <manifest:file-entry manifest:full-path="Pictures/1000000000000454000000F045DE349629E5BE23.jpg" manifest:media-type="image/jpeg"/>
  <manifest:file-entry manifest:full-path="Pictures/1000000000000270000000D534D7423ABE956241.jpg" manifest:media-type="image/jpeg"/>
  <manifest:file-entry manifest:full-path="Pictures/10000000000003C800000235703F57446A8F1810.jpg" manifest:media-type="image/jpeg"/>
  <manifest:file-entry manifest:full-path="Pictures/10000000000003EF0000018A38765CB81A934A1D.jpg" manifest:media-type="image/jpeg"/>
  <manifest:file-entry manifest:full-path="Pictures/1000000000000332000001C565968A4280091518.jpg" manifest:media-type="image/jpeg"/>
  <manifest:file-entry manifest:full-path="Pictures/10000000000002B40000024A62FB09E07CEBC38E.jpg" manifest:media-type="image/jpeg"/>
  <manifest:file-entry manifest:full-path="Pictures/10000000000004010000021673F08DB883410150.jpg" manifest:media-type="image/jpeg"/>
  <manifest:file-entry manifest:full-path="Pictures/10000000000002A5000001E611D8C163A9F95C0E.jpg" manifest:media-type="image/jpeg"/>
  <manifest:file-entry manifest:full-path="Pictures/100000000000037E00000261352B272D4A90AD75.jpg" manifest:media-type="image/jpeg"/>
  <manifest:file-entry manifest:full-path="Pictures/10000000000004730000025E77376D9CAF2EBED2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69a1aa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solid" draw:fill-color="#1a2d3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367cm" fo:padding-bottom="0cm" fo:padding-left="0cm" fo:padding-right="0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386cm" fo:padding-bottom="0cm" fo:padding-left="0cm" fo:padding-right="0cm" fo:wrap-option="wrap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386cm" fo:padding-bottom="0cm" fo:padding-left="0cm" fo:padding-right="0cm" fo:wrap-option="wrap"/>
      <style:paragraph-properties style:writing-mode="lr-tb"/>
    </style:style>
    <style:style style:name="gr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1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1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386cm" fo:padding-bottom="0cm" fo:padding-left="0cm" fo:padding-right="0cm" fo:wrap-option="wrap"/>
      <style:paragraph-properties style:writing-mode="lr-tb"/>
    </style:style>
    <style:style style:name="gr1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226cm" fo:padding-bottom="0cm" fo:padding-left="0cm" fo:padding-right="0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bitmap" draw:fill-image-name="msFillBitmap_20_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5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1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21cm" fo:padding-bottom="0cm" fo:padding-left="0cm" fo:padding-right="0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2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21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22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2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2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25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26" style:family="graphic" style:parent-style-name="standard" style:list-style-name="L1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28" style:family="graphic" style:parent-style-name="standard">
      <style:graphic-properties draw:stroke="none" svg:stroke-width="0cm" draw:fill="bitmap" draw:fill-image-name="msFillBitmap_20_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261cm" fo:padding-bottom="0cm" fo:padding-left="0cm" fo:padding-right="0cm" fo:wrap-option="wrap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342cm" fo:padding-bottom="0cm" fo:padding-left="0cm" fo:padding-right="0cm" fo:wrap-option="wrap"/>
      <style:paragraph-properties style:writing-mode="lr-tb"/>
    </style:style>
    <style:style style:name="gr31" style:family="graphic" style:parent-style-name="standard">
      <style:graphic-properties draw:stroke="none" svg:stroke-width="0cm" draw:fill="bitmap" draw:fill-image-name="msFillBitmap_20_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2" style:family="graphic" style:parent-style-name="standard">
      <style:graphic-properties draw:stroke="none" svg:stroke-width="0cm" draw:fill="bitmap" draw:fill-image-name="msFillBitmap_20_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3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none" svg:stroke-width="0cm" draw:fill="bitmap" draw:fill-image-name="msFillBitmap_20_6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cm" fo:padding-left="0cm" fo:padding-right="0cm" fo:wrap-option="wrap"/>
      <style:paragraph-properties style:writing-mode="lr-tb"/>
    </style:style>
    <style:style style:name="gr38" style:family="graphic" style:parent-style-name="standard">
      <style:graphic-properties draw:stroke="none" svg:stroke-width="0cm" draw:fill="bitmap" draw:fill-image-name="msFillBitmap_20_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3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386cm" fo:padding-bottom="0cm" fo:padding-left="0cm" fo:padding-right="0cm" fo:wrap-option="wrap"/>
      <style:paragraph-properties style:writing-mode="lr-tb"/>
    </style:style>
    <style:style style:name="gr41" style:family="graphic" style:parent-style-name="standard">
      <style:graphic-properties draw:stroke="none" svg:stroke-width="0cm" draw:fill="bitmap" draw:fill-image-name="msFillBitmap_20_8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42" style:family="graphic" style:parent-style-name="standard">
      <style:graphic-properties draw:stroke="none" svg:stroke-width="0cm" draw:fill="bitmap" draw:fill-image-name="msFillBitmap_20_9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43" style:family="graphic" style:parent-style-name="standard">
      <style:graphic-properties draw:stroke="none" svg:stroke-width="0cm" draw:fill="bitmap" draw:fill-image-name="msFillBitmap_20_10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4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45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4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48" style:family="graphic" style:parent-style-name="standard">
      <style:graphic-properties draw:stroke="none" svg:stroke-width="0cm" draw:fill="bitmap" draw:fill-image-name="msFillBitmap_20_1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49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0" style:family="graphic" style:parent-style-name="standard">
      <style:graphic-properties draw:stroke="none" svg:stroke-width="0cm" draw:fill="bitmap" draw:fill-image-name="msFillBitmap_20_12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51" style:family="graphic" style:parent-style-name="standard" style:list-style-name="L15">
      <style:graphic-properties draw:stroke="none" svg:stroke-width="0cm" draw:fill="none" draw:textarea-vertical-align="top" draw:auto-grow-height="tru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52" style:family="graphic" style:parent-style-name="standard" style:list-style-name="L16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54" style:family="graphic" style:parent-style-name="standard">
      <style:graphic-properties draw:stroke="none" svg:stroke-width="0cm" draw:fill="bitmap" draw:fill-image-name="msFillBitmap_20_13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5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56" style:family="graphic" style:parent-style-name="standard">
      <style:graphic-properties draw:stroke="none" svg:stroke-width="0cm" draw:fill="bitmap" draw:fill-image-name="msFillBitmap_20_14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57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5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59" style:family="graphic" style:parent-style-name="standard">
      <style:graphic-properties draw:stroke="none" svg:stroke-width="0cm" draw:fill="bitmap" draw:fill-image-name="msFillBitmap_20_15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61" style:family="graphic" style:parent-style-name="standard">
      <style:graphic-properties draw:stroke="none" svg:stroke-width="0cm" draw:fill="bitmap" draw:fill-image-name="msFillBitmap_20_16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62" style:family="graphic" style:parent-style-name="standard" style:list-style-name="L19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63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64" style:family="graphic" style:parent-style-name="standard">
      <style:graphic-properties draw:stroke="none" svg:stroke-width="0cm" draw:fill="bitmap" draw:fill-image-name="msFillBitmap_20_17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65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6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67" style:family="graphic" style:parent-style-name="standard">
      <style:graphic-properties draw:stroke="none" svg:stroke-width="0cm" draw:fill="bitmap" draw:fill-image-name="msFillBitmap_20_18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68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6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70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71" style:family="graphic" style:parent-style-name="standard">
      <style:graphic-properties draw:stroke="none" svg:stroke-width="0cm" draw:fill="bitmap" draw:fill-image-name="msFillBitmap_20_19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72" style:family="graphic" style:parent-style-name="standard">
      <style:graphic-properties draw:stroke="none" svg:stroke-width="0cm" draw:fill="bitmap" draw:fill-image-name="msFillBitmap_20_20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73" style:family="graphic" style:parent-style-name="standard">
      <style:graphic-properties draw:stroke="none" svg:stroke-width="0cm" draw:fill="bitmap" draw:fill-image-name="msFillBitmap_20_21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74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76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gr77" style:family="graphic" style:parent-style-name="standard">
      <style:graphic-properties draw:stroke="none" svg:stroke-width="0cm" draw:fill="bitmap" draw:fill-image-name="msFillBitmap_20_22" style:repeat="stretch" draw:textarea-vertical-align="top" draw:auto-grow-height="false" draw:fit-to-size="false" style:shrink-to-fit="false" fo:min-height="0cm" fo:min-width="0cm" fo:padding-top="0cm" fo:padding-bottom="0cm" fo:padding-left="0cm" fo:padding-right="0cm" fo:wrap-option="wrap" fo:clip="rect(0cm, 0cm, 0cm, 0cm)"/>
    </style:style>
    <style:style style:name="gr78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035cm" fo:padding-bottom="0cm" fo:padding-left="0cm" fo:padding-right="0cm" fo:wrap-option="wrap"/>
      <style:paragraph-properties style:writing-mode="lr-tb"/>
    </style:style>
    <style:style style:name="gr7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386cm" fo:padding-bottom="0cm" fo:padding-left="0cm" fo:padding-right="0cm" fo:wrap-option="wrap"/>
      <style:paragraph-properties style:writing-mode="lr-tb"/>
    </style:style>
    <style:style style:name="gr80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31cm" fo:padding-bottom="0cm" fo:padding-left="0cm" fo:padding-right="0cm" fo:wrap-option="wrap"/>
      <style:paragraph-properties style:writing-mode="lr-tb"/>
    </style:style>
    <style:style style:name="pr1" style:family="presentation" style:parent-style-name="Blank-notes" style:list-style-name="L25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  <style:paragraph-properties style:writing-mode="lr-tb"/>
    </style:style>
    <style:style style:name="pr4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5" style:family="presentation" style:parent-style-name="Title_20_and_20_Content-notes">
      <style:graphic-properties draw:fill-color="#ffffff" fo:min-height="8.571cm"/>
      <style:paragraph-properties style:writing-mode="lr-tb"/>
    </style:style>
    <style:style style:name="pr6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035cm" fo:padding-bottom="0cm" fo:padding-left="0cm" fo:padding-right="0cm" fo:wrap-option="wrap"/>
      <style:paragraph-properties style:writing-mode="lr-tb"/>
    </style:style>
    <style:style style:name="pr7" style:family="presentation" style:parent-style-name="Title_20_Only-notes">
      <style:graphic-properties draw:fill-color="#ffffff" fo:min-height="8.571cm"/>
      <style:paragraph-properties style:writing-mode="lr-tb"/>
    </style:style>
    <style:style style:name="pr8" style:family="presentation" style:parent-style-name="Blank-notes">
      <style:graphic-properties draw:fill-color="#ffffff" fo:min-height="8.571cm"/>
      <style:paragraph-properties style:writing-mode="lr-tb"/>
    </style:style>
    <style:style style:name="pr9" style:family="presentation" style:parent-style-name="Blank-notes">
      <style:graphic-properties draw:fill-color="#ffffff" fo:min-height="13.364cm"/>
      <style:paragraph-properties style:writing-mode="lr-tb"/>
    </style:style>
    <style:style style:name="pr10" style:family="presentation" style:parent-style-name="Title_20_Slide-notes">
      <style:graphic-properties draw:fill-color="#ffffff" fo:min-height="13.364cm"/>
      <style:paragraph-properties style:writing-mode="lr-tb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261cm" fo:padding-bottom="0cm" fo:padding-left="0cm" fo:padding-right="0cm" fo:wrap-option="wrap"/>
      <style:paragraph-properties style:writing-mode="lr-tb"/>
    </style:style>
    <style:style style:name="pr12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127cm" fo:padding-bottom="0cm" fo:padding-left="0cm" fo:padding-right="0cm" fo:wrap-option="wrap"/>
      <style:paragraph-properties style:writing-mode="lr-tb"/>
    </style:style>
    <style:style style:name="pr13" style:family="presentation" style:parent-style-name="Title_20_Only-title">
      <style:graphic-properties draw:stroke="none" svg:stroke-width="0cm" draw:fill="none" draw:textarea-vertical-align="top" draw:auto-grow-height="true" draw:fit-to-size="false" style:shrink-to-fit="false" fo:min-height="3.181cm" fo:padding-top="0.131cm" fo:padding-bottom="0cm" fo:padding-left="0cm" fo:padding-right="0cm" fo:wrap-option="wrap"/>
      <style:paragraph-properties style:writing-mode="lr-tb"/>
    </style:style>
    <style:style style:name="pr14" style:family="presentation" style:parent-style-name="Title_20_and_20_Content-title">
      <style:graphic-properties draw:stroke="none" svg:stroke-width="0cm" draw:fill="none" draw:textarea-vertical-align="top" draw:auto-grow-height="true" draw:fit-to-size="false" style:shrink-to-fit="false" fo:min-height="3.181cm" fo:padding-top="0.261cm" fo:padding-bottom="0cm" fo:padding-left="0cm" fo:padding-right="0cm" fo:wrap-option="wrap"/>
      <style:paragraph-properties style:writing-mode="lr-tb"/>
    </style:style>
    <style:style style:name="pr15" style:family="presentation" style:parent-style-name="Title_20_Slide-title">
      <style:graphic-properties draw:stroke="none" svg:stroke-width="0cm" draw:fill="none" draw:textarea-vertical-align="top" draw:auto-grow-height="true" draw:fit-to-size="false" style:shrink-to-fit="false" fo:min-height="3.181cm" fo:padding-top="0.261cm" fo:padding-bottom="0cm" fo:padding-left="0cm" fo:padding-right="0cm" fo:wrap-option="wrap"/>
      <style:paragraph-properties style:writing-mode="lr-tb"/>
    </style:style>
    <style:style style:name="pr16" style:family="presentation" style:parent-style-name="Title_20_Slide-notes">
      <style:graphic-properties draw:fill-color="#ffffff" fo:min-height="8.571cm"/>
      <style:paragraph-properties style:writing-mode="lr-tb"/>
    </style:style>
    <style:style style:name="co1" style:family="table-column">
      <style:table-column-properties style:column-width="5.949cm" style:use-optimal-column-width="false"/>
    </style:style>
    <style:style style:name="co2" style:family="table-column">
      <style:table-column-properties style:column-width="3.952cm" style:use-optimal-column-width="false"/>
    </style:style>
    <style:style style:name="co3" style:family="table-column">
      <style:table-column-properties style:column-width="3.795cm" style:use-optimal-column-width="false"/>
    </style:style>
    <style:style style:name="co4" style:family="table-column">
      <style:table-column-properties style:column-width="5.321cm" style:use-optimal-column-width="false"/>
    </style:style>
    <style:style style:name="co5" style:family="table-column">
      <style:table-column-properties style:column-width="11.548cm" style:use-optimal-column-width="false"/>
    </style:style>
    <style:style style:name="co6" style:family="table-column">
      <style:table-column-properties style:column-width="7.35cm" style:use-optimal-column-width="false"/>
    </style:style>
    <style:style style:name="ro1" style:family="table-row">
      <style:table-row-properties style:row-height="1.788cm" style:use-optimal-row-height="false"/>
    </style:style>
    <style:style style:name="ro2" style:family="table-row">
      <style:table-row-properties style:row-height="1.015cm" style:use-optimal-row-height="false"/>
    </style:style>
    <style:style style:name="ro3" style:family="table-row">
      <style:table-row-properties style:row-height="1.778cm" style:use-optimal-row-height="false"/>
    </style:style>
    <style:style style:name="ro4" style:family="table-row">
      <style:table-row-properties style:row-height="1.028cm" style:use-optimal-row-height="false"/>
    </style:style>
    <style:style style:name="ro5" style:family="table-row">
      <style:table-row-properties style:row-height="2.725cm" style:use-optimal-row-height="false"/>
    </style:style>
    <style:style style:name="ro6" style:family="table-row">
      <style:table-row-properties style:row-height="1.719cm" style:use-optimal-row-height="false"/>
    </style:style>
    <style:style style:name="ce1" style:family="table-cell">
      <loext:graphic-properties draw:fill="solid" draw:fill-color="#000000" draw:textarea-vertical-align="top" fo:padding-top="0.079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acaca" draw:textarea-vertical-align="top" fo:padding-top="0.079cm" fo:padding-bottom="0cm" fo:padding-left="0cm" fo:padding-right="0cm"/>
      <style:paragraph-properties fo:border-left="0.48pt solid #ffffff" fo:border-right="0.48pt solid #ffffff" fo:border-top="1.5pt solid #ffffff" fo:border-bottom="0.48pt solid #ffffff"/>
    </style:style>
    <style:style style:name="ce3" style:family="table-cell">
      <loext:graphic-properties draw:fill="solid" draw:fill-color="#cacaca" draw:textarea-vertical-align="top" fo:padding-top="0cm" fo:padding-bottom="0cm" fo:padding-left="0cm" fo:padding-right="0cm"/>
      <style:paragraph-properties fo:border-left="0.48pt solid #ffffff" fo:border-right="0.48pt solid #ffffff" fo:border-top="1.5pt solid #ffffff" fo:border-bottom="0.48pt solid #ffffff"/>
    </style:style>
    <style:style style:name="ce4" style:family="table-cell">
      <loext:graphic-properties draw:fill="solid" draw:fill-color="#e6e6e6" draw:textarea-vertical-align="top" fo:padding-top="0.079cm" fo:padding-bottom="0cm" fo:padding-left="0cm" fo:padding-right="0cm"/>
      <style:paragraph-properties fo:border="0.48pt solid #ffffff"/>
    </style:style>
    <style:style style:name="ce5" style:family="table-cell">
      <loext:graphic-properties draw:fill="solid" draw:fill-color="#cacaca" draw:textarea-vertical-align="top" fo:padding-top="0.079cm" fo:padding-bottom="0cm" fo:padding-left="0cm" fo:padding-right="0cm"/>
      <style:paragraph-properties fo:border="0.48pt solid #ffffff"/>
    </style:style>
    <style:style style:name="ce6" style:family="table-cell">
      <loext:graphic-properties draw:fill="solid" draw:fill-color="#e6e6e6" draw:textarea-vertical-align="top" fo:padding-top="0cm" fo:padding-bottom="0cm" fo:padding-left="0cm" fo:padding-right="0cm"/>
      <style:paragraph-properties fo:border="0.48pt solid #ffffff"/>
    </style:style>
    <style:style style:name="ce7" style:family="table-cell">
      <loext:graphic-properties draw:fill="solid" draw:fill-color="#000000" draw:textarea-vertical-align="top" fo:padding-top="0.07cm" fo:padding-bottom="0cm" fo:padding-left="0cm" fo:padding-right="0cm"/>
      <style:paragraph-properties fo:border-left="0.48pt solid #ffffff" fo:border-right="0.48pt solid #ffffff" fo:border-top="0.48pt solid #ffffff" fo:border-bottom="1.5pt solid #ffffff"/>
    </style:style>
    <style:style style:name="ce8" style:family="table-cell">
      <loext:graphic-properties draw:fill="solid" draw:fill-color="#cacaca" draw:textarea-vertical-align="top" fo:padding-top="0.072cm" fo:padding-bottom="0cm" fo:padding-left="0cm" fo:padding-right="0cm"/>
      <style:paragraph-properties fo:border-left="0.48pt solid #ffffff" fo:border-right="0.48pt solid #ffffff" fo:border-top="1.5pt solid #ffffff" fo:border-bottom="0.48pt solid #ffffff"/>
    </style:style>
    <style:style style:name="ce9" style:family="table-cell">
      <loext:graphic-properties draw:fill="solid" draw:fill-color="#e6e6e6" draw:textarea-vertical-align="top" fo:padding-top="0.072cm" fo:padding-bottom="0cm" fo:padding-left="0cm" fo:padding-right="0cm"/>
      <style:paragraph-properties fo:border="0.48pt solid #ffffff"/>
    </style:style>
    <style:style style:name="ce10" style:family="table-cell">
      <loext:graphic-properties draw:fill="solid" draw:fill-color="#cacaca" draw:textarea-vertical-align="top" fo:padding-top="0.07cm" fo:padding-bottom="0cm" fo:padding-left="0cm" fo:padding-right="0cm"/>
      <style:paragraph-properties fo:border="0.48pt solid #ffffff"/>
    </style:style>
    <style:style style:name="ce11" style:family="table-cell">
      <loext:graphic-properties draw:fill="solid" draw:fill-color="#e6e6e6" draw:textarea-vertical-align="top" fo:padding-top="0.07cm" fo:padding-bottom="0cm" fo:padding-left="0cm" fo:padding-right="0cm"/>
      <style:paragraph-properties fo:border="0.48pt solid #ffffff"/>
    </style:style>
    <style:style style:name="P1" style:family="paragraph">
      <loext:graphic-properties draw:fill="solid" draw:fill-color="#69a1aa"/>
      <style:paragraph-properties fo:text-align="start" style:font-independent-line-spacing="true"/>
      <style:text-properties fo:font-size="18pt"/>
    </style:style>
    <style:style style:name="P2" style:family="paragraph">
      <loext:graphic-properties draw:fill="solid" draw:fill-color="#1a2d3f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5.696cm" fo:margin-right="6.167cm" fo:margin-top="0.367cm" fo:margin-bottom="0cm" fo:line-height="2.441cm" fo:text-align="center" fo:text-indent="0cm" style:punctuation-wrap="hanging" style:writing-mode="lr-tb"/>
      <style:text-properties fo:font-size="18pt" fo:hyphenate="false"/>
    </style:style>
    <style:style style:name="P4" style:family="paragraph">
      <loext:graphic-properties draw:fill="none"/>
      <style:paragraph-properties fo:margin-left="5.696cm" fo:margin-right="6.167cm" fo:margin-top="0.367cm" fo:margin-bottom="0cm" fo:line-height="2.441cm" fo:text-align="center" fo:text-indent="0cm" style:punctuation-wrap="hanging" style:writing-mode="lr-tb" style:font-independent-line-spacing="true"/>
      <style:text-properties fo:font-size="18pt" fo:hyphenate="false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8" style:family="paragraph">
      <style:paragraph-properties fo:margin-left="0.035cm" fo:margin-right="0cm" fo:margin-top="0.035cm" fo:margin-bottom="0cm" fo:line-height="100%" fo:text-align="start" fo:text-indent="0cm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86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1" style:family="paragraph">
      <style:paragraph-properties fo:margin-left="0cm" fo:margin-right="0.014cm" fo:margin-top="0.448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2" style:family="paragraph">
      <style:paragraph-properties fo:margin-left="0cm" fo:margin-right="0.019cm" fo:margin-top="0.423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3" style:family="paragraph">
      <style:paragraph-properties fo:margin-left="0cm" fo:margin-right="0.019cm" fo:margin-top="0.326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4" style:family="paragraph">
      <loext:graphic-properties draw:fill="none"/>
      <style:paragraph-properties fo:margin-left="0cm" fo:margin-right="0cm" fo:margin-top="0.386cm" fo:margin-bottom="0cm" fo:line-height="100%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5" style:family="paragraph">
      <loext:graphic-properties draw:fill-color="#ffffff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7" style:family="paragraph">
      <style:paragraph-properties fo:margin-left="0cm" fo:margin-right="1.192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8" style:family="paragraph">
      <style:paragraph-properties fo:margin-left="0cm" fo:margin-right="0.014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9" style:family="paragraph">
      <loext:graphic-properties draw:fill="none"/>
      <style:paragraph-properties fo:margin-left="0cm" fo:margin-right="1.192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0" style:family="paragraph">
      <style:paragraph-properties fo:margin-left="0cm" fo:margin-right="0.263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1" style:family="paragraph">
      <style:paragraph-properties fo:margin-left="0cm" fo:margin-right="0.263cm" fo:margin-top="0.15cm" fo:margin-bottom="0cm" fo:line-height="100%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22" style:family="paragraph">
      <style:paragraph-properties fo:margin-left="0cm" fo:margin-right="0.014cm" fo:margin-top="0.272cm" fo:margin-bottom="0cm" fo:line-height="1.115cm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23" style:family="paragraph">
      <loext:graphic-properties draw:fill="none"/>
      <style:paragraph-properties fo:margin-left="0cm" fo:margin-right="0.263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4" style:family="paragraph">
      <style:paragraph-properties fo:margin-left="0cm" fo:margin-right="0.014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5" style:family="paragraph">
      <style:paragraph-properties fo:margin-left="0cm" fo:margin-right="0.014cm" fo:margin-top="0.15cm" fo:margin-bottom="0cm" fo:line-height="100%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26" style:family="paragraph">
      <style:paragraph-properties fo:margin-left="0cm" fo:margin-right="0.014cm" fo:margin-top="0.176cm" fo:margin-bottom="0cm" fo:line-height="100%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27" style:family="paragraph">
      <style:paragraph-properties fo:margin-left="0cm" fo:margin-right="0.014cm" fo:margin-top="0.175cm" fo:margin-bottom="0cm" fo:line-height="100%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28" style:family="paragraph">
      <loext:graphic-properties draw:fill="none"/>
      <style:paragraph-properties fo:margin-left="0cm" fo:margin-right="0.014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9" style:family="paragraph">
      <style:paragraph-properties fo:margin-left="0cm" fo:margin-right="0.871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30" style:family="paragraph">
      <style:paragraph-properties fo:margin-left="0cm" fo:margin-right="0.386cm" fo:margin-top="0.131cm" fo:margin-bottom="0cm" fo:line-height="1.115cm" fo:text-align="justify" fo:text-indent="0cm" style:punctuation-wrap="hanging" style:writing-mode="lr-tb">
        <style:tab-stops>
          <style:tab-stop style:position="1.205cm"/>
        </style:tab-stops>
      </style:paragraph-properties>
      <style:text-properties fo:font-size="18pt" fo:hyphenate="false"/>
    </style:style>
    <style:style style:name="P31" style:family="paragraph">
      <loext:graphic-properties draw:fill="none"/>
      <style:paragraph-properties fo:margin-left="0cm" fo:margin-right="0.386cm" fo:margin-top="0.131cm" fo:margin-bottom="0cm" fo:line-height="1.115cm" fo:text-align="justify" fo:text-indent="0cm" style:punctuation-wrap="hanging" style:writing-mode="lr-tb" style:font-independent-line-spacing="true">
        <style:tab-stops>
          <style:tab-stop style:position="1.205cm"/>
        </style:tab-stops>
      </style:paragraph-properties>
      <style:text-properties fo:font-size="18pt" fo:hyphenate="false"/>
    </style:style>
    <style:style style:name="P32" style:family="paragraph">
      <style:paragraph-properties fo:margin-left="0cm" fo:margin-right="1.762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33" style:family="paragraph">
      <style:paragraph-properties fo:margin-left="0cm" fo:margin-right="1.762cm" fo:margin-top="0.326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34" style:family="paragraph">
      <style:paragraph-properties fo:margin-left="0cm" fo:margin-right="0.725cm" fo:margin-top="0.226cm" fo:margin-bottom="0cm" fo:line-height="0.99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35" style:family="paragraph">
      <style:paragraph-properties fo:margin-left="0cm" fo:margin-right="0.852cm" fo:margin-top="0.427cm" fo:margin-bottom="0cm" fo:line-height="0.99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36" style:family="paragraph">
      <style:paragraph-properties fo:margin-left="0cm" fo:margin-right="0.014cm" fo:margin-top="0.427cm" fo:margin-bottom="0cm" fo:line-height="0.99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37" style:family="paragraph">
      <loext:graphic-properties draw:fill="none"/>
      <style:paragraph-properties fo:margin-left="0cm" fo:margin-right="0.725cm" fo:margin-top="0.226cm" fo:margin-bottom="0cm" fo:line-height="0.99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38" style:family="paragraph">
      <loext:graphic-properties draw:fill="bitmap" draw:fill-image-name="msFillBitmap_20_1" style:repeat="stretch"/>
      <style:paragraph-properties fo:text-align="start" style:font-independent-line-spacing="true"/>
      <style:text-properties fo:font-size="18pt"/>
    </style:style>
    <style:style style:name="P39" style:family="paragraph">
      <loext:graphic-properties draw:fill="bitmap" draw:fill-image-name="msFillBitmap_20_2" style:repeat="stretch"/>
      <style:paragraph-properties fo:text-align="start" style:font-independent-line-spacing="true"/>
      <style:text-properties fo:font-size="18pt"/>
    </style:style>
    <style:style style:name="P40" style:family="paragraph">
      <style:paragraph-properties fo:margin-left="0cm" fo:margin-right="3.531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41" style:family="paragraph">
      <style:paragraph-properties fo:margin-left="0cm" fo:margin-right="0.568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42" style:family="paragraph">
      <style:paragraph-properties fo:margin-left="0.035cm" fo:margin-right="0cm" fo:margin-top="0.035cm" fo:margin-bottom="0cm" fo:line-height="100%" fo:text-align="start" fo:text-indent="0cm" style:punctuation-wrap="hanging" style:writing-mode="lr-tb"/>
      <style:text-properties fo:font-size="18pt" fo:hyphenate="false"/>
    </style:style>
    <style:style style:name="P43" style:family="paragraph">
      <loext:graphic-properties draw:fill="none"/>
      <style:paragraph-properties fo:margin-left="0.035cm" fo:margin-right="0cm" fo:margin-top="0.035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44" style:family="paragraph">
      <style:paragraph-properties fo:margin-left="0cm" fo:margin-right="0cm" fo:margin-top="0.21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45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46" style:family="paragraph">
      <style:paragraph-properties fo:margin-left="0cm" fo:margin-right="0cm" fo:margin-top="0.175cm" fo:margin-bottom="0cm" fo:line-height="100%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47" style:family="paragraph">
      <loext:graphic-properties draw:fill="none"/>
      <style:paragraph-properties fo:margin-left="0cm" fo:margin-right="0cm" fo:margin-top="0.21cm" fo:margin-bottom="0cm" fo:line-height="100%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48" style:family="paragraph">
      <style:paragraph-properties fo:margin-left="0cm" fo:margin-right="1.104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49" style:family="paragraph">
      <style:paragraph-properties fo:margin-left="0cm" fo:margin-right="1.104cm" fo:margin-top="0.15cm" fo:margin-bottom="0cm" fo:line-height="100%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50" style:family="paragraph">
      <style:paragraph-properties fo:margin-left="0cm" fo:margin-right="1.104cm" fo:margin-top="0.176cm" fo:margin-bottom="0cm" fo:line-height="100%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51" style:family="paragraph">
      <loext:graphic-properties draw:fill="none"/>
      <style:paragraph-properties fo:margin-left="0cm" fo:margin-right="1.104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52" style:family="paragraph">
      <style:paragraph-properties fo:margin-left="0cm" fo:margin-right="0.201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53" style:family="paragraph">
      <style:paragraph-properties fo:margin-left="0cm" fo:margin-right="0.586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54" style:family="paragraph">
      <style:paragraph-properties fo:margin-left="0cm" fo:margin-right="2.067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55" style:family="paragraph">
      <style:paragraph-properties fo:margin-left="0cm" fo:margin-right="1.436cm" fo:margin-top="0.245cm" fo:margin-bottom="0cm" fo:line-height="1.115cm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56" style:family="paragraph">
      <style:paragraph-properties fo:margin-left="0cm" fo:margin-right="0.014cm" fo:margin-top="0.247cm" fo:margin-bottom="0cm" fo:line-height="1.115cm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57" style:family="paragraph">
      <style:paragraph-properties fo:margin-left="0cm" fo:margin-right="2.207cm" fo:margin-top="0.245cm" fo:margin-bottom="0cm" fo:line-height="1.115cm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58" style:family="paragraph">
      <loext:graphic-properties draw:fill="none"/>
      <style:paragraph-properties fo:margin-left="0cm" fo:margin-right="2.067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59" style:family="paragraph">
      <style:paragraph-properties fo:margin-left="0cm" fo:margin-right="1.589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60" style:family="paragraph">
      <style:paragraph-properties fo:margin-left="0cm" fo:margin-right="2.09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61" style:family="paragraph">
      <style:paragraph-properties fo:margin-left="0cm" fo:margin-right="0.843cm" fo:margin-top="0.423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62" style:family="paragraph">
      <style:paragraph-properties fo:margin-left="0cm" fo:margin-right="0.235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63" style:family="paragraph">
      <style:paragraph-properties fo:margin-left="0cm" fo:margin-right="0.889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64" style:family="paragraph">
      <style:paragraph-properties fo:margin-left="0cm" fo:margin-right="0.014cm" fo:margin-top="0.423cm" fo:margin-bottom="0cm" fo:line-height="1.115cm" fo:text-align="justify" fo:text-indent="0cm" style:punctuation-wrap="hanging" style:writing-mode="lr-tb">
        <style:tab-stops>
          <style:tab-stop style:position="1.205cm"/>
        </style:tab-stops>
      </style:paragraph-properties>
      <style:text-properties fo:font-size="18pt" fo:hyphenate="false"/>
    </style:style>
    <style:style style:name="P65" style:family="paragraph">
      <loext:graphic-properties draw:fill="none"/>
      <style:paragraph-properties fo:margin-left="0cm" fo:margin-right="0.235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66" style:family="paragraph">
      <style:paragraph-properties fo:margin-left="0cm" fo:margin-right="0.191cm" fo:margin-top="0.131cm" fo:margin-bottom="0cm" fo:line-height="1.115cm" fo:text-align="start" fo:text-indent="0cm" style:punctuation-wrap="hanging" style:writing-mode="lr-tb">
        <style:tab-stops>
          <style:tab-stop style:position="1.379cm"/>
          <style:tab-stop style:position="1.381cm"/>
        </style:tab-stops>
      </style:paragraph-properties>
      <style:text-properties fo:font-size="18pt" fo:hyphenate="false"/>
    </style:style>
    <style:style style:name="P67" style:family="paragraph">
      <style:paragraph-properties fo:margin-left="4.124cm" fo:margin-right="0.191cm" fo:margin-top="0.326cm" fo:margin-bottom="0cm" fo:line-height="100%" fo:text-align="start" fo:text-indent="0cm" style:punctuation-wrap="hanging" style:writing-mode="lr-tb">
        <style:tab-stops>
          <style:tab-stop style:position="1.379cm"/>
          <style:tab-stop style:position="1.381cm"/>
        </style:tab-stops>
      </style:paragraph-properties>
      <style:text-properties fo:font-size="18pt" fo:hyphenate="false"/>
    </style:style>
    <style:style style:name="P68" style:family="paragraph">
      <style:paragraph-properties fo:margin-left="0.314cm" fo:margin-right="2.505cm" fo:margin-top="0.448cm" fo:margin-bottom="0cm" fo:line-height="1.115cm" fo:text-align="start" fo:text-indent="0cm" style:punctuation-wrap="hanging" style:writing-mode="lr-tb">
        <style:tab-stops>
          <style:tab-stop style:position="1.379cm"/>
          <style:tab-stop style:position="1.381cm"/>
        </style:tab-stops>
      </style:paragraph-properties>
      <style:text-properties fo:font-size="18pt" fo:hyphenate="false"/>
    </style:style>
    <style:style style:name="P69" style:family="paragraph">
      <style:paragraph-properties fo:margin-left="0cm" fo:margin-right="2.505cm" fo:margin-top="0.15cm" fo:margin-bottom="0cm" fo:line-height="100%" fo:text-align="start" fo:text-indent="0cm" style:punctuation-wrap="hanging" style:writing-mode="lr-tb">
        <style:tab-stops>
          <style:tab-stop style:position="2.854cm"/>
          <style:tab-stop style:position="2.856cm"/>
        </style:tab-stops>
      </style:paragraph-properties>
      <style:text-properties fo:font-size="18pt" fo:hyphenate="false"/>
    </style:style>
    <style:style style:name="P70" style:family="paragraph">
      <style:paragraph-properties fo:margin-left="0cm" fo:margin-right="1.737cm" fo:margin-top="0.272cm" fo:margin-bottom="0cm" fo:line-height="1.115cm" fo:text-align="start" fo:text-indent="0cm" style:punctuation-wrap="hanging" style:writing-mode="lr-tb">
        <style:tab-stops>
          <style:tab-stop style:position="2.854cm"/>
          <style:tab-stop style:position="2.856cm"/>
        </style:tab-stops>
      </style:paragraph-properties>
      <style:text-properties fo:font-size="18pt" fo:hyphenate="false"/>
    </style:style>
    <style:style style:name="P71" style:family="paragraph">
      <style:paragraph-properties fo:margin-left="0cm" fo:margin-right="1.737cm" fo:margin-top="0.012cm" fo:margin-bottom="0cm" fo:line-height="100%" fo:text-align="start" fo:text-indent="0cm" style:punctuation-wrap="hanging" style:writing-mode="lr-tb">
        <style:tab-stops>
          <style:tab-stop style:position="2.854cm"/>
          <style:tab-stop style:position="2.856cm"/>
        </style:tab-stops>
      </style:paragraph-properties>
      <style:text-properties fo:font-size="18pt" fo:hyphenate="false"/>
    </style:style>
    <style:style style:name="P72" style:family="paragraph">
      <style:paragraph-properties fo:margin-left="0cm" fo:margin-right="0.921cm" fo:margin-top="0cm" fo:margin-bottom="0cm" fo:line-height="1.115cm" fo:text-align="start" fo:text-indent="0cm" style:punctuation-wrap="hanging" style:writing-mode="lr-tb">
        <style:tab-stops>
          <style:tab-stop style:position="1.379cm"/>
          <style:tab-stop style:position="1.381cm"/>
        </style:tab-stops>
      </style:paragraph-properties>
      <style:text-properties fo:font-size="18pt" fo:hyphenate="false"/>
    </style:style>
    <style:style style:name="P73" style:family="paragraph">
      <loext:graphic-properties draw:fill="none"/>
      <style:paragraph-properties fo:margin-left="0cm" fo:margin-right="0.191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379cm"/>
          <style:tab-stop style:position="1.381cm"/>
        </style:tab-stops>
      </style:paragraph-properties>
      <style:text-properties fo:font-size="18pt" fo:hyphenate="false"/>
    </style:style>
    <style:style style:name="P74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1.24cm"/>
          <style:tab-stop style:position="1.242cm"/>
        </style:tab-stops>
      </style:paragraph-properties>
      <style:text-properties fo:font-size="18pt" fo:hyphenate="false"/>
    </style:style>
    <style:style style:name="P75" style:family="paragraph">
      <loext:graphic-properties draw:fill="none"/>
      <style:paragraph-properties fo:margin-left="0cm" fo:margin-right="0cm" fo:margin-top="0.035cm" fo:margin-bottom="0cm" fo:line-height="100%" fo:text-align="start" fo:text-indent="0cm" style:punctuation-wrap="hanging" style:writing-mode="lr-tb" style:font-independent-line-spacing="true">
        <style:tab-stops>
          <style:tab-stop style:position="1.24cm"/>
          <style:tab-stop style:position="1.242cm"/>
        </style:tab-stops>
      </style:paragraph-properties>
      <style:text-properties fo:font-size="18pt" fo:hyphenate="false"/>
    </style:style>
    <style:style style:name="P76" style:family="paragraph">
      <style:paragraph-properties fo:margin-left="0.035cm" fo:margin-right="0cm" fo:margin-top="0.035cm" fo:margin-bottom="0cm" fo:line-height="1.032cm" fo:text-align="start" fo:text-indent="0cm" style:punctuation-wrap="hanging" style:writing-mode="lr-tb"/>
      <style:text-properties fo:font-size="18pt" fo:hyphenate="false"/>
    </style:style>
    <style:style style:name="P77" style:family="paragraph">
      <style:paragraph-properties fo:margin-left="0.035cm" fo:margin-right="0cm" fo:margin-top="0cm" fo:margin-bottom="0cm" fo:line-height="0.877cm" fo:text-align="start" fo:text-indent="0cm" style:punctuation-wrap="hanging" style:writing-mode="lr-tb"/>
      <style:text-properties fo:font-size="18pt" fo:hyphenate="false"/>
    </style:style>
    <style:style style:name="P78" style:family="paragraph">
      <style:paragraph-properties fo:margin-left="0.035cm" fo:margin-right="0.014cm" fo:margin-top="0.153cm" fo:margin-bottom="0cm" fo:line-height="74%" fo:text-align="start" fo:text-indent="0cm" style:punctuation-wrap="hanging" style:writing-mode="lr-tb"/>
      <style:text-properties fo:font-size="18pt" fo:hyphenate="false"/>
    </style:style>
    <style:style style:name="P79" style:family="paragraph">
      <loext:graphic-properties draw:fill="none"/>
      <style:paragraph-properties fo:margin-left="0.035cm" fo:margin-right="0cm" fo:margin-top="0.035cm" fo:margin-bottom="0cm" fo:line-height="1.032cm" fo:text-align="start" fo:text-indent="0cm" style:punctuation-wrap="hanging" style:writing-mode="lr-tb" style:font-independent-line-spacing="true"/>
      <style:text-properties fo:font-size="18pt" fo:hyphenate="false"/>
    </style:style>
    <style:style style:name="P80" style:family="paragraph">
      <loext:graphic-properties draw:fill="bitmap" draw:fill-image-name="msFillBitmap_20_3" style:repeat="stretch"/>
      <style:paragraph-properties fo:text-align="start" style:font-independent-line-spacing="true"/>
      <style:text-properties fo:font-size="18pt"/>
    </style:style>
    <style:style style:name="P81" style:family="paragraph">
      <style:paragraph-properties fo:margin-left="0.035cm" fo:margin-right="0.014cm" fo:margin-top="0.261cm" fo:margin-bottom="0cm" fo:line-height="1.658cm" fo:text-align="start" fo:text-indent="0cm" style:punctuation-wrap="hanging" style:writing-mode="lr-tb"/>
      <style:text-properties fo:font-size="18pt" fo:hyphenate="false"/>
    </style:style>
    <style:style style:name="P82" style:family="paragraph">
      <loext:graphic-properties draw:fill="none"/>
      <style:paragraph-properties fo:margin-left="0.035cm" fo:margin-right="0.014cm" fo:margin-top="0.261cm" fo:margin-bottom="0cm" fo:line-height="1.658cm" fo:text-align="start" fo:text-indent="0cm" style:punctuation-wrap="hanging" style:writing-mode="lr-tb" style:font-independent-line-spacing="true"/>
      <style:text-properties fo:font-size="18pt" fo:hyphenate="false"/>
    </style:style>
    <style:style style:name="P83" style:family="paragraph">
      <style:paragraph-properties fo:margin-left="0.106cm" fo:margin-right="0.085cm" fo:margin-top="0.342cm" fo:margin-bottom="0cm" fo:line-height="74%" fo:text-align="start" fo:text-indent="0cm" style:punctuation-wrap="hanging" style:writing-mode="lr-tb"/>
      <style:text-properties fo:font-size="18pt" fo:hyphenate="false"/>
    </style:style>
    <style:style style:name="P84" style:family="paragraph">
      <loext:graphic-properties draw:fill="none"/>
      <style:paragraph-properties fo:margin-left="0.106cm" fo:margin-right="0.085cm" fo:margin-top="0.342cm" fo:margin-bottom="0cm" fo:line-height="74%" fo:text-align="start" fo:text-indent="0cm" style:punctuation-wrap="hanging" style:writing-mode="lr-tb" style:font-independent-line-spacing="true"/>
      <style:text-properties fo:font-size="18pt" fo:hyphenate="false"/>
    </style:style>
    <style:style style:name="P85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18pt"/>
    </style:style>
    <style:style style:name="P86" style:family="paragraph">
      <loext:graphic-properties draw:fill="bitmap" draw:fill-image-name="msFillBitmap_20_5" style:repeat="stretch"/>
      <style:paragraph-properties fo:text-align="start" style:font-independent-line-spacing="true"/>
      <style:text-properties fo:font-size="18pt"/>
    </style:style>
    <style:style style:name="P87" style:family="paragraph">
      <style:paragraph-properties fo:margin-left="0cm" fo:margin-right="0.325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88" style:family="paragraph">
      <style:paragraph-properties fo:margin-left="0cm" fo:margin-right="3.433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89" style:family="paragraph">
      <style:paragraph-properties fo:margin-left="0cm" fo:margin-right="0.014cm" fo:margin-top="0.423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90" style:family="paragraph">
      <style:paragraph-properties fo:margin-left="0cm" fo:margin-right="0.303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91" style:family="paragraph">
      <loext:graphic-properties draw:fill="none"/>
      <style:paragraph-properties fo:margin-left="0cm" fo:margin-right="0.325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92" style:family="paragraph">
      <style:paragraph-properties fo:margin-left="0cm" fo:margin-right="0cm" fo:margin-top="0.035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93" style:family="paragraph">
      <loext:graphic-properties draw:fill="none"/>
      <style:paragraph-properties fo:margin-left="0cm" fo:margin-right="0cm" fo:margin-top="0.035cm" fo:margin-bottom="0cm" fo:line-height="100%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94" style:family="paragraph">
      <style:paragraph-properties fo:margin-left="0.035cm" fo:margin-right="0cm" fo:margin-top="0.035cm" fo:margin-bottom="0cm" fo:line-height="1.15cm" fo:text-align="start" fo:text-indent="0cm" style:punctuation-wrap="hanging" style:writing-mode="lr-tb"/>
      <style:text-properties fo:font-size="18pt" fo:hyphenate="false"/>
    </style:style>
    <style:style style:name="P95" style:family="paragraph">
      <style:paragraph-properties fo:margin-left="0.035cm" fo:margin-right="0cm" fo:margin-top="0cm" fo:margin-bottom="0cm" fo:line-height="1.15cm" fo:text-align="start" fo:text-indent="0cm" style:punctuation-wrap="hanging" style:writing-mode="lr-tb"/>
      <style:text-properties fo:font-size="18pt" fo:hyphenate="false"/>
    </style:style>
    <style:style style:name="P96" style:family="paragraph">
      <loext:graphic-properties draw:fill="none"/>
      <style:paragraph-properties fo:margin-left="0.035cm" fo:margin-right="0cm" fo:margin-top="0.035cm" fo:margin-bottom="0cm" fo:line-height="1.15cm" fo:text-align="start" fo:text-indent="0cm" style:punctuation-wrap="hanging" style:writing-mode="lr-tb" style:font-independent-line-spacing="true"/>
      <style:text-properties fo:font-size="18pt" fo:hyphenate="false"/>
    </style:style>
    <style:style style:name="P97" style:family="paragraph">
      <loext:graphic-properties draw:fill="bitmap" draw:fill-image-name="msFillBitmap_20_6" style:repeat="stretch"/>
      <style:paragraph-properties fo:text-align="start" style:font-independent-line-spacing="true"/>
      <style:text-properties fo:font-size="18pt"/>
    </style:style>
    <style:style style:name="P98" style:family="paragraph">
      <style:paragraph-properties fo:margin-left="0.035cm" fo:margin-right="0cm" fo:margin-top="0.035cm" fo:margin-bottom="0cm" fo:line-height="100%" fo:text-align="start" fo:text-indent="0cm">
        <style:tab-stops>
          <style:tab-stop style:position="13.977cm"/>
        </style:tab-stops>
      </style:paragraph-properties>
    </style:style>
    <style:style style:name="P99" style:family="paragraph">
      <style:paragraph-properties fo:margin-left="0.106cm" fo:margin-right="0.085cm" fo:margin-top="0.125cm" fo:margin-bottom="0cm" fo:line-height="1.03cm" fo:text-align="start" fo:text-indent="0cm" style:punctuation-wrap="hanging" style:writing-mode="lr-tb"/>
      <style:text-properties fo:font-size="18pt" fo:hyphenate="false"/>
    </style:style>
    <style:style style:name="P100" style:family="paragraph">
      <loext:graphic-properties draw:fill="none"/>
      <style:paragraph-properties fo:margin-left="0.106cm" fo:margin-right="0.085cm" fo:margin-top="0.125cm" fo:margin-bottom="0cm" fo:line-height="1.03cm" fo:text-align="start" fo:text-indent="0cm" style:punctuation-wrap="hanging" style:writing-mode="lr-tb" style:font-independent-line-spacing="true"/>
      <style:text-properties fo:font-size="18pt" fo:hyphenate="false"/>
    </style:style>
    <style:style style:name="P101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18pt"/>
    </style:style>
    <style:style style:name="P102" style:family="paragraph">
      <style:paragraph-properties fo:margin-left="0cm" fo:margin-right="0.093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03" style:family="paragraph">
      <style:paragraph-properties fo:margin-left="0.141cm" fo:margin-right="0cm" fo:margin-top="0.386cm" fo:margin-bottom="0cm" fo:line-height="100%" fo:text-align="start" fo:text-indent="0cm" style:punctuation-wrap="hanging" style:writing-mode="lr-tb"/>
      <style:text-properties fo:font-size="18pt" fo:hyphenate="false"/>
    </style:style>
    <style:style style:name="P104" style:family="paragraph">
      <style:paragraph-properties fo:margin-left="2.679cm" fo:margin-right="0.293cm" fo:margin-top="0cm" fo:margin-bottom="0cm" fo:line-height="129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5" style:family="paragraph">
      <style:paragraph-properties fo:margin-left="0cm" fo:margin-right="0.293cm" fo:margin-top="0.004cm" fo:margin-bottom="0cm" fo:line-height="10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6" style:family="paragraph">
      <style:paragraph-properties fo:margin-left="0.141cm" fo:margin-right="0.293cm" fo:margin-top="0cm" fo:margin-bottom="0cm" fo:line-height="10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7" style:family="paragraph">
      <style:paragraph-properties fo:margin-left="1.409cm" fo:margin-right="0.12cm" fo:margin-top="0.002cm" fo:margin-bottom="0cm" fo:line-height="129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8" style:family="paragraph">
      <style:paragraph-properties fo:margin-left="2.679cm" fo:margin-right="0.12cm" fo:margin-top="0.351cm" fo:margin-bottom="0cm" fo:line-height="10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09" style:family="paragraph">
      <style:paragraph-properties fo:margin-left="2.78cm" fo:margin-right="0.12cm" fo:margin-top="0.353cm" fo:margin-bottom="0cm" fo:line-height="100%" fo:text-align="center" fo:text-indent="-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10" style:family="paragraph">
      <loext:graphic-properties draw:fill="none"/>
      <style:paragraph-properties fo:margin-left="0.141cm" fo:margin-right="0cm" fo:margin-top="0.38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11" style:family="paragraph">
      <style:paragraph-properties fo:margin-left="0.035cm" fo:margin-right="0.014cm" fo:margin-top="0.261cm" fo:margin-bottom="0cm" fo:line-height="1.658cm" fo:text-align="start" fo:text-indent="0cm"/>
    </style:style>
    <style:style style:name="P112" style:family="paragraph">
      <loext:graphic-properties draw:fill="bitmap" draw:fill-image-name="msFillBitmap_20_8" style:repeat="stretch"/>
      <style:paragraph-properties fo:text-align="start" style:font-independent-line-spacing="true"/>
      <style:text-properties fo:font-size="18pt"/>
    </style:style>
    <style:style style:name="P113" style:family="paragraph">
      <style:paragraph-properties fo:margin-left="0.035cm" fo:margin-right="0.014cm" fo:margin-top="0.127cm" fo:margin-bottom="0cm" fo:line-height="1.076cm" fo:text-align="start" fo:text-indent="0cm"/>
    </style:style>
    <style:style style:name="P114" style:family="paragraph">
      <loext:graphic-properties draw:fill="bitmap" draw:fill-image-name="msFillBitmap_20_9" style:repeat="stretch"/>
      <style:paragraph-properties fo:text-align="start" style:font-independent-line-spacing="true"/>
      <style:text-properties fo:font-size="18pt"/>
    </style:style>
    <style:style style:name="P115" style:family="paragraph">
      <style:paragraph-properties fo:margin-left="0.035cm" fo:margin-right="0.014cm" fo:margin-top="0.131cm" fo:margin-bottom="0cm" fo:line-height="1.115cm" fo:text-align="start" fo:text-indent="0cm"/>
    </style:style>
    <style:style style:name="P116" style:family="paragraph">
      <loext:graphic-properties draw:fill="bitmap" draw:fill-image-name="msFillBitmap_20_10" style:repeat="stretch"/>
      <style:paragraph-properties fo:text-align="start" style:font-independent-line-spacing="true"/>
      <style:text-properties fo:font-size="18pt"/>
    </style:style>
    <style:style style:name="P117" style:family="paragraph">
      <style:paragraph-properties fo:margin-left="0cm" fo:margin-right="1.75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18" style:family="paragraph">
      <loext:graphic-properties draw:fill="none"/>
      <style:paragraph-properties fo:margin-left="0cm" fo:margin-right="1.75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19" style:family="paragraph">
      <style:paragraph-properties fo:margin-left="0cm" fo:margin-right="0.049cm" fo:margin-top="0.131cm" fo:margin-bottom="0cm" fo:line-height="1.115cm" fo:text-align="start" fo:text-indent="0cm" style:punctuation-wrap="hanging" style:writing-mode="lr-tb">
        <style:tab-stops>
          <style:tab-stop style:position="1.238cm"/>
          <style:tab-stop style:position="1.24cm"/>
        </style:tab-stops>
      </style:paragraph-properties>
      <style:text-properties fo:font-size="18pt" fo:hyphenate="false"/>
    </style:style>
    <style:style style:name="P120" style:family="paragraph">
      <style:paragraph-properties fo:margin-left="0cm" fo:margin-right="0.344cm" fo:margin-top="0.422cm" fo:margin-bottom="0cm" fo:line-height="1.115cm" fo:text-align="start" fo:text-indent="0cm" style:punctuation-wrap="hanging" style:writing-mode="lr-tb">
        <style:tab-stops>
          <style:tab-stop style:position="1.238cm"/>
          <style:tab-stop style:position="1.24cm"/>
        </style:tab-stops>
      </style:paragraph-properties>
      <style:text-properties fo:font-size="18pt" fo:hyphenate="false"/>
    </style:style>
    <style:style style:name="P121" style:family="paragraph">
      <style:paragraph-properties fo:margin-left="0cm" fo:margin-right="0.3cm" fo:margin-top="0.423cm" fo:margin-bottom="0cm" fo:line-height="1.115cm" fo:text-align="start" fo:text-indent="0cm" style:punctuation-wrap="hanging" style:writing-mode="lr-tb">
        <style:tab-stops>
          <style:tab-stop style:position="1.238cm"/>
          <style:tab-stop style:position="1.24cm"/>
        </style:tab-stops>
      </style:paragraph-properties>
      <style:text-properties fo:font-size="18pt" fo:hyphenate="false"/>
    </style:style>
    <style:style style:name="P122" style:family="paragraph">
      <style:paragraph-properties fo:margin-left="0cm" fo:margin-right="0.284cm" fo:margin-top="0.422cm" fo:margin-bottom="0cm" fo:line-height="1.115cm" fo:text-align="start" fo:text-indent="0cm" style:punctuation-wrap="hanging" style:writing-mode="lr-tb">
        <style:tab-stops>
          <style:tab-stop style:position="1.238cm"/>
          <style:tab-stop style:position="1.24cm"/>
        </style:tab-stops>
      </style:paragraph-properties>
      <style:text-properties fo:font-size="18pt" fo:hyphenate="false"/>
    </style:style>
    <style:style style:name="P123" style:family="paragraph">
      <loext:graphic-properties draw:fill="none"/>
      <style:paragraph-properties fo:margin-left="0cm" fo:margin-right="0.049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38cm"/>
          <style:tab-stop style:position="1.24cm"/>
        </style:tab-stops>
      </style:paragraph-properties>
      <style:text-properties fo:font-size="18pt" fo:hyphenate="false"/>
    </style:style>
    <style:style style:name="P124" style:family="paragraph">
      <style:paragraph-properties fo:margin-left="0cm" fo:margin-right="0cm" fo:margin-top="0.035cm" fo:margin-bottom="0cm" fo:line-height="1.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25" style:family="paragraph">
      <style:paragraph-properties fo:margin-left="1.203cm" fo:margin-right="0cm" fo:margin-top="0cm" fo:margin-bottom="0cm" fo:line-height="1.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26" style:family="paragraph">
      <style:paragraph-properties fo:margin-left="0cm" fo:margin-right="1.372cm" fo:margin-top="0.448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27" style:family="paragraph">
      <style:paragraph-properties fo:margin-left="0cm" fo:margin-right="2.653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28" style:family="paragraph">
      <loext:graphic-properties draw:fill="none"/>
      <style:paragraph-properties fo:margin-left="0cm" fo:margin-right="0cm" fo:margin-top="0.035cm" fo:margin-bottom="0cm" fo:line-height="1.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29" style:family="paragraph">
      <style:paragraph-properties fo:margin-left="0cm" fo:margin-right="1.141cm" fo:margin-top="0.131cm" fo:margin-bottom="0cm" fo:line-height="1.115cm" fo:text-align="justify" fo:text-indent="0cm" style:punctuation-wrap="hanging" style:writing-mode="lr-tb">
        <style:tab-stops>
          <style:tab-stop style:position="1.205cm"/>
        </style:tab-stops>
      </style:paragraph-properties>
      <style:text-properties fo:font-size="18pt" fo:hyphenate="false"/>
    </style:style>
    <style:style style:name="P130" style:family="paragraph">
      <style:paragraph-properties fo:margin-left="0cm" fo:margin-right="0.014cm" fo:margin-top="0.422cm" fo:margin-bottom="0cm" fo:line-height="1.115cm" fo:text-align="justify" fo:text-indent="0cm" style:punctuation-wrap="hanging" style:writing-mode="lr-tb">
        <style:tab-stops>
          <style:tab-stop style:position="1.205cm"/>
        </style:tab-stops>
      </style:paragraph-properties>
      <style:text-properties fo:font-size="18pt" fo:hyphenate="false"/>
    </style:style>
    <style:style style:name="P131" style:family="paragraph">
      <loext:graphic-properties draw:fill="none"/>
      <style:paragraph-properties fo:margin-left="0cm" fo:margin-right="1.141cm" fo:margin-top="0.131cm" fo:margin-bottom="0cm" fo:line-height="1.115cm" fo:text-align="justify" fo:text-indent="0cm" style:punctuation-wrap="hanging" style:writing-mode="lr-tb" style:font-independent-line-spacing="true">
        <style:tab-stops>
          <style:tab-stop style:position="1.205cm"/>
        </style:tab-stops>
      </style:paragraph-properties>
      <style:text-properties fo:font-size="18pt" fo:hyphenate="false"/>
    </style:style>
    <style:style style:name="P132" style:family="paragraph">
      <loext:graphic-properties draw:fill="bitmap" draw:fill-image-name="msFillBitmap_20_11" style:repeat="stretch"/>
      <style:paragraph-properties fo:text-align="start" style:font-independent-line-spacing="true"/>
      <style:text-properties fo:font-size="18pt"/>
    </style:style>
    <style:style style:name="P133" style:family="paragraph">
      <loext:graphic-properties draw:fill="bitmap" draw:fill-image-name="msFillBitmap_20_12" style:repeat="stretch"/>
      <style:paragraph-properties fo:text-align="start" style:font-independent-line-spacing="true"/>
      <style:text-properties fo:font-size="18pt"/>
    </style:style>
    <style:style style:name="P134" style:family="paragraph">
      <style:paragraph-properties fo:margin-left="0cm" fo:margin-right="0cm" fo:margin-top="0cm" fo:margin-bottom="0cm" fo:line-height="0.822cm" fo:text-align="start" fo:text-indent="0cm" style:punctuation-wrap="hanging" style:writing-mode="lr-tb"/>
      <style:text-properties fo:font-size="18pt" fo:hyphenate="false"/>
    </style:style>
    <style:style style:name="P135" style:family="paragraph">
      <loext:graphic-properties draw:fill="none"/>
      <style:paragraph-properties fo:margin-left="0cm" fo:margin-right="0cm" fo:margin-top="0cm" fo:margin-bottom="0cm" fo:line-height="0.822cm" fo:text-align="start" fo:text-indent="0cm" style:punctuation-wrap="hanging" style:writing-mode="lr-tb" style:font-independent-line-spacing="true"/>
      <style:text-properties fo:font-size="18pt" fo:hyphenate="false"/>
    </style:style>
    <style:style style:name="P136" style:family="paragraph">
      <style:paragraph-properties fo:margin-left="0cm" fo:margin-right="0cm" fo:margin-top="0.079cm" fo:margin-bottom="0cm" fo:line-height="100%" fo:text-align="center" fo:text-indent="0cm"/>
    </style:style>
    <style:style style:name="P137" style:family="paragraph">
      <style:paragraph-properties fo:margin-left="0.706cm" fo:margin-right="0cm" fo:margin-top="0.079cm" fo:margin-bottom="0cm" fo:line-height="100%" fo:text-align="start" fo:text-indent="0cm"/>
    </style:style>
    <style:style style:name="P138" style:family="paragraph">
      <style:paragraph-properties fo:margin-left="1.138cm" fo:margin-right="0cm" fo:margin-top="0.079cm" fo:margin-bottom="0cm" fo:line-height="100%" fo:text-align="start" fo:text-indent="0cm"/>
    </style:style>
    <style:style style:name="P139" style:family="paragraph">
      <style:paragraph-properties fo:margin-left="1.762cm" fo:margin-right="0cm" fo:margin-top="0.079cm" fo:margin-bottom="0cm" fo:line-height="100%" fo:text-align="start" fo:text-indent="0cm"/>
    </style:style>
    <style:style style:name="P140" style:family="paragraph">
      <style:paragraph-properties fo:margin-left="0cm" fo:margin-right="0.416cm" fo:margin-top="0.079cm" fo:margin-bottom="0cm" fo:line-height="100%" fo:text-align="center" fo:text-indent="0cm"/>
    </style:style>
    <style:style style:name="P141" style:family="paragraph">
      <style:paragraph-properties fo:margin-left="0.238cm" fo:margin-right="0cm" fo:margin-top="0.079cm" fo:margin-bottom="0cm" fo:line-height="100%" fo:text-align="start" fo:text-indent="0cm"/>
    </style:style>
    <style:style style:name="P142" style:family="paragraph">
      <style:paragraph-properties fo:margin-left="0.238cm" fo:margin-right="0.415cm" fo:margin-top="0.079cm" fo:margin-bottom="0cm" fo:line-height="100%" fo:text-align="start" fo:text-indent="0cm"/>
    </style:style>
    <style:style style:name="P143" style:family="paragraph">
      <style:paragraph-properties fo:margin-left="0.238cm" fo:margin-right="2.586cm" fo:margin-top="0.079cm" fo:margin-bottom="0cm" fo:line-height="100%" fo:text-align="start" fo:text-indent="0cm"/>
    </style:style>
    <style:style style:name="P144" style:family="paragraph">
      <style:paragraph-properties fo:margin-left="0cm" fo:margin-right="0.049cm" fo:margin-top="0.15cm" fo:margin-bottom="0cm" fo:line-height="100%" fo:text-align="start" fo:text-indent="0cm" style:punctuation-wrap="hanging" style:writing-mode="lr-tb">
        <style:tab-stops>
          <style:tab-stop style:position="2.713cm"/>
          <style:tab-stop style:position="2.715cm"/>
        </style:tab-stops>
      </style:paragraph-properties>
      <style:text-properties fo:font-size="18pt" fo:hyphenate="false"/>
    </style:style>
    <style:style style:name="P145" style:family="paragraph">
      <style:paragraph-properties fo:margin-left="0cm" fo:margin-right="0.049cm" fo:margin-top="0.175cm" fo:margin-bottom="0cm" fo:line-height="100%" fo:text-align="start" fo:text-indent="0cm" style:punctuation-wrap="hanging" style:writing-mode="lr-tb">
        <style:tab-stops>
          <style:tab-stop style:position="2.713cm"/>
          <style:tab-stop style:position="2.715cm"/>
        </style:tab-stops>
      </style:paragraph-properties>
      <style:text-properties fo:font-size="18pt" fo:hyphenate="false"/>
    </style:style>
    <style:style style:name="P146" style:family="paragraph">
      <style:paragraph-properties fo:margin-left="0cm" fo:margin-right="1.988cm" fo:margin-top="0.448cm" fo:margin-bottom="0cm" fo:line-height="1.115cm" fo:text-align="start" fo:text-indent="0cm" style:punctuation-wrap="hanging" style:writing-mode="lr-tb">
        <style:tab-stops>
          <style:tab-stop style:position="1.238cm"/>
          <style:tab-stop style:position="1.24cm"/>
        </style:tab-stops>
      </style:paragraph-properties>
      <style:text-properties fo:font-size="18pt" fo:hyphenate="false"/>
    </style:style>
    <style:style style:name="P147" style:family="paragraph">
      <style:paragraph-properties fo:margin-left="0cm" fo:margin-right="1.547cm" fo:margin-top="0.423cm" fo:margin-bottom="0cm" fo:line-height="1.115cm" fo:text-align="start" fo:text-indent="0cm" style:punctuation-wrap="hanging" style:writing-mode="lr-tb">
        <style:tab-stops>
          <style:tab-stop style:position="1.238cm"/>
          <style:tab-stop style:position="1.24cm"/>
        </style:tab-stops>
      </style:paragraph-properties>
      <style:text-properties fo:font-size="18pt" fo:hyphenate="false"/>
    </style:style>
    <style:style style:name="P148" style:family="paragraph">
      <style:paragraph-properties fo:margin-left="1.304cm" fo:margin-right="0.014cm" fo:margin-top="0.035cm" fo:margin-bottom="0cm" fo:line-height="129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49" style:family="paragraph">
      <style:paragraph-properties fo:margin-left="2.574cm" fo:margin-right="5.279cm" fo:margin-top="0cm" fo:margin-bottom="0cm" fo:line-height="129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0" style:family="paragraph">
      <style:paragraph-properties fo:margin-left="1.304cm" fo:margin-right="5.279cm" fo:margin-top="0.353cm" fo:margin-bottom="0cm" fo:line-height="100%" fo:text-align="start" fo:text-indent="-1.27cm" style:punctuation-wrap="hanging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1" style:family="paragraph">
      <loext:graphic-properties draw:fill="none"/>
      <style:paragraph-properties fo:margin-left="1.304cm" fo:margin-right="0.014cm" fo:margin-top="0.035cm" fo:margin-bottom="0cm" fo:line-height="129%" fo:text-align="start" fo:text-indent="-1.27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52" style:family="paragraph">
      <loext:graphic-properties draw:fill="bitmap" draw:fill-image-name="msFillBitmap_20_13" style:repeat="stretch"/>
      <style:paragraph-properties fo:text-align="start" style:font-independent-line-spacing="true"/>
      <style:text-properties fo:font-size="18pt"/>
    </style:style>
    <style:style style:name="P153" style:family="paragraph">
      <style:paragraph-properties fo:margin-left="0cm" fo:margin-right="1.099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54" style:family="paragraph">
      <style:paragraph-properties fo:margin-left="0cm" fo:margin-right="2.727cm" fo:margin-top="0.245cm" fo:margin-bottom="0cm" fo:line-height="1.115cm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155" style:family="paragraph">
      <loext:graphic-properties draw:fill="none"/>
      <style:paragraph-properties fo:margin-left="0cm" fo:margin-right="1.099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56" style:family="paragraph">
      <loext:graphic-properties draw:fill="bitmap" draw:fill-image-name="msFillBitmap_20_14" style:repeat="stretch"/>
      <style:paragraph-properties fo:text-align="start" style:font-independent-line-spacing="true"/>
      <style:text-properties fo:font-size="18pt"/>
    </style:style>
    <style:style style:name="P157" style:family="paragraph">
      <style:paragraph-properties fo:margin-left="0cm" fo:margin-right="1.515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58" style:family="paragraph">
      <style:paragraph-properties fo:margin-left="1.203cm" fo:margin-right="1.515cm" fo:margin-top="0cm" fo:margin-bottom="0cm" fo:line-height="1.088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59" style:family="paragraph">
      <loext:graphic-properties draw:fill="none"/>
      <style:paragraph-properties fo:margin-left="0cm" fo:margin-right="1.515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60" style:family="paragraph">
      <loext:graphic-properties draw:fill="bitmap" draw:fill-image-name="msFillBitmap_20_15" style:repeat="stretch"/>
      <style:paragraph-properties fo:text-align="start" style:font-independent-line-spacing="true"/>
      <style:text-properties fo:font-size="18pt"/>
    </style:style>
    <style:style style:name="P161" style:family="paragraph">
      <style:paragraph-properties fo:margin-left="0.035cm" fo:margin-right="0.014cm" fo:margin-top="0.131cm" fo:margin-bottom="0cm" fo:line-height="1.115cm" fo:text-align="start" fo:text-indent="0cm" style:punctuation-wrap="hanging" style:writing-mode="lr-tb"/>
      <style:text-properties fo:font-size="18pt" fo:hyphenate="false"/>
    </style:style>
    <style:style style:name="P162" style:family="paragraph">
      <loext:graphic-properties draw:fill="none"/>
      <style:paragraph-properties fo:margin-left="0.035cm" fo:margin-right="0.014cm" fo:margin-top="0.131cm" fo:margin-bottom="0cm" fo:line-height="1.115cm" fo:text-align="start" fo:text-indent="0cm" style:punctuation-wrap="hanging" style:writing-mode="lr-tb" style:font-independent-line-spacing="true"/>
      <style:text-properties fo:font-size="18pt" fo:hyphenate="false"/>
    </style:style>
    <style:style style:name="P163" style:family="paragraph">
      <loext:graphic-properties draw:fill="bitmap" draw:fill-image-name="msFillBitmap_20_16" style:repeat="stretch"/>
      <style:paragraph-properties fo:text-align="start" style:font-independent-line-spacing="true"/>
      <style:text-properties fo:font-size="18pt"/>
    </style:style>
    <style:style style:name="P164" style:family="paragraph">
      <style:paragraph-properties fo:margin-left="0cm" fo:margin-right="1.445cm" fo:margin-top="0.131cm" fo:margin-bottom="0cm" fo:line-height="1.115cm" fo:text-align="start" fo:text-indent="0cm" style:punctuation-wrap="hanging" style:writing-mode="lr-tb">
        <style:tab-stops>
          <style:tab-stop style:position="1.552cm"/>
          <style:tab-stop style:position="1.554cm"/>
        </style:tab-stops>
      </style:paragraph-properties>
      <style:text-properties fo:font-size="18pt" fo:hyphenate="false"/>
    </style:style>
    <style:style style:name="P165" style:family="paragraph">
      <style:paragraph-properties fo:margin-left="0cm" fo:margin-right="1.699cm" fo:margin-top="0.422cm" fo:margin-bottom="0cm" fo:line-height="1.115cm" fo:text-align="start" fo:text-indent="0cm" style:punctuation-wrap="hanging" style:writing-mode="lr-tb">
        <style:tab-stops>
          <style:tab-stop style:position="1.914cm"/>
          <style:tab-stop style:position="1.916cm"/>
        </style:tab-stops>
      </style:paragraph-properties>
      <style:text-properties fo:font-size="18pt" fo:hyphenate="false"/>
    </style:style>
    <style:style style:name="P166" style:family="paragraph">
      <style:paragraph-properties fo:margin-left="0cm" fo:margin-right="1.291cm" fo:margin-top="0.422cm" fo:margin-bottom="0cm" fo:line-height="1.115cm" fo:text-align="start" fo:text-indent="0cm" style:punctuation-wrap="hanging" style:writing-mode="lr-tb">
        <style:tab-stops>
          <style:tab-stop style:position="1.914cm"/>
          <style:tab-stop style:position="1.916cm"/>
        </style:tab-stops>
      </style:paragraph-properties>
      <style:text-properties fo:font-size="18pt" fo:hyphenate="false"/>
    </style:style>
    <style:style style:name="P167" style:family="paragraph">
      <style:paragraph-properties fo:margin-left="0cm" fo:margin-right="1.296cm" fo:margin-top="0.423cm" fo:margin-bottom="0cm" fo:line-height="1.115cm" fo:text-align="start" fo:text-indent="0cm" style:punctuation-wrap="hanging" style:writing-mode="lr-tb">
        <style:tab-stops>
          <style:tab-stop style:position="1.914cm"/>
          <style:tab-stop style:position="1.916cm"/>
        </style:tab-stops>
      </style:paragraph-properties>
      <style:text-properties fo:font-size="18pt" fo:hyphenate="false"/>
    </style:style>
    <style:style style:name="P168" style:family="paragraph">
      <style:paragraph-properties fo:margin-left="1.914cm" fo:margin-right="1.296cm" fo:margin-top="0cm" fo:margin-bottom="0cm" fo:line-height="1.088cm" fo:text-align="start" fo:text-indent="0cm" style:punctuation-wrap="hanging" style:writing-mode="lr-tb">
        <style:tab-stops>
          <style:tab-stop style:position="1.914cm"/>
          <style:tab-stop style:position="1.916cm"/>
        </style:tab-stops>
      </style:paragraph-properties>
      <style:text-properties fo:font-size="18pt" fo:hyphenate="false"/>
    </style:style>
    <style:style style:name="P169" style:family="paragraph">
      <loext:graphic-properties draw:fill="none"/>
      <style:paragraph-properties fo:margin-left="0cm" fo:margin-right="1.445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552cm"/>
          <style:tab-stop style:position="1.554cm"/>
        </style:tab-stops>
      </style:paragraph-properties>
      <style:text-properties fo:font-size="18pt" fo:hyphenate="false"/>
    </style:style>
    <style:style style:name="P170" style:family="paragraph">
      <style:paragraph-properties fo:margin-left="0cm" fo:margin-right="1.228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71" style:family="paragraph">
      <loext:graphic-properties draw:fill="none"/>
      <style:paragraph-properties fo:margin-left="0cm" fo:margin-right="1.228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72" style:family="paragraph">
      <loext:graphic-properties draw:fill="bitmap" draw:fill-image-name="msFillBitmap_20_17" style:repeat="stretch"/>
      <style:paragraph-properties fo:text-align="start" style:font-independent-line-spacing="true"/>
      <style:text-properties fo:font-size="18pt"/>
    </style:style>
    <style:style style:name="P173" style:family="paragraph">
      <style:paragraph-properties fo:margin-left="0cm" fo:margin-right="1.046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74" style:family="paragraph">
      <style:paragraph-properties fo:margin-left="0cm" fo:margin-right="2.736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75" style:family="paragraph">
      <loext:graphic-properties draw:fill="none"/>
      <style:paragraph-properties fo:margin-left="0cm" fo:margin-right="1.046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76" style:family="paragraph">
      <loext:graphic-properties draw:fill="bitmap" draw:fill-image-name="msFillBitmap_20_18" style:repeat="stretch"/>
      <style:paragraph-properties fo:text-align="start" style:font-independent-line-spacing="true"/>
      <style:text-properties fo:font-size="18pt"/>
    </style:style>
    <style:style style:name="P177" style:family="paragraph">
      <style:paragraph-properties fo:margin-left="0cm" fo:margin-right="0.684cm" fo:margin-top="0.422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78" style:family="paragraph">
      <style:paragraph-properties fo:margin-left="0.035cm" fo:margin-right="0.014cm" fo:margin-top="0.035cm" fo:margin-bottom="0cm" fo:line-height="129%" fo:text-align="start" fo:text-indent="0cm" style:punctuation-wrap="hanging" style:writing-mode="lr-tb"/>
      <style:text-properties fo:font-size="18pt" fo:hyphenate="false"/>
    </style:style>
    <style:style style:name="P179" style:family="paragraph">
      <loext:graphic-properties draw:fill="none"/>
      <style:paragraph-properties fo:margin-left="0.035cm" fo:margin-right="0.014cm" fo:margin-top="0.035cm" fo:margin-bottom="0cm" fo:line-height="129%" fo:text-align="start" fo:text-indent="0cm" style:punctuation-wrap="hanging" style:writing-mode="lr-tb" style:font-independent-line-spacing="true"/>
      <style:text-properties fo:font-size="18pt" fo:hyphenate="false"/>
    </style:style>
    <style:style style:name="P180" style:family="paragraph">
      <loext:graphic-properties draw:fill="bitmap" draw:fill-image-name="msFillBitmap_20_19" style:repeat="stretch"/>
      <style:paragraph-properties fo:text-align="start" style:font-independent-line-spacing="true"/>
      <style:text-properties fo:font-size="18pt"/>
    </style:style>
    <style:style style:name="P181" style:family="paragraph">
      <loext:graphic-properties draw:fill="bitmap" draw:fill-image-name="msFillBitmap_20_20" style:repeat="stretch"/>
      <style:paragraph-properties fo:text-align="start" style:font-independent-line-spacing="true"/>
      <style:text-properties fo:font-size="18pt"/>
    </style:style>
    <style:style style:name="P182" style:family="paragraph">
      <loext:graphic-properties draw:fill="bitmap" draw:fill-image-name="msFillBitmap_20_21" style:repeat="stretch"/>
      <style:paragraph-properties fo:text-align="start" style:font-independent-line-spacing="true"/>
      <style:text-properties fo:font-size="18pt"/>
    </style:style>
    <style:style style:name="P183" style:family="paragraph">
      <style:paragraph-properties fo:margin-left="0cm" fo:margin-right="1.96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84" style:family="paragraph">
      <loext:graphic-properties draw:fill="none"/>
      <style:paragraph-properties fo:margin-left="0cm" fo:margin-right="1.96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85" style:family="paragraph">
      <style:paragraph-properties fo:margin-left="0cm" fo:margin-right="1.245cm" fo:margin-top="0.272cm" fo:margin-bottom="0cm" fo:line-height="1.115cm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186" style:family="paragraph">
      <style:paragraph-properties fo:margin-left="0cm" fo:margin-right="0.483cm" fo:margin-top="0.245cm" fo:margin-bottom="0cm" fo:line-height="1.115cm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187" style:family="paragraph">
      <style:paragraph-properties fo:margin-left="0cm" fo:margin-right="0.483cm" fo:margin-top="0.148cm" fo:margin-bottom="0cm" fo:line-height="100%" fo:text-align="start" fo:text-indent="0cm" style:punctuation-wrap="hanging" style:writing-mode="lr-tb">
        <style:tab-stops>
          <style:tab-stop style:position="2.678cm"/>
          <style:tab-stop style:position="2.679cm"/>
        </style:tab-stops>
      </style:paragraph-properties>
      <style:text-properties fo:font-size="18pt" fo:hyphenate="false"/>
    </style:style>
    <style:style style:name="P188" style:family="paragraph">
      <style:paragraph-properties fo:margin-left="5.218cm" fo:margin-right="0.014cm" fo:margin-top="0.326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89" style:family="paragraph">
      <style:paragraph-properties fo:margin-left="5.218cm" fo:margin-right="0.014cm" fo:margin-top="0.351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90" style:family="paragraph">
      <style:paragraph-properties fo:margin-left="0cm" fo:margin-right="0.014cm" fo:margin-top="0.019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91" style:family="paragraph">
      <style:paragraph-properties fo:margin-left="0cm" fo:margin-right="3.417cm" fo:margin-top="0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192" style:family="paragraph">
      <loext:graphic-properties draw:fill="bitmap" draw:fill-image-name="msFillBitmap_20_22" style:repeat="stretch"/>
      <style:paragraph-properties fo:text-align="start" style:font-independent-line-spacing="true"/>
      <style:text-properties fo:font-size="18pt"/>
    </style:style>
    <style:style style:name="P193" style:family="paragraph">
      <style:paragraph-properties fo:margin-left="0cm" fo:margin-right="0cm" fo:margin-top="0.002cm" fo:margin-bottom="0cm" fo:line-height="100%" fo:text-align="start" fo:text-indent="0cm" style:punctuation-wrap="hanging" style:writing-mode="lr-tb"/>
      <style:text-properties fo:font-size="18pt" fo:hyphenate="false"/>
    </style:style>
    <style:style style:name="P194" style:family="paragraph">
      <style:paragraph-properties fo:margin-left="0.035cm" fo:margin-right="0cm" fo:margin-top="0.002cm" fo:margin-bottom="0cm" fo:line-height="100%" fo:text-align="start" fo:text-indent="0cm" style:punctuation-wrap="hanging" style:writing-mode="lr-tb"/>
      <style:text-properties fo:font-size="18pt" fo:hyphenate="false"/>
    </style:style>
    <style:style style:name="P195" style:family="paragraph">
      <style:paragraph-properties fo:margin-left="0.035cm" fo:margin-right="0cm" fo:margin-top="0.351cm" fo:margin-bottom="0cm" fo:line-height="100%" fo:text-align="start" fo:text-indent="0cm" style:punctuation-wrap="hanging" style:writing-mode="lr-tb"/>
      <style:text-properties fo:font-size="18pt" fo:hyphenate="false"/>
    </style:style>
    <style:style style:name="P196" style:family="paragraph">
      <style:paragraph-properties fo:margin-left="0.035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P197" style:family="paragraph">
      <style:paragraph-properties fo:margin-left="0.035cm" fo:margin-right="0cm" fo:margin-top="0.386cm" fo:margin-bottom="0cm" fo:line-height="100%" fo:text-align="start" fo:text-indent="0cm" style:punctuation-wrap="hanging" style:writing-mode="lr-tb"/>
      <style:text-properties fo:font-size="18pt" fo:hyphenate="false"/>
    </style:style>
    <style:style style:name="P198" style:family="paragraph">
      <style:paragraph-properties fo:margin-left="0.035cm" fo:margin-right="1.66cm" fo:margin-top="0.448cm" fo:margin-bottom="0cm" fo:line-height="1.115cm" fo:text-align="start" fo:text-indent="0cm" style:punctuation-wrap="hanging" style:writing-mode="lr-tb"/>
      <style:text-properties fo:font-size="18pt" fo:hyphenate="false"/>
    </style:style>
    <style:style style:name="P199" style:family="paragraph">
      <loext:graphic-properties draw:fill="none"/>
      <style:paragraph-properties fo:margin-left="0.035cm" fo:margin-right="0cm" fo:margin-top="0.386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200" style:family="paragraph">
      <style:paragraph-properties fo:margin-left="0cm" fo:margin-right="0cm" fo:margin-top="0.071cm" fo:margin-bottom="0cm" fo:line-height="100%" fo:text-align="center" fo:text-indent="0cm"/>
    </style:style>
    <style:style style:name="P201" style:family="paragraph">
      <style:paragraph-properties fo:margin-left="2.381cm" fo:margin-right="2.36cm" fo:margin-top="0.071cm" fo:margin-bottom="0cm" fo:line-height="100%" fo:text-align="start" fo:text-indent="0.273cm">
        <style:tab-stops>
          <style:tab-stop style:position="0cm"/>
        </style:tab-stops>
      </style:paragraph-properties>
    </style:style>
    <style:style style:name="P202" style:family="paragraph">
      <style:paragraph-properties fo:margin-left="0.238cm" fo:margin-right="0cm" fo:margin-top="0.072cm" fo:margin-bottom="0cm" fo:line-height="100%" fo:text-align="start" fo:text-indent="0cm"/>
    </style:style>
    <style:style style:name="P203" style:family="paragraph">
      <style:paragraph-properties fo:margin-left="0.238cm" fo:margin-right="0cm" fo:margin-top="0.071cm" fo:margin-bottom="0cm" fo:line-height="100%" fo:text-align="start" fo:text-indent="0cm"/>
    </style:style>
    <style:style style:name="P204" style:family="paragraph">
      <style:paragraph-properties fo:margin-left="0cm" fo:margin-right="0.596cm" fo:margin-top="0.131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05" style:family="paragraph">
      <style:paragraph-properties fo:margin-left="0cm" fo:margin-right="0.014cm" fo:margin-top="0.326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06" style:family="paragraph">
      <style:paragraph-properties fo:margin-left="0cm" fo:margin-right="2.628cm" fo:margin-top="0.448cm" fo:margin-bottom="0cm" fo:line-height="1.115cm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07" style:family="paragraph">
      <style:paragraph-properties fo:margin-left="0cm" fo:margin-right="2.628cm" fo:margin-top="0.326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08" style:family="paragraph">
      <style:paragraph-properties fo:margin-left="0cm" fo:margin-right="2.628cm" fo:margin-top="0.353cm" fo:margin-bottom="0cm" fo:line-height="100%" fo:text-align="start" fo:text-indent="0cm" style:punctuation-wrap="hanging" style:writing-mode="lr-tb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P209" style:family="paragraph">
      <loext:graphic-properties draw:fill="none"/>
      <style:paragraph-properties fo:margin-left="0cm" fo:margin-right="0.596cm" fo:margin-top="0.131cm" fo:margin-bottom="0cm" fo:line-height="1.115cm" fo:text-align="start" fo:text-indent="0cm" style:punctuation-wrap="hanging" style:writing-mode="lr-tb" style:font-independent-line-spacing="true">
        <style:tab-stops>
          <style:tab-stop style:position="1.203cm"/>
          <style:tab-stop style:position="1.205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64.5pt" fo:letter-spacing="0.039cm" fo:language="en" fo:country="US" fo:font-style="normal" style:text-underline-style="none" fo:font-weight="normal" fo:background-color="transparent" style:font-size-asian="64.5pt" style:font-style-asian="normal" style:font-weight-asian="normal" style:font-name-complex="Arial1" style:font-size-complex="64.5pt" style:font-style-complex="normal" style:font-weight-complex="normal"/>
    </style:style>
    <style:style style:name="T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64.5pt" fo:letter-spacing="-0.007cm" fo:language="en" fo:country="US" fo:font-style="normal" style:text-underline-style="none" fo:font-weight="normal" fo:background-color="transparent" style:font-size-asian="64.5pt" style:font-style-asian="normal" style:font-weight-asian="normal" style:font-name-complex="Arial1" style:font-size-complex="64.5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+mn-lt1" fo:font-size="12pt" fo:letter-spacing="normal" fo:language="en" fo:country="US" fo:font-style="normal" style:text-underline-style="none" fo:font-weight="normal" fo:background-color="transparent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48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22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28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5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5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4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8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7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6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4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48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5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8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3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7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5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67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8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4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8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1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6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3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5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5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4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3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2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28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4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4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5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5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5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26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5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4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5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7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5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9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5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9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5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2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5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6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5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5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4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8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2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6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3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2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64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6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2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7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7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7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67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7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7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19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7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235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7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35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7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64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1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7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9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7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3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8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6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8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4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8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44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8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8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1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8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9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8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9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8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6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8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8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35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1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9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14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9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normal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9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53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9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5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9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5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9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51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9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04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9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32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02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39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7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3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0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18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4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16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3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0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6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1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1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1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2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1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7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1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20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1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5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1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6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1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9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1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71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1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1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74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2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7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2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76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2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15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2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58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2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2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5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2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71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27" style:family="text">
      <style:text-properties fo:font-variant="normal" fo:text-transform="none" fo:color="#1a2d3f" loext:opacity="100%" style:text-line-through-style="none" style:text-line-through-type="none" style:text-position="0% 100%" style:font-name="Trebuchet MS" fo:font-size="28pt" fo:letter-spacing="0.014cm" fo:language="en" fo:country="US" fo:font-style="italic" style:text-underline-style="none" fo:font-weight="bold" fo:background-color="transparent" style:font-size-asian="28pt" style:font-style-asian="italic" style:font-weight-asian="bold" style:font-name-complex="Trebuchet MS" style:font-size-complex="28pt" style:font-style-complex="italic" style:font-weight-complex="bold"/>
    </style:style>
    <style:style style:name="T128" style:family="text">
      <style:text-properties fo:font-variant="normal" fo:text-transform="none" fo:color="#1a2d3f" loext:opacity="100%" style:text-line-through-style="none" style:text-line-through-type="none" style:text-position="0% 100%" style:font-name="Trebuchet MS" fo:font-size="28pt" fo:letter-spacing="-0.088cm" fo:language="en" fo:country="US" fo:font-style="italic" style:text-underline-style="none" fo:font-weight="bold" fo:background-color="transparent" style:font-size-asian="28pt" style:font-style-asian="italic" style:font-weight-asian="bold" style:font-name-complex="Trebuchet MS" style:font-size-complex="28pt" style:font-style-complex="italic" style:font-weight-complex="bold"/>
    </style:style>
    <style:style style:name="T129" style:family="text">
      <style:text-properties fo:font-variant="normal" fo:text-transform="none" fo:color="#1a2d3f" loext:opacity="100%" style:text-line-through-style="none" style:text-line-through-type="none" style:text-position="0% 100%" style:font-name="Trebuchet MS" fo:font-size="28pt" fo:letter-spacing="-0.002cm" fo:language="en" fo:country="US" fo:font-style="italic" style:text-underline-style="none" fo:font-weight="bold" fo:background-color="transparent" style:font-size-asian="28pt" style:font-style-asian="italic" style:font-weight-asian="bold" style:font-name-complex="Trebuchet MS" style:font-size-complex="28pt" style:font-style-complex="italic" style:font-weight-complex="bold"/>
    </style:style>
    <style:style style:name="T130" style:family="text">
      <style:text-properties fo:font-variant="normal" fo:text-transform="none" fo:color="#1a2d3f" loext:opacity="100%" style:text-line-through-style="none" style:text-line-through-type="none" style:text-position="0% 100%" style:font-name="Trebuchet MS" fo:font-size="28pt" fo:letter-spacing="-0.09cm" fo:language="en" fo:country="US" fo:font-style="italic" style:text-underline-style="none" fo:font-weight="bold" fo:background-color="transparent" style:font-size-asian="28pt" style:font-style-asian="italic" style:font-weight-asian="bold" style:font-name-complex="Trebuchet MS" style:font-size-complex="28pt" style:font-style-complex="italic" style:font-weight-complex="bold"/>
    </style:style>
    <style:style style:name="T13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72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3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2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3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8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3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1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3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2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3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5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3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2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3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7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3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7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0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-0.011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141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normal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14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6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57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4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5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05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14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9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47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-0.045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148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45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14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8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5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8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5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61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5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normal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15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8pt" fo:letter-spacing="normal" fo:language="en" fo:country="US" fo:font-style="normal" style:text-underline-style="none" fo:font-weight="normal" fo:background-color="transparent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15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2cm" fo:language="en" fo:country="US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6cm" fo:language="en" fo:country="US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2cm" fo:language="en" fo:country="US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53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85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5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11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6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19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6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1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6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4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6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4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6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62cm" fo:language="en" fo:country="US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39cm" fo:language="en" fo:country="US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51cm" fo:language="en" fo:country="US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85cm" fo:language="en" fo:country="US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15cm" fo:language="en" fo:country="US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6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21cm" fo:language="en" fo:country="US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7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14cm" fo:language="en" fo:country="US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7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23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17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55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7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76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17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8cm" fo:language="en" fo:country="US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175" style:family="text">
      <style:text-properties fo:font-variant="normal" fo:text-transform="none" fo:color="#1a2d3f" loext:opacity="100%" style:text-line-through-style="none" style:text-line-through-type="none" style:text-position="0% 100%" style:font-name="Trebuchet MS" fo:font-size="28pt" fo:letter-spacing="0.009cm" fo:language="en" fo:country="US" fo:font-style="italic" style:text-underline-style="none" fo:font-weight="bold" fo:background-color="transparent" style:font-size-asian="28pt" style:font-style-asian="italic" style:font-weight-asian="bold" style:font-name-complex="Trebuchet MS" style:font-size-complex="28pt" style:font-style-complex="italic" style:font-weight-complex="bold"/>
    </style:style>
    <style:style style:name="T176" style:family="text">
      <style:text-properties fo:font-variant="normal" fo:text-transform="none" fo:color="#1a2d3f" loext:opacity="100%" style:text-line-through-style="none" style:text-line-through-type="none" style:text-position="0% 100%" style:font-name="Trebuchet MS" fo:font-size="28pt" fo:letter-spacing="-0.014cm" fo:language="en" fo:country="US" fo:font-style="italic" style:text-underline-style="none" fo:font-weight="bold" fo:background-color="transparent" style:font-size-asian="28pt" style:font-style-asian="italic" style:font-weight-asian="bold" style:font-name-complex="Trebuchet MS" style:font-size-complex="28pt" style:font-style-complex="italic" style:font-weight-complex="bold"/>
    </style:style>
    <style:style style:name="T17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0.014cm" fo:font-style="normal" style:text-underline-style="solid" style:text-underline-width="bold" style:text-underline-color="#1a2d3f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7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0.03cm" fo:font-style="normal" style:text-underline-style="solid" style:text-underline-width="bold" style:text-underline-color="#1a2d3f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7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-0.122cm" fo:font-style="normal" style:text-underline-style="solid" style:text-underline-width="bold" style:text-underline-color="#1a2d3f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0.012cm" fo:font-style="normal" style:text-underline-style="solid" style:text-underline-width="bold" style:text-underline-color="#1a2d3f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-0.055cm" fo:font-style="normal" style:text-underline-style="solid" style:text-underline-width="bold" style:text-underline-color="#1a2d3f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-0.012cm" fo:font-style="normal" style:text-underline-style="solid" style:text-underline-width="bold" style:text-underline-color="#1a2d3f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-0.012cm" fo:font-style="normal" style:text-underline-style="none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0.037cm" fo:font-style="normal" style:text-underline-style="none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-0.06cm" fo:font-style="normal" style:text-underline-style="none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-0.062cm" fo:font-style="normal" style:text-underline-style="none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-0.058cm" fo:font-style="normal" style:text-underline-style="none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0.014cm" fo:font-style="normal" style:text-underline-style="none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8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-0.023cm" fo:font-style="normal" style:text-underline-style="none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9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0.007cm" fo:font-style="normal" style:text-underline-style="none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9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5pt" fo:letter-spacing="0.042cm" fo:font-style="normal" style:text-underline-style="none" fo:font-weight="normal" fo:background-color="transparent" style:font-size-asian="25pt" style:font-style-asian="normal" style:font-weight-asian="normal" style:font-name-complex="Arial1" style:font-size-complex="25pt" style:font-style-complex="normal" style:font-weight-complex="normal"/>
    </style:style>
    <style:style style:name="T19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25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9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14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9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58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9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-0.011cm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/>
    </style:style>
    <style:style style:name="T19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39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9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48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9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21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19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19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0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44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0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37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0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-0.032cm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/>
    </style:style>
    <style:style style:name="T20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-0.032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0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19cm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/>
    </style:style>
    <style:style style:name="T20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99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0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04cm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/>
    </style:style>
    <style:style style:name="T20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04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0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35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0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05cm" fo:language="en" fo:country="US" fo:font-style="normal" style:text-underline-style="none" fo:font-weight="bold" fo:background-color="transparent" style:font-size-asian="26pt" style:font-style-asian="normal" style:font-weight-asian="bold" style:font-name-complex="Arial1" style:font-size-complex="26pt" style:font-style-complex="normal" style:font-weight-complex="bold"/>
    </style:style>
    <style:style style:name="T21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53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1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16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1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4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1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18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1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42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1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-0.058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1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-0.056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1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0.032cm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1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6pt" fo:letter-spacing="normal" fo:language="en" fo:country="US" fo:font-style="normal" style:text-underline-style="none" fo:font-weight="normal" fo:background-color="transparent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21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13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2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73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6cm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2cm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6cm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cm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8cm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cm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cm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2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16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6.5pt" fo:letter-spacing="normal" fo:language="en" fo:country="US" fo:font-style="normal" style:text-underline-style="none" fo:font-weight="normal" fo:background-color="transparent" style:font-size-asian="46.5pt" style:font-style-asian="normal" style:font-weight-asian="normal" style:font-name-complex="Arial1" style:font-size-complex="46.5pt" style:font-style-complex="normal" style:font-weight-complex="normal"/>
    </style:style>
    <style:style style:name="T23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2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31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-0.005cm" fo:language="en" fo:country="US" fo:font-style="normal" style:text-underline-style="none" fo:font-weight="bold" fo:background-color="transparent" style:font-size-asian="27.7999992370605pt" style:font-style-asian="normal" style:font-weight-asian="bold" style:font-name-complex="Arial1" style:font-size-complex="27.7999992370605pt" style:font-style-complex="normal" style:font-weight-complex="bold"/>
    </style:style>
    <style:style style:name="T232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13cm" fo:language="en" fo:country="US" fo:font-style="normal" style:text-underline-style="none" fo:font-weight="bold" fo:background-color="transparent" style:font-size-asian="27.7999992370605pt" style:font-style-asian="normal" style:font-weight-asian="bold" style:font-name-complex="Arial1" style:font-size-complex="27.7999992370605pt" style:font-style-complex="normal" style:font-weight-complex="bold"/>
    </style:style>
    <style:style style:name="T23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9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34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02cm" fo:language="en" fo:country="US" fo:font-style="normal" style:text-underline-style="none" fo:font-weight="bold" fo:background-color="transparent" style:font-size-asian="27.7999992370605pt" style:font-style-asian="normal" style:font-weight-asian="bold" style:font-name-complex="Arial1" style:font-size-complex="27.7999992370605pt" style:font-style-complex="normal" style:font-weight-complex="bold"/>
    </style:style>
    <style:style style:name="T23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14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3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9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46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3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7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39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-0.011cm" fo:language="en" fo:country="US" fo:font-style="normal" style:text-underline-style="none" fo:font-weight="bold" fo:background-color="transparent" style:font-size-asian="27.7999992370605pt" style:font-style-asian="normal" style:font-weight-asian="bold" style:font-name-complex="Arial1" style:font-size-complex="27.7999992370605pt" style:font-style-complex="normal" style:font-weight-complex="bold"/>
    </style:style>
    <style:style style:name="T240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4cm" fo:language="en" fo:country="US" fo:font-style="normal" style:text-underline-style="none" fo:font-weight="bold" fo:background-color="transparent" style:font-size-asian="27.7999992370605pt" style:font-style-asian="normal" style:font-weight-asian="bold" style:font-name-complex="Arial1" style:font-size-complex="27.7999992370605pt" style:font-style-complex="normal" style:font-weight-complex="bold"/>
    </style:style>
    <style:style style:name="T24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37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4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88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4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21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4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0.014cm" fo:font-style="normal" style:text-underline-style="solid" style:text-underline-width="bold" style:text-underline-color="#1a2d3f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4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-0.062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4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0.019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4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0.011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4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0.055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4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0.04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0.012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-0.06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0.007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0.099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-0.064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-0.026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-0.009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7pt" fo:letter-spacing="0.023cm" fo:font-style="normal" style:text-underline-style="none" fo:font-weight="normal" fo:background-color="transparent" style:font-size-asian="27pt" style:font-style-asian="normal" style:font-weight-asian="normal" style:font-name-complex="Arial1" style:font-size-complex="27pt" style:font-style-complex="normal" style:font-weight-complex="normal"/>
    </style:style>
    <style:style style:name="T25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6cm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5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7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4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4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2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9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5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6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65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6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6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6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25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7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83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7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23cm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7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64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7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08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7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5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7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85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7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309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7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101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27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3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79" style:family="text">
      <style:text-properties fo:font-variant="normal" fo:text-transform="none" fo:color="#1a2d3f" loext:opacity="100%" style:text-line-through-style="none" style:text-line-through-type="none" style:text-position="31% 58%" style:font-name="Arial1" fo:font-size="27.7999992370605pt" fo:letter-spacing="0.053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280" style:family="text">
      <style:text-properties fo:font-variant="normal" fo:text-transform="none" fo:color="#1a2d3f" loext:opacity="100%" style:text-line-through-style="none" style:text-line-through-type="none" style:text-position="31% 58%" style:font-name="Arial1" fo:font-size="27.7999992370605pt" fo:letter-spacing="0.042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28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9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28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6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8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1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8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78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8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37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8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23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87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name-complex="Times New Roman1" style:font-size-complex="32pt" style:font-style-complex="normal" style:font-weight-complex="normal"/>
    </style:style>
    <style:style style:name="T28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0.019cm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8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-0.056cm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9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0.018cm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9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0.014cm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9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-0.055cm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9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-0.007cm" fo:language="en" fo:country="US" fo:font-style="normal" style:text-underline-style="none" fo:font-weight="normal" fo:background-color="transparent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294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8pt" fo:letter-spacing="-0.002cm" fo:font-style="normal" style:text-underline-style="none" fo:font-weight="bold" fo:background-color="transparent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95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8pt" fo:letter-spacing="normal" fo:font-style="normal" style:text-underline-style="none" fo:font-weight="bold" fo:background-color="transparent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96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18pt" fo:letter-spacing="-0.004cm" fo:font-style="normal" style:text-underline-style="none" fo:font-weight="bold" fo:background-color="transparent" style:font-size-asian="18pt" style:font-style-asian="normal" style:font-weight-asian="bold" style:font-name-complex="Times New Roman1" style:font-size-complex="18pt" style:font-style-complex="normal" style:font-weight-complex="bold"/>
    </style:style>
    <style:style style:name="T29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25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9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34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04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26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86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19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48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18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05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11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113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0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12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28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95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02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21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104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02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16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42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4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05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65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25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83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6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131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35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11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44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62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2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23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23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62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07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48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-0.046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39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0.03cm" fo:font-style="normal" style:text-underline-style="none" fo:font-weight="normal" fo:background-color="transparent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3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65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3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2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39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21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340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-0.029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341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42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342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37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34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24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44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29cm" fo:language="en" fo:country="US" fo:font-style="normal" style:text-underline-style="none" fo:font-weight="normal" fo:background-color="transparent" style:font-size-asian="27.7999992370605pt" style:font-style-asian="normal" style:font-weight-asian="normal" style:font-name-complex="Arial1" style:font-size-complex="27.7999992370605pt" style:font-style-complex="normal" style:font-weight-complex="normal"/>
    </style:style>
    <style:style style:name="T34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37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46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-0.055cm" fo:language="en" fo:country="US" fo:font-style="italic" style:text-underline-style="none" fo:font-weight="normal" fo:background-color="transparent" style:font-size-asian="27.7999992370605pt" style:font-style-asian="italic" style:font-weight-asian="normal" style:font-name-complex="Arial1" style:font-size-complex="27.7999992370605pt" style:font-style-complex="italic" style:font-weight-complex="normal"/>
    </style:style>
    <style:style style:name="T34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7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48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-0.011cm" fo:language="en" fo:country="US" fo:font-style="italic" style:text-underline-style="none" fo:font-weight="normal" fo:background-color="transparent" style:font-size-asian="27.7999992370605pt" style:font-style-asian="italic" style:font-weight-asian="normal" style:font-name-complex="Arial1" style:font-size-complex="27.7999992370605pt" style:font-style-complex="italic" style:font-weight-complex="normal"/>
    </style:style>
    <style:style style:name="T34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57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5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2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51" style:family="text">
      <style:text-properties fo:font-variant="normal" fo:text-transform="none" fo:color="#1a2d3f" loext:opacity="100%" style:text-line-through-style="none" style:text-line-through-type="none" style:text-position="-31% 58%" style:font-name="Arial1" fo:font-size="27.7999992370605pt" fo:letter-spacing="0.002cm" fo:language="en" fo:country="US" fo:font-style="italic" style:text-underline-style="none" fo:font-weight="normal" fo:background-color="transparent" style:font-size-asian="27.7999992370605pt" style:font-style-asian="italic" style:font-weight-asian="normal" style:font-name-complex="Arial1" style:font-size-complex="27.7999992370605pt" style:font-style-complex="italic" style:font-weight-complex="normal"/>
    </style:style>
    <style:style style:name="T35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09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5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51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5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7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5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71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5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3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5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18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5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5cm" fo:language="en" fo:country="US" fo:font-style="normal" style:text-underline-style="solid" style:text-underline-width="bold" style:text-underline-color="#1a2d3f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5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42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6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236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6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06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6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93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6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97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64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014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6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18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36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127cm" fo:language="en" fo:country="US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6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25cm" fo:language="en" fo:country="US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6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8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6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53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37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78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7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258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7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56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7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05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7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48.5pt" fo:letter-spacing="normal" fo:language="en" fo:country="US" fo:font-style="normal" style:text-underline-style="none" fo:font-weight="normal" fo:background-color="transparent" style:font-size-asian="48.5pt" style:font-style-asian="normal" style:font-weight-asian="normal" style:font-name-complex="Arial1" style:font-size-complex="48.5pt" style:font-style-complex="normal" style:font-weight-complex="normal"/>
    </style:style>
    <style:style style:name="T375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0.025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76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39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7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32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7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28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7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0.004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80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4cm" fo:language="en" fo:country="US" fo:font-style="italic" style:text-underline-style="none" fo:font-weight="normal" fo:background-color="transparent" style:font-size-asian="28pt" style:font-style-asian="italic" style:font-weight-asian="normal" style:font-name-complex="Arial1" style:font-size-complex="28pt" style:font-style-complex="italic" style:font-weight-complex="normal"/>
    </style:style>
    <style:style style:name="T381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4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382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25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383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12cm" fo:language="en" fo:country="US" fo:font-style="normal" style:text-underline-style="none" fo:font-weight="bold" fo:background-color="transparent" style:font-size-asian="28pt" style:font-style-asian="normal" style:font-weight-asian="bold" style:font-name-complex="Arial1" style:font-size-complex="28pt" style:font-style-complex="normal" style:font-weight-complex="bold"/>
    </style:style>
    <style:style style:name="T384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24pt" fo:letter-spacing="-0.002cm" fo:font-style="normal" style:text-underline-style="none" fo:font-weight="bold" fo:background-color="transparent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385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24pt" fo:letter-spacing="-0.016cm" fo:font-style="normal" style:text-underline-style="none" fo:font-weight="bold" fo:background-color="transparent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386" style:family="text">
      <style:text-properties fo:font-variant="normal" fo:text-transform="none" fo:color="#ffffff" loext:opacity="100%" style:text-line-through-style="none" style:text-line-through-type="none" style:text-position="0% 100%" style:font-name="Times New Roman1" fo:font-size="24pt" fo:letter-spacing="normal" fo:font-style="normal" style:text-underline-style="none" fo:font-weight="bold" fo:background-color="transparent" style:font-size-asian="24pt" style:font-style-asian="normal" style:font-weight-asian="bold" style:font-name-complex="Times New Roman1" style:font-size-complex="24pt" style:font-style-complex="normal" style:font-weight-complex="bold"/>
    </style:style>
    <style:style style:name="T38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51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8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-0.056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8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14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49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44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34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39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-0.062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09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25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-0.034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39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21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0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3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0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-0.009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0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-0.164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0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-0.146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0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05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0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0.004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0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-0.002cm" fo:font-style="normal" style:text-underline-style="none" fo:font-weight="normal" fo:background-color="transparent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407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44pt" fo:letter-spacing="-0.263cm" fo:font-style="normal" style:text-underline-style="none" fo:font-weight="normal" fo:background-color="transparent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408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192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409" style:family="text">
      <style:text-properties fo:font-variant="normal" fo:text-transform="none" fo:color="#1a2d3f" loext:opacity="100%" style:text-line-through-style="none" style:text-line-through-type="none" style:text-position="0% 100%" style:font-name="Arial1" fo:font-size="28pt" fo:letter-spacing="-0.016cm" fo:language="en" fo:country="US" fo:font-style="normal" style:text-underline-style="none" fo:font-weight="normal" fo:background-color="transparent" style:font-size-asian="28pt" style:font-style-asian="normal" style:font-weight-asian="normal" style:font-name-complex="Arial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1a2d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1a2d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036cm" text:min-label-width="1.169cm"/>
        <style:text-properties fo:font-family="StarSymbol" fo:color="#1a2d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■">
        <style:list-level-properties text:space-before="0.034cm" text:min-label-width="1.169cm"/>
        <style:text-properties fo:font-family="StarSymbol" fo:color="#1a2d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■">
        <style:list-level-properties text:space-before="0.034cm" text:min-label-width="1.169cm"/>
        <style:text-properties fo:font-family="StarSymbol" fo:color="#1a2d3f" fo:font-size="100%"/>
      </text:list-level-style-bullet>
      <text:list-level-style-bullet text:level="2" text:bullet-char="–">
        <style:list-level-properties text:space-before="1.551cm" text:min-label-width="1.127cm"/>
        <style:text-properties fo:font-family="StarSymbol" fo:color="#1a2d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■">
        <style:list-level-properties text:space-before="0.034cm" text:min-label-width="1.169cm"/>
        <style:text-properties fo:font-family="StarSymbol" fo:color="#1a2d3f" fo:font-size="100%"/>
      </text:list-level-style-bullet>
      <text:list-level-style-bullet text:level="2" text:bullet-char="–">
        <style:list-level-properties text:space-before="1.553cm" text:min-label-width="1.125cm"/>
        <style:text-properties fo:font-family="StarSymbol" fo:color="#1a2d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■">
        <style:list-level-properties text:space-before="0.034cm" text:min-label-width="1.169cm"/>
        <style:text-properties fo:font-family="StarSymbol" fo:color="#1a2d3f" fo:font-size="100%"/>
      </text:list-level-style-bullet>
      <text:list-level-style-bullet text:level="2" text:bullet-char="–">
        <style:list-level-properties text:space-before="1.48cm" text:min-label-width="1.198cm"/>
        <style:text-properties fo:font-family="StarSymbol" fo:color="#1a2d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■">
        <style:list-level-properties text:space-before="0.036cm" text:min-label-width="1.169cm"/>
        <style:text-properties fo:font-family="StarSymbol" fo:color="#1a2d3f" fo:font-size="100%"/>
      </text:list-level-style-bullet>
      <text:list-level-style-bullet text:level="2" text:bullet-char="–">
        <style:list-level-properties text:space-before="1.551cm" text:min-label-width="1.127cm"/>
        <style:text-properties fo:font-family="StarSymbol" fo:color="#1a2d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■">
        <style:list-level-properties text:space-before="0.21cm" text:min-label-width="1.169cm"/>
        <style:text-properties fo:font-family="StarSymbol" fo:color="#1a2d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■">
        <style:list-level-properties text:space-before="0.21cm" text:min-label-width="1.169cm"/>
        <style:text-properties fo:font-family="StarSymbol" fo:color="#1a2d3f" fo:font-size="100%"/>
      </text:list-level-style-bullet>
      <text:list-level-style-bullet text:level="2" text:bullet-char="–">
        <style:list-level-properties text:space-before="1.727cm" text:min-label-width="1.127cm"/>
        <style:text-properties fo:font-family="StarSymbol" fo:color="#1a2d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■">
        <style:list-level-properties text:space-before="0.21cm" text:min-label-width="1.169cm"/>
        <style:text-properties fo:font-family="StarSymbol" fo:color="#1a2d3f" fo:font-size="100%"/>
      </text:list-level-style-bullet>
      <text:list-level-style-bullet text:level="2" text:bullet-char="–">
        <style:list-level-properties text:space-before="1.729cm" text:min-label-width="1.125cm"/>
        <style:text-properties fo:font-family="StarSymbol" fo:color="#1a2d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■">
        <style:list-level-properties text:space-before="0.21cm" text:min-label-width="1.169cm"/>
        <style:text-properties fo:font-family="StarSymbol" fo:color="#1a2d3f" fo:font-size="100%"/>
      </text:list-level-style-bullet>
      <text:list-level-style-bullet text:level="2" text:bullet-char="–">
        <style:list-level-properties text:space-before="0.145cm" text:min-label-width="1.125cm"/>
        <style:text-properties style:font-name="Arial1" fo:color="#1a2d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■">
        <style:list-level-properties text:space-before="0.035cm" text:min-label-width="1.207cm"/>
        <style:text-properties fo:font-family="StarSymbol" fo:color="#1a2d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■">
        <style:list-level-properties text:space-before="0.069cm" text:min-label-width="1.169cm"/>
        <style:text-properties fo:font-family="StarSymbol" fo:color="#1a2d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■">
        <style:list-level-properties text:space-before="0.069cm" text:min-label-width="1.169cm"/>
        <style:text-properties fo:font-family="StarSymbol" fo:color="#1a2d3f" fo:font-size="100%"/>
      </text:list-level-style-bullet>
      <text:list-level-style-bullet text:level="2" text:bullet-char="–">
        <style:list-level-properties text:space-before="1.586cm" text:min-label-width="1.127cm"/>
        <style:text-properties fo:font-family="StarSymbol" fo:color="#1a2d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■">
        <style:list-level-properties text:space-before="0.383cm" text:min-label-width="1.169cm"/>
        <style:text-properties fo:font-family="StarSymbol" fo:color="#1a2d3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suffix="." style:num-format="1">
        <style:list-level-properties text:space-before="0.312cm" text:min-label-width="1.602cm"/>
        <style:text-properties fo:color="#1a2d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suffix="." style:num-format="1">
        <style:list-level-properties text:space-before="0.18cm" text:min-label-width="1.734cm"/>
        <style:text-properties fo:color="#1a2d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suffix="." style:num-format="1">
        <style:list-level-properties text:space-before="0.14cm" text:min-label-width="1.774cm"/>
        <style:text-properties fo:color="#1a2d3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■">
        <style:list-level-properties text:space-before="0.036cm" text:min-label-width="1.169cm"/>
        <style:text-properties fo:font-family="StarSymbol" fo:color="#1a2d3f" fo:font-size="100%"/>
      </text:list-level-style-bullet>
      <text:list-level-style-bullet text:level="2" text:bullet-char="–">
        <style:list-level-properties text:space-before="1.553cm" text:min-label-width="1.125cm"/>
        <style:text-properties fo:font-family="StarSymbol" fo:color="#1a2d3f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■">
        <style:list-level-properties text:space-before="0.034cm" text:min-label-width="1.169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11">
        <draw:custom-shape draw:name="object 2" draw:style-name="gr1" draw:text-style-name="P1" draw:layer="layout" svg:width="33.866cm" svg:height="19.049cm" svg:x="0cm" svg:y="0cm">
          <text:p/>
          <draw:enhanced-geometry draw:mirror-horizontal="false" draw:mirror-vertical="false" drawooo:sub-view-size="12192000 6858000" draw:text-areas="0 0 ?f0 ?f1" svg:viewBox="0 0 0 0" draw:type="ooxml-non-primitive" draw:enhanced-path="M 12191975 6857986 L 0 6857986 0 0 12191975 0 12191975 6857986 Z N">
            <draw:equation draw:name="f0" draw:formula="logwidth"/>
            <draw:equation draw:name="f1" draw:formula="logheight"/>
          </draw:enhanced-geometry>
        </draw:custom-shape>
        <draw:custom-shape draw:name="object 3" draw:style-name="gr2" draw:text-style-name="P2" draw:layer="layout" svg:width="9.097cm" svg:height="12.247cm" svg:x="22.644cm" svg:y="4.681cm">
          <text:p/>
          <draw:enhanced-geometry draw:mirror-horizontal="false" draw:mirror-vertical="false" drawooo:sub-view-size="3275329 4409440" draw:text-areas="0 0 ?f0 ?f1" svg:viewBox="0 0 0 0" draw:type="ooxml-non-primitive" draw:enhanced-path="M 3275025 0 L 2869247 0 2869247 4023360 0 4023360 0 4409440 3275025 4409440 3275025 4023360 3275025 0 Z N">
            <draw:equation draw:name="f0" draw:formula="logwidth"/>
            <draw:equation draw:name="f1" draw:formula="logheight"/>
          </draw:enhanced-geometry>
        </draw:custom-shape>
        <draw:custom-shape draw:name="object 4" draw:style-name="gr2" draw:text-style-name="P2" draw:layer="layout" svg:width="9.099cm" svg:height="12.246cm" svg:x="2.091cm" svg:y="2.068cm">
          <text:p/>
          <draw:enhanced-geometry draw:mirror-horizontal="false" draw:mirror-vertical="false" drawooo:sub-view-size="3275965 4408805" draw:text-areas="0 0 ?f0 ?f1" svg:viewBox="0 0 0 0" draw:type="ooxml-non-primitive" draw:enhanced-path="M 405774 4408471 L 0 4408471 0 0 3275010 0 3275358 49338 3275478 97715 3275445 145453 3275226 240286 3275193 288024 3275313 336402 3275660 385741 405774 384419 405774 4408471 Z N">
            <draw:equation draw:name="f0" draw:formula="logwidth"/>
            <draw:equation draw:name="f1" draw:formula="logheight"/>
          </draw:enhanced-geometry>
        </draw:custom-shape>
        <draw:custom-shape draw:name="object 5" draw:style-name="gr3" draw:text-style-name="P4" draw:layer="layout" svg:width="24.004cm" svg:height="5.248cm" svg:x="5.037cm" svg:y="3.185cm">
          <text:p text:style-name="P3"><text:span text:style-name="T1">SEMANTIC <text:s/></text:span><text:span text:style-name="T2">ANALYS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lide Image Placeholder 1" draw:style-name="gr4" draw:layer="layout" svg:width="11.429cm" svg:height="6.428cm" svg:x="11.218cm" svg:y="2.381cm" draw:page-number="1" presentation:class="page"/>
          <draw:frame draw:name="Notes Placeholder 2" presentation:style-name="pr1" draw:text-style-name="P5" draw:layer="layout" svg:width="27.092cm" svg:height="7.5cm" svg:x="3.387cm" svg:y="9.168cm" presentation:class="notes" presentation:placeholder="true" presentation:user-transformed="true">
            <draw:text-box/>
          </draw:frame>
          <draw:frame draw:name="Slide Number Placeholder 3" presentation:style-name="pr2" draw:text-style-name="P7" draw:layer="layout" svg:width="14.675cm" svg:height="0.956cm" svg:x="19.182cm" svg:y="18.093cm" presentation:class="page-number" presentation:user-transformed="true">
            <draw:text-box>
              <text:p text:style-name="P6"><text:span text:style-name="T3"><text:page-number>&lt;number&gt;</text:page-number></text:span></text:p>
            </draw:text-box>
          </draw:frame>
        </presentation:notes>
      </draw:page>
      <draw:page draw:name="Semantic Analysis" draw:style-name="dp3" draw:master-page-name="Title_20_and_20_Content" presentation:presentation-page-layout-name="AL1T11">
        <draw:frame draw:name="object 2" presentation:style-name="pr3" draw:text-style-name="P9" draw:layer="layout" svg:width="13.274cm" svg:height="3.76cm" svg:x="4.013cm" svg:y="1.75cm" presentation:class="title" presentation:user-transformed="true">
          <draw:text-box>
            <text:p text:style-name="P8"><text:span text:style-name="T4">Semantic</text:span><text:span text:style-name="T5"> </text:span><text:span text:style-name="T6">Analysis</text:span></text:p>
          </draw:text-box>
        </draw:frame>
        <draw:custom-shape draw:name="object 3" draw:style-name="gr5" draw:text-style-name="P14" draw:layer="layout" svg:width="25.41cm" svg:height="8.412cm" svg:x="3.91cm" svg:y="5.972cm">
          <text:list text:style-name="L4">
            <text:list-item>
              <text:p text:style-name="P10"><text:span text:style-name="T7">Parser</text:span><text:span text:style-name="T8"> </text:span><text:span text:style-name="T9">builds</text:span><text:span text:style-name="T10"> </text:span><text:span text:style-name="T11">abstract</text:span><text:span text:style-name="T10"> </text:span><text:span text:style-name="T12">syntax</text:span><text:span text:style-name="T8"> </text:span><text:span text:style-name="T13">tree</text:span></text:p>
            </text:list-item>
          </text:list>
          <text:list text:style-name="L5">
            <text:list-item>
              <text:p text:style-name="P11"><text:span text:style-name="T14">Now,</text:span><text:span text:style-name="T8"> </text:span><text:span text:style-name="T15">compiler</text:span><text:span text:style-name="T8"> </text:span><text:span text:style-name="T9">needs</text:span><text:span text:style-name="T10"> </text:span><text:span text:style-name="T16">to</text:span><text:span text:style-name="T8"> </text:span><text:span text:style-name="T17">extract</text:span><text:span text:style-name="T10"> </text:span><text:span text:style-name="T18">semantic</text:span><text:span text:style-name="T8"> </text:span><text:span text:style-name="T19">information <text:s/></text:span><text:span text:style-name="T7">and </text:span><text:span text:style-name="T11">check</text:span><text:span text:style-name="T20"> </text:span><text:span text:style-name="T21">constraints</text:span></text:p>
            </text:list-item>
            <text:list-item>
              <text:p text:style-name="P12"><text:span text:style-name="T22">It</text:span><text:span text:style-name="T8"> </text:span><text:span text:style-name="T7">can</text:span><text:span text:style-name="T8"> </text:span><text:span text:style-name="T19">sometimes</text:span><text:span text:style-name="T10"> </text:span><text:span text:style-name="T23">be</text:span><text:span text:style-name="T8"> </text:span><text:span text:style-name="T18">done</text:span><text:span text:style-name="T10"> </text:span><text:span text:style-name="T18">during</text:span><text:span text:style-name="T8"> </text:span><text:span text:style-name="T24">the</text:span><text:span text:style-name="T10"> </text:span><text:span text:style-name="T25">parse,</text:span><text:span text:style-name="T8"> </text:span><text:span text:style-name="T26">but</text:span><text:span text:style-name="T8"> </text:span><text:span text:style-name="T27">often <text:s/></text:span><text:span text:style-name="T7">easier</text:span><text:span text:style-name="T8"> </text:span><text:span text:style-name="T28">to</text:span><text:span text:style-name="T10"> </text:span><text:span text:style-name="T29">organize</text:span><text:span text:style-name="T10"> </text:span><text:span text:style-name="T30">as</text:span><text:span text:style-name="T10"> </text:span><text:span text:style-name="T31">a</text:span><text:span text:style-name="T10"> </text:span><text:span text:style-name="T9">separate</text:span><text:span text:style-name="T10"> </text:span><text:span text:style-name="T32">pass</text:span></text:p>
            </text:list-item>
          </text:list>
          <text:list text:style-name="L4">
            <text:list-item>
              <text:p text:style-name="P13"><text:span text:style-name="T22">It</text:span><text:span text:style-name="T8"> </text:span><text:span text:style-name="T33">is</text:span><text:span text:style-name="T10"> </text:span><text:span text:style-name="T24">the</text:span><text:span text:style-name="T10"> </text:span><text:span text:style-name="T34">last</text:span><text:span text:style-name="T10"> </text:span><text:span text:style-name="T29">phase</text:span><text:span text:style-name="T10"> </text:span><text:span text:style-name="T35">in</text:span><text:span text:style-name="T10"> </text:span><text:span text:style-name="T36">front</text:span><text:span text:style-name="T10"> </text:span><text:span text:style-name="T12">en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2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emantic Analysis (2)" draw:style-name="dp3" draw:master-page-name="Title_20_and_20_Content" presentation:presentation-page-layout-name="AL1T11">
        <draw:frame draw:name="object 2" presentation:style-name="pr3" draw:text-style-name="P9" draw:layer="layout" svg:width="13.274cm" svg:height="3.76cm" svg:x="4.013cm" svg:y="1.75cm" presentation:class="title" presentation:user-transformed="true">
          <draw:text-box>
            <text:p text:style-name="P8"><text:span text:style-name="T4">Semantic</text:span><text:span text:style-name="T5"> </text:span><text:span text:style-name="T6">Analysis</text:span></text:p>
          </draw:text-box>
        </draw:frame>
        <draw:custom-shape draw:name="object 3" draw:style-name="gr6" draw:text-style-name="P14" draw:layer="layout" svg:width="26.006cm" svg:height="9.624cm" svg:x="3.91cm" svg:y="5.972cm">
          <text:list text:style-name="L4">
            <text:list-item>
              <text:p text:style-name="P10"><text:span text:style-name="T18">Extract</text:span><text:span text:style-name="T10"> </text:span><text:span text:style-name="T17">types</text:span><text:span text:style-name="T10"> </text:span><text:span text:style-name="T7">and</text:span><text:span text:style-name="T10"> </text:span><text:span text:style-name="T13">other</text:span><text:span text:style-name="T10"> </text:span><text:span text:style-name="T11">information</text:span><text:span text:style-name="T10"> </text:span><text:span text:style-name="T37">from</text:span><text:span text:style-name="T10"> </text:span><text:span text:style-name="T24">the</text:span><text:span text:style-name="T38"> </text:span><text:span text:style-name="T11">program</text:span></text:p>
            </text:list-item>
            <text:list-item>
              <text:p text:style-name="P16"><text:span text:style-name="T34">Check</text:span><text:span text:style-name="T8"> </text:span><text:span text:style-name="T29">language</text:span><text:span text:style-name="T10"> </text:span><text:span text:style-name="T9">rules</text:span><text:span text:style-name="T8"> </text:span><text:span text:style-name="T27">that</text:span><text:span text:style-name="T10"> </text:span><text:span text:style-name="T18">go</text:span><text:span text:style-name="T8"> </text:span><text:span text:style-name="T34">beyond</text:span><text:span text:style-name="T10"> </text:span><text:span text:style-name="T24">the</text:span><text:span text:style-name="T8"> </text:span><text:span text:style-name="T15">grammar</text:span></text:p>
            </text:list-item>
            <text:list-item>
              <text:p text:style-name="P16"><text:span text:style-name="T39">Assign </text:span><text:span text:style-name="T12">storage</text:span><text:span text:style-name="T40"> </text:span><text:span text:style-name="T12">locations</text:span></text:p>
            </text:list-item>
          </text:list>
          <text:list text:style-name="L5">
            <text:list-item>
              <text:p text:style-name="P11"><text:span text:style-name="T25">Key</text:span><text:span text:style-name="T10"> </text:span><text:span text:style-name="T12">data</text:span><text:span text:style-name="T38"> </text:span><text:span text:style-name="T23">structure:</text:span><text:span text:style-name="T38"> </text:span><text:span text:style-name="T39">Symbol</text:span><text:span text:style-name="T38"> </text:span><text:span text:style-name="T41">Tables</text:span><text:span text:style-name="T10"> </text:span><text:span text:style-name="T30">–</text:span><text:span text:style-name="T38"> </text:span><text:span text:style-name="T42">For</text:span><text:span text:style-name="T38"> </text:span><text:span text:style-name="T35">each</text:span><text:span text:style-name="T38"> </text:span><text:span text:style-name="T43">identiﬁer <text:s/></text:span><text:span text:style-name="T35">in</text:span><text:span text:style-name="T10"> </text:span><text:span text:style-name="T24">the</text:span><text:span text:style-name="T38"> </text:span><text:span text:style-name="T9">program,</text:span><text:span text:style-name="T38"> </text:span><text:span text:style-name="T21">record</text:span><text:span text:style-name="T38"> </text:span><text:span text:style-name="T43">its</text:span><text:span text:style-name="T38"> </text:span><text:span text:style-name="T43">attributes</text:span><text:span text:style-name="T10"> </text:span><text:span text:style-name="T41">(kind,</text:span><text:span text:style-name="T38"> </text:span><text:span text:style-name="T44">type,</text:span><text:span text:style-name="T38"> </text:span><text:span text:style-name="T41">etc.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emantic Analysis (3)" draw:style-name="dp3" draw:master-page-name="Title_20_and_20_Content" presentation:presentation-page-layout-name="AL1T11">
        <draw:frame draw:name="object 2" presentation:style-name="pr3" draw:text-style-name="P9" draw:layer="layout" svg:width="13.274cm" svg:height="3.76cm" svg:x="4.013cm" svg:y="1.75cm" presentation:class="title" presentation:user-transformed="true">
          <draw:text-box>
            <text:p text:style-name="P8"><text:span text:style-name="T4">Semantic</text:span><text:span text:style-name="T5"> </text:span><text:span text:style-name="T6">Analysis</text:span></text:p>
          </draw:text-box>
        </draw:frame>
        <draw:custom-shape draw:name="object 3" draw:style-name="gr7" draw:text-style-name="P19" draw:layer="layout" svg:width="25.681cm" svg:height="7.242cm" svg:x="3.91cm" svg:y="6.324cm">
          <text:list text:style-name="L5">
            <text:list-item>
              <text:p text:style-name="P17"><text:span text:style-name="T29">Lexical</text:span><text:span text:style-name="T8"> </text:span><text:span text:style-name="T42">analysis:</text:span><text:span text:style-name="T8"> </text:span><text:span text:style-name="T43">detecting</text:span><text:span text:style-name="T8"> </text:span><text:span text:style-name="T45">illegal</text:span><text:span text:style-name="T8"> </text:span><text:span text:style-name="T11">tokens</text:span><text:span text:style-name="T10"> </text:span><text:span text:style-name="T46">(e.g.,</text:span><text:span text:style-name="T8"> </text:span><text:span text:style-name="T19">string <text:s/></text:span><text:span text:style-name="T11">constant</text:span><text:span text:style-name="T10"> </text:span><text:span text:style-name="T22">too</text:span><text:span text:style-name="T10"> </text:span><text:span text:style-name="T32">long,</text:span><text:span text:style-name="T10"> </text:span><text:span text:style-name="T45">illegal</text:span><text:span text:style-name="T10"> </text:span><text:span text:style-name="T34">characters</text:span><text:span text:style-name="T10"> </text:span><text:span text:style-name="T35">in</text:span><text:span text:style-name="T10"> </text:span><text:span text:style-name="T24">the</text:span><text:span text:style-name="T38"> </text:span><text:span text:style-name="T34">string)</text:span></text:p>
            </text:list-item>
            <text:list-item>
              <text:p text:style-name="P18"><text:span text:style-name="T35">Syntax</text:span><text:span text:style-name="T8"> </text:span><text:span text:style-name="T42">analysis:</text:span><text:span text:style-name="T10"> </text:span><text:span text:style-name="T43">structure</text:span><text:span text:style-name="T10"> </text:span><text:span text:style-name="T7">errors,</text:span><text:span text:style-name="T10"> </text:span><text:span text:style-name="T18">no</text:span><text:span text:style-name="T10"> </text:span><text:span text:style-name="T35">parse</text:span><text:span text:style-name="T10"> </text:span><text:span text:style-name="T13">tree</text:span><text:span text:style-name="T10"> </text:span><text:span text:style-name="T26">for</text:span><text:span text:style-name="T10"> </text:span><text:span text:style-name="T24">the <text:s/></text:span><text:span text:style-name="T19">string </text:span><text:span text:style-name="T12">according </text:span><text:span text:style-name="T16">to </text:span><text:span text:style-name="T44">given </text:span><text:span text:style-name="T15">grammar </text:span><text:span text:style-name="T44">(brackets </text:span><text:span text:style-name="T17">don’t <text:s/></text:span><text:span text:style-name="T44">match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4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emantic Analysis (4)" draw:style-name="dp3" draw:master-page-name="Title_20_and_20_Content" presentation:presentation-page-layout-name="AL1T11">
        <draw:frame draw:name="object 2" presentation:style-name="pr3" draw:text-style-name="P9" draw:layer="layout" svg:width="13.274cm" svg:height="3.76cm" svg:x="4.013cm" svg:y="1.75cm" presentation:class="title" presentation:user-transformed="true">
          <draw:text-box>
            <text:p text:style-name="P8"><text:span text:style-name="T4">Semantic</text:span><text:span text:style-name="T5"> </text:span><text:span text:style-name="T6">Analysis</text:span></text:p>
          </draw:text-box>
        </draw:frame>
        <draw:custom-shape draw:name="object 3" draw:style-name="gr8" draw:text-style-name="P23" draw:layer="layout" svg:width="25.265cm" svg:height="9.542cm" svg:x="3.91cm" svg:y="6.324cm">
          <text:list text:style-name="L5">
            <text:list-item>
              <text:p text:style-name="P20"><text:span text:style-name="T12">Semantic</text:span><text:span text:style-name="T10"> </text:span><text:span text:style-name="T47">analysis</text:span><text:span text:style-name="T10"> </text:span><text:span text:style-name="T12">(dependent</text:span><text:span text:style-name="T10"> </text:span><text:span text:style-name="T18">on</text:span><text:span text:style-name="T10"> </text:span><text:span text:style-name="T24">the</text:span><text:span text:style-name="T10"> </text:span><text:span text:style-name="T30">language):</text:span><text:span text:style-name="T10"> </text:span><text:span text:style-name="T48">e.g., <text:s/></text:span><text:span text:style-name="T21">specifying </text:span><text:span text:style-name="T43">wrong </text:span><text:span text:style-name="T17">types </text:span><text:span text:style-name="T35">(int </text:span><text:span text:style-name="T31">a </text:span><text:span text:style-name="T49">= </text:span><text:span text:style-name="T29">b+c </text:span><text:span text:style-name="T50">(c </text:span><text:span text:style-name="T15">cannot </text:span><text:span text:style-name="T23">be <text:s/></text:span><text:span text:style-name="T47">string)),</text:span><text:span text:style-name="T8"> </text:span><text:span text:style-name="T24">buffer</text:span><text:span text:style-name="T10"> </text:span><text:span text:style-name="T34">overﬂows,</text:span><text:span text:style-name="T10"> </text:span><text:span text:style-name="T12">divide</text:span><text:span text:style-name="T10"> </text:span><text:span text:style-name="T39">by</text:span><text:span text:style-name="T10"> </text:span><text:span text:style-name="T45">zero</text:span></text:p>
            </text:list-item>
          </text:list>
          <text:list text:style-name="L6">
            <text:list-item>
              <text:list>
                <text:list-item>
                  <text:p text:style-name="P21"><text:span text:style-name="T51">Scoping:</text:span><text:span text:style-name="T52"> </text:span><text:span text:style-name="T53">e.g.,</text:span><text:span text:style-name="T54"> </text:span><text:span text:style-name="T55">all</text:span><text:span text:style-name="T52"> </text:span><text:span text:style-name="T56">variables</text:span><text:span text:style-name="T54"> </text:span><text:span text:style-name="T57">must</text:span><text:span text:style-name="T54"> </text:span><text:span text:style-name="T58">be</text:span><text:span text:style-name="T52"> </text:span><text:span text:style-name="T59">declared</text:span></text:p>
                </text:list-item>
              </text:list>
            </text:list-item>
          </text:list>
          <text:list text:style-name="L7">
            <text:list-item>
              <text:list>
                <text:list-item>
                  <text:p text:style-name="P22"><text:span text:style-name="T60">Typing:</text:span><text:span text:style-name="T54"> </text:span><text:span text:style-name="T61">certain</text:span><text:span text:style-name="T54"> </text:span><text:span text:style-name="T62">operations</text:span><text:span text:style-name="T54"> </text:span><text:span text:style-name="T63">only</text:span><text:span text:style-name="T54"> </text:span><text:span text:style-name="T56">can</text:span><text:span text:style-name="T64"> </text:span><text:span text:style-name="T58">be</text:span><text:span text:style-name="T54"> </text:span><text:span text:style-name="T65">performed <text:s/></text:span><text:span text:style-name="T62">on </text:span><text:span text:style-name="T66">the </text:span><text:span text:style-name="T61">certain </text:span><text:span text:style-name="T67">types </text:span><text:span text:style-name="T68">of </text:span><text:span text:style-name="T69">variables; </text:span><text:span text:style-name="T53">e.g., </text:span><text:span text:style-name="T59">actual <text:s/></text:span><text:span text:style-name="T61">parameter</text:span><text:span text:style-name="T70"> </text:span><text:span text:style-name="T67">types</text:span><text:span text:style-name="T52"> </text:span><text:span text:style-name="T69">have</text:span><text:span text:style-name="T52"> </text:span><text:span text:style-name="T71">to</text:span><text:span text:style-name="T70"> </text:span><text:span text:style-name="T67">match</text:span><text:span text:style-name="T52"> </text:span><text:span text:style-name="T72">formal</text:span><text:span text:style-name="T52"> </text:span><text:span text:style-name="T61">parameter <text:s/></text:span><text:span text:style-name="T67">typ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5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Typical Semantic Errors" draw:style-name="dp3" draw:master-page-name="Title_20_and_20_Content" presentation:presentation-page-layout-name="AL1T11">
        <draw:frame draw:name="object 2" presentation:style-name="pr3" draw:text-style-name="P9" draw:layer="layout" svg:width="17.1cm" svg:height="3.76cm" svg:x="4.013cm" svg:y="1.75cm" presentation:class="title" presentation:user-transformed="true">
          <draw:text-box>
            <text:p text:style-name="P8"><text:span text:style-name="T73">Typical </text:span><text:span text:style-name="T4">Semantic</text:span><text:span text:style-name="T74"> </text:span><text:span text:style-name="T75">Errors</text:span></text:p>
          </draw:text-box>
        </draw:frame>
        <draw:custom-shape draw:name="object 3" draw:style-name="gr9" draw:text-style-name="P28" draw:layer="layout" svg:width="26.577cm" svg:height="10.498cm" svg:x="3.91cm" svg:y="6.324cm">
          <text:list text:style-name="L5">
            <text:list-item>
              <text:p text:style-name="P24"><text:span text:style-name="T34">The</text:span><text:span text:style-name="T8"> </text:span><text:span text:style-name="T15">following</text:span><text:span text:style-name="T8"> </text:span><text:span text:style-name="T29">are</text:span><text:span text:style-name="T10"> </text:span><text:span text:style-name="T15">some</text:span><text:span text:style-name="T8"> </text:span><text:span text:style-name="T76">of</text:span><text:span text:style-name="T8"> </text:span><text:span text:style-name="T24">the</text:span><text:span text:style-name="T10"> </text:span><text:span text:style-name="T23">semantics</text:span><text:span text:style-name="T8"> </text:span><text:span text:style-name="T18">errors</text:span><text:span text:style-name="T8"> </text:span><text:span text:style-name="T27">that</text:span><text:span text:style-name="T10"> </text:span><text:span text:style-name="T24">the <text:s/></text:span><text:span text:style-name="T18">semantic</text:span><text:span text:style-name="T10"> </text:span><text:span text:style-name="T77">analyzer</text:span><text:span text:style-name="T10"> </text:span><text:span text:style-name="T33">is</text:span><text:span text:style-name="T10"> </text:span><text:span text:style-name="T21">expected</text:span><text:span text:style-name="T10"> </text:span><text:span text:style-name="T28">to</text:span><text:span text:style-name="T10"> </text:span><text:span text:style-name="T44">encounter:</text:span></text:p>
            </text:list-item>
          </text:list>
          <text:list text:style-name="L8">
            <text:list-item>
              <text:list>
                <text:list-item>
                  <text:p text:style-name="P25"><text:span text:style-name="T69">Type</text:span><text:span text:style-name="T52"> </text:span><text:span text:style-name="T78">mismatch</text:span></text:p>
                </text:list-item>
                <text:list-item>
                  <text:p text:style-name="P26"><text:span text:style-name="T79">Undeclared</text:span><text:span text:style-name="T52"> </text:span><text:span text:style-name="T56">variable</text:span></text:p>
                </text:list-item>
                <text:list-item>
                  <text:p text:style-name="P27"><text:span text:style-name="T80">Reserved </text:span><text:span text:style-name="T81">identiﬁer</text:span><text:span text:style-name="T82"> </text:span><text:span text:style-name="T59">misuse</text:span></text:p>
                </text:list-item>
                <text:list-item>
                  <text:p text:style-name="P26"><text:span text:style-name="T78">Multiple</text:span><text:span text:style-name="T52"> </text:span><text:span text:style-name="T83">declaration</text:span><text:span text:style-name="T54"> </text:span><text:span text:style-name="T68">of</text:span><text:span text:style-name="T54"> </text:span><text:span text:style-name="T56">variable</text:span><text:span text:style-name="T54"> </text:span><text:span text:style-name="T84">in</text:span><text:span text:style-name="T54"> </text:span><text:span text:style-name="T85">a</text:span><text:span text:style-name="T54"> </text:span><text:span text:style-name="T83">scope</text:span></text:p>
                </text:list-item>
                <text:list-item>
                  <text:p text:style-name="P26"><text:span text:style-name="T79">Accessing</text:span><text:span text:style-name="T54"> </text:span><text:span text:style-name="T86">an</text:span><text:span text:style-name="T54"> </text:span><text:span text:style-name="T87">out</text:span><text:span text:style-name="T54"> </text:span><text:span text:style-name="T68">of</text:span><text:span text:style-name="T54"> </text:span><text:span text:style-name="T83">scope</text:span><text:span text:style-name="T54"> </text:span><text:span text:style-name="T56">variable</text:span></text:p>
                </text:list-item>
                <text:list-item>
                  <text:p text:style-name="P27"><text:span text:style-name="T83">Actual</text:span><text:span text:style-name="T52"> </text:span><text:span text:style-name="T56">and</text:span><text:span text:style-name="T54"> </text:span><text:span text:style-name="T72">formal</text:span><text:span text:style-name="T54"> </text:span><text:span text:style-name="T61">parameter</text:span><text:span text:style-name="T52"> </text:span><text:span text:style-name="T78">mismatch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6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Typical Semantic Errors (2)" draw:style-name="dp3" draw:master-page-name="Title_20_and_20_Content" presentation:presentation-page-layout-name="AL1T11">
        <draw:frame draw:name="object 2" presentation:style-name="pr3" draw:text-style-name="P9" draw:layer="layout" svg:width="17.1cm" svg:height="3.76cm" svg:x="4.013cm" svg:y="1.75cm" presentation:class="title" presentation:user-transformed="true">
          <draw:text-box>
            <text:p text:style-name="P8"><text:span text:style-name="T73">Typical </text:span><text:span text:style-name="T4">Semantic</text:span><text:span text:style-name="T74"> </text:span><text:span text:style-name="T75">Errors</text:span></text:p>
          </draw:text-box>
        </draw:frame>
        <draw:custom-shape draw:name="object 3" draw:style-name="gr10" draw:text-style-name="P28" draw:layer="layout" svg:width="26.193cm" svg:height="9.472cm" svg:x="3.91cm" svg:y="6.324cm">
          <text:list text:style-name="L5">
            <text:list-item>
              <text:p text:style-name="P24"><text:span text:style-name="T34">The</text:span><text:span text:style-name="T8"> </text:span><text:span text:style-name="T88">type</text:span><text:span text:style-name="T10"> </text:span><text:span text:style-name="T76">of</text:span><text:span text:style-name="T8"> </text:span><text:span text:style-name="T24">the</text:span><text:span text:style-name="T10"> </text:span><text:span text:style-name="T15">right-side</text:span><text:span text:style-name="T10"> </text:span><text:span text:style-name="T9">expression</text:span><text:span text:style-name="T8"> </text:span><text:span text:style-name="T76">of</text:span><text:span text:style-name="T10"> </text:span><text:span text:style-name="T47">an</text:span><text:span text:style-name="T10"> </text:span><text:span text:style-name="T23">assignment <text:s/></text:span><text:span text:style-name="T89">statement</text:span><text:span text:style-name="T10"> </text:span><text:span text:style-name="T44">should</text:span><text:span text:style-name="T10"> </text:span><text:span text:style-name="T17">match</text:span><text:span text:style-name="T10"> </text:span><text:span text:style-name="T24">the</text:span><text:span text:style-name="T10"> </text:span><text:span text:style-name="T88">type</text:span><text:span text:style-name="T10"> </text:span><text:span text:style-name="T76">of</text:span><text:span text:style-name="T10"> </text:span><text:span text:style-name="T24">the</text:span><text:span text:style-name="T38"> </text:span><text:span text:style-name="T12">left-side,</text:span><text:span text:style-name="T10"> </text:span><text:span text:style-name="T7">and <text:s/></text:span><text:span text:style-name="T24">the </text:span><text:span text:style-name="T19">left-side </text:span><text:span text:style-name="T9">needs </text:span><text:span text:style-name="T16">to </text:span><text:span text:style-name="T23">be </text:span><text:span text:style-name="T31">a </text:span><text:span text:style-name="T18">properly </text:span><text:span text:style-name="T44">declared </text:span><text:span text:style-name="T7">and <text:s/></text:span><text:span text:style-name="T29">assignable</text:span><text:span text:style-name="T10"> </text:span><text:span text:style-name="T43">identiﬁer</text:span><text:span text:style-name="T38"> </text:span><text:span text:style-name="T90">(i.e.</text:span><text:span text:style-name="T10"> </text:span><text:span text:style-name="T24">not</text:span><text:span text:style-name="T38"> </text:span><text:span text:style-name="T15">some</text:span><text:span text:style-name="T10"> </text:span><text:span text:style-name="T91">sort</text:span><text:span text:style-name="T38"> </text:span><text:span text:style-name="T76">of</text:span><text:span text:style-name="T38"> </text:span><text:span text:style-name="T12">constant)</text:span></text:p>
            </text:list-item>
            <text:list-item>
              <text:p text:style-name="P29"><text:span text:style-name="T34">The </text:span><text:span text:style-name="T23">parameters </text:span><text:span text:style-name="T76">of </text:span><text:span text:style-name="T31">a </text:span><text:span text:style-name="T89">function </text:span><text:span text:style-name="T44">should </text:span><text:span text:style-name="T17">match </text:span><text:span text:style-name="T24">the <text:s/></text:span><text:span text:style-name="T15">arguments</text:span><text:span text:style-name="T8"> </text:span><text:span text:style-name="T76">of</text:span><text:span text:style-name="T10"> </text:span><text:span text:style-name="T31">a</text:span><text:span text:style-name="T10"> </text:span><text:span text:style-name="T89">function</text:span><text:span text:style-name="T10"> </text:span><text:span text:style-name="T45">call</text:span><text:span text:style-name="T10"> </text:span><text:span text:style-name="T35">in</text:span><text:span text:style-name="T10"> </text:span><text:span text:style-name="T91">both</text:span><text:span text:style-name="T10"> </text:span><text:span text:style-name="T11">number</text:span><text:span text:style-name="T10"> </text:span><text:span text:style-name="T7">and</text:span><text:span text:style-name="T10"> </text:span><text:span text:style-name="T88">typ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7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Typical Semantic Errors (3)" draw:style-name="dp3" draw:master-page-name="Title_20_and_20_Content" presentation:presentation-page-layout-name="AL1T11">
        <draw:frame draw:name="object 2" presentation:style-name="pr3" draw:text-style-name="P9" draw:layer="layout" svg:width="17.1cm" svg:height="3.76cm" svg:x="4.013cm" svg:y="1.75cm" presentation:class="title" presentation:user-transformed="true">
          <draw:text-box>
            <text:p text:style-name="P8"><text:span text:style-name="T73">Typical </text:span><text:span text:style-name="T4">Semantic</text:span><text:span text:style-name="T74"> </text:span><text:span text:style-name="T75">Errors</text:span></text:p>
          </draw:text-box>
        </draw:frame>
        <draw:custom-shape draw:name="object 3" draw:style-name="gr11" draw:text-style-name="P31" draw:layer="layout" svg:width="25.921cm" svg:height="7.242cm" svg:x="3.91cm" svg:y="6.324cm">
          <text:list text:style-name="L5">
            <text:list-item>
              <text:p text:style-name="P30"><text:span text:style-name="T34">The</text:span><text:span text:style-name="T8"> </text:span><text:span text:style-name="T29">language</text:span><text:span text:style-name="T10"> </text:span><text:span text:style-name="T44">may</text:span><text:span text:style-name="T10"> </text:span><text:span text:style-name="T34">require</text:span><text:span text:style-name="T10"> </text:span><text:span text:style-name="T27">that</text:span><text:span text:style-name="T10"> </text:span><text:span text:style-name="T19">identiﬁers</text:span><text:span text:style-name="T10"> </text:span><text:span text:style-name="T29">are</text:span><text:span text:style-name="T8"> </text:span><text:span text:style-name="T32">unique, <text:s/></text:span><text:span text:style-name="T9">disallowing</text:span><text:span text:style-name="T10"> </text:span><text:span text:style-name="T31">a</text:span><text:span text:style-name="T38"> </text:span><text:span text:style-name="T9">global</text:span><text:span text:style-name="T10"> </text:span><text:span text:style-name="T7">variable</text:span><text:span text:style-name="T38"> </text:span><text:span text:style-name="T7">and</text:span><text:span text:style-name="T10"> </text:span><text:span text:style-name="T89">function</text:span><text:span text:style-name="T38"> </text:span><text:span text:style-name="T76">of</text:span><text:span text:style-name="T38"> </text:span><text:span text:style-name="T24">the</text:span><text:span text:style-name="T10"> </text:span><text:span text:style-name="T9">same <text:s/></text:span><text:span text:style-name="T34">name</text:span></text:p>
            </text:list-item>
            <text:list-item>
              <text:p text:style-name="P18"><text:span text:style-name="T34">The</text:span><text:span text:style-name="T10"> </text:span><text:span text:style-name="T44">operands</text:span><text:span text:style-name="T10"> </text:span><text:span text:style-name="T16">to</text:span><text:span text:style-name="T10"> </text:span><text:span text:style-name="T15">multiplication</text:span><text:span text:style-name="T10"> </text:span><text:span text:style-name="T21">operation</text:span><text:span text:style-name="T10"> </text:span><text:span text:style-name="T12">will</text:span><text:span text:style-name="T10"> </text:span><text:span text:style-name="T34">need</text:span><text:span text:style-name="T10"> </text:span><text:span text:style-name="T28">to <text:s/></text:span><text:span text:style-name="T23">be</text:span><text:span text:style-name="T8"> </text:span><text:span text:style-name="T76">of</text:span><text:span text:style-name="T10"> </text:span><text:span text:style-name="T21">numeric</text:span><text:span text:style-name="T10"> </text:span><text:span text:style-name="T44">type,</text:span><text:span text:style-name="T10"> </text:span><text:span text:style-name="T44">perhaps</text:span><text:span text:style-name="T10"> </text:span><text:span text:style-name="T7">even</text:span><text:span text:style-name="T10"> </text:span><text:span text:style-name="T24">the</text:span><text:span text:style-name="T8"> </text:span><text:span text:style-name="T12">exact</text:span><text:span text:style-name="T10"> </text:span><text:span text:style-name="T9">same</text:span><text:span text:style-name="T10"> </text:span><text:span text:style-name="T88">type <text:s/></text:span><text:span text:style-name="T23">depending</text:span><text:span text:style-name="T8"> </text:span><text:span text:style-name="T18">on</text:span><text:span text:style-name="T10"> </text:span><text:span text:style-name="T24">the</text:span><text:span text:style-name="T10"> </text:span><text:span text:style-name="T15">strictness</text:span><text:span text:style-name="T10"> </text:span><text:span text:style-name="T76">of</text:span><text:span text:style-name="T10"> </text:span><text:span text:style-name="T24">the</text:span><text:span text:style-name="T10"> </text:span><text:span text:style-name="T29">languag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8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coping" draw:style-name="dp3" draw:master-page-name="Title_20_and_20_Content" presentation:presentation-page-layout-name="AL1T11">
        <draw:frame draw:name="object 2" presentation:style-name="pr3" draw:text-style-name="P9" draw:layer="layout" svg:width="5.966cm" svg:height="3.216cm" svg:x="4.013cm" svg:y="1.75cm" presentation:class="title" presentation:user-transformed="true">
          <draw:text-box>
            <text:p text:style-name="P8"><text:span text:style-name="T92">S</text:span><text:span text:style-name="T93">c</text:span><text:span text:style-name="T94">oping</text:span></text:p>
          </draw:text-box>
        </draw:frame>
        <draw:custom-shape draw:name="object 3" draw:style-name="gr12" draw:text-style-name="P14" draw:layer="layout" svg:width="26.288cm" svg:height="12.602cm" svg:x="3.91cm" svg:y="5.654cm">
          <text:list text:style-name="L4">
            <text:list-item>
              <text:p text:style-name="P10"><text:span text:style-name="T17">Match</text:span><text:span text:style-name="T8"> </text:span><text:span text:style-name="T19">identiﬁers'</text:span><text:span text:style-name="T10"> </text:span><text:span text:style-name="T12">declaration</text:span><text:span text:style-name="T10"> </text:span><text:span text:style-name="T27">with</text:span><text:span text:style-name="T10"> </text:span><text:span text:style-name="T29">uses</text:span></text:p>
            </text:list-item>
            <text:list-item>
              <text:p text:style-name="P16"><text:span text:style-name="T12">Visibility</text:span><text:span text:style-name="T8"> </text:span><text:span text:style-name="T76">of</text:span><text:span text:style-name="T10"> </text:span><text:span text:style-name="T47">an</text:span><text:span text:style-name="T10"> </text:span><text:span text:style-name="T88">entity</text:span></text:p>
            </text:list-item>
            <text:list-item>
              <text:p text:style-name="P16"><text:span text:style-name="T34">Binding</text:span><text:span text:style-name="T8"> </text:span><text:span text:style-name="T19">between</text:span><text:span text:style-name="T10"> </text:span><text:span text:style-name="T12">declaration</text:span><text:span text:style-name="T10"> </text:span><text:span text:style-name="T7">and</text:span><text:span text:style-name="T10"> </text:span><text:span text:style-name="T29">uses</text:span></text:p>
            </text:list-item>
          </text:list>
          <text:list text:style-name="L5">
            <text:list-item>
              <text:p text:style-name="P11"><text:span text:style-name="T34">The</text:span><text:span text:style-name="T10"> </text:span><text:span text:style-name="T95">scope</text:span><text:span text:style-name="T96"> </text:span><text:span text:style-name="T76">of</text:span><text:span text:style-name="T10"> </text:span><text:span text:style-name="T47">an</text:span><text:span text:style-name="T10"> </text:span><text:span text:style-name="T43">identiﬁer</text:span><text:span text:style-name="T10"> </text:span><text:span text:style-name="T33">is</text:span><text:span text:style-name="T10"> </text:span><text:span text:style-name="T24">the</text:span><text:span text:style-name="T10"> </text:span><text:span text:style-name="T89">portion</text:span><text:span text:style-name="T38"> </text:span><text:span text:style-name="T76">of</text:span><text:span text:style-name="T10"> </text:span><text:span text:style-name="T31">a</text:span><text:span text:style-name="T10"> </text:span><text:span text:style-name="T11">program</text:span><text:span text:style-name="T10"> </text:span><text:span text:style-name="T35">in <text:s/></text:span><text:span text:style-name="T15">which</text:span><text:span text:style-name="T8"> </text:span><text:span text:style-name="T27">that</text:span><text:span text:style-name="T10"> </text:span><text:span text:style-name="T89">identiﬁer</text:span><text:span text:style-name="T10"> </text:span><text:span text:style-name="T33">is</text:span><text:span text:style-name="T10"> </text:span><text:span text:style-name="T7">accessible</text:span></text:p>
            </text:list-item>
            <text:list-item>
              <text:p text:style-name="P32"><text:span text:style-name="T34">The</text:span><text:span text:style-name="T8"> </text:span><text:span text:style-name="T9">same</text:span><text:span text:style-name="T10"> </text:span><text:span text:style-name="T43">identiﬁer</text:span><text:span text:style-name="T10"> </text:span><text:span text:style-name="T44">may</text:span><text:span text:style-name="T10"> </text:span><text:span text:style-name="T11">refer</text:span><text:span text:style-name="T10"> </text:span><text:span text:style-name="T28">to</text:span><text:span text:style-name="T10"> </text:span><text:span text:style-name="T88">different</text:span><text:span text:style-name="T10"> </text:span><text:span text:style-name="T15">things</text:span><text:span text:style-name="T8"> </text:span><text:span text:style-name="T35">in <text:s/></text:span><text:span text:style-name="T13">different</text:span><text:span text:style-name="T10"> </text:span><text:span text:style-name="T11">parts</text:span><text:span text:style-name="T38"> </text:span><text:span text:style-name="T76">of</text:span><text:span text:style-name="T38"> </text:span><text:span text:style-name="T24">the</text:span><text:span text:style-name="T38"> </text:span><text:span text:style-name="T9">program:</text:span><text:span text:style-name="T38"> </text:span><text:span text:style-name="T43">Different</text:span><text:span text:style-name="T38"> </text:span><text:span text:style-name="T44">scopes</text:span><text:span text:style-name="T38"> </text:span><text:span text:style-name="T26">for <text:s/></text:span><text:span text:style-name="T9">same</text:span><text:span text:style-name="T8"> </text:span><text:span text:style-name="T34">name</text:span><text:span text:style-name="T10"> </text:span><text:span text:style-name="T17">don’t</text:span><text:span text:style-name="T10"> </text:span><text:span text:style-name="T35">overlap</text:span></text:p>
            </text:list-item>
          </text:list>
          <text:list text:style-name="L4">
            <text:list-item>
              <text:p text:style-name="P33"><text:span text:style-name="T17">An</text:span><text:span text:style-name="T10"> </text:span><text:span text:style-name="T43">identiﬁer</text:span><text:span text:style-name="T10"> </text:span><text:span text:style-name="T44">may</text:span><text:span text:style-name="T10"> </text:span><text:span text:style-name="T32">have</text:span><text:span text:style-name="T10"> </text:span><text:span text:style-name="T19">restricted</text:span><text:span text:style-name="T10"> </text:span><text:span text:style-name="T12">scop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9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tatic vs Dynamic Scope" draw:style-name="dp3" draw:master-page-name="Title_20_and_20_Content" presentation:presentation-page-layout-name="AL1T11">
        <draw:frame draw:name="object 2" presentation:style-name="pr3" draw:text-style-name="P9" draw:layer="layout" svg:width="17.791cm" svg:height="3.76cm" svg:x="4.013cm" svg:y="1.75cm" presentation:class="title" presentation:user-transformed="true">
          <draw:text-box>
            <text:p text:style-name="P8"><text:span text:style-name="T97">Static</text:span><text:span text:style-name="T98"> </text:span><text:span text:style-name="T99">vs</text:span><text:span text:style-name="T100"> </text:span><text:span text:style-name="T101">Dynamic</text:span><text:span text:style-name="T100"> </text:span><text:span text:style-name="T75">Scope</text:span></text:p>
          </draw:text-box>
        </draw:frame>
        <draw:custom-shape draw:name="object 3" draw:style-name="gr13" draw:text-style-name="P37" draw:layer="layout" svg:width="25.482cm" svg:height="12.024cm" svg:x="3.91cm" svg:y="5.912cm">
          <text:list text:style-name="L5">
            <text:list-item>
              <text:p text:style-name="P34"><text:span text:style-name="T27">Most</text:span><text:span text:style-name="T102"> </text:span><text:span text:style-name="T29">languages</text:span><text:span text:style-name="T8"> </text:span><text:span text:style-name="T32">have</text:span><text:span text:style-name="T102"> </text:span><text:span text:style-name="T19">static</text:span><text:span text:style-name="T8"> </text:span><text:span text:style-name="T33">scope:</text:span><text:span text:style-name="T8"> </text:span><text:span text:style-name="T39">Scope</text:span><text:span text:style-name="T102"> </text:span><text:span text:style-name="T12">depends <text:s/></text:span><text:span text:style-name="T34">only</text:span><text:span text:style-name="T10"> </text:span><text:span text:style-name="T18">on</text:span><text:span text:style-name="T10"> </text:span><text:span text:style-name="T24">the</text:span><text:span text:style-name="T10"> </text:span><text:span text:style-name="T15">program</text:span><text:span text:style-name="T10"> </text:span><text:span text:style-name="T23">text,</text:span><text:span text:style-name="T10"> </text:span><text:span text:style-name="T24">not</text:span><text:span text:style-name="T10"> </text:span><text:span text:style-name="T17">runtime</text:span><text:span text:style-name="T38"> </text:span><text:span text:style-name="T34">behavior</text:span><text:span text:style-name="T10"> </text:span><text:span text:style-name="T46">(e.g., <text:s/>Java,</text:span><text:span text:style-name="T8"> </text:span><text:span text:style-name="T103">C)</text:span></text:p>
            </text:list-item>
            <text:list-item>
              <text:p text:style-name="P35"><text:span text:style-name="T22">A </text:span><text:span text:style-name="T24">few </text:span><text:span text:style-name="T29">languages </text:span><text:span text:style-name="T45">are </text:span><text:span text:style-name="T9">dynamically </text:span><text:span text:style-name="T29">scoped: </text:span><text:span text:style-name="T39">Scope <text:s/></text:span><text:span text:style-name="T12">depends </text:span><text:span text:style-name="T18">on </text:span><text:span text:style-name="T23">execution </text:span><text:span text:style-name="T76">of </text:span><text:span text:style-name="T24">the </text:span><text:span text:style-name="T11">program </text:span><text:span text:style-name="T46">(e.g., </text:span><text:span text:style-name="T47">Lisp, <text:s/></text:span><text:span text:style-name="T50">SNOBOL,</text:span><text:span text:style-name="T38"> </text:span><text:span text:style-name="T33">Perl</text:span><text:span text:style-name="T104"> </text:span><text:span text:style-name="T39">allow</text:span><text:span text:style-name="T104"> </text:span><text:span text:style-name="T12">dynamic</text:span><text:span text:style-name="T38"> </text:span><text:span text:style-name="T12">scope</text:span><text:span text:style-name="T104"> </text:span><text:span text:style-name="T17">through</text:span><text:span text:style-name="T104"> </text:span><text:span text:style-name="T21">certain <text:s/></text:span><text:span text:style-name="T35">keywords)</text:span><text:span text:style-name="T10"> </text:span><text:span text:style-name="T30">–</text:span><text:span text:style-name="T10"> </text:span><text:span text:style-name="T43">context</text:span><text:span text:style-name="T10"> </text:span><text:span text:style-name="T19">speciﬁc</text:span><text:span text:style-name="T10"> </text:span><text:span text:style-name="T12">scoping</text:span></text:p>
            </text:list-item>
            <text:list-item>
              <text:p text:style-name="P36"><text:span text:style-name="T9">Dynamic </text:span><text:span text:style-name="T12">scoping </text:span><text:span text:style-name="T9">means </text:span><text:span text:style-name="T27">that </text:span><text:span text:style-name="T15">when </text:span><text:span text:style-name="T31">a </text:span><text:span text:style-name="T23">symbol </text:span><text:span text:style-name="T33">is <text:s/></text:span><text:span text:style-name="T9">referenced,</text:span><text:span text:style-name="T102"> </text:span><text:span text:style-name="T24">the</text:span><text:span text:style-name="T8"> </text:span><text:span text:style-name="T19">compiler/interpreter</text:span><text:span text:style-name="T8"> </text:span><text:span text:style-name="T12">will</text:span><text:span text:style-name="T8"> </text:span><text:span text:style-name="T23">walk</text:span><text:span text:style-name="T8"> </text:span><text:span text:style-name="T12">up</text:span><text:span text:style-name="T8"> </text:span><text:span text:style-name="T24">the <text:s/></text:span><text:span text:style-name="T21">symbol-table</text:span><text:span text:style-name="T8"> </text:span><text:span text:style-name="T11">stack</text:span><text:span text:style-name="T8"> </text:span><text:span text:style-name="T28">to</text:span><text:span text:style-name="T8"> </text:span><text:span text:style-name="T37">ﬁnd</text:span><text:span text:style-name="T8"> </text:span><text:span text:style-name="T24">the</text:span><text:span text:style-name="T10"> </text:span><text:span text:style-name="T89">correct</text:span><text:span text:style-name="T8"> </text:span><text:span text:style-name="T34">instance</text:span><text:span text:style-name="T8"> </text:span><text:span text:style-name="T76">of</text:span><text:span text:style-name="T8"> </text:span><text:span text:style-name="T24">the <text:s/></text:span><text:span text:style-name="T7">variable </text:span><text:span text:style-name="T28">to</text:span><text:span text:style-name="T20"> </text:span><text:span text:style-name="T7">us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10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tatic Scope" draw:style-name="dp3" draw:master-page-name="Title_20_Only" presentation:presentation-page-layout-name="AL1T11">
        <draw:frame draw:name="object 2" presentation:style-name="pr6" draw:text-style-name="P9" draw:layer="layout" svg:width="9.189cm" svg:height="3.76cm" svg:x="4.013cm" svg:y="1.75cm" presentation:class="title" presentation:user-transformed="true">
          <draw:text-box>
            <text:p text:style-name="P8"><text:span text:style-name="T97">Static</text:span><text:span text:style-name="T105"> </text:span><text:span text:style-name="T75">Scope</text:span></text:p>
          </draw:text-box>
        </draw:frame>
        <draw:custom-shape draw:name="object 3" draw:style-name="gr14" draw:text-style-name="P38" draw:layer="layout" svg:width="22.778cm" svg:height="12.149cm" svg:x="5.756cm" svg:y="5.6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11" presentation:class="page"/>
          <draw:frame presentation:style-name="pr7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12" draw:style-name="dp3" draw:master-page-name="Blank" presentation:presentation-page-layout-name="AL1T11">
        <draw:custom-shape draw:name="object 2" draw:style-name="gr15" draw:text-style-name="P39" draw:layer="layout" svg:width="26.907cm" svg:height="18.329cm" svg:x="4.346cm" svg:y="0.3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12" presentation:class="page"/>
          <draw:frame presentation:style-name="pr8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yntax-Directed Translation" draw:style-name="dp3" draw:master-page-name="Title_20_and_20_Content" presentation:presentation-page-layout-name="AL1T11">
        <draw:frame draw:name="object 3" presentation:style-name="pr3" draw:text-style-name="P9" draw:layer="layout" svg:width="20.09cm" svg:height="3.216cm" svg:x="4.013cm" svg:y="1.75cm" presentation:class="title" presentation:user-transformed="true">
          <draw:text-box>
            <text:p text:style-name="P8"><text:span text:style-name="T106">Syntax-Directed</text:span><text:span text:style-name="T107"> </text:span><text:span text:style-name="T108">Translation</text:span></text:p>
          </draw:text-box>
        </draw:frame>
        <draw:custom-shape draw:name="object 4" draw:style-name="gr16" draw:text-style-name="P28" draw:layer="layout" svg:width="26.002cm" svg:height="11.011cm" svg:x="3.208cm" svg:y="3.81cm">
          <text:list text:style-name="L5">
            <text:list-item>
              <text:p text:style-name="P24"><text:span text:style-name="T9">Grammar </text:span><text:span text:style-name="T12">symbols </text:span><text:span text:style-name="T29">are </text:span><text:span text:style-name="T9">associated </text:span><text:span text:style-name="T27">with </text:span><text:span text:style-name="T109">attributes </text:span><text:span text:style-name="T28">to <text:s/></text:span><text:span text:style-name="T39">associate</text:span><text:span text:style-name="T38"> </text:span><text:span text:style-name="T11">information</text:span><text:span text:style-name="T38"> </text:span><text:span text:style-name="T27">with</text:span><text:span text:style-name="T38"> </text:span><text:span text:style-name="T24">the</text:span><text:span text:style-name="T38"> </text:span><text:span text:style-name="T11">programming</text:span><text:span text:style-name="T38"> </text:span><text:span text:style-name="T29">language <text:s/></text:span><text:span text:style-name="T17">constructs</text:span><text:span text:style-name="T8"> </text:span><text:span text:style-name="T27">that</text:span><text:span text:style-name="T10"> </text:span><text:span text:style-name="T17">they</text:span><text:span text:style-name="T10"> </text:span><text:span text:style-name="T21">represent</text:span></text:p>
            </text:list-item>
            <text:list-item>
              <text:p text:style-name="P40"><text:span text:style-name="T25">Values</text:span><text:span text:style-name="T10"> </text:span><text:span text:style-name="T76">of</text:span><text:span text:style-name="T10"> </text:span><text:span text:style-name="T11">these</text:span><text:span text:style-name="T10"> </text:span><text:span text:style-name="T43">attributes</text:span><text:span text:style-name="T10"> </text:span><text:span text:style-name="T29">are</text:span><text:span text:style-name="T10"> </text:span><text:span text:style-name="T39">evaluated</text:span><text:span text:style-name="T10"> </text:span><text:span text:style-name="T39">by</text:span><text:span text:style-name="T10"> </text:span><text:span text:style-name="T24">the <text:s/></text:span><text:span text:style-name="T110">semantic </text:span><text:span text:style-name="T111">rules </text:span><text:span text:style-name="T9">associated </text:span><text:span text:style-name="T27">with </text:span><text:span text:style-name="T24">the </text:span><text:span text:style-name="T15">grammar <text:s/>productions</text:span></text:p>
            </text:list-item>
            <text:list-item>
              <text:p text:style-name="P41"><text:span text:style-name="T34">The </text:span><text:span text:style-name="T39">wa</text:span><text:span text:style-name="T39"><text:tab/></text:span><text:span text:style-name="T28">to </text:span><text:span text:style-name="T35">each </text:span><text:span text:style-name="T76">of </text:span><text:span text:style-name="T24">the <text:s/></text:span><text:span text:style-name="T12">symbols</text:span><text:span text:style-name="T10"> </text:span><text:span text:style-name="T35">in</text:span><text:span text:style-name="T10"> </text:span><text:span text:style-name="T24">the</text:span><text:span text:style-name="T10"> </text:span><text:span text:style-name="T15">grammar</text:span><text:span text:style-name="T10"> </text:span><text:span text:style-name="T27">that</text:span><text:span text:style-name="T10"> </text:span><text:span text:style-name="T34">provides</text:span><text:span text:style-name="T10"> </text:span><text:span text:style-name="T45">us</text:span><text:span text:style-name="T10"> </text:span><text:span text:style-name="T24">the</text:span><text:span text:style-name="T10"> </text:span><text:span text:style-name="T15">order</text:span><text:span text:style-name="T10"> </text:span><text:span text:style-name="T76">of <text:s/></text:span><text:span text:style-name="T9">translation,</text:span><text:span text:style-name="T10"> </text:span><text:span text:style-name="T44">allowing</text:span><text:span text:style-name="T10"> </text:span><text:span text:style-name="T15">some</text:span><text:span text:style-name="T10"> </text:span><text:span text:style-name="T45">level</text:span><text:span text:style-name="T38"> </text:span><text:span text:style-name="T76">of</text:span><text:span text:style-name="T10"> </text:span><text:span text:style-name="T11">implementation</text:span><text:span text:style-name="T10"> </text:span><text:span text:style-name="T33">i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17" draw:text-style-name="P43" draw:layer="layout" svg:width="15.218cm" svg:height="2.404cm" svg:x="13.335cm" svg:y="14.795cm">
          <text:p text:style-name="P42"><text:span text:style-name="T35">called</text:span><text:span text:style-name="T102"> </text:span><text:span text:style-name="T12">syntax</text:span><text:span text:style-name="T102"> </text:span><text:span text:style-name="T15">directed </text:span><text:span text:style-name="T18">transl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1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yntax-Directed Translation (2)" draw:style-name="dp3" draw:master-page-name="Title_20_and_20_Content" presentation:presentation-page-layout-name="AL1T11">
        <draw:frame draw:name="object 2" presentation:style-name="pr3" draw:text-style-name="P9" draw:layer="layout" svg:width="20.09cm" svg:height="3.216cm" svg:x="4.013cm" svg:y="1.75cm" presentation:class="title" presentation:user-transformed="true">
          <draw:text-box>
            <text:p text:style-name="P8"><text:span text:style-name="T106">Syntax-Directed</text:span><text:span text:style-name="T107"> </text:span><text:span text:style-name="T108">Translation</text:span></text:p>
          </draw:text-box>
        </draw:frame>
        <draw:custom-shape draw:name="object 3" draw:style-name="gr18" draw:text-style-name="P47" draw:layer="layout" svg:width="24.464cm" svg:height="9.515cm" svg:x="3.91cm" svg:y="6.148cm">
          <text:list text:style-name="L4">
            <text:list-item>
              <text:p text:style-name="P44"><text:span text:style-name="T32">Evaluation</text:span><text:span text:style-name="T8"> </text:span><text:span text:style-name="T76">of</text:span><text:span text:style-name="T10"> </text:span><text:span text:style-name="T11">these</text:span><text:span text:style-name="T10"> </text:span><text:span text:style-name="T18">semantic</text:span><text:span text:style-name="T10"> </text:span><text:span text:style-name="T47">rules:</text:span></text:p>
            </text:list-item>
          </text:list>
          <text:list text:style-name="L9">
            <text:list-item>
              <text:list>
                <text:list-item>
                  <text:p text:style-name="P45"><text:span text:style-name="T59">may</text:span><text:span text:style-name="T52"> </text:span><text:span text:style-name="T83">generate</text:span><text:span text:style-name="T54"> </text:span><text:span text:style-name="T112">intermediate</text:span><text:span text:style-name="T54"> </text:span><text:span text:style-name="T83">codes</text:span></text:p>
                </text:list-item>
                <text:list-item>
                  <text:p text:style-name="P45"><text:span text:style-name="T59">may</text:span><text:span text:style-name="T52"> </text:span><text:span text:style-name="T87">put</text:span><text:span text:style-name="T54"> </text:span><text:span text:style-name="T72">information</text:span><text:span text:style-name="T54"> </text:span><text:span text:style-name="T72">into</text:span><text:span text:style-name="T54"> </text:span><text:span text:style-name="T66">the</text:span><text:span text:style-name="T52"> </text:span><text:span text:style-name="T58">symbol</text:span><text:span text:style-name="T54"> </text:span><text:span text:style-name="T61">table</text:span></text:p>
                </text:list-item>
                <text:list-item>
                  <text:p text:style-name="P46"><text:span text:style-name="T59">may</text:span><text:span text:style-name="T52"> </text:span><text:span text:style-name="T57">perform</text:span><text:span text:style-name="T54"> </text:span><text:span text:style-name="T57">type</text:span><text:span text:style-name="T54"> </text:span><text:span text:style-name="T61">checking</text:span></text:p>
                </text:list-item>
                <text:list-item>
                  <text:p text:style-name="P45"><text:span text:style-name="T59">may</text:span><text:span text:style-name="T70"> </text:span><text:span text:style-name="T80">issue</text:span><text:span text:style-name="T70"> </text:span><text:span text:style-name="T78">error</text:span><text:span text:style-name="T70"> </text:span><text:span text:style-name="T84">messages</text:span></text:p>
                </text:list-item>
              </text:list>
            </text:list-item>
          </text:list>
          <text:list text:style-name="L6">
            <text:list-item>
              <text:p text:style-name="P11"><text:span text:style-name="T17">An</text:span><text:span text:style-name="T10"> </text:span><text:span text:style-name="T13">attribute</text:span><text:span text:style-name="T10"> </text:span><text:span text:style-name="T44">may</text:span><text:span text:style-name="T10"> </text:span><text:span text:style-name="T23">hold</text:span><text:span text:style-name="T10"> </text:span><text:span text:style-name="T31">a</text:span><text:span text:style-name="T38"> </text:span><text:span text:style-name="T9">string,</text:span><text:span text:style-name="T10"> </text:span><text:span text:style-name="T31">a</text:span><text:span text:style-name="T10"> </text:span><text:span text:style-name="T32">number,</text:span><text:span text:style-name="T10"> </text:span><text:span text:style-name="T31">a</text:span><text:span text:style-name="T38"> </text:span><text:span text:style-name="T13">memory <text:s/></text:span><text:span text:style-name="T39">location, </text:span><text:span text:style-name="T31">a </text:span><text:span text:style-name="T21">complex</text:span><text:span text:style-name="T113"> </text:span><text:span text:style-name="T21">recor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14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yntax-Directed Translation (3)" draw:style-name="dp3" draw:master-page-name="Title_20_and_20_Content" presentation:presentation-page-layout-name="AL1T11">
        <draw:frame draw:name="object 2" presentation:style-name="pr3" draw:text-style-name="P9" draw:layer="layout" svg:width="20.09cm" svg:height="3.216cm" svg:x="4.013cm" svg:y="1.75cm" presentation:class="title" presentation:user-transformed="true">
          <draw:text-box>
            <text:p text:style-name="P8"><text:span text:style-name="T106">Syntax-Directed</text:span><text:span text:style-name="T107"> </text:span><text:span text:style-name="T108">Translation</text:span></text:p>
          </draw:text-box>
        </draw:frame>
        <draw:custom-shape draw:name="object 3" draw:style-name="gr19" draw:text-style-name="P51" draw:layer="layout" svg:width="26.309cm" svg:height="11.079cm" svg:x="3.91cm" svg:y="6.324cm">
          <text:list text:style-name="L5">
            <text:list-item>
              <text:p text:style-name="P48"><text:span text:style-name="T43">When</text:span><text:span text:style-name="T38"> </text:span><text:span text:style-name="T11">we</text:span><text:span text:style-name="T38"> </text:span><text:span text:style-name="T39">associate</text:span><text:span text:style-name="T38"> </text:span><text:span text:style-name="T18">semantic</text:span><text:span text:style-name="T38"> </text:span><text:span text:style-name="T9">rules</text:span><text:span text:style-name="T104"> </text:span><text:span text:style-name="T27">with</text:span><text:span text:style-name="T38"> </text:span><text:span text:style-name="T34">productions, <text:s/></text:span><text:span text:style-name="T11">we</text:span><text:span text:style-name="T8"> </text:span><text:span text:style-name="T7">use</text:span><text:span text:style-name="T10"> </text:span><text:span text:style-name="T28">two</text:span><text:span text:style-name="T10"> </text:span><text:span text:style-name="T44">notations:</text:span></text:p>
            </text:list-item>
          </text:list>
          <text:list text:style-name="L6">
            <text:list-item>
              <text:list>
                <text:list-item>
                  <text:p text:style-name="P49"><text:span text:style-name="T114">Syntax-Directed</text:span><text:span text:style-name="T52"> </text:span><text:span text:style-name="T112">Deﬁnitions</text:span></text:p>
                </text:list-item>
                <text:list-item>
                  <text:p text:style-name="P50"><text:span text:style-name="T56">Translation</text:span><text:span text:style-name="T52"> </text:span><text:span text:style-name="T114">Schemes</text:span></text:p>
                </text:list-item>
              </text:list>
            </text:list-item>
            <text:list-item>
              <text:p text:style-name="P11"><text:span text:style-name="T115">Syntax-Directed </text:span><text:span text:style-name="T116">Deﬁnitions </text:span><text:span text:style-name="T45">are </text:span><text:span text:style-name="T34">high </text:span><text:span text:style-name="T45">level <text:s/></text:span><text:span text:style-name="T21">speciﬁcations </text:span><text:span text:style-name="T26">for </text:span><text:span text:style-name="T39">translations. </text:span><text:span text:style-name="T9">They </text:span><text:span text:style-name="T44">hide many <text:s/></text:span><text:span text:style-name="T11">implementation </text:span><text:span text:style-name="T34">details </text:span><text:span text:style-name="T7">and </text:span><text:span text:style-name="T89">free </text:span><text:span text:style-name="T24">the </text:span><text:span text:style-name="T44">user </text:span><text:span text:style-name="T37">from </text:span><text:span text:style-name="T39">having <text:s/></text:span><text:span text:style-name="T28">to</text:span><text:span text:style-name="T8"> </text:span><text:span text:style-name="T23">explicitly</text:span><text:span text:style-name="T10"> </text:span><text:span text:style-name="T15">specify</text:span><text:span text:style-name="T8"> </text:span><text:span text:style-name="T24">the</text:span><text:span text:style-name="T10"> </text:span><text:span text:style-name="T11">order</text:span><text:span text:style-name="T8"> </text:span><text:span text:style-name="T35">in</text:span><text:span text:style-name="T10"> </text:span><text:span text:style-name="T15">which</text:span><text:span text:style-name="T10"> </text:span><text:span text:style-name="T18">translation</text:span><text:span text:style-name="T117"> </text:span><text:span text:style-name="T18">takes <text:s/></text:span><text:span text:style-name="T41">place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15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yntax-Directed Translation (4)" draw:style-name="dp3" draw:master-page-name="Title_20_and_20_Content" presentation:presentation-page-layout-name="AL1T11">
        <draw:frame draw:name="object 2" presentation:style-name="pr3" draw:text-style-name="P9" draw:layer="layout" svg:width="20.09cm" svg:height="3.216cm" svg:x="4.013cm" svg:y="1.75cm" presentation:class="title" presentation:user-transformed="true">
          <draw:text-box>
            <text:p text:style-name="P8"><text:span text:style-name="T106">Syntax-Directed</text:span><text:span text:style-name="T107"> </text:span><text:span text:style-name="T108">Translation</text:span></text:p>
          </draw:text-box>
        </draw:frame>
        <draw:custom-shape draw:name="object 3" draw:style-name="gr20" draw:text-style-name="P28" draw:layer="layout" svg:width="23.422cm" svg:height="4.59cm" svg:x="3.91cm" svg:y="6.324cm">
          <text:list text:style-name="L5">
            <text:list-item>
              <text:p text:style-name="P24"><text:span text:style-name="T118">Translation</text:span><text:span text:style-name="T119"> </text:span><text:span text:style-name="T120">Schemes</text:span><text:span text:style-name="T121"> </text:span><text:span text:style-name="T12">indicate</text:span><text:span text:style-name="T8"> </text:span><text:span text:style-name="T24">the</text:span><text:span text:style-name="T8"> </text:span><text:span text:style-name="T15">order</text:span><text:span text:style-name="T8"> </text:span><text:span text:style-name="T35">in</text:span><text:span text:style-name="T8"> </text:span><text:span text:style-name="T15">which <text:s/></text:span><text:span text:style-name="T18">semantic </text:span><text:span text:style-name="T9">rules </text:span><text:span text:style-name="T29">are </text:span><text:span text:style-name="T28">to </text:span><text:span text:style-name="T23">be </text:span><text:span text:style-name="T39">evaluated </text:span><text:span text:style-name="T32">(using </text:span><text:span text:style-name="T31">a <text:s/></text:span><text:span text:style-name="T12">dependency </text:span><text:span text:style-name="T41">graph), </text:span><text:span text:style-name="T44">so </text:span><text:span text:style-name="T17">they </text:span><text:span text:style-name="T39">allow </text:span><text:span text:style-name="T15">some <text:s/></text:span><text:span text:style-name="T11">implementation</text:span><text:span text:style-name="T8"> </text:span><text:span text:style-name="T34">details</text:span><text:span text:style-name="T10"> </text:span><text:span text:style-name="T16">to</text:span><text:span text:style-name="T10"> </text:span><text:span text:style-name="T23">be</text:span><text:span text:style-name="T10"> </text:span><text:span text:style-name="T45">shown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16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yntax-Directed Deﬁnitions" draw:style-name="dp3" draw:master-page-name="Title_20_and_20_Content" presentation:presentation-page-layout-name="AL1T11">
        <draw:frame draw:name="object 2" presentation:style-name="pr3" draw:text-style-name="P9" draw:layer="layout" svg:width="19.91cm" svg:height="3.216cm" svg:x="4.013cm" svg:y="1.75cm" presentation:class="title" presentation:user-transformed="true">
          <draw:text-box>
            <text:p text:style-name="P8"><text:span text:style-name="T106">Syntax-Directed</text:span><text:span text:style-name="T122"> </text:span><text:span text:style-name="T123">Deﬁnitions</text:span></text:p>
          </draw:text-box>
        </draw:frame>
        <draw:custom-shape draw:name="object 3" draw:style-name="gr21" draw:text-style-name="P28" draw:layer="layout" svg:width="26.221cm" svg:height="12.124cm" svg:x="3.91cm" svg:y="6.324cm">
          <text:list text:style-name="L5">
            <text:list-item>
              <text:p text:style-name="P24"><text:span text:style-name="T34">Syntax-directed</text:span><text:span text:style-name="T38"> </text:span><text:span text:style-name="T19">deﬁnitions</text:span><text:span text:style-name="T38"> </text:span><text:span text:style-name="T33">(or</text:span><text:span text:style-name="T104"> </text:span><text:span text:style-name="T13">attribute</text:span><text:span text:style-name="T38"> </text:span><text:span text:style-name="T44">grammar)</text:span><text:span text:style-name="T124"> </text:span><text:span text:style-name="T23">bind <text:s/></text:span><text:span text:style-name="T31">a</text:span><text:span text:style-name="T8"> </text:span><text:span text:style-name="T17">set</text:span><text:span text:style-name="T10"> </text:span><text:span text:style-name="T76">of</text:span><text:span text:style-name="T10"> </text:span><text:span text:style-name="T18">semantic</text:span><text:span text:style-name="T10"> </text:span><text:span text:style-name="T9">rules</text:span><text:span text:style-name="T10"> </text:span><text:span text:style-name="T28">to</text:span><text:span text:style-name="T10"> </text:span><text:span text:style-name="T15">productions</text:span></text:p>
            </text:list-item>
            <text:list-item>
              <text:p text:style-name="P52"><text:span text:style-name="T9">They</text:span><text:span text:style-name="T10"> </text:span><text:span text:style-name="T45">are</text:span><text:span text:style-name="T38"> </text:span><text:span text:style-name="T24">the</text:span><text:span text:style-name="T10"> </text:span><text:span text:style-name="T34">high</text:span><text:span text:style-name="T38"> </text:span><text:span text:style-name="T45">level</text:span><text:span text:style-name="T38"> </text:span><text:span text:style-name="T15">speciﬁcation</text:span><text:span text:style-name="T10"> </text:span><text:span text:style-name="T26">for</text:span><text:span text:style-name="T38"> </text:span><text:span text:style-name="T24">the</text:span><text:span text:style-name="T10"> </text:span><text:span text:style-name="T18">translation <text:s/></text:span><text:span text:style-name="T12">schemes</text:span><text:span text:style-name="T10"> </text:span><text:span text:style-name="T103">i.e.</text:span><text:span text:style-name="T10"> </text:span><text:span text:style-name="T17">they</text:span><text:span text:style-name="T38"> </text:span><text:span text:style-name="T44">hide</text:span><text:span text:style-name="T10"> </text:span><text:span text:style-name="T24">the</text:span><text:span text:style-name="T38"> </text:span><text:span text:style-name="T11">implementation</text:span><text:span text:style-name="T10"> </text:span><text:span text:style-name="T34">details</text:span><text:span text:style-name="T38"> </text:span><text:span text:style-name="T7">and <text:s/></text:span><text:span text:style-name="T17">do </text:span><text:span text:style-name="T24">not </text:span><text:span text:style-name="T23">necessitate </text:span><text:span text:style-name="T24">the </text:span><text:span text:style-name="T23">consideration </text:span><text:span text:style-name="T76">of </text:span><text:span text:style-name="T23">translations <text:s/></text:span><text:span text:style-name="T15">order</text:span></text:p>
            </text:list-item>
            <text:list-item>
              <text:p text:style-name="P53"><text:span text:style-name="T22">It </text:span><text:span text:style-name="T33">is </text:span><text:span text:style-name="T24">the </text:span><text:span text:style-name="T39">generalization </text:span><text:span text:style-name="T76">of </text:span><text:span text:style-name="T35">parse </text:span><text:span text:style-name="T13">tree </text:span><text:span text:style-name="T21">where </text:span><text:span text:style-name="T35">each <text:s/></text:span><text:span text:style-name="T21">terminal</text:span><text:span text:style-name="T38"> </text:span><text:span text:style-name="T7">and</text:span><text:span text:style-name="T38"> </text:span><text:span text:style-name="T18">nonterminal</text:span><text:span text:style-name="T104"> </text:span><text:span text:style-name="T47">has</text:span><text:span text:style-name="T38"> </text:span><text:span text:style-name="T43">attributes</text:span><text:span text:style-name="T104"> </text:span><text:span text:style-name="T9">associated</text:span><text:span text:style-name="T38"> </text:span><text:span text:style-name="T28">to <text:s/></text:span><text:span text:style-name="T37">it</text:span><text:span text:style-name="T8"> </text:span><text:span text:style-name="T21">whose</text:span><text:span text:style-name="T10"> </text:span><text:span text:style-name="T45">values</text:span><text:span text:style-name="T8"> </text:span><text:span text:style-name="T29">are</text:span><text:span text:style-name="T10"> </text:span><text:span text:style-name="T19">determined</text:span><text:span text:style-name="T8"> </text:span><text:span text:style-name="T39">by</text:span><text:span text:style-name="T10"> </text:span><text:span text:style-name="T24">the</text:span><text:span text:style-name="T8"> </text:span><text:span text:style-name="T18">semantic</text:span><text:span text:style-name="T10"> </text:span><text:span text:style-name="T9">ru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17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yntax-Directed Deﬁnitions (2)" draw:style-name="dp3" draw:master-page-name="Title_20_and_20_Content" presentation:presentation-page-layout-name="AL1T11">
        <draw:frame draw:name="object 2" presentation:style-name="pr3" draw:text-style-name="P9" draw:layer="layout" svg:width="19.91cm" svg:height="3.216cm" svg:x="4.013cm" svg:y="1.75cm" presentation:class="title" presentation:user-transformed="true">
          <draw:text-box>
            <text:p text:style-name="P8"><text:span text:style-name="T106">Syntax-Directed</text:span><text:span text:style-name="T122"> </text:span><text:span text:style-name="T123">Deﬁnitions</text:span></text:p>
          </draw:text-box>
        </draw:frame>
        <draw:custom-shape draw:name="object 3" draw:style-name="gr22" draw:text-style-name="P58" draw:layer="layout" svg:width="26.299cm" svg:height="10.902cm" svg:x="3.91cm" svg:y="6.324cm">
          <text:list text:style-name="L5">
            <text:list-item>
              <text:p text:style-name="P54"><text:span text:style-name="T22">A</text:span><text:span text:style-name="T8"> </text:span><text:span text:style-name="T23">syntax-directed</text:span><text:span text:style-name="T8"> </text:span><text:span text:style-name="T43">deﬁnition</text:span><text:span text:style-name="T10"> </text:span><text:span text:style-name="T33">is</text:span><text:span text:style-name="T8"> </text:span><text:span text:style-name="T31">a</text:span><text:span text:style-name="T10"> </text:span><text:span text:style-name="T39">generalization</text:span><text:span text:style-name="T8"> </text:span><text:span text:style-name="T76">of</text:span><text:span text:style-name="T8"> </text:span><text:span text:style-name="T31">a <text:s/></text:span><text:span text:style-name="T43">context-free</text:span><text:span text:style-name="T8"> </text:span><text:span text:style-name="T15">grammar</text:span><text:span text:style-name="T10"> </text:span><text:span text:style-name="T35">in</text:span><text:span text:style-name="T10"> </text:span><text:span text:style-name="T7">which:</text:span></text:p>
            </text:list-item>
          </text:list>
          <text:list text:style-name="L7">
            <text:list-item>
              <text:list>
                <text:list-item>
                  <text:p text:style-name="P55"><text:span text:style-name="T60">Each</text:span><text:span text:style-name="T54"> </text:span><text:span text:style-name="T112">grammar</text:span><text:span text:style-name="T54"> </text:span><text:span text:style-name="T58">symbol</text:span><text:span text:style-name="T54"> </text:span><text:span text:style-name="T51">is</text:span><text:span text:style-name="T64"> </text:span><text:span text:style-name="T114">associated</text:span><text:span text:style-name="T54"> </text:span><text:span text:style-name="T125">with</text:span><text:span text:style-name="T54"> </text:span><text:span text:style-name="T85">a</text:span><text:span text:style-name="T64"> </text:span><text:span text:style-name="T67">set</text:span><text:span text:style-name="T54"> </text:span><text:span text:style-name="T68">of <text:s/></text:span><text:span text:style-name="T62">attributes.</text:span></text:p>
                </text:list-item>
                <text:list-item>
                  <text:p text:style-name="P56"><text:span text:style-name="T84">This </text:span><text:span text:style-name="T67">set </text:span><text:span text:style-name="T68">of </text:span><text:span text:style-name="T81">attributes </text:span><text:span text:style-name="T87">for </text:span><text:span text:style-name="T85">a </text:span><text:span text:style-name="T112">grammar </text:span><text:span text:style-name="T58">symbol </text:span><text:span text:style-name="T51">is <text:s/></text:span><text:span text:style-name="T67">partitioned</text:span><text:span text:style-name="T52"> </text:span><text:span text:style-name="T72">into</text:span><text:span text:style-name="T54"> </text:span><text:span text:style-name="T71">two</text:span><text:span text:style-name="T52"> </text:span><text:span text:style-name="T83">subsets</text:span><text:span text:style-name="T54"> </text:span><text:span text:style-name="T84">called</text:span><text:span text:style-name="T126"> </text:span><text:span text:style-name="T127">synthesized</text:span><text:span text:style-name="T128"> </text:span><text:span text:style-name="T56">and <text:s/></text:span><text:span text:style-name="T129">inherited</text:span><text:span text:style-name="T130"> </text:span><text:span text:style-name="T62">attributes.</text:span></text:p>
                </text:list-item>
                <text:list-item>
                  <text:p text:style-name="P57"><text:span text:style-name="T60">Each</text:span><text:span text:style-name="T54"> </text:span><text:span text:style-name="T78">production</text:span><text:span text:style-name="T54"> </text:span><text:span text:style-name="T63">rule</text:span><text:span text:style-name="T54"> </text:span><text:span text:style-name="T51">is</text:span><text:span text:style-name="T54"> </text:span><text:span text:style-name="T114">associated</text:span><text:span text:style-name="T64"> </text:span><text:span text:style-name="T125">with</text:span><text:span text:style-name="T54"> </text:span><text:span text:style-name="T85">a</text:span><text:span text:style-name="T54"> </text:span><text:span text:style-name="T67">set</text:span><text:span text:style-name="T54"> </text:span><text:span text:style-name="T68">of <text:s/></text:span><text:span text:style-name="T62">semantic</text:span><text:span text:style-name="T52"> </text:span><text:span text:style-name="T114">rul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18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yntax-Directed Deﬁnitions (3)" draw:style-name="dp3" draw:master-page-name="Title_20_and_20_Content" presentation:presentation-page-layout-name="AL1T11">
        <draw:frame draw:name="object 2" presentation:style-name="pr3" draw:text-style-name="P9" draw:layer="layout" svg:width="19.91cm" svg:height="3.216cm" svg:x="4.013cm" svg:y="1.75cm" presentation:class="title" presentation:user-transformed="true">
          <draw:text-box>
            <text:p text:style-name="P8"><text:span text:style-name="T106">Syntax-Directed</text:span><text:span text:style-name="T122"> </text:span><text:span text:style-name="T123">Deﬁnitions</text:span></text:p>
          </draw:text-box>
        </draw:frame>
        <draw:custom-shape draw:name="object 3" draw:style-name="gr23" draw:text-style-name="P28" draw:layer="layout" svg:width="25.748cm" svg:height="12.547cm" svg:x="3.91cm" svg:y="5.476cm">
          <text:list text:style-name="L5">
            <text:list-item>
              <text:p text:style-name="P24"><text:span text:style-name="T12">Semantic </text:span><text:span text:style-name="T9">rules </text:span><text:span text:style-name="T17">set </text:span><text:span text:style-name="T12">up </text:span><text:span text:style-name="T34">dependencies </text:span><text:span text:style-name="T19">between <text:s/></text:span><text:span text:style-name="T43">attributes</text:span><text:span text:style-name="T10"> </text:span><text:span text:style-name="T15">which</text:span><text:span text:style-name="T10"> </text:span><text:span text:style-name="T7">can</text:span><text:span text:style-name="T10"> </text:span><text:span text:style-name="T23">be</text:span><text:span text:style-name="T38"> </text:span><text:span text:style-name="T18">represented</text:span><text:span text:style-name="T10"> </text:span><text:span text:style-name="T39">by</text:span><text:span text:style-name="T10"> </text:span><text:span text:style-name="T31">a</text:span><text:span text:style-name="T10"> </text:span><text:span text:style-name="T12">dependency <text:s/></text:span><text:span text:style-name="T34">graph</text:span></text:p>
            </text:list-item>
            <text:list-item>
              <text:p text:style-name="P59"><text:span text:style-name="T35">This</text:span><text:span text:style-name="T38"> </text:span><text:span text:style-name="T12">dependency</text:span><text:span text:style-name="T38"> </text:span><text:span text:style-name="T34">graph</text:span><text:span text:style-name="T38"> </text:span><text:span text:style-name="T15">determines</text:span><text:span text:style-name="T38"> </text:span><text:span text:style-name="T24">the</text:span><text:span text:style-name="T104"> </text:span><text:span text:style-name="T39">evaluation <text:s/></text:span><text:span text:style-name="T15">order</text:span><text:span text:style-name="T8"> </text:span><text:span text:style-name="T76">of</text:span><text:span text:style-name="T10"> </text:span><text:span text:style-name="T11">these</text:span><text:span text:style-name="T10"> </text:span><text:span text:style-name="T18">semantic</text:span><text:span text:style-name="T10"> </text:span><text:span text:style-name="T9">rules</text:span></text:p>
            </text:list-item>
            <text:list-item>
              <text:p text:style-name="P60"><text:span text:style-name="T27">If</text:span><text:span text:style-name="T10"> </text:span><text:span text:style-name="T24">the</text:span><text:span text:style-name="T38"> </text:span><text:span text:style-name="T45">value</text:span><text:span text:style-name="T10"> </text:span><text:span text:style-name="T76">of</text:span><text:span text:style-name="T38"> </text:span><text:span text:style-name="T24">the</text:span><text:span text:style-name="T38"> </text:span><text:span text:style-name="T13">attribute</text:span><text:span text:style-name="T10"> </text:span><text:span text:style-name="T34">only</text:span><text:span text:style-name="T38"> </text:span><text:span text:style-name="T12">depends</text:span><text:span text:style-name="T10"> </text:span><text:span text:style-name="T23">upon</text:span><text:span text:style-name="T38"> </text:span><text:span text:style-name="T43">its <text:s/></text:span><text:span text:style-name="T34">children</text:span><text:span text:style-name="T10"> </text:span><text:span text:style-name="T89">then</text:span><text:span text:style-name="T10"> </text:span><text:span text:style-name="T37">it</text:span><text:span text:style-name="T10"> </text:span><text:span text:style-name="T33">is</text:span><text:span text:style-name="T8"> </text:span><text:span text:style-name="T111">synthesized</text:span><text:span text:style-name="T131"> </text:span><text:span text:style-name="T132">attribute</text:span></text:p>
            </text:list-item>
            <text:list-item>
              <text:p text:style-name="P61"><text:span text:style-name="T34">The</text:span><text:span text:style-name="T38"> </text:span><text:span text:style-name="T12">syntax</text:span><text:span text:style-name="T38"> </text:span><text:span text:style-name="T15">directed</text:span><text:span text:style-name="T38"> </text:span><text:span text:style-name="T43">deﬁnition</text:span><text:span text:style-name="T38"> </text:span><text:span text:style-name="T27">with</text:span><text:span text:style-name="T104"> </text:span><text:span text:style-name="T34">only</text:span><text:span text:style-name="T38"> </text:span><text:span text:style-name="T39">synthesized <text:s/></text:span><text:span text:style-name="T13">attribute </text:span><text:span text:style-name="T33">is </text:span><text:span text:style-name="T35">called </text:span><text:span text:style-name="T133">S-attributed </text:span><text:span text:style-name="T110">deﬁnition </text:span><text:span text:style-name="T89">or </text:span><text:span text:style-name="T109">S- <text:s/></text:span><text:span text:style-name="T133">attributed</text:span><text:span text:style-name="T119"> </text:span><text:span text:style-name="T134">gramma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19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yntax-Directed Deﬁnitions (4)" draw:style-name="dp3" draw:master-page-name="Title_20_and_20_Content" presentation:presentation-page-layout-name="AL1T11">
        <draw:frame draw:name="object 2" presentation:style-name="pr3" draw:text-style-name="P9" draw:layer="layout" svg:width="19.91cm" svg:height="3.216cm" svg:x="4.013cm" svg:y="1.75cm" presentation:class="title" presentation:user-transformed="true">
          <draw:text-box>
            <text:p text:style-name="P8"><text:span text:style-name="T106">Syntax-Directed</text:span><text:span text:style-name="T122"> </text:span><text:span text:style-name="T123">Deﬁnitions</text:span></text:p>
          </draw:text-box>
        </draw:frame>
        <draw:custom-shape draw:name="object 3" draw:style-name="gr24" draw:text-style-name="P65" draw:layer="layout" svg:width="26.165cm" svg:height="8.78cm" svg:x="3.91cm" svg:y="6.324cm">
          <text:list text:style-name="L5">
            <text:list-item>
              <text:p text:style-name="P62"><text:span text:style-name="T27">If</text:span><text:span text:style-name="T10"> </text:span><text:span text:style-name="T24">the</text:span><text:span text:style-name="T10"> </text:span><text:span text:style-name="T45">value</text:span><text:span text:style-name="T38"> </text:span><text:span text:style-name="T76">of</text:span><text:span text:style-name="T10"> </text:span><text:span text:style-name="T24">the</text:span><text:span text:style-name="T38"> </text:span><text:span text:style-name="T13">attribute</text:span><text:span text:style-name="T10"> </text:span><text:span text:style-name="T12">depends</text:span><text:span text:style-name="T38"> </text:span><text:span text:style-name="T23">upon</text:span><text:span text:style-name="T10"> </text:span><text:span text:style-name="T43">its</text:span><text:span text:style-name="T38"> </text:span><text:span text:style-name="T21">parent</text:span><text:span text:style-name="T10"> </text:span><text:span text:style-name="T89">or <text:s/></text:span><text:span text:style-name="T35">siblings</text:span><text:span text:style-name="T8"> </text:span><text:span text:style-name="T89">then</text:span><text:span text:style-name="T10"> </text:span><text:span text:style-name="T37">it</text:span><text:span text:style-name="T10"> </text:span><text:span text:style-name="T33">is</text:span><text:span text:style-name="T8"> </text:span><text:span text:style-name="T135">inherited</text:span><text:span text:style-name="T131"> </text:span><text:span text:style-name="T132">attribute</text:span></text:p>
            </text:list-item>
            <text:list-item>
              <text:p text:style-name="P63"><text:span text:style-name="T22">A</text:span><text:span text:style-name="T8"> </text:span><text:span text:style-name="T35">parse</text:span><text:span text:style-name="T10"> </text:span><text:span text:style-name="T13">tree</text:span><text:span text:style-name="T10"> </text:span><text:span text:style-name="T23">showing</text:span><text:span text:style-name="T10"> </text:span><text:span text:style-name="T24">the</text:span><text:span text:style-name="T10"> </text:span><text:span text:style-name="T45">values</text:span><text:span text:style-name="T10"> </text:span><text:span text:style-name="T76">of</text:span><text:span text:style-name="T8"> </text:span><text:span text:style-name="T43">attributes</text:span><text:span text:style-name="T10"> </text:span><text:span text:style-name="T17">at</text:span><text:span text:style-name="T10"> </text:span><text:span text:style-name="T35">each <text:s/></text:span><text:span text:style-name="T18">node</text:span><text:span text:style-name="T8"> </text:span><text:span text:style-name="T33">is</text:span><text:span text:style-name="T10"> </text:span><text:span text:style-name="T35">called</text:span><text:span text:style-name="T10"> </text:span><text:span text:style-name="T47">an</text:span><text:span text:style-name="T8"> </text:span><text:span text:style-name="T115">annotated</text:span><text:span text:style-name="T131"> </text:span><text:span text:style-name="T136">parse</text:span><text:span text:style-name="T131"> </text:span><text:span text:style-name="T137">tree</text:span></text:p>
            </text:list-item>
            <text:list-item>
              <text:p text:style-name="P64"><text:span text:style-name="T34">The</text:span><text:span text:style-name="T8"> </text:span><text:span text:style-name="T34">process</text:span><text:span text:style-name="T10"> </text:span><text:span text:style-name="T76">of</text:span><text:span text:style-name="T10"> </text:span><text:span text:style-name="T43">computing</text:span><text:span text:style-name="T10"> </text:span><text:span text:style-name="T24">the</text:span><text:span text:style-name="T10"> </text:span><text:span text:style-name="T19">attributes’</text:span><text:span text:style-name="T10"> </text:span><text:span text:style-name="T45">values</text:span><text:span text:style-name="T10"> </text:span><text:span text:style-name="T17">at</text:span><text:span text:style-name="T10"> </text:span><text:span text:style-name="T24">the <text:s/></text:span><text:span text:style-name="T34">nodes</text:span><text:span text:style-name="T8"> </text:span><text:span text:style-name="T33">is</text:span><text:span text:style-name="T8"> </text:span><text:span text:style-name="T35">called</text:span><text:span text:style-name="T8"> </text:span><text:span text:style-name="T135">annotating</text:span><text:span text:style-name="T138"> </text:span><text:span text:style-name="T33">(or</text:span><text:span text:style-name="T10"> </text:span><text:span text:style-name="T136">decorating</text:span><text:span text:style-name="T41">)</text:span><text:span text:style-name="T8"> </text:span><text:span text:style-name="T76">of</text:span><text:span text:style-name="T10"> </text:span><text:span text:style-name="T24">the</text:span><text:span text:style-name="T8"> </text:span><text:span text:style-name="T35">parse <text:s/></text:span><text:span text:style-name="T13">tre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20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21" draw:style-name="dp3" draw:master-page-name="Blank" presentation:presentation-page-layout-name="AL1T11">
        <draw:custom-shape draw:name="object 2" draw:style-name="gr25" draw:text-style-name="P73" draw:layer="layout" svg:width="26.498cm" svg:height="17.108cm" svg:x="3.734cm" svg:y="2.362cm">
          <text:list text:style-name="L10">
            <text:list-item>
              <text:p text:style-name="P66"><text:span text:style-name="T7">In</text:span><text:span text:style-name="T8"> </text:span><text:span text:style-name="T31">a</text:span><text:span text:style-name="T8"> </text:span><text:span text:style-name="T23">syntax-directed</text:span><text:span text:style-name="T8"> </text:span><text:span text:style-name="T18">deﬁnition,</text:span><text:span text:style-name="T8"> </text:span><text:span text:style-name="T35">each</text:span><text:span text:style-name="T8"> </text:span><text:span text:style-name="T19">production</text:span><text:span text:style-name="T10"> </text:span><text:span text:style-name="T45">A→α</text:span><text:span text:style-name="T8"> </text:span><text:span text:style-name="T33">is <text:s/></text:span><text:span text:style-name="T9">associated</text:span><text:span text:style-name="T10"> </text:span><text:span text:style-name="T27">with</text:span><text:span text:style-name="T10"> </text:span><text:span text:style-name="T31">a</text:span><text:span text:style-name="T10"> </text:span><text:span text:style-name="T17">set</text:span><text:span text:style-name="T10"> </text:span><text:span text:style-name="T76">of</text:span><text:span text:style-name="T10"> </text:span><text:span text:style-name="T18">semantic</text:span><text:span text:style-name="T10"> </text:span><text:span text:style-name="T9">rules</text:span><text:span text:style-name="T10"> </text:span><text:span text:style-name="T76">of</text:span><text:span text:style-name="T10"> </text:span><text:span text:style-name="T24">the</text:span><text:span text:style-name="T10"> </text:span><text:span text:style-name="T21">form:</text:span></text:p>
            </text:list-item>
          </text:list>
          <text:p text:style-name="P67"><text:span text:style-name="T17">b </text:span><text:span text:style-name="T49">= </text:span><text:span text:style-name="T139">f(c</text:span><text:span text:style-name="T140">1</text:span><text:span text:style-name="T139">, </text:span><text:span text:style-name="T42">c</text:span><text:span text:style-name="T141">2</text:span><text:span text:style-name="T42">,</text:span><text:span text:style-name="T142"> </text:span><text:span text:style-name="T143">…, </text:span><text:span text:style-name="T144">c</text:span><text:span text:style-name="T145">n</text:span><text:span text:style-name="T144">)</text:span></text:p>
          <text:p text:style-name="P68"><text:span text:style-name="T21">where</text:span><text:span text:style-name="T10"> </text:span><text:span text:style-name="T146">f</text:span><text:span text:style-name="T38"> </text:span><text:span text:style-name="T33">is</text:span><text:span text:style-name="T10"> </text:span><text:span text:style-name="T31">a</text:span><text:span text:style-name="T38"> </text:span><text:span text:style-name="T18">function,</text:span><text:span text:style-name="T38"> </text:span><text:span text:style-name="T46">c</text:span><text:span text:style-name="T147">1</text:span><text:span text:style-name="T46">,</text:span><text:span text:style-name="T10"> </text:span><text:span text:style-name="T42">c</text:span><text:span text:style-name="T141">2</text:span><text:span text:style-name="T42">,</text:span><text:span text:style-name="T38"> </text:span><text:span text:style-name="T143">…,</text:span><text:span text:style-name="T10"> </text:span><text:span text:style-name="T12">c</text:span><text:span text:style-name="T148">n </text:span><text:span text:style-name="T45">are</text:span><text:span text:style-name="T38"> </text:span><text:span text:style-name="T43">attributes</text:span><text:span text:style-name="T10"> </text:span><text:span text:style-name="T76">of</text:span><text:span text:style-name="T38"> </text:span><text:span text:style-name="T24">the <text:s/></text:span><text:span text:style-name="T15">grammar</text:span><text:span text:style-name="T8"> </text:span><text:span text:style-name="T12">symbols</text:span><text:span text:style-name="T8"> </text:span><text:span text:style-name="T35">in</text:span><text:span text:style-name="T10"> </text:span><text:span text:style-name="T24">the</text:span><text:span text:style-name="T8"> </text:span><text:span text:style-name="T19">production</text:span><text:span text:style-name="T8"> </text:span><text:span text:style-name="T29">A→α</text:span><text:span text:style-name="T10"> </text:span><text:span text:style-name="T7">and</text:span><text:span text:style-name="T8"> </text:span><text:span text:style-name="T19">either</text:span></text:p>
          <text:list text:style-name="L11">
            <text:list-item>
              <text:list>
                <text:list-item>
                  <text:p text:style-name="P69"><text:span text:style-name="T67">b</text:span><text:span text:style-name="T52"> </text:span><text:span text:style-name="T51">is</text:span><text:span text:style-name="T54"> </text:span><text:span text:style-name="T85">a</text:span><text:span text:style-name="T54"> </text:span><text:span text:style-name="T79">synthesized</text:span><text:span text:style-name="T54"> </text:span><text:span text:style-name="T149">attribute</text:span><text:span text:style-name="T54"> </text:span><text:span text:style-name="T68">of</text:span><text:span text:style-name="T54"> </text:span><text:span text:style-name="T150">A</text:span></text:p>
                </text:list-item>
              </text:list>
            </text:list-item>
          </text:list>
          <text:list text:style-name="L12">
            <text:list-item>
              <text:list>
                <text:list-item>
                  <text:p text:style-name="P70"><text:span text:style-name="T67">b</text:span><text:span text:style-name="T52"> </text:span><text:span text:style-name="T51">is</text:span><text:span text:style-name="T52"> </text:span><text:span text:style-name="T86">an</text:span><text:span text:style-name="T52"> </text:span><text:span text:style-name="T61">inherited</text:span><text:span text:style-name="T52"> </text:span><text:span text:style-name="T57">attribute</text:span><text:span text:style-name="T54"> </text:span><text:span text:style-name="T68">of</text:span><text:span text:style-name="T52"> </text:span><text:span text:style-name="T83">one</text:span><text:span text:style-name="T52"> </text:span><text:span text:style-name="T68">of</text:span><text:span text:style-name="T52"> </text:span><text:span text:style-name="T66">the</text:span><text:span text:style-name="T52"> </text:span><text:span text:style-name="T112">grammar <text:s/></text:span><text:span text:style-name="T83">symbols </text:span><text:span text:style-name="T84">in</text:span><text:span text:style-name="T151"> </text:span><text:span text:style-name="T152">α</text:span></text:p>
                </text:list-item>
              </text:list>
            </text:list-item>
          </text:list>
          <text:p text:style-name="P71"><text:span text:style-name="T153"/></text:p>
          <text:list text:style-name="L13">
            <text:list-item>
              <text:p text:style-name="P72"><text:span text:style-name="T48">So,</text:span><text:span text:style-name="T10"> </text:span><text:span text:style-name="T31">a</text:span><text:span text:style-name="T38"> </text:span><text:span text:style-name="T18">semantic</text:span><text:span text:style-name="T10"> </text:span><text:span text:style-name="T34">rule</text:span><text:span text:style-name="T38"> </text:span><text:span text:style-name="T17">b</text:span><text:span text:style-name="T10"> </text:span><text:span text:style-name="T49">=</text:span><text:span text:style-name="T38"> </text:span><text:span text:style-name="T139">f(c</text:span><text:span text:style-name="T140">1</text:span><text:span text:style-name="T139">,</text:span><text:span text:style-name="T38"> </text:span><text:span text:style-name="T42">c</text:span><text:span text:style-name="T141">2</text:span><text:span text:style-name="T42">,</text:span><text:span text:style-name="T10"> </text:span><text:span text:style-name="T143">…,</text:span><text:span text:style-name="T38"> </text:span><text:span text:style-name="T144">c</text:span><text:span text:style-name="T145">n</text:span><text:span text:style-name="T144">)</text:span><text:span text:style-name="T10"> </text:span><text:span text:style-name="T44">indicates</text:span><text:span text:style-name="T38"> </text:span><text:span text:style-name="T27">that</text:span><text:span text:style-name="T38"> </text:span><text:span text:style-name="T24">the <text:s/></text:span><text:span text:style-name="T13">attribute</text:span><text:span text:style-name="T10"> </text:span><text:span text:style-name="T17">b</text:span><text:span text:style-name="T10"> </text:span><text:span text:style-name="T12">depends</text:span><text:span text:style-name="T10"> </text:span><text:span text:style-name="T18">on</text:span><text:span text:style-name="T10"> </text:span><text:span text:style-name="T43">attributes</text:span><text:span text:style-name="T38"> </text:span><text:span text:style-name="T46">c</text:span><text:span text:style-name="T147">1</text:span><text:span text:style-name="T46">,</text:span><text:span text:style-name="T10"> </text:span><text:span text:style-name="T42">c</text:span><text:span text:style-name="T141">2</text:span><text:span text:style-name="T42">,</text:span><text:span text:style-name="T10"> </text:span><text:span text:style-name="T143">…,</text:span><text:span text:style-name="T10"> </text:span><text:span text:style-name="T12">c</text:span><text:span text:style-name="T148">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21" presentation:class="page"/>
          <draw:frame presentation:style-name="pr8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22" draw:style-name="dp3" draw:master-page-name="Blank" presentation:presentation-page-layout-name="AL1T11">
        <draw:custom-shape draw:name="object 2" draw:style-name="gr26" draw:text-style-name="P75" draw:layer="layout" svg:width="5.439cm" svg:height="2.404cm" svg:x="2.555cm" svg:y="0.044cm">
          <text:list text:style-name="L14">
            <text:list-item>
              <text:p text:style-name="P74"><text:span text:style-name="T154">E</text:span><text:span text:style-name="T155">x</text:span><text:span text:style-name="T156">ample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7" draw:text-style-name="P79" draw:layer="layout" svg:width="30.733cm" svg:height="3.848cm" svg:x="2.694cm" svg:y="14.349cm">
          <text:p text:style-name="P76"><text:span text:style-name="T12">All</text:span><text:span text:style-name="T10"> </text:span><text:span text:style-name="T43">attributes</text:span><text:span text:style-name="T38"> </text:span><text:span text:style-name="T35">in</text:span><text:span text:style-name="T38"> </text:span><text:span text:style-name="T19">this</text:span><text:span text:style-name="T38"> </text:span><text:span text:style-name="T39">example</text:span><text:span text:style-name="T38"> </text:span><text:span text:style-name="T29">are</text:span><text:span text:style-name="T38"> </text:span><text:span text:style-name="T76">of</text:span><text:span text:style-name="T38"> </text:span><text:span text:style-name="T24">the</text:span><text:span text:style-name="T10"> </text:span><text:span text:style-name="T39">synthesized</text:span><text:span text:style-name="T38"> </text:span><text:span text:style-name="T44">type.</text:span><text:span text:style-name="T38"> </text:span><text:span text:style-name="T35">Symbols</text:span></text:p>
          <text:p text:style-name="P77"><text:span text:style-name="T157">E,</text:span><text:span text:style-name="T10"> </text:span><text:span text:style-name="T158">T,</text:span><text:span text:style-name="T38"> </text:span><text:span text:style-name="T7">and</text:span><text:span text:style-name="T10"> </text:span><text:span text:style-name="T159">F</text:span><text:span text:style-name="T38"> </text:span><text:span text:style-name="T45">are</text:span><text:span text:style-name="T10"> </text:span><text:span text:style-name="T9">associated</text:span><text:span text:style-name="T38"> </text:span><text:span text:style-name="T27">with</text:span><text:span text:style-name="T10"> </text:span><text:span text:style-name="T31">a</text:span><text:span text:style-name="T38"> </text:span><text:span text:style-name="T39">synthesized</text:span><text:span text:style-name="T10"> </text:span><text:span text:style-name="T13">attribute</text:span><text:span text:style-name="T102"> </text:span><text:span text:style-name="T160">val</text:span><text:span text:style-name="T161">.</text:span><text:span text:style-name="T10"> </text:span><text:span text:style-name="T34">The</text:span></text:p>
          <text:p text:style-name="P78"><text:span text:style-name="T43">token</text:span><text:span text:style-name="T38"> </text:span><text:span text:style-name="T43">digit</text:span><text:span text:style-name="T38"> </text:span><text:span text:style-name="T47">has</text:span><text:span text:style-name="T38"> </text:span><text:span text:style-name="T31">a</text:span><text:span text:style-name="T38"> </text:span><text:span text:style-name="T39">synthesized</text:span><text:span text:style-name="T38"> </text:span><text:span text:style-name="T13">attribute</text:span><text:span text:style-name="T8"> </text:span><text:span text:style-name="T162">lexval</text:span><text:span text:style-name="T163"> </text:span><text:span text:style-name="T9">(it</text:span><text:span text:style-name="T38"> </text:span><text:span text:style-name="T33">is</text:span><text:span text:style-name="T38"> </text:span><text:span text:style-name="T9">assumed</text:span><text:span text:style-name="T38"> </text:span><text:span text:style-name="T27">that</text:span><text:span text:style-name="T38"> </text:span><text:span text:style-name="T37">it</text:span><text:span text:style-name="T10"> </text:span><text:span text:style-name="T33">is <text:s/></text:span><text:span text:style-name="T39">evaluated</text:span><text:span text:style-name="T8"> </text:span><text:span text:style-name="T39">by</text:span><text:span text:style-name="T10"> </text:span><text:span text:style-name="T24">the</text:span><text:span text:style-name="T10"> </text:span><text:span text:style-name="T29">lexical</text:span><text:span text:style-name="T10"> </text:span><text:span text:style-name="T14">analyzer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8" draw:text-style-name="P80" draw:layer="layout" svg:width="21.519cm" svg:height="12.543cm" svg:x="6.597cm" svg:y="1.4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22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le_20_Slide" presentation:presentation-page-layout-name="AL1T11">
        <draw:custom-shape draw:name="object 2" draw:style-name="gr29" draw:text-style-name="P82" draw:layer="layout" svg:width="7.769cm" svg:height="5.234cm" svg:x="2.746cm" svg:y="0.391cm">
          <text:p text:style-name="P81"><text:span text:style-name="T164">Ann</text:span><text:span text:style-name="T165">o</text:span><text:span text:style-name="T166">t</text:span><text:span text:style-name="T167">a</text:span><text:span text:style-name="T168">t</text:span><text:span text:style-name="T165">ed <text:s/></text:span><text:span text:style-name="T169">Parse <text:s/></text:span><text:span text:style-name="T170">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30" draw:text-style-name="P84" draw:layer="layout" svg:width="31.206cm" svg:height="2.969cm" svg:x="2.328cm" svg:y="15.948cm">
          <text:p text:style-name="P83"><text:span text:style-name="T11">Computation</text:span><text:span text:style-name="T10"> </text:span><text:span text:style-name="T43">starts</text:span><text:span text:style-name="T38"> </text:span><text:span text:style-name="T37">from</text:span><text:span text:style-name="T38"> </text:span><text:span text:style-name="T34">leaf</text:span><text:span text:style-name="T10"> </text:span><text:span text:style-name="T18">node</text:span><text:span text:style-name="T38"> </text:span><text:span text:style-name="T27">with</text:span><text:span text:style-name="T38"> </text:span><text:span text:style-name="T9">associated</text:span><text:span text:style-name="T10"> </text:span><text:span text:style-name="T19">production</text:span><text:span text:style-name="T38"> </text:span><text:span text:style-name="T7">and <text:s/></text:span><text:span text:style-name="T18">corresponding</text:span><text:span text:style-name="T10"> </text:span><text:span text:style-name="T18">semantic</text:span><text:span text:style-name="T10"> </text:span><text:span text:style-name="T47">rule.</text:span><text:span text:style-name="T38"> </text:span><text:span text:style-name="T12">Output:</text:span><text:span text:style-name="T10"> </text:span><text:span text:style-name="T34">The</text:span><text:span text:style-name="T38"> </text:span><text:span text:style-name="T144">value,</text:span><text:span text:style-name="T10"> </text:span><text:span text:style-name="T11">printed</text:span><text:span text:style-name="T38"> </text:span><text:span text:style-name="T17">at</text:span><text:span text:style-name="T10"> </text:span><text:span text:style-name="T24">the</text:span><text:span text:style-name="T38"> </text:span><text:span text:style-name="T24">root <text:s/></text:span><text:span text:style-name="T76">of</text:span><text:span text:style-name="T10"> </text:span><text:span text:style-name="T9">tree,</text:span><text:span text:style-name="T10"> </text:span><text:span text:style-name="T33">is</text:span><text:span text:style-name="T10"> </text:span><text:span text:style-name="T24">the</text:span><text:span text:style-name="T10"> </text:span><text:span text:style-name="T45">value</text:span><text:span text:style-name="T10"> </text:span><text:span text:style-name="T76">of</text:span><text:span text:style-name="T10"> </text:span><text:span text:style-name="T171">E.val</text:span><text:span text:style-name="T96"> </text:span><text:span text:style-name="T17">at</text:span><text:span text:style-name="T10"> </text:span><text:span text:style-name="T24">the</text:span><text:span text:style-name="T10"> </text:span><text:span text:style-name="T76">ﬁrst</text:span><text:span text:style-name="T10"> </text:span><text:span text:style-name="T34">child</text:span><text:span text:style-name="T10"> </text:span><text:span text:style-name="T76">of</text:span><text:span text:style-name="T38"> </text:span><text:span text:style-name="T24">the</text:span><text:span text:style-name="T10"> roo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31" draw:text-style-name="P85" draw:layer="layout" svg:width="21.93cm" svg:height="14.14cm" svg:x="11.167cm" svg:y="0.54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23" presentation:class="page"/>
          <draw:frame presentation:style-name="pr10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Blank" presentation:presentation-page-layout-name="AL1T11">
        <draw:custom-shape draw:name="object 2" draw:style-name="gr32" draw:text-style-name="P86" draw:layer="layout" svg:width="30.364cm" svg:height="17.722cm" svg:x="2.747cm" svg:y="0.66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24" presentation:class="page"/>
          <draw:frame presentation:style-name="pr8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Inherited Attributes" draw:style-name="dp3" draw:master-page-name="Title_20_and_20_Content" presentation:presentation-page-layout-name="AL1T11">
        <draw:frame draw:name="object 2" presentation:style-name="pr3" draw:text-style-name="P9" draw:layer="layout" svg:width="14.272cm" svg:height="3.216cm" svg:x="4.013cm" svg:y="1.75cm" presentation:class="title" presentation:user-transformed="true">
          <draw:text-box>
            <text:p text:style-name="P8"><text:span text:style-name="T172">Inherited</text:span><text:span text:style-name="T122"> </text:span><text:span text:style-name="T173">Attributes</text:span></text:p>
          </draw:text-box>
        </draw:frame>
        <draw:custom-shape draw:name="object 3" draw:style-name="gr33" draw:text-style-name="P91" draw:layer="layout" svg:width="26.277cm" svg:height="12.547cm" svg:x="3.91cm" svg:y="6.324cm">
          <text:list text:style-name="L5">
            <text:list-item>
              <text:p text:style-name="P87"><text:span text:style-name="T17">An</text:span><text:span text:style-name="T10"> </text:span><text:span text:style-name="T21">inherited</text:span><text:span text:style-name="T38"> </text:span><text:span text:style-name="T13">attribute</text:span><text:span text:style-name="T10"> </text:span><text:span text:style-name="T17">at</text:span><text:span text:style-name="T38"> </text:span><text:span text:style-name="T77">any</text:span><text:span text:style-name="T38"> </text:span><text:span text:style-name="T18">node</text:span><text:span text:style-name="T10"> </text:span><text:span text:style-name="T33">is</text:span><text:span text:style-name="T38"> </text:span><text:span text:style-name="T17">deﬁned</text:span><text:span text:style-name="T38"> </text:span><text:span text:style-name="T35">based</text:span><text:span text:style-name="T10"> </text:span><text:span text:style-name="T18">on <text:s/></text:span><text:span text:style-name="T24">the</text:span><text:span text:style-name="T10"> </text:span><text:span text:style-name="T43">attributes</text:span><text:span text:style-name="T10"> </text:span><text:span text:style-name="T17">at</text:span><text:span text:style-name="T10"> </text:span><text:span text:style-name="T24">the</text:span><text:span text:style-name="T10"> </text:span><text:span text:style-name="T21">parent</text:span><text:span text:style-name="T10"> </text:span><text:span text:style-name="T21">and/or</text:span><text:span text:style-name="T10"> </text:span><text:span text:style-name="T35">siblings</text:span><text:span text:style-name="T10"> </text:span><text:span text:style-name="T76">of</text:span><text:span text:style-name="T38"> </text:span><text:span text:style-name="T24">the</text:span><text:span text:style-name="T10"> </text:span><text:span text:style-name="T18">node</text:span></text:p>
            </text:list-item>
            <text:list-item>
              <text:p text:style-name="P88"><text:span text:style-name="T9">They</text:span><text:span text:style-name="T102"> </text:span><text:span text:style-name="T45">are</text:span><text:span text:style-name="T8"> </text:span><text:span text:style-name="T12">useful</text:span><text:span text:style-name="T8"> </text:span><text:span text:style-name="T26">for</text:span><text:span text:style-name="T102"> </text:span><text:span text:style-name="T23">describing</text:span><text:span text:style-name="T8"> </text:span><text:span text:style-name="T43">context</text:span><text:span text:style-name="T8"> </text:span><text:span text:style-name="T34">sensitive <text:s/>behavior</text:span><text:span text:style-name="T8"> </text:span><text:span text:style-name="T76">of</text:span><text:span text:style-name="T10"> </text:span><text:span text:style-name="T15">grammar</text:span><text:span text:style-name="T10"> </text:span><text:span text:style-name="T12">symbols</text:span></text:p>
            </text:list-item>
            <text:list-item>
              <text:p text:style-name="P89"><text:span text:style-name="T42">For</text:span><text:span text:style-name="T10"> </text:span><text:span text:style-name="T32">example,</text:span><text:span text:style-name="T38"> </text:span><text:span text:style-name="T47">an</text:span><text:span text:style-name="T38"> </text:span><text:span text:style-name="T21">inherited</text:span><text:span text:style-name="T38"> </text:span><text:span text:style-name="T13">attribute</text:span><text:span text:style-name="T38"> </text:span><text:span text:style-name="T7">can</text:span><text:span text:style-name="T10"> </text:span><text:span text:style-name="T23">be</text:span><text:span text:style-name="T38"> </text:span><text:span text:style-name="T9">used</text:span><text:span text:style-name="T38"> </text:span><text:span text:style-name="T28">to</text:span><text:span text:style-name="T8"> </text:span><text:span text:style-name="T12">keep <text:s/></text:span><text:span text:style-name="T88">track </text:span><text:span text:style-name="T76">of </text:span><text:span text:style-name="T89">whether </text:span><text:span text:style-name="T47">an </text:span><text:span text:style-name="T89">identiﬁer </text:span><text:span text:style-name="T7">appears </text:span><text:span text:style-name="T17">at </text:span><text:span text:style-name="T24">the </text:span><text:span text:style-name="T22">left </text:span><text:span text:style-name="T89">or <text:s/>right</text:span><text:span text:style-name="T8"> </text:span><text:span text:style-name="T39">side</text:span><text:span text:style-name="T10"> </text:span><text:span text:style-name="T76">of</text:span><text:span text:style-name="T10"> </text:span><text:span text:style-name="T47">an</text:span><text:span text:style-name="T10"> </text:span><text:span text:style-name="T23">assignment</text:span><text:span text:style-name="T10"> </text:span><text:span text:style-name="T11">operator</text:span></text:p>
            </text:list-item>
            <text:list-item>
              <text:p text:style-name="P90"><text:span text:style-name="T35">This</text:span><text:span text:style-name="T8"> </text:span><text:span text:style-name="T7">can</text:span><text:span text:style-name="T8"> </text:span><text:span text:style-name="T23">be</text:span><text:span text:style-name="T8"> </text:span><text:span text:style-name="T9">used</text:span><text:span text:style-name="T8"> </text:span><text:span text:style-name="T16">to</text:span><text:span text:style-name="T8"> </text:span><text:span text:style-name="T23">decide</text:span><text:span text:style-name="T8"> </text:span><text:span text:style-name="T89">whether</text:span><text:span text:style-name="T8"> </text:span><text:span text:style-name="T24">the</text:span><text:span text:style-name="T10"> </text:span><text:span text:style-name="T39">address</text:span><text:span text:style-name="T8"> </text:span><text:span text:style-name="T89">or</text:span><text:span text:style-name="T8"> </text:span><text:span text:style-name="T24">the <text:s/></text:span><text:span text:style-name="T45">value</text:span><text:span text:style-name="T8"> </text:span><text:span text:style-name="T76">of</text:span><text:span text:style-name="T10"> </text:span><text:span text:style-name="T24">the</text:span><text:span text:style-name="T10"> </text:span><text:span text:style-name="T89">identiﬁer</text:span><text:span text:style-name="T10"> </text:span><text:span text:style-name="T33">is</text:span><text:span text:style-name="T10"> </text:span><text:span text:style-name="T12">need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25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herited Attributes (2)" draw:style-name="dp3" draw:master-page-name="Title_20_and_20_Content" presentation:presentation-page-layout-name="AL1T11">
        <draw:frame draw:name="object 2" presentation:style-name="pr3" draw:text-style-name="P9" draw:layer="layout" svg:width="14.272cm" svg:height="3.216cm" svg:x="4.013cm" svg:y="1.75cm" presentation:class="title" presentation:user-transformed="true">
          <draw:text-box>
            <text:p text:style-name="P8"><text:span text:style-name="T172">Inherited</text:span><text:span text:style-name="T122"> </text:span><text:span text:style-name="T173">Attributes</text:span></text:p>
          </draw:text-box>
        </draw:frame>
        <draw:custom-shape draw:name="object 3" draw:style-name="gr34" draw:text-style-name="P93" draw:layer="layout" svg:width="5.195cm" svg:height="1.219cm" svg:x="3.91cm" svg:y="4.372cm">
          <text:list text:style-name="L4">
            <text:list-item>
              <text:p text:style-name="P92"><text:span text:style-name="T154">E</text:span><text:span text:style-name="T155">x</text:span><text:span text:style-name="T174">amp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35" draw:text-style-name="P96" draw:layer="layout" svg:width="25.743cm" svg:height="3.484cm" svg:x="4.013cm" svg:y="15.135cm">
          <text:p text:style-name="P94"><text:span text:style-name="T39">Symbol</text:span><text:span text:style-name="T38"> </text:span><text:span text:style-name="T18">T</text:span><text:span text:style-name="T38"> </text:span><text:span text:style-name="T33">is</text:span><text:span text:style-name="T104"> </text:span><text:span text:style-name="T9">associated</text:span><text:span text:style-name="T38"> </text:span><text:span text:style-name="T27">with</text:span><text:span text:style-name="T104"> </text:span><text:span text:style-name="T31">a</text:span><text:span text:style-name="T38"> </text:span><text:span text:style-name="T39">synthesized</text:span><text:span text:style-name="T38"> </text:span><text:span text:style-name="T13">attribute</text:span><text:span text:style-name="T8"> </text:span><text:span text:style-name="T175">type</text:span></text:p>
          <text:p text:style-name="P95"><text:span text:style-name="T39">Symbol</text:span><text:span text:style-name="T10"> </text:span><text:span text:style-name="T43">L</text:span><text:span text:style-name="T10"> </text:span><text:span text:style-name="T33">is</text:span><text:span text:style-name="T38"> </text:span><text:span text:style-name="T9">associated</text:span><text:span text:style-name="T10"> </text:span><text:span text:style-name="T27">with</text:span><text:span text:style-name="T38"> </text:span><text:span text:style-name="T47">an</text:span><text:span text:style-name="T10"> </text:span><text:span text:style-name="T21">inherited</text:span><text:span text:style-name="T10"> </text:span><text:span text:style-name="T13">attribute</text:span><text:span text:style-name="T102"> </text:span><text:span text:style-name="T176">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36" draw:text-style-name="P97" draw:layer="layout" svg:width="22.505cm" svg:height="8.331cm" svg:x="5.892cm" svg:y="6.18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26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Example (Annotated Parse Tree):&#9;Input : real id1, id2, id3" draw:style-name="dp3" draw:master-page-name="Title_20_and_20_Content" presentation:presentation-page-layout-name="AL1T11">
        <draw:frame draw:name="object 2" presentation:style-name="pr3" draw:text-style-name="P9" draw:layer="layout" svg:width="22.917cm" svg:height="3.216cm" svg:x="2.798cm" svg:y="0.244cm" presentation:class="title" presentation:user-transformed="true">
          <draw:text-box>
            <text:p text:style-name="P98"><text:span text:style-name="T177">Example </text:span><text:span text:style-name="T178">(Annotated</text:span><text:span text:style-name="T179"> </text:span><text:span text:style-name="T180">Parse</text:span><text:span text:style-name="T181"> </text:span><text:span text:style-name="T182">Tree):</text:span><text:span text:style-name="T183"><text:tab/></text:span><text:span text:style-name="T184">Input</text:span><text:span text:style-name="T185"> </text:span><text:span text:style-name="T186">:</text:span><text:span text:style-name="T187"> </text:span><text:span text:style-name="T188">real</text:span><text:span text:style-name="T185"> </text:span><text:span text:style-name="T189">id1,</text:span><text:span text:style-name="T185"> </text:span><text:span text:style-name="T190">id2,</text:span><text:span text:style-name="T185"> </text:span><text:span text:style-name="T191">id3</text:span></text:p>
          </draw:text-box>
        </draw:frame>
        <draw:custom-shape draw:name="object 3" draw:style-name="gr37" draw:text-style-name="P100" draw:layer="layout" svg:width="30.738cm" svg:height="4.244cm" svg:x="2.728cm" svg:y="14.36cm">
          <text:p text:style-name="P99"><text:span text:style-name="T192">The </text:span><text:span text:style-name="T193">value </text:span><text:span text:style-name="T194">of </text:span><text:span text:style-name="T195">L.in </text:span><text:span text:style-name="T196">at </text:span><text:span text:style-name="T197">the </text:span><text:span text:style-name="T196">three </text:span><text:span text:style-name="T198">L-nodes </text:span><text:span text:style-name="T199">gives </text:span><text:span text:style-name="T197">the </text:span><text:span text:style-name="T200">type </text:span><text:span text:style-name="T194">of </text:span><text:span text:style-name="T201">identiﬁers </text:span><text:span text:style-name="T202">id1</text:span><text:span text:style-name="T203">, <text:s/></text:span><text:span text:style-name="T204">id2 </text:span><text:span text:style-name="T205">&amp; </text:span><text:span text:style-name="T206">id3</text:span><text:span text:style-name="T207">. </text:span><text:span text:style-name="T199">These </text:span><text:span text:style-name="T193">values are </text:span><text:span text:style-name="T208">determined </text:span><text:span text:style-name="T198">by </text:span><text:span text:style-name="T196">computing </text:span><text:span text:style-name="T197">the </text:span><text:span text:style-name="T193">value </text:span><text:span text:style-name="T194">of <text:s/></text:span><text:span text:style-name="T200">attribute </text:span><text:span text:style-name="T209">T.type </text:span><text:span text:style-name="T196">at </text:span><text:span text:style-name="T197">the </text:span><text:span text:style-name="T210">left </text:span><text:span text:style-name="T192">child </text:span><text:span text:style-name="T194">of </text:span><text:span text:style-name="T197">the root </text:span><text:span text:style-name="T211">and </text:span><text:span text:style-name="T212">then </text:span><text:span text:style-name="T198">evaluating </text:span><text:span text:style-name="T195">L.in </text:span><text:span text:style-name="T213">in <text:s/></text:span><text:span text:style-name="T214">top-down</text:span><text:span text:style-name="T215"> </text:span><text:span text:style-name="T196">at</text:span><text:span text:style-name="T216"> </text:span><text:span text:style-name="T197">the</text:span><text:span text:style-name="T216"> </text:span><text:span text:style-name="T196">three</text:span><text:span text:style-name="T215"> </text:span><text:span text:style-name="T198">L-nodes</text:span><text:span text:style-name="T216"> </text:span><text:span text:style-name="T213">in</text:span><text:span text:style-name="T216"> </text:span><text:span text:style-name="T197">the</text:span><text:span text:style-name="T215"> </text:span><text:span text:style-name="T212">right</text:span><text:span text:style-name="T216"> </text:span><text:span text:style-name="T217">subtree</text:span><text:span text:style-name="T216"> </text:span><text:span text:style-name="T194">of</text:span><text:span text:style-name="T215"> </text:span><text:span text:style-name="T218">the r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38" draw:text-style-name="P101" draw:layer="layout" svg:width="21.801cm" svg:height="11.799cm" svg:x="6.244cm" svg:y="1.90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27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Dependency Graph" draw:style-name="dp3" draw:master-page-name="Title_20_and_20_Content" presentation:presentation-page-layout-name="AL1T11">
        <draw:frame draw:name="object 2" presentation:style-name="pr3" draw:text-style-name="P9" draw:layer="layout" svg:width="13.96cm" svg:height="3.76cm" svg:x="4.013cm" svg:y="1.75cm" presentation:class="title" presentation:user-transformed="true">
          <draw:text-box>
            <text:p text:style-name="P8"><text:span text:style-name="T106">Dependency</text:span><text:span text:style-name="T219"> </text:span><text:span text:style-name="T73">Graph</text:span></text:p>
          </draw:text-box>
        </draw:frame>
        <draw:custom-shape draw:name="object 3" draw:style-name="gr39" draw:text-style-name="P28" draw:layer="layout" svg:width="25.679cm" svg:height="6.127cm" svg:x="3.91cm" svg:y="6.324cm">
          <text:list text:style-name="L5">
            <text:list-item>
              <text:p text:style-name="P24"><text:span text:style-name="T7">In</text:span><text:span text:style-name="T10"> </text:span><text:span text:style-name="T15">order</text:span><text:span text:style-name="T10"> </text:span><text:span text:style-name="T28">to</text:span><text:span text:style-name="T10"> </text:span><text:span text:style-name="T19">correctly</text:span><text:span text:style-name="T10"> </text:span><text:span text:style-name="T35">evaluate</text:span><text:span text:style-name="T38"> </text:span><text:span text:style-name="T43">attributes</text:span><text:span text:style-name="T10"> </text:span><text:span text:style-name="T76">of</text:span><text:span text:style-name="T10"> </text:span><text:span text:style-name="T12">syntax</text:span><text:span text:style-name="T10"> </text:span><text:span text:style-name="T13">tree <text:s/></text:span><text:span text:style-name="T32">nodes,</text:span><text:span text:style-name="T10"> </text:span><text:span text:style-name="T31">a</text:span><text:span text:style-name="T10"> </text:span><text:span text:style-name="T12">dependency</text:span><text:span text:style-name="T10"> </text:span><text:span text:style-name="T34">graph</text:span><text:span text:style-name="T10"> </text:span><text:span text:style-name="T33">is</text:span><text:span text:style-name="T10"> </text:span><text:span text:style-name="T12">useful</text:span></text:p>
            </text:list-item>
            <text:list-item>
              <text:p text:style-name="P102"><text:span text:style-name="T22">A</text:span><text:span text:style-name="T10"> </text:span><text:span text:style-name="T12">dependency</text:span><text:span text:style-name="T38"> </text:span><text:span text:style-name="T34">graph</text:span><text:span text:style-name="T38"> </text:span><text:span text:style-name="T33">is</text:span><text:span text:style-name="T38"> </text:span><text:span text:style-name="T31">a</text:span><text:span text:style-name="T38"> </text:span><text:span text:style-name="T15">directed</text:span><text:span text:style-name="T38"> </text:span><text:span text:style-name="T34">graph</text:span><text:span text:style-name="T38"> </text:span><text:span text:style-name="T27">that</text:span><text:span text:style-name="T38"> </text:span><text:span text:style-name="T12">contains <text:s/></text:span><text:span text:style-name="T43">attributes </text:span><text:span text:style-name="T30">as </text:span><text:span text:style-name="T34">nodes </text:span><text:span text:style-name="T7">and </text:span><text:span text:style-name="T34">dependencies </text:span><text:span text:style-name="T35">across <text:s/></text:span><text:span text:style-name="T43">attributes </text:span><text:span text:style-name="T30">as</text:span><text:span text:style-name="T220"> </text:span><text:span text:style-name="T9">edg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28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Algorithm for dependency graph construction" draw:style-name="dp3" draw:master-page-name="Title_20_and_20_Content" presentation:presentation-page-layout-name="AL1T11">
        <draw:frame draw:name="object 2" presentation:style-name="pr3" draw:text-style-name="P9" draw:layer="layout" svg:width="21.035cm" svg:height="3.216cm" svg:x="4.013cm" svg:y="0.908cm" presentation:class="title" presentation:user-transformed="true">
          <draw:text-box>
            <text:p text:style-name="P8"><text:span text:style-name="T221">Algorithm</text:span><text:span text:style-name="T222"> </text:span><text:span text:style-name="T223">for</text:span><text:span text:style-name="T222"> </text:span><text:span text:style-name="T224">dependency</text:span><text:span text:style-name="T222"> </text:span><text:span text:style-name="T225">graph</text:span><text:span text:style-name="T226"> </text:span><text:span text:style-name="T227">construction</text:span></text:p>
          </draw:text-box>
        </draw:frame>
        <draw:custom-shape draw:name="object 3" draw:style-name="gr40" draw:text-style-name="P110" draw:layer="layout" svg:width="24.752cm" svg:height="15.945cm" svg:x="3.907cm" svg:y="3.631cm">
          <text:p text:style-name="P103"><text:span text:style-name="T26">for</text:span><text:span text:style-name="T8"> </text:span><text:span text:style-name="T35">each</text:span><text:span text:style-name="T10"> </text:span><text:span text:style-name="T18">node</text:span><text:span text:style-name="T8"> </text:span><text:span text:style-name="T228">n</text:span><text:span text:style-name="T96"> </text:span><text:span text:style-name="T35">in</text:span><text:span text:style-name="T10"> </text:span><text:span text:style-name="T24">the</text:span><text:span text:style-name="T10"> </text:span><text:span text:style-name="T35">parse</text:span><text:span text:style-name="T10"> </text:span><text:span text:style-name="T13">tree</text:span><text:span text:style-name="T8"> </text:span><text:span text:style-name="T17">do</text:span></text:p>
          <text:p text:style-name="P104"><text:span text:style-name="T26">for</text:span><text:span text:style-name="T10"> </text:span><text:span text:style-name="T35">each</text:span><text:span text:style-name="T10"> </text:span><text:span text:style-name="T13">attribute</text:span><text:span text:style-name="T10"> </text:span><text:span text:style-name="T136">a</text:span><text:span text:style-name="T163"> </text:span><text:span text:style-name="T76">of</text:span><text:span text:style-name="T10"> </text:span><text:span text:style-name="T24">the</text:span><text:span text:style-name="T38"> </text:span><text:span text:style-name="T15">grammar</text:span><text:span text:style-name="T10"> </text:span><text:span text:style-name="T23">symbol</text:span><text:span text:style-name="T10"> </text:span><text:span text:style-name="T17">at</text:span><text:span text:style-name="T8"> </text:span><text:span text:style-name="T228">n</text:span><text:span text:style-name="T163"> </text:span><text:span text:style-name="T17">do <text:s/></text:span><text:span text:style-name="T19">Construct</text:span><text:span text:style-name="T8"> </text:span><text:span text:style-name="T31">a</text:span><text:span text:style-name="T10"> </text:span><text:span text:style-name="T18">node</text:span><text:span text:style-name="T10"> </text:span><text:span text:style-name="T35">in</text:span><text:span text:style-name="T10"> </text:span><text:span text:style-name="T24">the</text:span><text:span text:style-name="T8"> </text:span><text:span text:style-name="T12">dependency</text:span><text:span text:style-name="T10"> </text:span><text:span text:style-name="T34">graph</text:span><text:span text:style-name="T10"> </text:span><text:span text:style-name="T26">for</text:span><text:span text:style-name="T124"> </text:span><text:span text:style-name="T136">a</text:span></text:p>
          <text:p text:style-name="P105"><text:span text:style-name="T229"/></text:p>
          <text:p text:style-name="P106"><text:span text:style-name="T26">for</text:span><text:span text:style-name="T8"> </text:span><text:span text:style-name="T35">each</text:span><text:span text:style-name="T10"> </text:span><text:span text:style-name="T18">node</text:span><text:span text:style-name="T8"> </text:span><text:span text:style-name="T228">n</text:span><text:span text:style-name="T96"> </text:span><text:span text:style-name="T35">in</text:span><text:span text:style-name="T10"> </text:span><text:span text:style-name="T24">the</text:span><text:span text:style-name="T10"> </text:span><text:span text:style-name="T35">parse</text:span><text:span text:style-name="T10"> </text:span><text:span text:style-name="T13">tree</text:span><text:span text:style-name="T8"> </text:span><text:span text:style-name="T17">do</text:span></text:p>
          <text:p text:style-name="P107"><text:span text:style-name="T26">for</text:span><text:span text:style-name="T10"> </text:span><text:span text:style-name="T35">each</text:span><text:span text:style-name="T10"> </text:span><text:span text:style-name="T18">semantic</text:span><text:span text:style-name="T10"> </text:span><text:span text:style-name="T34">rule</text:span><text:span text:style-name="T8"> </text:span><text:span text:style-name="T162">b</text:span><text:span text:style-name="T131"> </text:span><text:span text:style-name="T230">=</text:span><text:span text:style-name="T131"> </text:span><text:span text:style-name="T162">f(c</text:span><text:span text:style-name="T231">1</text:span><text:span text:style-name="T162">,</text:span><text:span text:style-name="T131"> </text:span><text:span text:style-name="T116">c</text:span><text:span text:style-name="T232">2</text:span><text:span text:style-name="T116">,</text:span><text:span text:style-name="T131"> </text:span><text:span text:style-name="T233">…,</text:span><text:span text:style-name="T131"> </text:span><text:span text:style-name="T111">c</text:span><text:span text:style-name="T234">k</text:span><text:span text:style-name="T111">)</text:span><text:span text:style-name="T131"> </text:span><text:span text:style-name="T9">associated <text:s/></text:span><text:span text:style-name="T27">with</text:span><text:span text:style-name="T8"> </text:span><text:span text:style-name="T24">the</text:span><text:span text:style-name="T10"> </text:span><text:span text:style-name="T19">production</text:span><text:span text:style-name="T10"> </text:span><text:span text:style-name="T9">used</text:span><text:span text:style-name="T8"> </text:span><text:span text:style-name="T17">at</text:span><text:span text:style-name="T102"> </text:span><text:span text:style-name="T228">n</text:span><text:span text:style-name="T163"> </text:span><text:span text:style-name="T17">do</text:span></text:p>
          <text:p text:style-name="P108"><text:span text:style-name="T26">for</text:span><text:span text:style-name="T8"> </text:span><text:span text:style-name="T235">i</text:span><text:span text:style-name="T163"> </text:span><text:span text:style-name="T49">=</text:span><text:span text:style-name="T10"> </text:span><text:span text:style-name="T236">1</text:span><text:span text:style-name="T10"> </text:span><text:span text:style-name="T28">to</text:span><text:span text:style-name="T10"> </text:span><text:span text:style-name="T237">k</text:span><text:span text:style-name="T96"> </text:span><text:span text:style-name="T17">do</text:span></text:p>
          <text:p text:style-name="P109"><text:span text:style-name="T19">Construct</text:span><text:span text:style-name="T8"> </text:span><text:span text:style-name="T47">an</text:span><text:span text:style-name="T10"> </text:span><text:span text:style-name="T34">edge</text:span><text:span text:style-name="T8"> </text:span><text:span text:style-name="T37">from</text:span><text:span text:style-name="T102"> </text:span><text:span text:style-name="T238">c</text:span><text:span text:style-name="T239">i</text:span><text:span text:style-name="T240"> </text:span><text:span text:style-name="T28">to</text:span><text:span text:style-name="T10"> </text:span><text:span text:style-name="T24">the</text:span><text:span text:style-name="T8"> </text:span><text:span text:style-name="T18">node</text:span><text:span text:style-name="T10"> </text:span><text:span text:style-name="T26">for</text:span><text:span text:style-name="T8"> </text:span><text:span text:style-name="T162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29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Acyclic Dependency Graphs for  Parse Trees" draw:style-name="dp3" draw:master-page-name="Title_20_Only" presentation:presentation-page-layout-name="AL1T11">
        <draw:frame draw:name="object 2" presentation:style-name="pr11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241">Acyclic</text:span><text:span text:style-name="T100"> </text:span><text:span text:style-name="T106">Dependency</text:span><text:span text:style-name="T100"> </text:span><text:span text:style-name="T73">Graphs</text:span><text:span text:style-name="T100"> </text:span><text:span text:style-name="T242">for <text:s/></text:span><text:span text:style-name="T243">Parse</text:span><text:span text:style-name="T100"> </text:span><text:span text:style-name="T92">Trees</text:span></text:p>
          </draw:text-box>
        </draw:frame>
        <draw:custom-shape draw:name="object 3" draw:style-name="gr41" draw:text-style-name="P112" draw:layer="layout" svg:width="23.871cm" svg:height="12.618cm" svg:x="5.209cm" svg:y="6.0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0" presentation:class="page"/>
          <draw:frame presentation:style-name="pr7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Example (Dependency Graph for Annotated Parse Tree for  6 + 2 *" draw:style-name="dp3" draw:master-page-name="Title_20_Only" presentation:presentation-page-layout-name="AL1T11">
        <draw:frame draw:name="object 2" presentation:style-name="pr12" draw:text-style-name="P9" draw:layer="layout" svg:width="25.729cm" svg:height="3.308cm" svg:x="4.013cm" svg:y="0.433cm" presentation:class="title" presentation:user-transformed="true">
          <draw:text-box>
            <text:p text:style-name="P113"><text:span text:style-name="T244">Example</text:span><text:span text:style-name="T245"> </text:span><text:span text:style-name="T246">(Dependency</text:span><text:span text:style-name="T245"> </text:span><text:span text:style-name="T247">Graph</text:span><text:span text:style-name="T245"> </text:span><text:span text:style-name="T248">for</text:span><text:span text:style-name="T245"> </text:span><text:span text:style-name="T249">Annotated</text:span><text:span text:style-name="T245"> </text:span><text:span text:style-name="T250">Parse</text:span><text:span text:style-name="T251"> </text:span><text:span text:style-name="T252">Tree</text:span><text:span text:style-name="T245"> </text:span><text:span text:style-name="T248">for <text:s/></text:span><text:span text:style-name="T253">6</text:span><text:span text:style-name="T254"> </text:span><text:span text:style-name="T255">+</text:span><text:span text:style-name="T245"> </text:span><text:span text:style-name="T249">2</text:span><text:span text:style-name="T245"> </text:span><text:span text:style-name="T256">*</text:span><text:span text:style-name="T245"> </text:span><text:span text:style-name="T257">5)</text:span></text:p>
          </draw:text-box>
        </draw:frame>
        <draw:custom-shape draw:name="object 3" draw:style-name="gr42" draw:text-style-name="P114" draw:layer="layout" svg:width="27.516cm" svg:height="16.059cm" svg:x="3.81cm" svg:y="2.82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1" presentation:class="page"/>
          <draw:frame presentation:style-name="pr7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Example (Annotated Parse Tree with Dependency Graph for  real i" draw:style-name="dp3" draw:master-page-name="Title_20_Only" presentation:presentation-page-layout-name="AL1T11">
        <draw:frame draw:name="object 2" presentation:style-name="pr13" draw:text-style-name="P9" draw:layer="layout" svg:width="27.338cm" svg:height="3.312cm" svg:x="4.013cm" svg:y="1.635cm" presentation:class="title" presentation:user-transformed="true">
          <draw:text-box>
            <text:p text:style-name="P115"><text:span text:style-name="T258">Example</text:span><text:span text:style-name="T259"> </text:span><text:span text:style-name="T260">(Annotated</text:span><text:span text:style-name="T261"> </text:span><text:span text:style-name="T262">Parse</text:span><text:span text:style-name="T261"> </text:span><text:span text:style-name="T263">Tree</text:span><text:span text:style-name="T261"> </text:span><text:span text:style-name="T264">with</text:span><text:span text:style-name="T261"> </text:span><text:span text:style-name="T265">Dependency</text:span><text:span text:style-name="T266"> </text:span><text:span text:style-name="T262">Graph</text:span><text:span text:style-name="T261"> </text:span><text:span text:style-name="T267">for <text:s/></text:span><text:span text:style-name="T268">real </text:span><text:span text:style-name="T269">id1, </text:span><text:span text:style-name="T263">id2,</text:span><text:span text:style-name="T270"> </text:span><text:span text:style-name="T271">id3)</text:span></text:p>
          </draw:text-box>
        </draw:frame>
        <draw:custom-shape draw:name="object 3" draw:style-name="gr43" draw:text-style-name="P116" draw:layer="layout" svg:width="31.087cm" svg:height="11.932cm" svg:x="2.451cm" svg:y="5.21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2" presentation:class="page"/>
          <draw:frame presentation:style-name="pr7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S–Attributed Deﬁnitions" draw:style-name="dp3" draw:master-page-name="Title_20_and_20_Content" presentation:presentation-page-layout-name="AL1T11">
        <draw:frame draw:name="object 2" presentation:style-name="pr3" draw:text-style-name="P9" draw:layer="layout" svg:width="17.566cm" svg:height="3.76cm" svg:x="4.013cm" svg:y="1.75cm" presentation:class="title" presentation:user-transformed="true">
          <draw:text-box>
            <text:p text:style-name="P8"><text:span text:style-name="T272">S–Attributed</text:span><text:span text:style-name="T273"> </text:span><text:span text:style-name="T123">Deﬁnitions</text:span></text:p>
          </draw:text-box>
        </draw:frame>
        <draw:custom-shape draw:name="object 3" draw:style-name="gr44" draw:text-style-name="P118" draw:layer="layout" svg:width="25.808cm" svg:height="8.357cm" svg:x="3.91cm" svg:y="6.324cm">
          <text:list text:style-name="L5">
            <text:list-item>
              <text:p text:style-name="P117"><text:span text:style-name="T22">A</text:span><text:span text:style-name="T8"> </text:span><text:span text:style-name="T23">syntax-directed</text:span><text:span text:style-name="T10"> </text:span><text:span text:style-name="T43">deﬁnition</text:span><text:span text:style-name="T8"> </text:span><text:span text:style-name="T27">that</text:span><text:span text:style-name="T10"> </text:span><text:span text:style-name="T29">uses</text:span><text:span text:style-name="T8"> </text:span><text:span text:style-name="T39">synthesized <text:s/></text:span><text:span text:style-name="T43">attributes </text:span><text:span text:style-name="T29">exclusively </text:span><text:span text:style-name="T33">is </text:span><text:span text:style-name="T35">called </text:span><text:span text:style-name="T47">an </text:span><text:span text:style-name="T15">S–attributed <text:s/></text:span><text:span text:style-name="T43">deﬁnition</text:span><text:span text:style-name="T10"> </text:span><text:span text:style-name="T33">(or</text:span><text:span text:style-name="T10"> </text:span><text:span text:style-name="T15">S–attributed</text:span><text:span text:style-name="T10"> </text:span><text:span text:style-name="T44">grammar)</text:span></text:p>
            </text:list-item>
            <text:list-item>
              <text:p text:style-name="P18"><text:span text:style-name="T22">A</text:span><text:span text:style-name="T10"> </text:span><text:span text:style-name="T35">parse</text:span><text:span text:style-name="T10"> </text:span><text:span text:style-name="T13">tree</text:span><text:span text:style-name="T10"> </text:span><text:span text:style-name="T76">of</text:span><text:span text:style-name="T10"> </text:span><text:span text:style-name="T47">an</text:span><text:span text:style-name="T10"> </text:span><text:span text:style-name="T15">S–attributed</text:span><text:span text:style-name="T38"> </text:span><text:span text:style-name="T43">deﬁnition</text:span><text:span text:style-name="T10"> </text:span><text:span text:style-name="T33">is</text:span><text:span text:style-name="T10"> </text:span><text:span text:style-name="T21">annotated <text:s/></text:span><text:span text:style-name="T39">by </text:span><text:span text:style-name="T9">evaluating </text:span><text:span text:style-name="T24">the </text:span><text:span text:style-name="T18">semantic </text:span><text:span text:style-name="T9">rules </text:span><text:span text:style-name="T26">for </text:span><text:span text:style-name="T24">the </text:span><text:span text:style-name="T13">attribute </text:span><text:span text:style-name="T17">at <text:s/></text:span><text:span text:style-name="T35">each </text:span><text:span text:style-name="T18">node</text:span><text:span text:style-name="T274"> </text:span><text:span text:style-name="T27">bottom-u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3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Bottom-up Evaluation of  S–Attributed Deﬁnitions" draw:style-name="dp3" draw:master-page-name="Title_20_and_20_Content" presentation:presentation-page-layout-name="AL1T11">
        <draw:frame draw:name="object 2" presentation:style-name="pr14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275">Bottom-up </text:span><text:span text:style-name="T243">Evaluation</text:span><text:span text:style-name="T276"> </text:span><text:span text:style-name="T277">of <text:s/></text:span><text:span text:style-name="T272">S–Attributed</text:span><text:span text:style-name="T273"> </text:span><text:span text:style-name="T123">Deﬁnitions</text:span></text:p>
          </draw:text-box>
        </draw:frame>
        <draw:custom-shape draw:name="object 3" draw:style-name="gr45" draw:text-style-name="P123" draw:layer="layout" svg:width="26.329cm" svg:height="12.547cm" svg:x="3.875cm" svg:y="6.324cm">
          <text:list text:style-name="L16">
            <text:list-item>
              <text:p text:style-name="P119"><text:span text:style-name="T17">An</text:span><text:span text:style-name="T10"> </text:span><text:span text:style-name="T15">S–attributed</text:span><text:span text:style-name="T10"> </text:span><text:span text:style-name="T15">grammar</text:span><text:span text:style-name="T38"> </text:span><text:span text:style-name="T7">can</text:span><text:span text:style-name="T10"> </text:span><text:span text:style-name="T23">be</text:span><text:span text:style-name="T38"> </text:span><text:span text:style-name="T18">translated</text:span><text:span text:style-name="T10"> </text:span><text:span text:style-name="T27">bottom-up <text:s/></text:span><text:span text:style-name="T15">when</text:span><text:span text:style-name="T8"> </text:span><text:span text:style-name="T24">the</text:span><text:span text:style-name="T10"> </text:span><text:span text:style-name="T15">grammar</text:span><text:span text:style-name="T10"> </text:span><text:span text:style-name="T33">is</text:span><text:span text:style-name="T10"> </text:span><text:span text:style-name="T12">being</text:span><text:span text:style-name="T10"> </text:span><text:span text:style-name="T9">parsed</text:span><text:span text:style-name="T10"> </text:span><text:span text:style-name="T9">using</text:span><text:span text:style-name="T10"> </text:span><text:span text:style-name="T47">an</text:span><text:span text:style-name="T10"> </text:span><text:span text:style-name="T47">LR</text:span><text:span text:style-name="T10"> </text:span><text:span text:style-name="T9">parser</text:span></text:p>
            </text:list-item>
            <text:list-item>
              <text:p text:style-name="P120"><text:span text:style-name="T34">The</text:span><text:span text:style-name="T8"> </text:span><text:span text:style-name="T76">bottom</text:span><text:span text:style-name="T8"> </text:span><text:span text:style-name="T12">up</text:span><text:span text:style-name="T10"> </text:span><text:span text:style-name="T9">parser</text:span><text:span text:style-name="T8"> </text:span><text:span text:style-name="T29">uses</text:span><text:span text:style-name="T10"> </text:span><text:span text:style-name="T31">a</text:span><text:span text:style-name="T8"> </text:span><text:span text:style-name="T19">stack</text:span><text:span text:style-name="T10"> </text:span><text:span text:style-name="T28">to</text:span><text:span text:style-name="T8"> </text:span><text:span text:style-name="T23">hold</text:span><text:span text:style-name="T8"> </text:span><text:span text:style-name="T19">information <text:s/>about</text:span><text:span text:style-name="T8"> </text:span><text:span text:style-name="T23">subtrees</text:span><text:span text:style-name="T10"> </text:span><text:span text:style-name="T27">that</text:span><text:span text:style-name="T10"> </text:span><text:span text:style-name="T32">have</text:span><text:span text:style-name="T10"> </text:span><text:span text:style-name="T34">been</text:span><text:span text:style-name="T10"> </text:span><text:span text:style-name="T9">parsed</text:span></text:p>
            </text:list-item>
            <text:list-item>
              <text:p text:style-name="P121"><text:span text:style-name="T89">Let</text:span><text:span text:style-name="T10"> </text:span><text:span text:style-name="T45">us</text:span><text:span text:style-name="T38"> </text:span><text:span text:style-name="T44">suppose</text:span><text:span text:style-name="T38"> </text:span><text:span text:style-name="T27">that</text:span><text:span text:style-name="T38"> </text:span><text:span text:style-name="T24">the</text:span><text:span text:style-name="T10"> </text:span><text:span text:style-name="T11">stack</text:span><text:span text:style-name="T38"> </text:span><text:span text:style-name="T33">is</text:span><text:span text:style-name="T38"> </text:span><text:span text:style-name="T11">implemented</text:span><text:span text:style-name="T38"> </text:span><text:span text:style-name="T39">by</text:span><text:span text:style-name="T10"> </text:span><text:span text:style-name="T31">a</text:span><text:span text:style-name="T38"> </text:span><text:span text:style-name="T39">pair <text:s/></text:span><text:span text:style-name="T76">of</text:span><text:span text:style-name="T8"> </text:span><text:span text:style-name="T33">arrays</text:span><text:span text:style-name="T8"> </text:span><text:span text:style-name="T278">state</text:span><text:span text:style-name="T163"> </text:span><text:span text:style-name="T7">and</text:span><text:span text:style-name="T10"> </text:span><text:span text:style-name="T162">val</text:span></text:p>
            </text:list-item>
            <text:list-item>
              <text:p text:style-name="P122"><text:span text:style-name="T27">If</text:span><text:span text:style-name="T10"> </text:span><text:span text:style-name="T24">the</text:span><text:span text:style-name="T38"> </text:span><text:span text:style-name="T21">i</text:span><text:span text:style-name="T279">th</text:span><text:span text:style-name="T280"> </text:span><text:span text:style-name="T11">state</text:span><text:span text:style-name="T38"> </text:span><text:span text:style-name="T23">symbol</text:span><text:span text:style-name="T10"> </text:span><text:span text:style-name="T33">is</text:span><text:span text:style-name="T38"> </text:span><text:span text:style-name="T50">A,</text:span><text:span text:style-name="T10"> </text:span><text:span text:style-name="T89">then</text:span><text:span text:style-name="T10"> </text:span><text:span text:style-name="T281">val[i]</text:span><text:span text:style-name="T131"> </text:span><text:span text:style-name="T12">will</text:span><text:span text:style-name="T38"> </text:span><text:span text:style-name="T23">hold</text:span><text:span text:style-name="T10"> </text:span><text:span text:style-name="T24">the</text:span><text:span text:style-name="T38"> </text:span><text:span text:style-name="T45">value <text:s/></text:span><text:span text:style-name="T76">of </text:span><text:span text:style-name="T24">the </text:span><text:span text:style-name="T13">attribute </text:span><text:span text:style-name="T9">associated </text:span><text:span text:style-name="T27">with </text:span><text:span text:style-name="T24">the </text:span><text:span text:style-name="T35">parse </text:span><text:span text:style-name="T13">tree </text:span><text:span text:style-name="T18">node <text:s/>corresponding </text:span><text:span text:style-name="T28">to</text:span><text:span text:style-name="T282"> </text:span><text:span text:style-name="T22">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4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Bottom-up Evaluation of  S–Attributed Deﬁnitions (2)" draw:style-name="dp3" draw:master-page-name="Title_20_and_20_Content" presentation:presentation-page-layout-name="AL1T11">
        <draw:frame draw:name="object 2" presentation:style-name="pr14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275">Bottom-up </text:span><text:span text:style-name="T243">Evaluation</text:span><text:span text:style-name="T276"> </text:span><text:span text:style-name="T277">of <text:s/></text:span><text:span text:style-name="T272">S–Attributed</text:span><text:span text:style-name="T273"> </text:span><text:span text:style-name="T123">Deﬁnitions</text:span></text:p>
          </draw:text-box>
        </draw:frame>
        <draw:custom-shape draw:name="object 3" draw:style-name="gr46" draw:text-style-name="P128" draw:layer="layout" svg:width="26.854cm" svg:height="11.431cm" svg:x="3.91cm" svg:y="6.324cm">
          <text:list text:style-name="L4">
            <text:list-item>
              <text:p text:style-name="P124"><text:span text:style-name="T34">The</text:span><text:span text:style-name="T10"> </text:span><text:span text:style-name="T19">current</text:span><text:span text:style-name="T38"> </text:span><text:span text:style-name="T22">top</text:span><text:span text:style-name="T10"> </text:span><text:span text:style-name="T76">of</text:span><text:span text:style-name="T38"> </text:span><text:span text:style-name="T24">the</text:span><text:span text:style-name="T38"> </text:span><text:span text:style-name="T11">stack</text:span><text:span text:style-name="T10"> </text:span><text:span text:style-name="T33">is</text:span><text:span text:style-name="T38"> </text:span><text:span text:style-name="T12">indicated</text:span><text:span text:style-name="T38"> </text:span><text:span text:style-name="T39">by</text:span><text:span text:style-name="T10"> </text:span><text:span text:style-name="T24">the</text:span><text:span text:style-name="T38"> </text:span><text:span text:style-name="T11">pointer</text:span></text:p>
            </text:list-item>
          </text:list>
          <text:p text:style-name="P125"><text:span text:style-name="T134">top</text:span></text:p>
          <text:list text:style-name="L5">
            <text:list-item>
              <text:p text:style-name="P126"><text:span text:style-name="T34">We</text:span><text:span text:style-name="T10"> </text:span><text:span text:style-name="T35">assume</text:span><text:span text:style-name="T38"> </text:span><text:span text:style-name="T27">that</text:span><text:span text:style-name="T38"> </text:span><text:span text:style-name="T39">synthesized</text:span><text:span text:style-name="T38"> </text:span><text:span text:style-name="T43">attributes</text:span><text:span text:style-name="T38"> </text:span><text:span text:style-name="T29">are</text:span><text:span text:style-name="T38"> </text:span><text:span text:style-name="T39">evaluated <text:s/></text:span><text:span text:style-name="T21">just</text:span><text:span text:style-name="T8"> </text:span><text:span text:style-name="T11">before</text:span><text:span text:style-name="T10"> </text:span><text:span text:style-name="T35">each</text:span><text:span text:style-name="T10"> </text:span><text:span text:style-name="T15">reduction</text:span></text:p>
            </text:list-item>
            <text:list-item>
              <text:p text:style-name="P127"><text:span text:style-name="T42">For</text:span><text:span text:style-name="T10"> </text:span><text:span text:style-name="T32">example,</text:span><text:span text:style-name="T38"> </text:span><text:span text:style-name="T22">A</text:span><text:span text:style-name="T10"> </text:span><text:span text:style-name="T42">→</text:span><text:span text:style-name="T38"> </text:span><text:span text:style-name="T283">XYZ,</text:span><text:span text:style-name="T38"> </text:span><text:span text:style-name="T139">A.a</text:span><text:span text:style-name="T10"> </text:span><text:span text:style-name="T49">=</text:span><text:span text:style-name="T38"> </text:span><text:span text:style-name="T50">f(X.x,</text:span><text:span text:style-name="T38"> </text:span><text:span text:style-name="T284">Y.y</text:span><text:span text:style-name="T38"> </text:span><text:span text:style-name="T285">,Z.z)</text:span><text:span text:style-name="T38"> </text:span><text:span text:style-name="T21">where</text:span><text:span text:style-name="T10"> </text:span><text:span text:style-name="T25">all <text:s/></text:span><text:span text:style-name="T43">attributes </text:span><text:span text:style-name="T45">are</text:span><text:span text:style-name="T220"> </text:span><text:span text:style-name="T39">synthesized</text:span></text:p>
            </text:list-item>
            <text:list-item>
              <text:p text:style-name="P18"><text:span text:style-name="T15">Before</text:span><text:span text:style-name="T10"> </text:span><text:span text:style-name="T41">XYZ</text:span><text:span text:style-name="T10"> </text:span><text:span text:style-name="T33">is</text:span><text:span text:style-name="T10"> </text:span><text:span text:style-name="T23">reduced</text:span><text:span text:style-name="T10"> </text:span><text:span text:style-name="T28">to</text:span><text:span text:style-name="T10"> </text:span><text:span text:style-name="T50">A,</text:span><text:span text:style-name="T10"> </text:span><text:span text:style-name="T24">the</text:span><text:span text:style-name="T10"> </text:span><text:span text:style-name="T45">value</text:span><text:span text:style-name="T38"> </text:span><text:span text:style-name="T76">of</text:span><text:span text:style-name="T10"> </text:span><text:span text:style-name="T24">the</text:span><text:span text:style-name="T10"> </text:span><text:span text:style-name="T13">attribute</text:span><text:span text:style-name="T124"> </text:span><text:span text:style-name="T286">Z.z <text:s/></text:span><text:span text:style-name="T33">is </text:span><text:span text:style-name="T35">in </text:span><text:span text:style-name="T29">val[top], </text:span><text:span text:style-name="T27">that </text:span><text:span text:style-name="T76">of </text:span><text:span text:style-name="T284">Y.y </text:span><text:span text:style-name="T35">in </text:span><text:span text:style-name="T25">val[top–1], </text:span><text:span text:style-name="T7">and </text:span><text:span text:style-name="T27">that </text:span><text:span text:style-name="T76">of </text:span><text:span text:style-name="T14">X.x </text:span><text:span text:style-name="T35">in <text:s/></text:span><text:span text:style-name="T44">val[top–2]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5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Bottom-up Evaluation of  S–Attributed Deﬁnitions (3)" draw:style-name="dp3" draw:master-page-name="Title_20_and_20_Content" presentation:presentation-page-layout-name="AL1T11">
        <draw:frame draw:name="object 2" presentation:style-name="pr14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275">Bottom-up </text:span><text:span text:style-name="T243">Evaluation</text:span><text:span text:style-name="T276"> </text:span><text:span text:style-name="T277">of <text:s/></text:span><text:span text:style-name="T272">S–Attributed</text:span><text:span text:style-name="T273"> </text:span><text:span text:style-name="T123">Deﬁnitions</text:span></text:p>
          </draw:text-box>
        </draw:frame>
        <draw:custom-shape draw:name="object 3" draw:style-name="gr47" draw:text-style-name="P131" draw:layer="layout" svg:width="25.953cm" svg:height="7.242cm" svg:x="3.91cm" svg:y="6.324cm">
          <text:list text:style-name="L5">
            <text:list-item>
              <text:p text:style-name="P129"><text:span text:style-name="T27">If</text:span><text:span text:style-name="T10"> </text:span><text:span text:style-name="T31">a</text:span><text:span text:style-name="T10"> </text:span><text:span text:style-name="T23">symbol</text:span><text:span text:style-name="T10"> </text:span><text:span text:style-name="T47">has</text:span><text:span text:style-name="T38"> </text:span><text:span text:style-name="T18">no</text:span><text:span text:style-name="T10"> </text:span><text:span text:style-name="T15">attribute,</text:span><text:span text:style-name="T10"> </text:span><text:span text:style-name="T89">then</text:span><text:span text:style-name="T38"> </text:span><text:span text:style-name="T24">the</text:span><text:span text:style-name="T10"> </text:span><text:span text:style-name="T18">corresponding <text:s/></text:span><text:span text:style-name="T43">entry</text:span><text:span text:style-name="T8"> </text:span><text:span text:style-name="T35">in</text:span><text:span text:style-name="T10"> </text:span><text:span text:style-name="T24">the</text:span><text:span text:style-name="T8"> </text:span><text:span text:style-name="T162">val</text:span><text:span text:style-name="T163"> </text:span><text:span text:style-name="T29">array</text:span><text:span text:style-name="T10"> </text:span><text:span text:style-name="T33">is</text:span><text:span text:style-name="T10"> </text:span><text:span text:style-name="T11">undeﬁned</text:span></text:p>
            </text:list-item>
            <text:list-item>
              <text:p text:style-name="P130"><text:span text:style-name="T26">After</text:span><text:span text:style-name="T38"> </text:span><text:span text:style-name="T24">the</text:span><text:span text:style-name="T38"> </text:span><text:span text:style-name="T44">reduction,</text:span><text:span text:style-name="T104"> </text:span><text:span text:style-name="T22">top</text:span><text:span text:style-name="T38"> </text:span><text:span text:style-name="T33">is</text:span><text:span text:style-name="T38"> </text:span><text:span text:style-name="T11">decremented</text:span><text:span text:style-name="T104"> </text:span><text:span text:style-name="T39">by</text:span><text:span text:style-name="T38"> </text:span><text:span text:style-name="T283">2,</text:span><text:span text:style-name="T38"> </text:span><text:span text:style-name="T24">the</text:span><text:span text:style-name="T104"> </text:span><text:span text:style-name="T11">state <text:s/></text:span><text:span text:style-name="T34">covering</text:span><text:span text:style-name="T10"> </text:span><text:span text:style-name="T22">A</text:span><text:span text:style-name="T38"> </text:span><text:span text:style-name="T33">is</text:span><text:span text:style-name="T10"> </text:span><text:span text:style-name="T26">put</text:span><text:span text:style-name="T38"> </text:span><text:span text:style-name="T35">in</text:span><text:span text:style-name="T10"> </text:span><text:span text:style-name="T11">state[top]</text:span><text:span text:style-name="T38"> </text:span><text:span text:style-name="T103">i.e.</text:span><text:span text:style-name="T38"> </text:span><text:span text:style-name="T21">where</text:span><text:span text:style-name="T10"> </text:span><text:span text:style-name="T7">X</text:span><text:span text:style-name="T38"> </text:span><text:span text:style-name="T14">was,</text:span><text:span text:style-name="T10"> </text:span><text:span text:style-name="T7">and</text:span><text:span text:style-name="T38"> </text:span><text:span text:style-name="T24">the <text:s/></text:span><text:span text:style-name="T45">value</text:span><text:span text:style-name="T10"> </text:span><text:span text:style-name="T76">of</text:span><text:span text:style-name="T38"> </text:span><text:span text:style-name="T24">the</text:span><text:span text:style-name="T38"> </text:span><text:span text:style-name="T39">synthesized</text:span><text:span text:style-name="T38"> </text:span><text:span text:style-name="T13">attribute</text:span><text:span text:style-name="T38"> </text:span><text:span text:style-name="T139">A.a</text:span><text:span text:style-name="T38"> </text:span><text:span text:style-name="T33">is</text:span><text:span text:style-name="T38"> </text:span><text:span text:style-name="T26">put</text:span><text:span text:style-name="T38"> </text:span><text:span text:style-name="T35">in</text:span><text:span text:style-name="T38"> </text:span><text:span text:style-name="T34">val[top]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6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Bottom-up Evaluation of  S–Attributed Deﬁnitions (4)" draw:style-name="dp3" draw:master-page-name="Title_20_Slide" presentation:presentation-page-layout-name="AL1T11">
        <draw:frame draw:name="object 2" presentation:style-name="pr15" draw:text-style-name="P9" draw:layer="layout" svg:width="25.84cm" svg:height="3.578cm" svg:x="4.013cm" svg:y="1.75cm" presentation:class="title" presentation:user-transformed="true">
          <draw:text-box>
            <text:p text:style-name="P111"><text:span text:style-name="T275">Bottom-up </text:span><text:span text:style-name="T243">Evaluation</text:span><text:span text:style-name="T276"> </text:span><text:span text:style-name="T277">of <text:s/></text:span><text:span text:style-name="T272">S–Attributed</text:span><text:span text:style-name="T273"> </text:span><text:span text:style-name="T123">Deﬁnitions</text:span></text:p>
          </draw:text-box>
        </draw:frame>
        <draw:custom-shape draw:name="object 3" draw:style-name="gr48" draw:text-style-name="P132" draw:layer="layout" svg:width="30.466cm" svg:height="8.176cm" svg:x="2.786cm" svg:y="7.55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49" draw:text-style-name="P43" draw:layer="layout" svg:width="0.948cm" svg:height="2.742cm" svg:x="17.841cm" svg:y="11.67cm">
          <text:p text:style-name="P42"><text:span text:style-name="T287">🡺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7" presentation:class="page"/>
          <draw:frame presentation:style-name="pr16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38" draw:style-name="dp3" draw:master-page-name="Blank" presentation:presentation-page-layout-name="AL1T11">
        <draw:custom-shape draw:name="object 2" draw:style-name="gr50" draw:text-style-name="P133" draw:layer="layout" svg:width="30.285cm" svg:height="17.495cm" svg:x="2.848cm" svg:y="0.8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38" presentation:class="page"/>
          <draw:frame presentation:style-name="pr8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39" draw:style-name="dp3" draw:master-page-name="Blank" presentation:presentation-page-layout-name="AL1T11">
        <draw:custom-shape draw:name="object 2" draw:style-name="gr51" draw:text-style-name="P135" draw:layer="layout" svg:width="7.499cm" svg:height="1.643cm" svg:x="25.281cm" svg:y="17.916cm">
          <text:p text:style-name="P134"><text:span text:style-name="T288">Prepared</text:span><text:span text:style-name="T289"> </text:span><text:span text:style-name="T290">by</text:span><text:span text:style-name="T289"> </text:span><text:span text:style-name="T291">Sherin</text:span><text:span text:style-name="T292"> </text:span><text:span text:style-name="T293">Jo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draw:style-name="standard" draw:layer="layout" svg:width="30.564cm" svg:height="18.803cm" svg:x="2.788cm" svg:y="0.218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136"><text:span text:style-name="T294">Stack</text:span></text:p>
              </table:table-cell>
              <table:table-cell>
                <text:p text:style-name="P137"><text:span text:style-name="T295">val-stack</text:span></text:p>
              </table:table-cell>
              <table:table-cell>
                <text:p text:style-name="P138"><text:span text:style-name="T294">Input</text:span></text:p>
              </table:table-cell>
              <table:table-cell>
                <text:p text:style-name="P139"><text:span text:style-name="T294">Action</text:span></text:p>
              </table:table-cell>
              <table:table-cell>
                <text:p text:style-name="P140"><text:span text:style-name="T294">Semantic</text:span><text:span text:style-name="T296"> </text:span><text:span text:style-name="T294">Rule</text:span></text:p>
              </table:table-cell>
            </table:table-row>
            <table:table-row table:style-name="ro2" table:default-cell-style-name="ce2">
              <table:table-cell>
                <text:p text:style-name="P141"><text:span text:style-name="T297">$</text:span></text:p>
              </table:table-cell>
              <table:table-cell table:style-name="ce3"/>
              <table:table-cell>
                <text:p text:style-name="P141"><text:span text:style-name="T298">6+2*5n$</text:span></text:p>
              </table:table-cell>
              <table:table-cell>
                <text:p text:style-name="P141"><text:span text:style-name="T299">shift</text:span></text:p>
              </table:table-cell>
              <table:table-cell>
                <text:p text:style-name="P142"><text:span text:style-name="T300">d.lexval(6) </text:span><text:span text:style-name="T301">into</text:span><text:span text:style-name="T302"> </text:span><text:span text:style-name="T303">val-stack</text:span></text:p>
              </table:table-cell>
            </table:table-row>
            <table:table-row table:style-name="ro2" table:default-cell-style-name="ce4">
              <table:table-cell>
                <text:p text:style-name="P141"><text:span text:style-name="T304">$6</text:span></text:p>
              </table:table-cell>
              <table:table-cell>
                <text:p text:style-name="P141"><text:span text:style-name="T297">6</text:span></text:p>
              </table:table-cell>
              <table:table-cell>
                <text:p text:style-name="P141"><text:span text:style-name="T305">+2*5n$</text:span></text:p>
              </table:table-cell>
              <table:table-cell>
                <text:p text:style-name="P141"><text:span text:style-name="T306">F→d</text:span></text:p>
              </table:table-cell>
              <table:table-cell>
                <text:p text:style-name="P142"><text:span text:style-name="T307">F.val=d.lexval </text:span><text:span text:style-name="T297">– </text:span><text:span text:style-name="T301">do</text:span><text:span text:style-name="T308"> </text:span><text:span text:style-name="T298">nothing</text:span></text:p>
              </table:table-cell>
            </table:table-row>
            <table:table-row table:style-name="ro2" table:default-cell-style-name="ce5">
              <table:table-cell>
                <text:p text:style-name="P141"><text:span text:style-name="T309">$F</text:span></text:p>
              </table:table-cell>
              <table:table-cell>
                <text:p text:style-name="P141"><text:span text:style-name="T297">6</text:span></text:p>
              </table:table-cell>
              <table:table-cell>
                <text:p text:style-name="P141"><text:span text:style-name="T305">+2*5n$</text:span></text:p>
              </table:table-cell>
              <table:table-cell>
                <text:p text:style-name="P141"><text:span text:style-name="T300">T→F</text:span></text:p>
              </table:table-cell>
              <table:table-cell>
                <text:p text:style-name="P142"><text:span text:style-name="T310">T.val=F.val </text:span><text:span text:style-name="T297">– </text:span><text:span text:style-name="T301">do</text:span><text:span text:style-name="T311"> </text:span><text:span text:style-name="T298">nothing</text:span></text:p>
              </table:table-cell>
            </table:table-row>
            <table:table-row table:style-name="ro2" table:default-cell-style-name="ce4">
              <table:table-cell>
                <text:p text:style-name="P141"><text:span text:style-name="T298">$T</text:span></text:p>
              </table:table-cell>
              <table:table-cell>
                <text:p text:style-name="P141"><text:span text:style-name="T297">6</text:span></text:p>
              </table:table-cell>
              <table:table-cell>
                <text:p text:style-name="P141"><text:span text:style-name="T305">+2*5n$</text:span></text:p>
              </table:table-cell>
              <table:table-cell>
                <text:p text:style-name="P141"><text:span text:style-name="T312">E→T</text:span></text:p>
              </table:table-cell>
              <table:table-cell>
                <text:p text:style-name="P142"><text:span text:style-name="T313">E.val=T.val </text:span><text:span text:style-name="T297">– </text:span><text:span text:style-name="T301">do</text:span><text:span text:style-name="T314"> </text:span><text:span text:style-name="T298">nothing</text:span></text:p>
              </table:table-cell>
            </table:table-row>
            <table:table-row table:style-name="ro2" table:default-cell-style-name="ce5">
              <table:table-cell>
                <text:p text:style-name="P141"><text:span text:style-name="T315">$E</text:span></text:p>
              </table:table-cell>
              <table:table-cell>
                <text:p text:style-name="P141"><text:span text:style-name="T297">6</text:span></text:p>
              </table:table-cell>
              <table:table-cell>
                <text:p text:style-name="P141"><text:span text:style-name="T305">+2*5n$</text:span></text:p>
              </table:table-cell>
              <table:table-cell>
                <text:p text:style-name="P141"><text:span text:style-name="T299">shift</text:span></text:p>
              </table:table-cell>
              <table:table-cell>
                <text:p text:style-name="P142"><text:span text:style-name="T316">push</text:span><text:span text:style-name="T317"> </text:span><text:span text:style-name="T299">empty</text:span><text:span text:style-name="T317"> </text:span><text:span text:style-name="T301">slot</text:span><text:span text:style-name="T318"> </text:span><text:span text:style-name="T301">into</text:span><text:span text:style-name="T317"> </text:span><text:span text:style-name="T303">val-stack</text:span></text:p>
              </table:table-cell>
            </table:table-row>
            <table:table-row table:style-name="ro2" table:default-cell-style-name="ce4">
              <table:table-cell>
                <text:p text:style-name="P141"><text:span text:style-name="T319">$E+</text:span></text:p>
              </table:table-cell>
              <table:table-cell>
                <text:p text:style-name="P141"><text:span text:style-name="T320">6</text:span><text:span text:style-name="T317"> </text:span><text:span text:style-name="T321">_</text:span></text:p>
              </table:table-cell>
              <table:table-cell>
                <text:p text:style-name="P141"><text:span text:style-name="T301">2*5n$</text:span></text:p>
              </table:table-cell>
              <table:table-cell>
                <text:p text:style-name="P141"><text:span text:style-name="T299">shift</text:span></text:p>
              </table:table-cell>
              <table:table-cell>
                <text:p text:style-name="P142"><text:span text:style-name="T297">d.lexval(2) </text:span><text:span text:style-name="T301">into</text:span><text:span text:style-name="T322"> </text:span><text:span text:style-name="T303">val-stack</text:span></text:p>
              </table:table-cell>
            </table:table-row>
            <table:table-row table:style-name="ro2" table:default-cell-style-name="ce5">
              <table:table-cell>
                <text:p text:style-name="P141"><text:span text:style-name="T300">$E+2</text:span></text:p>
              </table:table-cell>
              <table:table-cell>
                <text:p text:style-name="P141"><text:span text:style-name="T320">6</text:span><text:span text:style-name="T323"> </text:span><text:span text:style-name="T321">_ </text:span><text:span text:style-name="T301">2</text:span></text:p>
              </table:table-cell>
              <table:table-cell>
                <text:p text:style-name="P141"><text:span text:style-name="T298">*5n$</text:span></text:p>
              </table:table-cell>
              <table:table-cell>
                <text:p text:style-name="P141"><text:span text:style-name="T306">F→d</text:span></text:p>
              </table:table-cell>
              <table:table-cell>
                <text:p text:style-name="P142"><text:span text:style-name="T307">F.val=d.lexval </text:span><text:span text:style-name="T297">– </text:span><text:span text:style-name="T301">do</text:span><text:span text:style-name="T308"> </text:span><text:span text:style-name="T298">nothing</text:span></text:p>
              </table:table-cell>
            </table:table-row>
            <table:table-row table:style-name="ro2" table:default-cell-style-name="ce4">
              <table:table-cell>
                <text:p text:style-name="P141"><text:span text:style-name="T319">$E+F</text:span></text:p>
              </table:table-cell>
              <table:table-cell>
                <text:p text:style-name="P141"><text:span text:style-name="T320">6</text:span><text:span text:style-name="T323"> </text:span><text:span text:style-name="T321">_ </text:span><text:span text:style-name="T301">2</text:span></text:p>
              </table:table-cell>
              <table:table-cell>
                <text:p text:style-name="P141"><text:span text:style-name="T298">*5n$</text:span></text:p>
              </table:table-cell>
              <table:table-cell>
                <text:p text:style-name="P141"><text:span text:style-name="T300">T→F</text:span></text:p>
              </table:table-cell>
              <table:table-cell>
                <text:p text:style-name="P142"><text:span text:style-name="T310">T.val=F.val </text:span><text:span text:style-name="T297">– </text:span><text:span text:style-name="T301">do</text:span><text:span text:style-name="T311"> </text:span><text:span text:style-name="T298">nothing</text:span></text:p>
              </table:table-cell>
            </table:table-row>
            <table:table-row table:style-name="ro2" table:default-cell-style-name="ce5">
              <table:table-cell>
                <text:p text:style-name="P141"><text:span text:style-name="T315">$E+T</text:span></text:p>
              </table:table-cell>
              <table:table-cell>
                <text:p text:style-name="P141"><text:span text:style-name="T320">6</text:span><text:span text:style-name="T323"> </text:span><text:span text:style-name="T321">_ </text:span><text:span text:style-name="T301">2</text:span></text:p>
              </table:table-cell>
              <table:table-cell>
                <text:p text:style-name="P141"><text:span text:style-name="T298">*5n$</text:span></text:p>
              </table:table-cell>
              <table:table-cell>
                <text:p text:style-name="P141"><text:span text:style-name="T299">shift</text:span></text:p>
              </table:table-cell>
              <table:table-cell>
                <text:p text:style-name="P142"><text:span text:style-name="T316">push</text:span><text:span text:style-name="T317"> </text:span><text:span text:style-name="T299">empty</text:span><text:span text:style-name="T317"> </text:span><text:span text:style-name="T301">slot</text:span><text:span text:style-name="T318"> </text:span><text:span text:style-name="T301">into</text:span><text:span text:style-name="T317"> </text:span><text:span text:style-name="T303">val-stack</text:span></text:p>
              </table:table-cell>
            </table:table-row>
            <table:table-row table:style-name="ro2" table:default-cell-style-name="ce4">
              <table:table-cell>
                <text:p text:style-name="P141"><text:span text:style-name="T297">$E+T*</text:span></text:p>
              </table:table-cell>
              <table:table-cell>
                <text:p text:style-name="P141"><text:span text:style-name="T320">6</text:span><text:span text:style-name="T324"> </text:span><text:span text:style-name="T321">_ </text:span><text:span text:style-name="T301">2 </text:span><text:span text:style-name="T321">_</text:span></text:p>
              </table:table-cell>
              <table:table-cell>
                <text:p text:style-name="P141"><text:span text:style-name="T325">5n$</text:span></text:p>
              </table:table-cell>
              <table:table-cell>
                <text:p text:style-name="P141"><text:span text:style-name="T299">shift</text:span></text:p>
              </table:table-cell>
              <table:table-cell>
                <text:p text:style-name="P142"><text:span text:style-name="T300">d.lexval(5) </text:span><text:span text:style-name="T301">into</text:span><text:span text:style-name="T302"> </text:span><text:span text:style-name="T303">val-stack</text:span></text:p>
              </table:table-cell>
            </table:table-row>
            <table:table-row table:style-name="ro2" table:default-cell-style-name="ce5">
              <table:table-cell>
                <text:p text:style-name="P141"><text:span text:style-name="T326">$E+T*5</text:span></text:p>
              </table:table-cell>
              <table:table-cell>
                <text:p text:style-name="P141"><text:span text:style-name="T320">6</text:span><text:span text:style-name="T327"> </text:span><text:span text:style-name="T321">_</text:span><text:span text:style-name="T317"> </text:span><text:span text:style-name="T301">2</text:span><text:span text:style-name="T317"> </text:span><text:span text:style-name="T321">_</text:span><text:span text:style-name="T327"> </text:span><text:span text:style-name="T328">5</text:span></text:p>
              </table:table-cell>
              <table:table-cell>
                <text:p text:style-name="P141"><text:span text:style-name="T329">n$</text:span></text:p>
              </table:table-cell>
              <table:table-cell>
                <text:p text:style-name="P141"><text:span text:style-name="T306">F→d</text:span></text:p>
              </table:table-cell>
              <table:table-cell>
                <text:p text:style-name="P142"><text:span text:style-name="T307">F.val=d.lexval </text:span><text:span text:style-name="T297">– </text:span><text:span text:style-name="T301">do</text:span><text:span text:style-name="T308"> </text:span><text:span text:style-name="T298">nothing</text:span></text:p>
              </table:table-cell>
            </table:table-row>
            <table:table-row table:style-name="ro2" table:default-cell-style-name="ce4">
              <table:table-cell>
                <text:p text:style-name="P141"><text:span text:style-name="T312">$E+T*F</text:span></text:p>
              </table:table-cell>
              <table:table-cell>
                <text:p text:style-name="P141"><text:span text:style-name="T320">6</text:span><text:span text:style-name="T327"> </text:span><text:span text:style-name="T321">_</text:span><text:span text:style-name="T317"> </text:span><text:span text:style-name="T301">2</text:span><text:span text:style-name="T317"> </text:span><text:span text:style-name="T321">_</text:span><text:span text:style-name="T327"> </text:span><text:span text:style-name="T328">5</text:span></text:p>
              </table:table-cell>
              <table:table-cell>
                <text:p text:style-name="P141"><text:span text:style-name="T329">n$</text:span></text:p>
              </table:table-cell>
              <table:table-cell>
                <text:p text:style-name="P141"><text:span text:style-name="T306">T→T*F</text:span></text:p>
              </table:table-cell>
              <table:table-cell>
                <text:p text:style-name="P142"><text:span text:style-name="T330">T.val=T1.val*F.val</text:span></text:p>
              </table:table-cell>
            </table:table-row>
            <table:table-row table:style-name="ro2" table:default-cell-style-name="ce5">
              <table:table-cell>
                <text:p text:style-name="P141"><text:span text:style-name="T315">$E+T</text:span></text:p>
              </table:table-cell>
              <table:table-cell>
                <text:p text:style-name="P141"><text:span text:style-name="T320">6</text:span><text:span text:style-name="T331"> </text:span><text:span text:style-name="T321">_ </text:span><text:span text:style-name="T309">10</text:span></text:p>
              </table:table-cell>
              <table:table-cell>
                <text:p text:style-name="P141"><text:span text:style-name="T329">n$</text:span></text:p>
              </table:table-cell>
              <table:table-cell>
                <text:p text:style-name="P141"><text:span text:style-name="T307">E→E+T</text:span></text:p>
              </table:table-cell>
              <table:table-cell>
                <text:p text:style-name="P142"><text:span text:style-name="T313">E.val=E1.val*T.val</text:span></text:p>
              </table:table-cell>
            </table:table-row>
            <table:table-row table:style-name="ro2" table:default-cell-style-name="ce4">
              <table:table-cell>
                <text:p text:style-name="P141"><text:span text:style-name="T315">$E</text:span></text:p>
              </table:table-cell>
              <table:table-cell>
                <text:p text:style-name="P141"><text:span text:style-name="T300">16</text:span></text:p>
              </table:table-cell>
              <table:table-cell>
                <text:p text:style-name="P141"><text:span text:style-name="T329">n$</text:span></text:p>
              </table:table-cell>
              <table:table-cell>
                <text:p text:style-name="P141"><text:span text:style-name="T299">shift</text:span></text:p>
              </table:table-cell>
              <table:table-cell>
                <text:p text:style-name="P142"><text:span text:style-name="T316">push</text:span><text:span text:style-name="T317"> </text:span><text:span text:style-name="T299">empty</text:span><text:span text:style-name="T317"> </text:span><text:span text:style-name="T301">slot</text:span><text:span text:style-name="T318"> </text:span><text:span text:style-name="T301">into</text:span><text:span text:style-name="T317"> </text:span><text:span text:style-name="T303">val-stack</text:span></text:p>
              </table:table-cell>
            </table:table-row>
            <table:table-row table:style-name="ro3" table:default-cell-style-name="ce5">
              <table:table-cell>
                <text:p text:style-name="P141"><text:span text:style-name="T332">$En</text:span></text:p>
              </table:table-cell>
              <table:table-cell>
                <text:p text:style-name="P141"><text:span text:style-name="T300">16</text:span><text:span text:style-name="T317"> </text:span><text:span text:style-name="T321">_</text:span></text:p>
              </table:table-cell>
              <table:table-cell>
                <text:p text:style-name="P141"><text:span text:style-name="T297">$</text:span></text:p>
              </table:table-cell>
              <table:table-cell>
                <text:p text:style-name="P141"><text:span text:style-name="T306">L→En</text:span></text:p>
              </table:table-cell>
              <table:table-cell>
                <text:p text:style-name="P143"><text:span text:style-name="T306">print(16),</text:span><text:span text:style-name="T333"> </text:span><text:span text:style-name="T298">pop</text:span><text:span text:style-name="T334"> </text:span><text:span text:style-name="T299">empty</text:span><text:span text:style-name="T334"> </text:span><text:span text:style-name="T301">slot</text:span><text:span text:style-name="T333"> </text:span><text:span text:style-name="T335">from <text:s/></text:span><text:span text:style-name="T303">val-stack</text:span></text:p>
              </table:table-cell>
            </table:table-row>
            <table:table-row table:style-name="ro4" table:default-cell-style-name="ce4">
              <table:table-cell>
                <text:p text:style-name="P141"><text:span text:style-name="T336">$L</text:span></text:p>
              </table:table-cell>
              <table:table-cell>
                <text:p text:style-name="P141"><text:span text:style-name="T300">16</text:span></text:p>
              </table:table-cell>
              <table:table-cell>
                <text:p text:style-name="P141"><text:span text:style-name="T297">$</text:span></text:p>
              </table:table-cell>
              <table:table-cell>
                <text:p text:style-name="P141"><text:span text:style-name="T329">accept</text:span></text:p>
              </table:table-cell>
              <table:table-cell table:style-name="ce6"/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4" draw:layer="layout" svg:width="19.798cm" svg:height="11.136cm" svg:x="0.6cm" svg:y="2.257cm" draw:page-number="39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–Attributed Deﬁnition" draw:style-name="dp3" draw:master-page-name="Title_20_and_20_Content" presentation:presentation-page-layout-name="AL1T11">
        <draw:frame draw:name="object 2" presentation:style-name="pr3" draw:text-style-name="P9" draw:layer="layout" svg:width="16.615cm" svg:height="3.76cm" svg:x="4.013cm" svg:y="1.75cm" presentation:class="title" presentation:user-transformed="true">
          <draw:text-box>
            <text:p text:style-name="P8"><text:span text:style-name="T337">L–Attributed</text:span><text:span text:style-name="T338"> </text:span><text:span text:style-name="T272">Deﬁnition</text:span></text:p>
          </draw:text-box>
        </draw:frame>
        <draw:custom-shape draw:name="object 3" draw:style-name="gr52" draw:text-style-name="P123" draw:layer="layout" svg:width="26.196cm" svg:height="13.95cm" svg:x="3.875cm" svg:y="5.092cm">
          <text:list text:style-name="L16">
            <text:list-item>
              <text:p text:style-name="P119"><text:span text:style-name="T22">A </text:span><text:span text:style-name="T23">syntax-directed </text:span><text:span text:style-name="T43">deﬁnition </text:span><text:span text:style-name="T33">is </text:span><text:span text:style-name="T11">L–attributed </text:span><text:span text:style-name="T22">if </text:span><text:span text:style-name="T35">each <text:s/></text:span><text:span text:style-name="T21">inherited</text:span><text:span text:style-name="T10"> </text:span><text:span text:style-name="T13">attribute</text:span><text:span text:style-name="T10"> </text:span><text:span text:style-name="T76">of</text:span><text:span text:style-name="T10"> </text:span><text:span text:style-name="T33">X</text:span><text:span text:style-name="T339">j</text:span><text:span text:style-name="T148"> </text:span><text:span text:style-name="T18">on</text:span><text:span text:style-name="T10"> </text:span><text:span text:style-name="T24">the</text:span><text:span text:style-name="T38"> </text:span><text:span text:style-name="T89">right</text:span><text:span text:style-name="T10"> </text:span><text:span text:style-name="T39">side</text:span><text:span text:style-name="T10"> </text:span><text:span text:style-name="T76">of</text:span><text:span text:style-name="T10"> </text:span><text:span text:style-name="T22">A</text:span><text:span text:style-name="T8"> </text:span><text:span text:style-name="T42">→</text:span><text:span text:style-name="T38"> </text:span><text:span text:style-name="T161">X</text:span><text:span text:style-name="T340">1</text:span><text:span text:style-name="T341"> </text:span><text:span text:style-name="T9">X</text:span><text:span text:style-name="T342">2</text:span><text:span text:style-name="T341"> </text:span><text:span text:style-name="T343">… <text:s/></text:span><text:span text:style-name="T7">X</text:span><text:span text:style-name="T344">n </text:span><text:span text:style-name="T12">depends </text:span><text:span text:style-name="T34">only</text:span><text:span text:style-name="T274"> </text:span><text:span text:style-name="T18">on</text:span></text:p>
            </text:list-item>
          </text:list>
          <text:list text:style-name="L18">
            <text:list-item>
              <text:list>
                <text:list-item>
                  <text:p text:style-name="P144"><text:span text:style-name="T63">The</text:span><text:span text:style-name="T52"> </text:span><text:span text:style-name="T81">attributes</text:span><text:span text:style-name="T54"> </text:span><text:span text:style-name="T68">of</text:span><text:span text:style-name="T54"> </text:span><text:span text:style-name="T66">the</text:span><text:span text:style-name="T54"> </text:span><text:span text:style-name="T83">symbols</text:span><text:span text:style-name="T54"> </text:span><text:span text:style-name="T345">X</text:span><text:span text:style-name="T346">1</text:span><text:span text:style-name="T345">,</text:span><text:span text:style-name="T54"> </text:span><text:span text:style-name="T347">X</text:span><text:span text:style-name="T348">2</text:span><text:span text:style-name="T347">,</text:span><text:span text:style-name="T54"> </text:span><text:span text:style-name="T349">…,</text:span><text:span text:style-name="T54"> </text:span><text:span text:style-name="T350">X</text:span><text:span text:style-name="T351">j-1</text:span></text:p>
                </text:list-item>
                <text:list-item>
                  <text:p text:style-name="P145"><text:span text:style-name="T63">The</text:span><text:span text:style-name="T52"> </text:span><text:span text:style-name="T61">inherited</text:span><text:span text:style-name="T54"> </text:span><text:span text:style-name="T81">attributes</text:span><text:span text:style-name="T54"> </text:span><text:span text:style-name="T68">of</text:span><text:span text:style-name="T54"> </text:span><text:span text:style-name="T150">A</text:span></text:p>
                </text:list-item>
              </text:list>
            </text:list-item>
            <text:list-item>
              <text:p text:style-name="P146"><text:span text:style-name="T11">L–attributed</text:span><text:span text:style-name="T10"> </text:span><text:span text:style-name="T19">deﬁnitions</text:span><text:span text:style-name="T38"> </text:span><text:span text:style-name="T39">allow</text:span><text:span text:style-name="T38"> </text:span><text:span text:style-name="T26">for</text:span><text:span text:style-name="T10"> </text:span><text:span text:style-name="T31">a</text:span><text:span text:style-name="T38"> </text:span><text:span text:style-name="T44">natural</text:span><text:span text:style-name="T38"> </text:span><text:span text:style-name="T15">order</text:span><text:span text:style-name="T38"> </text:span><text:span text:style-name="T76">of <text:s/></text:span><text:span text:style-name="T9">evaluating</text:span><text:span text:style-name="T10"> </text:span><text:span text:style-name="T18">attributes:</text:span><text:span text:style-name="T10"> </text:span><text:span text:style-name="T24">depth-ﬁrst</text:span><text:span text:style-name="T10"> </text:span><text:span text:style-name="T7">and</text:span><text:span text:style-name="T10"> </text:span><text:span text:style-name="T22">left</text:span><text:span text:style-name="T10"> </text:span><text:span text:style-name="T28">to</text:span><text:span text:style-name="T10"> </text:span><text:span text:style-name="T89">right</text:span></text:p>
            </text:list-item>
            <text:list-item>
              <text:p text:style-name="P147"><text:span text:style-name="T144">Every</text:span><text:span text:style-name="T38"> </text:span><text:span text:style-name="T19">S-attributed</text:span><text:span text:style-name="T38"> </text:span><text:span text:style-name="T23">syntax-directed</text:span><text:span text:style-name="T104"> </text:span><text:span text:style-name="T43">deﬁnition</text:span><text:span text:style-name="T38"> </text:span><text:span text:style-name="T33">is</text:span><text:span text:style-name="T38"> </text:span><text:span text:style-name="T33">also <text:s/></text:span><text:span text:style-name="T11">L–attributed </text:span><text:span text:style-name="T7">and </text:span><text:span text:style-name="T24">the </text:span><text:span text:style-name="T29">above </text:span><text:span text:style-name="T34">rule </text:span><text:span text:style-name="T7">applies </text:span><text:span text:style-name="T34">only </text:span><text:span text:style-name="T26">for <text:s/></text:span><text:span text:style-name="T21">inherited</text:span><text:span text:style-name="T8"> </text:span><text:span text:style-name="T43">attribut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4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epth First Evaluation of  L–Attributed Deﬁnitions" draw:style-name="dp3" draw:master-page-name="Title_20_and_20_Content" presentation:presentation-page-layout-name="AL1T11">
        <draw:frame draw:name="object 2" presentation:style-name="pr14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123">Depth</text:span><text:span text:style-name="T352"> </text:span><text:span text:style-name="T4">First</text:span><text:span text:style-name="T273"> </text:span><text:span text:style-name="T243">Evaluation</text:span><text:span text:style-name="T273"> </text:span><text:span text:style-name="T277">of <text:s/></text:span><text:span text:style-name="T337">L–Attributed</text:span><text:span text:style-name="T273"> </text:span><text:span text:style-name="T123">Deﬁnitions</text:span></text:p>
          </draw:text-box>
        </draw:frame>
        <draw:custom-shape draw:name="object 3" draw:style-name="gr53" draw:text-style-name="P151" draw:layer="layout" svg:width="23.339cm" svg:height="9.212cm" svg:x="4.013cm" svg:y="6.629cm">
          <text:p text:style-name="P148"><text:span text:style-name="T12">Procedure</text:span><text:span text:style-name="T353"> </text:span><text:span text:style-name="T9">dfvisit(n:</text:span><text:span text:style-name="T353"> </text:span><text:span text:style-name="T41">node);</text:span><text:span text:style-name="T41"><text:tab/></text:span><text:span text:style-name="T27">//depth-ﬁrst</text:span><text:span text:style-name="T354"> </text:span><text:span text:style-name="T39">evaluation <text:s/></text:span><text:span text:style-name="T26">for</text:span><text:span text:style-name="T8"> </text:span><text:span text:style-name="T35">each</text:span><text:span text:style-name="T10"> </text:span><text:span text:style-name="T34">child</text:span><text:span text:style-name="T10"> </text:span><text:span text:style-name="T355">m</text:span><text:span text:style-name="T8"> </text:span><text:span text:style-name="T76">of</text:span><text:span text:style-name="T10"> </text:span><text:span text:style-name="T161">n,</text:span><text:span text:style-name="T10"> </text:span><text:span text:style-name="T37">from</text:span><text:span text:style-name="T8"> </text:span><text:span text:style-name="T22">left</text:span><text:span text:style-name="T10"> </text:span><text:span text:style-name="T28">to</text:span><text:span text:style-name="T10"> </text:span><text:span text:style-name="T89">right</text:span><text:span text:style-name="T8"> </text:span><text:span text:style-name="T17">do</text:span></text:p>
          <text:p text:style-name="P149"><text:span text:style-name="T7">evaluate</text:span><text:span text:style-name="T10"> </text:span><text:span text:style-name="T21">inherited</text:span><text:span text:style-name="T38"> </text:span><text:span text:style-name="T43">attributes</text:span><text:span text:style-name="T10"> </text:span><text:span text:style-name="T76">of</text:span><text:span text:style-name="T38"> </text:span><text:span text:style-name="T77">m; <text:s/></text:span><text:span text:style-name="T9">dfvisit(m);</text:span></text:p>
          <text:p text:style-name="P150"><text:span text:style-name="T7">evaluate</text:span><text:span text:style-name="T10"> </text:span><text:span text:style-name="T39">synthesized</text:span><text:span text:style-name="T10"> </text:span><text:span text:style-name="T43">attributes</text:span><text:span text:style-name="T10"> </text:span><text:span text:style-name="T76">of</text:span><text:span text:style-name="T10"> </text:span><text:span text:style-name="T44">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41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Depth First Evaluation of  L–Attributed Deﬁnitions (2)" draw:style-name="dp3" draw:master-page-name="Title_20_Only" presentation:presentation-page-layout-name="AL1T11">
        <draw:frame draw:name="object 2" presentation:style-name="pr11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123">Depth</text:span><text:span text:style-name="T352"> </text:span><text:span text:style-name="T4">First</text:span><text:span text:style-name="T273"> </text:span><text:span text:style-name="T243">Evaluation</text:span><text:span text:style-name="T273"> </text:span><text:span text:style-name="T277">of <text:s/></text:span><text:span text:style-name="T337">L–Attributed</text:span><text:span text:style-name="T273"> </text:span><text:span text:style-name="T123">Deﬁnitions</text:span></text:p>
          </draw:text-box>
        </draw:frame>
        <draw:custom-shape draw:name="object 3" draw:style-name="gr54" draw:text-style-name="P152" draw:layer="layout" svg:width="30.187cm" svg:height="6.538cm" svg:x="2.938cm" svg:y="8.2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42" presentation:class="page"/>
          <draw:frame presentation:style-name="pr7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Translation Schemes" draw:style-name="dp3" draw:master-page-name="Title_20_and_20_Content" presentation:presentation-page-layout-name="AL1T11">
        <draw:frame draw:name="object 3" presentation:style-name="pr3" draw:text-style-name="P9" draw:layer="layout" svg:width="15.17cm" svg:height="3.216cm" svg:x="4.013cm" svg:y="1.75cm" presentation:class="title" presentation:user-transformed="true">
          <draw:text-box>
            <text:p text:style-name="P8"><text:span text:style-name="T108">Translation</text:span><text:span text:style-name="T338"> </text:span><text:span text:style-name="T101">Schemes</text:span></text:p>
          </draw:text-box>
        </draw:frame>
        <draw:custom-shape draw:name="object 4" draw:style-name="gr55" draw:text-style-name="P155" draw:layer="layout" svg:width="25.198cm" svg:height="8.427cm" svg:x="3.91cm" svg:y="5.476cm">
          <text:list text:style-name="L5">
            <text:list-item>
              <text:p text:style-name="P153"><text:span text:style-name="T22">A</text:span><text:span text:style-name="T10"> </text:span><text:span text:style-name="T18">translation</text:span><text:span text:style-name="T10"> </text:span><text:span text:style-name="T18">scheme</text:span><text:span text:style-name="T10"> </text:span><text:span text:style-name="T33">is</text:span><text:span text:style-name="T10"> </text:span><text:span text:style-name="T31">a</text:span><text:span text:style-name="T10"> </text:span><text:span text:style-name="T43">context-free</text:span><text:span text:style-name="T10"> </text:span><text:span text:style-name="T15">grammar</text:span><text:span text:style-name="T10"> </text:span><text:span text:style-name="T35">in <text:s/></text:span><text:span text:style-name="T7">which:</text:span></text:p>
            </text:list-item>
          </text:list>
          <text:list text:style-name="L7">
            <text:list-item>
              <text:list>
                <text:list-item>
                  <text:p text:style-name="P154"><text:span text:style-name="T81">attributes</text:span><text:span text:style-name="T54"> </text:span><text:span text:style-name="T80">are</text:span><text:span text:style-name="T64"> </text:span><text:span text:style-name="T114">associated</text:span><text:span text:style-name="T64"> </text:span><text:span text:style-name="T125">with</text:span><text:span text:style-name="T54"> </text:span><text:span text:style-name="T66">the</text:span><text:span text:style-name="T64"> </text:span><text:span text:style-name="T112">grammar <text:s/></text:span><text:span text:style-name="T83">symbols</text:span><text:span text:style-name="T52"> </text:span><text:span text:style-name="T56">and</text:span></text:p>
                </text:list-item>
                <text:list-item>
                  <text:p text:style-name="P56"><text:span text:style-name="T62">semantic</text:span><text:span text:style-name="T52"> </text:span><text:span text:style-name="T58">actions</text:span><text:span text:style-name="T54"> </text:span><text:span text:style-name="T63">enclosed</text:span><text:span text:style-name="T54"> </text:span><text:span text:style-name="T72">between</text:span><text:span text:style-name="T54"> </text:span><text:span text:style-name="T114">braces</text:span><text:span text:style-name="T54"> </text:span><text:span text:style-name="T356">{</text:span><text:span text:style-name="T54"> </text:span><text:span text:style-name="T356">}</text:span><text:span text:style-name="T54"> </text:span><text:span text:style-name="T357">are <text:s/></text:span><text:span text:style-name="T61">inserted</text:span><text:span text:style-name="T52"> </text:span><text:span text:style-name="T81">within</text:span><text:span text:style-name="T54"> </text:span><text:span text:style-name="T66">the</text:span><text:span text:style-name="T54"> </text:span><text:span text:style-name="T65">right</text:span><text:span text:style-name="T54"> </text:span><text:span text:style-name="T84">sides</text:span><text:span text:style-name="T54"> </text:span><text:span text:style-name="T68">of</text:span><text:span text:style-name="T54"> </text:span><text:span text:style-name="T112">produc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56" draw:text-style-name="P156" draw:layer="layout" svg:width="16.509cm" svg:height="5.635cm" svg:x="7.197cm" svg:y="12.79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43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Translation Schemes (2)" draw:style-name="dp3" draw:master-page-name="Title_20_and_20_Content" presentation:presentation-page-layout-name="AL1T11">
        <draw:frame draw:name="object 2" presentation:style-name="pr3" draw:text-style-name="P9" draw:layer="layout" svg:width="15.17cm" svg:height="3.216cm" svg:x="4.013cm" svg:y="1.75cm" presentation:class="title" presentation:user-transformed="true">
          <draw:text-box>
            <text:p text:style-name="P8"><text:span text:style-name="T108">Translation</text:span><text:span text:style-name="T338"> </text:span><text:span text:style-name="T101">Schemes</text:span></text:p>
          </draw:text-box>
        </draw:frame>
        <draw:custom-shape draw:name="object 3" draw:style-name="gr57" draw:text-style-name="P159" draw:layer="layout" svg:width="25.503cm" svg:height="8.356cm" svg:x="3.91cm" svg:y="6.324cm">
          <text:list text:style-name="L5">
            <text:list-item>
              <text:p text:style-name="P157"><text:span text:style-name="T7">In</text:span><text:span text:style-name="T8"> </text:span><text:span text:style-name="T18">translation</text:span><text:span text:style-name="T8"> </text:span><text:span text:style-name="T29">schemes,</text:span><text:span text:style-name="T8"> </text:span><text:span text:style-name="T11">we</text:span><text:span text:style-name="T8"> </text:span><text:span text:style-name="T7">use</text:span><text:span text:style-name="T10"> </text:span><text:span text:style-name="T24">the</text:span><text:span text:style-name="T8"> </text:span><text:span text:style-name="T22">term</text:span><text:span text:style-name="T117"> </text:span><text:span text:style-name="T110">semantic <text:s/></text:span><text:span text:style-name="T120">action</text:span><text:span text:style-name="T96"> </text:span><text:span text:style-name="T44">instead</text:span><text:span text:style-name="T10"> </text:span><text:span text:style-name="T76">of</text:span><text:span text:style-name="T8"> </text:span><text:span text:style-name="T110">semantic</text:span><text:span text:style-name="T119"> </text:span><text:span text:style-name="T116">rule</text:span><text:span text:style-name="T131"> </text:span><text:span text:style-name="T9">used</text:span><text:span text:style-name="T10"> </text:span><text:span text:style-name="T35">in</text:span></text:p>
            </text:list-item>
          </text:list>
          <text:p text:style-name="P158"><text:span text:style-name="T23">syntax-directed</text:span><text:span text:style-name="T8"> </text:span><text:span text:style-name="T19">deﬁnitions</text:span></text:p>
          <text:list text:continue-numbering="true" text:style-name="L5">
            <text:list-item>
              <text:p text:style-name="P11"><text:span text:style-name="T34">The</text:span><text:span text:style-name="T10"> </text:span><text:span text:style-name="T15">position</text:span><text:span text:style-name="T10"> </text:span><text:span text:style-name="T76">of</text:span><text:span text:style-name="T10"> </text:span><text:span text:style-name="T24">the</text:span><text:span text:style-name="T10"> </text:span><text:span text:style-name="T18">semantic</text:span><text:span text:style-name="T10"> </text:span><text:span text:style-name="T21">action</text:span><text:span text:style-name="T38"> </text:span><text:span text:style-name="T18">on</text:span><text:span text:style-name="T10"> </text:span><text:span text:style-name="T24">the</text:span><text:span text:style-name="T10"> </text:span><text:span text:style-name="T89">right</text:span><text:span text:style-name="T10"> </text:span><text:span text:style-name="T39">side <text:s/></text:span><text:span text:style-name="T44">indicates</text:span><text:span text:style-name="T38"> </text:span><text:span text:style-name="T15">when</text:span><text:span text:style-name="T38"> </text:span><text:span text:style-name="T27">that</text:span><text:span text:style-name="T38"> </text:span><text:span text:style-name="T18">semantic</text:span><text:span text:style-name="T38"> </text:span><text:span text:style-name="T21">action</text:span><text:span text:style-name="T104"> </text:span><text:span text:style-name="T12">will</text:span><text:span text:style-name="T38"> </text:span><text:span text:style-name="T23">be</text:span><text:span text:style-name="T38"> </text:span><text:span text:style-name="T39">evaluate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44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45" draw:style-name="dp3" draw:master-page-name="Blank" presentation:presentation-page-layout-name="AL1T11">
        <draw:custom-shape draw:name="object 2" draw:style-name="gr58" draw:text-style-name="P28" draw:layer="layout" svg:width="24.923cm" svg:height="3.475cm" svg:x="3.91cm" svg:y="1.324cm">
          <text:list text:style-name="L5">
            <text:list-item>
              <text:p text:style-name="P24"><text:span text:style-name="T358">Example:</text:span><text:span text:style-name="T124"> </text:span><text:span text:style-name="T22">A</text:span><text:span text:style-name="T102"> </text:span><text:span text:style-name="T12">simple</text:span><text:span text:style-name="T8"> </text:span><text:span text:style-name="T18">translation</text:span><text:span text:style-name="T102"> </text:span><text:span text:style-name="T18">scheme</text:span><text:span text:style-name="T8"> </text:span><text:span text:style-name="T27">that</text:span><text:span text:style-name="T102"> </text:span><text:span text:style-name="T15">converts <text:s/></text:span><text:span text:style-name="T89">inﬁx </text:span><text:span text:style-name="T9">expression </text:span><text:span text:style-name="T16">to </text:span><text:span text:style-name="T24">the </text:span><text:span text:style-name="T18">corresponding </text:span><text:span text:style-name="T26">postﬁx <text:s/></text:span><text:span text:style-name="T9">express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59" draw:text-style-name="P160" draw:layer="layout" svg:width="22.471cm" svg:height="12.444cm" svg:x="5.909cm" svg:y="5.6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45" presentation:class="page"/>
          <draw:frame presentation:style-name="pr8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46" draw:style-name="dp3" draw:master-page-name="Blank" presentation:presentation-page-layout-name="AL1T11">
        <draw:custom-shape draw:name="object 2" draw:style-name="gr60" draw:text-style-name="P162" draw:layer="layout" svg:width="25.637cm" svg:height="3.475cm" svg:x="4.013cm" svg:y="14.462cm">
          <text:p text:style-name="P161"><text:span text:style-name="T34">The</text:span><text:span text:style-name="T10"> </text:span><text:span text:style-name="T43">depth</text:span><text:span text:style-name="T38"> </text:span><text:span text:style-name="T76">ﬁrst</text:span><text:span text:style-name="T38"> </text:span><text:span text:style-name="T9">traversal</text:span><text:span text:style-name="T38"> </text:span><text:span text:style-name="T76">of</text:span><text:span text:style-name="T38"> </text:span><text:span text:style-name="T24">the</text:span><text:span text:style-name="T38"> </text:span><text:span text:style-name="T35">parse</text:span><text:span text:style-name="T38"> </text:span><text:span text:style-name="T13">tree</text:span><text:span text:style-name="T38"> </text:span><text:span text:style-name="T39">(executing</text:span><text:span text:style-name="T10"> </text:span><text:span text:style-name="T24">the <text:s/></text:span><text:span text:style-name="T18">semantic </text:span><text:span text:style-name="T23">actions </text:span><text:span text:style-name="T35">in </text:span><text:span text:style-name="T27">that </text:span><text:span text:style-name="T39">order) </text:span><text:span text:style-name="T12">will </text:span><text:span text:style-name="T18">produce </text:span><text:span text:style-name="T24">the </text:span><text:span text:style-name="T26">postﬁx <text:s/></text:span><text:span text:style-name="T18">representation</text:span><text:span text:style-name="T8"> </text:span><text:span text:style-name="T76">of</text:span><text:span text:style-name="T10"> </text:span><text:span text:style-name="T24">the</text:span><text:span text:style-name="T10"> </text:span><text:span text:style-name="T13">inﬁx</text:span><text:span text:style-name="T10"> </text:span><text:span text:style-name="T9">expre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61" draw:text-style-name="P163" draw:layer="layout" svg:width="29.939cm" svg:height="11.713cm" svg:x="2.938cm" svg:y="0.75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46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lation Scheme Requirements" draw:style-name="dp3" draw:master-page-name="Title_20_and_20_Content" presentation:presentation-page-layout-name="AL1T11">
        <draw:frame draw:name="object 2" presentation:style-name="pr3" draw:text-style-name="P9" draw:layer="layout" svg:width="24.9cm" svg:height="3.76cm" svg:x="4.013cm" svg:y="1.722cm" presentation:class="title" presentation:user-transformed="true">
          <draw:text-box>
            <text:p text:style-name="P8"><text:span text:style-name="T108">Translation </text:span><text:span text:style-name="T359">Scheme</text:span><text:span text:style-name="T360"> </text:span><text:span text:style-name="T359">Requirements</text:span></text:p>
          </draw:text-box>
        </draw:frame>
        <draw:custom-shape draw:name="object 3" draw:style-name="gr62" draw:text-style-name="P169" draw:layer="layout" svg:width="30.045cm" svg:height="15.865cm" svg:x="3.561cm" svg:y="4.77cm">
          <text:list text:style-name="L19">
            <text:list-item>
              <text:p text:style-name="P164"><text:span text:style-name="T27">If</text:span><text:span text:style-name="T8"> </text:span><text:span text:style-name="T31">a</text:span><text:span text:style-name="T10"> </text:span><text:span text:style-name="T18">translation</text:span><text:span text:style-name="T8"> </text:span><text:span text:style-name="T18">scheme</text:span><text:span text:style-name="T10"> </text:span><text:span text:style-name="T47">has</text:span><text:span text:style-name="T10"> </text:span><text:span text:style-name="T16">to</text:span><text:span text:style-name="T8"> </text:span><text:span text:style-name="T18">contain</text:span><text:span text:style-name="T10"> </text:span><text:span text:style-name="T91">both</text:span><text:span text:style-name="T8"> </text:span><text:span text:style-name="T39">synthesized</text:span><text:span text:style-name="T10"> </text:span><text:span text:style-name="T7">and <text:s/></text:span><text:span text:style-name="T21">inherited</text:span><text:span text:style-name="T8"> </text:span><text:span text:style-name="T21">attributes,</text:span><text:span text:style-name="T10"> </text:span><text:span text:style-name="T11">we</text:span><text:span text:style-name="T10"> </text:span><text:span text:style-name="T32">have</text:span><text:span text:style-name="T8"> </text:span><text:span text:style-name="T28">to</text:span><text:span text:style-name="T10"> </text:span><text:span text:style-name="T12">observe</text:span><text:span text:style-name="T10"> </text:span><text:span text:style-name="T24">the</text:span><text:span text:style-name="T10"> </text:span><text:span text:style-name="T15">following</text:span><text:span text:style-name="T8"> </text:span><text:span text:style-name="T47">rules:</text:span></text:p>
            </text:list-item>
          </text:list>
          <text:list text:style-name="L20">
            <text:list-item>
              <text:p text:style-name="P165"><text:span text:style-name="T17">An </text:span><text:span text:style-name="T21">inherited </text:span><text:span text:style-name="T13">attribute </text:span><text:span text:style-name="T76">of </text:span><text:span text:style-name="T31">a </text:span><text:span text:style-name="T23">symbol </text:span><text:span text:style-name="T18">on </text:span><text:span text:style-name="T24">the </text:span><text:span text:style-name="T89">right </text:span><text:span text:style-name="T39">side </text:span><text:span text:style-name="T76">of </text:span><text:span text:style-name="T31">a <text:s/></text:span><text:span text:style-name="T11">production</text:span><text:span text:style-name="T10"> </text:span><text:span text:style-name="T88">must</text:span><text:span text:style-name="T38"> </text:span><text:span text:style-name="T23">be</text:span><text:span text:style-name="T38"> </text:span><text:span text:style-name="T89">computed</text:span><text:span text:style-name="T38"> </text:span><text:span text:style-name="T35">in</text:span><text:span text:style-name="T38"> </text:span><text:span text:style-name="T31">a</text:span><text:span text:style-name="T38"> </text:span><text:span text:style-name="T18">semantic</text:span><text:span text:style-name="T38"> </text:span><text:span text:style-name="T21">action</text:span><text:span text:style-name="T38"> </text:span><text:span text:style-name="T11">before <text:s/></text:span><text:span text:style-name="T27">that</text:span><text:span text:style-name="T8"> </text:span><text:span text:style-name="T29">symbol.</text:span></text:p>
            </text:list-item>
          </text:list>
          <text:list text:style-name="L21">
            <text:list-item>
              <text:p text:style-name="P166"><text:span text:style-name="T22">A</text:span><text:span text:style-name="T38"> </text:span><text:span text:style-name="T18">semantic</text:span><text:span text:style-name="T38"> </text:span><text:span text:style-name="T21">action</text:span><text:span text:style-name="T38"> </text:span><text:span text:style-name="T88">must</text:span><text:span text:style-name="T38"> </text:span><text:span text:style-name="T24">not</text:span><text:span text:style-name="T104"> </text:span><text:span text:style-name="T11">refer</text:span><text:span text:style-name="T38"> </text:span><text:span text:style-name="T28">to</text:span><text:span text:style-name="T38"> </text:span><text:span text:style-name="T31">a</text:span><text:span text:style-name="T38"> </text:span><text:span text:style-name="T39">synthesized</text:span><text:span text:style-name="T104"> </text:span><text:span text:style-name="T13">attribute <text:s/></text:span><text:span text:style-name="T76">of</text:span><text:span text:style-name="T10"> </text:span><text:span text:style-name="T31">a</text:span><text:span text:style-name="T10"> </text:span><text:span text:style-name="T23">symbol</text:span><text:span text:style-name="T10"> </text:span><text:span text:style-name="T28">to</text:span><text:span text:style-name="T10"> </text:span><text:span text:style-name="T24">the</text:span><text:span text:style-name="T38"> </text:span><text:span text:style-name="T89">right</text:span><text:span text:style-name="T10"> </text:span><text:span text:style-name="T76">of</text:span><text:span text:style-name="T10"> </text:span><text:span text:style-name="T27">that</text:span><text:span text:style-name="T10"> </text:span><text:span text:style-name="T18">semantic</text:span><text:span text:style-name="T38"> </text:span><text:span text:style-name="T7">action.</text:span></text:p>
            </text:list-item>
          </text:list>
          <text:list text:style-name="L22">
            <text:list-item>
              <text:p text:style-name="P167"><text:span text:style-name="T22">A</text:span><text:span text:style-name="T38"> </text:span><text:span text:style-name="T39">synthesized</text:span><text:span text:style-name="T38"> </text:span><text:span text:style-name="T13">attribute</text:span><text:span text:style-name="T38"> </text:span><text:span text:style-name="T26">for</text:span><text:span text:style-name="T38"> </text:span><text:span text:style-name="T24">the</text:span><text:span text:style-name="T38"> </text:span><text:span text:style-name="T21">non-terminal</text:span><text:span text:style-name="T38"> </text:span><text:span text:style-name="T18">on</text:span><text:span text:style-name="T38"> </text:span><text:span text:style-name="T24">the</text:span><text:span text:style-name="T38"> </text:span><text:span text:style-name="T22">left</text:span><text:span text:style-name="T38"> </text:span><text:span text:style-name="T7">can <text:s/></text:span><text:span text:style-name="T34">only </text:span><text:span text:style-name="T23">be </text:span><text:span text:style-name="T89">computed </text:span><text:span text:style-name="T13">after </text:span><text:span text:style-name="T25">all </text:span><text:span text:style-name="T43">attributes </text:span><text:span text:style-name="T37">it </text:span><text:span text:style-name="T12">references </text:span><text:span text:style-name="T32">have <text:s/></text:span><text:span text:style-name="T34">been</text:span><text:span text:style-name="T10"> </text:span><text:span text:style-name="T89">computed</text:span><text:span text:style-name="T10"> </text:span><text:span text:style-name="T77">(we</text:span><text:span text:style-name="T10"> </text:span><text:span text:style-name="T12">normally</text:span><text:span text:style-name="T10"> </text:span><text:span text:style-name="T26">put</text:span><text:span text:style-name="T10"> </text:span><text:span text:style-name="T19">this</text:span><text:span text:style-name="T10"> </text:span><text:span text:style-name="T18">semantic</text:span><text:span text:style-name="T38"> </text:span><text:span text:style-name="T21">action</text:span><text:span text:style-name="T10"> </text:span><text:span text:style-name="T17">at</text:span></text:p>
            </text:list-item>
          </text:list>
          <text:p text:style-name="P168"><text:span text:style-name="T24">the</text:span><text:span text:style-name="T10"> </text:span><text:span text:style-name="T12">end</text:span><text:span text:style-name="T10"> </text:span><text:span text:style-name="T76">of</text:span><text:span text:style-name="T38"> </text:span><text:span text:style-name="T24">the</text:span><text:span text:style-name="T10"> </text:span><text:span text:style-name="T89">right</text:span><text:span text:style-name="T38"> </text:span><text:span text:style-name="T39">side</text:span><text:span text:style-name="T10"> </text:span><text:span text:style-name="T76">of</text:span><text:span text:style-name="T38"> </text:span><text:span text:style-name="T24">the</text:span><text:span text:style-name="T10"> </text:span><text:span text:style-name="T39">production).</text:span><text:span text:style-name="T45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4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ranslation Scheme Requirements (2)" draw:style-name="dp3" draw:master-page-name="Title_20_and_20_Content" presentation:presentation-page-layout-name="AL1T11">
        <draw:frame draw:name="object 2" presentation:style-name="pr3" draw:text-style-name="P9" draw:layer="layout" svg:width="24.9cm" svg:height="3.76cm" svg:x="4.013cm" svg:y="1.75cm" presentation:class="title" presentation:user-transformed="true">
          <draw:text-box>
            <text:p text:style-name="P8"><text:span text:style-name="T108">Translation </text:span><text:span text:style-name="T359">Scheme</text:span><text:span text:style-name="T360"> </text:span><text:span text:style-name="T359">Requirements</text:span></text:p>
          </draw:text-box>
        </draw:frame>
        <draw:custom-shape draw:name="object 3" draw:style-name="gr63" draw:text-style-name="P171" draw:layer="layout" svg:width="25.877cm" svg:height="7.242cm" svg:x="3.91cm" svg:y="6.324cm">
          <text:list text:style-name="L5">
            <text:list-item>
              <text:p text:style-name="P170"><text:span text:style-name="T37">With</text:span><text:span text:style-name="T8"> </text:span><text:span text:style-name="T47">an</text:span><text:span text:style-name="T8"> </text:span><text:span text:style-name="T11">L–attributed</text:span><text:span text:style-name="T8"> </text:span><text:span text:style-name="T23">syntax-directed</text:span><text:span text:style-name="T8"> </text:span><text:span text:style-name="T18">deﬁnition,</text:span><text:span text:style-name="T8"> </text:span><text:span text:style-name="T37">it</text:span><text:span text:style-name="T8"> </text:span><text:span text:style-name="T33">is <text:s/></text:span><text:span text:style-name="T32">always </text:span><text:span text:style-name="T9">possible </text:span><text:span text:style-name="T28">to </text:span><text:span text:style-name="T89">construct </text:span><text:span text:style-name="T31">a </text:span><text:span text:style-name="T18">corresponding <text:s/>translation scheme </text:span><text:span text:style-name="T15">which </text:span><text:span text:style-name="T23">satisﬁes </text:span><text:span text:style-name="T11">these </text:span><text:span text:style-name="T17">three <text:s/></text:span><text:span text:style-name="T21">conditions</text:span></text:p>
            </text:list-item>
            <text:list-item>
              <text:p text:style-name="P18"><text:span text:style-name="T35">This</text:span><text:span text:style-name="T10"> </text:span><text:span text:style-name="T44">may</text:span><text:span text:style-name="T38"> </text:span><text:span text:style-name="T24">not</text:span><text:span text:style-name="T10"> </text:span><text:span text:style-name="T23">be</text:span><text:span text:style-name="T38"> </text:span><text:span text:style-name="T9">possible</text:span><text:span text:style-name="T10"> </text:span><text:span text:style-name="T26">for</text:span><text:span text:style-name="T38"> </text:span><text:span text:style-name="T31">a</text:span><text:span text:style-name="T38"> </text:span><text:span text:style-name="T35">general</text:span><text:span text:style-name="T10"> </text:span><text:span text:style-name="T23">syntax-directed <text:s/></text:span><text:span text:style-name="T18">transl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48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49" draw:style-name="dp3" draw:master-page-name="Blank" presentation:presentation-page-layout-name="AL1T11">
        <draw:custom-shape draw:name="object 2" draw:style-name="gr64" draw:text-style-name="P172" draw:layer="layout" svg:width="25.082cm" svg:height="18.286cm" svg:x="5.359cm" svg:y="0.3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49" presentation:class="page"/>
          <draw:frame presentation:style-name="pr8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Top-Down Translation" draw:style-name="dp3" draw:master-page-name="Title_20_and_20_Content" presentation:presentation-page-layout-name="AL1T11">
        <draw:frame draw:name="object 2" presentation:style-name="pr3" draw:text-style-name="P9" draw:layer="layout" svg:width="15.878cm" svg:height="3.216cm" svg:x="4.013cm" svg:y="1.75cm" presentation:class="title" presentation:user-transformed="true">
          <draw:text-box>
            <text:p text:style-name="P8"><text:span text:style-name="T75">Top-Down</text:span><text:span text:style-name="T107"> </text:span><text:span text:style-name="T108">Translation</text:span></text:p>
          </draw:text-box>
        </draw:frame>
        <draw:custom-shape draw:name="object 3" draw:style-name="gr65" draw:text-style-name="P175" draw:layer="layout" svg:width="27.442cm" svg:height="9.894cm" svg:x="3.91cm" svg:y="6.324cm">
          <text:list text:style-name="L5">
            <text:list-item>
              <text:p text:style-name="P173"><text:span text:style-name="T11">L–attributed</text:span><text:span text:style-name="T10"> </text:span><text:span text:style-name="T19">deﬁnitions</text:span><text:span text:style-name="T38"> </text:span><text:span text:style-name="T7">can</text:span><text:span text:style-name="T38"> </text:span><text:span text:style-name="T23">be</text:span><text:span text:style-name="T10"> </text:span><text:span text:style-name="T39">evaluated</text:span><text:span text:style-name="T38"> </text:span><text:span text:style-name="T35">in</text:span><text:span text:style-name="T38"> </text:span><text:span text:style-name="T31">a</text:span><text:span text:style-name="T38"> </text:span><text:span text:style-name="T13">top-down <text:s/></text:span><text:span text:style-name="T12">fashion</text:span><text:span text:style-name="T10"> </text:span><text:span text:style-name="T44">(predictive</text:span><text:span text:style-name="T38"> </text:span><text:span text:style-name="T33">parsing)</text:span><text:span text:style-name="T38"> </text:span><text:span text:style-name="T27">with</text:span><text:span text:style-name="T38"> </text:span><text:span text:style-name="T18">translation</text:span><text:span text:style-name="T38"> </text:span><text:span text:style-name="T12">schemes</text:span></text:p>
            </text:list-item>
            <text:list-item>
              <text:p text:style-name="P174"><text:span text:style-name="T33">Since</text:span><text:span text:style-name="T10"> </text:span><text:span text:style-name="T18">no</text:span><text:span text:style-name="T10"> </text:span><text:span text:style-name="T15">grammar</text:span><text:span text:style-name="T38"> </text:span><text:span text:style-name="T27">with</text:span><text:span text:style-name="T10"> </text:span><text:span text:style-name="T22">left</text:span><text:span text:style-name="T10"> </text:span><text:span text:style-name="T34">recursion</text:span><text:span text:style-name="T38"> </text:span><text:span text:style-name="T7">can</text:span><text:span text:style-name="T10"> </text:span><text:span text:style-name="T23">be</text:span><text:span text:style-name="T10"> </text:span><text:span text:style-name="T9">parsed <text:s/></text:span><text:span text:style-name="T18">deterministically </text:span><text:span text:style-name="T21">top-down, </text:span><text:span text:style-name="T11">we </text:span><text:span text:style-name="T9">used </text:span><text:span text:style-name="T11">left-recursion <text:s/></text:span><text:span text:style-name="T12">elimination</text:span><text:span text:style-name="T8"> </text:span><text:span text:style-name="T11">algorithm</text:span></text:p>
            </text:list-item>
            <text:list-item>
              <text:p text:style-name="P18"><text:span text:style-name="T34">The</text:span><text:span text:style-name="T10"> </text:span><text:span text:style-name="T11">algorithm</text:span><text:span text:style-name="T38"> </text:span><text:span text:style-name="T26">for</text:span><text:span text:style-name="T10"> </text:span><text:span text:style-name="T12">elimination</text:span><text:span text:style-name="T38"> </text:span><text:span text:style-name="T76">of</text:span><text:span text:style-name="T10"> </text:span><text:span text:style-name="T22">left</text:span><text:span text:style-name="T38"> </text:span><text:span text:style-name="T34">recursion</text:span><text:span text:style-name="T10"> </text:span><text:span text:style-name="T33">is</text:span><text:span text:style-name="T124"> </text:span><text:span text:style-name="T18">extended <text:s/></text:span><text:span text:style-name="T28">to</text:span><text:span text:style-name="T8"> </text:span><text:span text:style-name="T7">evaluate</text:span><text:span text:style-name="T10"> </text:span><text:span text:style-name="T21">action</text:span><text:span text:style-name="T10"> </text:span><text:span text:style-name="T7">and</text:span><text:span text:style-name="T10"> </text:span><text:span text:style-name="T88">attribu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50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liminating Left Recursion from a  Translation Scheme" draw:style-name="dp3" draw:master-page-name="Title_20_and_20_Content" presentation:presentation-page-layout-name="AL1T11">
        <draw:frame draw:name="object 2" presentation:style-name="pr14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106">Eliminating</text:span><text:span text:style-name="T361"> </text:span><text:span text:style-name="T362">Left</text:span><text:span text:style-name="T98"> </text:span><text:span text:style-name="T6">Recursion</text:span><text:span text:style-name="T98"> </text:span><text:span text:style-name="T363">from</text:span><text:span text:style-name="T98"> </text:span><text:span text:style-name="T364">a <text:s/></text:span><text:span text:style-name="T108">Translation</text:span><text:span text:style-name="T100"> </text:span><text:span text:style-name="T359">Scheme</text:span></text:p>
          </draw:text-box>
        </draw:frame>
        <draw:custom-shape draw:name="object 3" draw:style-name="gr66" draw:text-style-name="P28" draw:layer="layout" svg:width="25.789cm" svg:height="4.59cm" svg:x="3.91cm" svg:y="6.747cm">
          <text:list text:style-name="L5">
            <text:list-item>
              <text:p text:style-name="P24"><text:span text:style-name="T34">We </text:span><text:span text:style-name="T7">can </text:span><text:span text:style-name="T17">implement </text:span><text:span text:style-name="T18">translation </text:span><text:span text:style-name="T76">of </text:span><text:span text:style-name="T11">L–attributed <text:s/></text:span><text:span text:style-name="T43">deﬁnition </text:span><text:span text:style-name="T26">for </text:span><text:span text:style-name="T22">top </text:span><text:span text:style-name="T19">down </text:span><text:span text:style-name="T9">parser </text:span><text:span text:style-name="T39">by </text:span><text:span text:style-name="T9">using </text:span><text:span text:style-name="T24">the </text:span><text:span text:style-name="T88">method <text:s/></text:span><text:span text:style-name="T27">that</text:span><text:span text:style-name="T8"> </text:span><text:span text:style-name="T33">is</text:span><text:span text:style-name="T10"> </text:span><text:span text:style-name="T9">similar</text:span><text:span text:style-name="T10"> </text:span><text:span text:style-name="T28">to</text:span><text:span text:style-name="T10"> </text:span><text:span text:style-name="T24">the</text:span><text:span text:style-name="T10"> </text:span><text:span text:style-name="T44">removal</text:span><text:span text:style-name="T10"> </text:span><text:span text:style-name="T76">of</text:span><text:span text:style-name="T8"> </text:span><text:span text:style-name="T22">left</text:span><text:span text:style-name="T10"> </text:span><text:span text:style-name="T34">recursion</text:span><text:span text:style-name="T10"> </text:span><text:span text:style-name="T37">from</text:span><text:span text:style-name="T10"> </text:span><text:span text:style-name="T24">the <text:s/></text:span><text:span text:style-name="T15">grammar</text:span><text:span text:style-name="T8"> </text:span><text:span text:style-name="T27">with</text:span><text:span text:style-name="T10"> </text:span><text:span text:style-name="T24">the</text:span><text:span text:style-name="T10"> </text:span><text:span text:style-name="T15">following</text:span><text:span text:style-name="T10"> </text:span><text:span text:style-name="T47">rule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51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52" draw:style-name="dp3" draw:master-page-name="Blank" presentation:presentation-page-layout-name="AL1T11">
        <draw:custom-shape draw:name="object 2" draw:style-name="gr67" draw:text-style-name="P176" draw:layer="layout" svg:width="31.26cm" svg:height="17.267cm" svg:x="2.29cm" svg:y="1.08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52" presentation:class="page"/>
          <draw:frame presentation:style-name="pr8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Eliminating Left Recursion from a  Translation Scheme (2)" draw:style-name="dp3" draw:master-page-name="Title_20_and_20_Content" presentation:presentation-page-layout-name="AL1T11">
        <draw:frame draw:name="object 2" presentation:style-name="pr14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106">Eliminating</text:span><text:span text:style-name="T361"> </text:span><text:span text:style-name="T362">Left</text:span><text:span text:style-name="T98"> </text:span><text:span text:style-name="T6">Recursion</text:span><text:span text:style-name="T98"> </text:span><text:span text:style-name="T363">from</text:span><text:span text:style-name="T98"> </text:span><text:span text:style-name="T364">a <text:s/></text:span><text:span text:style-name="T108">Translation</text:span><text:span text:style-name="T100"> </text:span><text:span text:style-name="T359">Scheme</text:span></text:p>
          </draw:text-box>
        </draw:frame>
        <draw:custom-shape draw:name="object 3" draw:style-name="gr68" draw:text-style-name="P28" draw:layer="layout" svg:width="25.792cm" svg:height="8.357cm" svg:x="3.91cm" svg:y="6.747cm">
          <text:list text:style-name="L5">
            <text:list-item>
              <text:p text:style-name="P24"><text:span text:style-name="T34">The </text:span><text:span text:style-name="T21">inherited </text:span><text:span text:style-name="T13">attribute </text:span><text:span text:style-name="T235">R.i </text:span><text:span text:style-name="T33">is </text:span><text:span text:style-name="T39">evaluated </text:span><text:span text:style-name="T21">immediately <text:s/></text:span><text:span text:style-name="T11">before </text:span><text:span text:style-name="T31">a </text:span><text:span text:style-name="T7">use </text:span><text:span text:style-name="T76">of </text:span><text:span text:style-name="T230">R </text:span><text:span text:style-name="T35">in </text:span><text:span text:style-name="T24">the </text:span><text:span text:style-name="T144">body, </text:span><text:span text:style-name="T12">while </text:span><text:span text:style-name="T24">the </text:span><text:span text:style-name="T39">synthesized <text:s/></text:span><text:span text:style-name="T43">attributes</text:span><text:span text:style-name="T8"> </text:span><text:span text:style-name="T116">A.a</text:span><text:span text:style-name="T163"> </text:span><text:span text:style-name="T7">and</text:span><text:span text:style-name="T10"> </text:span><text:span text:style-name="T365">R.s</text:span><text:span text:style-name="T163"> </text:span><text:span text:style-name="T45">are</text:span><text:span text:style-name="T10"> </text:span><text:span text:style-name="T39">evaluated</text:span><text:span text:style-name="T10"> </text:span><text:span text:style-name="T17">at</text:span><text:span text:style-name="T10"> </text:span><text:span text:style-name="T24">the</text:span><text:span text:style-name="T10"> </text:span><text:span text:style-name="T44">ends</text:span><text:span text:style-name="T10"> </text:span><text:span text:style-name="T76">of</text:span><text:span text:style-name="T10"> </text:span><text:span text:style-name="T24">the <text:s/></text:span><text:span text:style-name="T15">productions</text:span></text:p>
            </text:list-item>
            <text:list-item>
              <text:p text:style-name="P177"><text:span text:style-name="T41">Thus,</text:span><text:span text:style-name="T8"> </text:span><text:span text:style-name="T18">whatever</text:span><text:span text:style-name="T10"> </text:span><text:span text:style-name="T45">values</text:span><text:span text:style-name="T10"> </text:span><text:span text:style-name="T29">are</text:span><text:span text:style-name="T10"> </text:span><text:span text:style-name="T12">needed</text:span><text:span text:style-name="T10"> </text:span><text:span text:style-name="T28">to</text:span><text:span text:style-name="T10"> </text:span><text:span text:style-name="T89">compute</text:span><text:span text:style-name="T10"> </text:span><text:span text:style-name="T11">these <text:s/></text:span><text:span text:style-name="T43">attributes </text:span><text:span text:style-name="T12">will </text:span><text:span text:style-name="T23">be </text:span><text:span text:style-name="T32">available </text:span><text:span text:style-name="T37">from </text:span><text:span text:style-name="T89">what </text:span><text:span text:style-name="T47">has </text:span><text:span text:style-name="T34">been <text:s/></text:span><text:span text:style-name="T89">computed</text:span><text:span text:style-name="T8"> </text:span><text:span text:style-name="T28">to</text:span><text:span text:style-name="T10"> </text:span><text:span text:style-name="T24">the</text:span><text:span text:style-name="T10"> </text:span><text:span text:style-name="T22">lef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53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3" draw:master-page-name="Title_20_Slide" presentation:presentation-page-layout-name="AL1T11">
        <draw:custom-shape draw:name="object 2" draw:style-name="gr69" draw:text-style-name="P43" draw:layer="layout" svg:width="14.087cm" svg:height="3.758cm" svg:x="4.013cm" svg:y="1.75cm">
          <text:p text:style-name="P42"><text:span text:style-name="T169">Evaluation</text:span><text:span text:style-name="T366"> </text:span><text:span text:style-name="T367">Examp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70" draw:text-style-name="P179" draw:layer="layout" svg:width="5.986cm" svg:height="4.618cm" svg:x="4.013cm" svg:y="4.854cm">
          <text:p text:style-name="P178"><text:span text:style-name="T32">Evaluation</text:span><text:span text:style-name="T368"> </text:span><text:span text:style-name="T76">of <text:s/></text:span><text:span text:style-name="T19">string</text:span><text:span text:style-name="T117"> </text:span><text:span text:style-name="T369">XY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71" draw:text-style-name="P180" draw:layer="layout" svg:width="20.038cm" svg:height="14.384cm" svg:x="11.996cm" svg:y="4.27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54" presentation:class="page"/>
          <draw:frame presentation:style-name="pr16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55" draw:style-name="dp3" draw:master-page-name="Blank" presentation:presentation-page-layout-name="AL1T11">
        <draw:custom-shape draw:name="object 2" draw:style-name="gr72" draw:text-style-name="P181" draw:layer="layout" svg:width="31.244cm" svg:height="16.623cm" svg:x="2.261cm" svg:y="1.23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55" presentation:class="page"/>
          <draw:frame presentation:style-name="pr8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56" draw:style-name="dp3" draw:master-page-name="Blank" presentation:presentation-page-layout-name="AL1T11">
        <draw:custom-shape draw:name="object 2" draw:style-name="gr73" draw:text-style-name="P182" draw:layer="layout" svg:width="31.362cm" svg:height="16.433cm" svg:x="2.233cm" svg:y="1.38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56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ttom-Up Evaluation of Inherited  Attributes" draw:style-name="dp3" draw:master-page-name="Title_20_and_20_Content" presentation:presentation-page-layout-name="AL1T11">
        <draw:frame draw:name="object 2" presentation:style-name="pr14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370">Bottom-Up</text:span><text:span text:style-name="T100"> </text:span><text:span text:style-name="T243">Evaluation</text:span><text:span text:style-name="T100"> </text:span><text:span text:style-name="T277">of</text:span><text:span text:style-name="T100"> </text:span><text:span text:style-name="T172">Inherited <text:s/></text:span><text:span text:style-name="T173">Attributes</text:span></text:p>
          </draw:text-box>
        </draw:frame>
        <draw:custom-shape draw:name="object 3" draw:style-name="gr74" draw:text-style-name="P184" draw:layer="layout" svg:width="25.018cm" svg:height="9.472cm" svg:x="3.91cm" svg:y="6.747cm">
          <text:list text:style-name="L5">
            <text:list-item>
              <text:p text:style-name="P183"><text:span text:style-name="T11">L–attributed</text:span><text:span text:style-name="T10"> </text:span><text:span text:style-name="T19">deﬁnitions</text:span><text:span text:style-name="T10"> </text:span><text:span text:style-name="T45">are</text:span><text:span text:style-name="T10"> </text:span><text:span text:style-name="T31">a</text:span><text:span text:style-name="T10"> </text:span><text:span text:style-name="T12">simple</text:span><text:span text:style-name="T10"> </text:span><text:span text:style-name="T29">subclass</text:span><text:span text:style-name="T10"> </text:span><text:span text:style-name="T76">of <text:s/></text:span><text:span text:style-name="T21">inherited </text:span><text:span text:style-name="T43">attributes </text:span><text:span text:style-name="T27">that </text:span><text:span text:style-name="T7">can </text:span><text:span text:style-name="T23">be </text:span><text:span text:style-name="T19">effectively <text:s/></text:span><text:span text:style-name="T11">implemented</text:span><text:span text:style-name="T8"> </text:span><text:span text:style-name="T35">in</text:span><text:span text:style-name="T10"> </text:span><text:span text:style-name="T27">most</text:span><text:span text:style-name="T10"> </text:span><text:span text:style-name="T27">bottom-up</text:span><text:span text:style-name="T10"> </text:span><text:span text:style-name="T35">parsers</text:span></text:p>
            </text:list-item>
            <text:list-item>
              <text:p text:style-name="P18"><text:span text:style-name="T27">If </text:span><text:span text:style-name="T11">we </text:span><text:span text:style-name="T45">are </text:span><text:span text:style-name="T29">able </text:span><text:span text:style-name="T28">to </text:span><text:span text:style-name="T43">identify </text:span><text:span text:style-name="T24">the </text:span><text:span text:style-name="T15">position </text:span><text:span text:style-name="T76">of </text:span><text:span text:style-name="T21">inherited <text:s/></text:span><text:span text:style-name="T13">attribute</text:span><text:span text:style-name="T8"> </text:span><text:span text:style-name="T35">in</text:span><text:span text:style-name="T10"> </text:span><text:span text:style-name="T24">the</text:span><text:span text:style-name="T10"> </text:span><text:span text:style-name="T39">stack,</text:span><text:span text:style-name="T10"> </text:span><text:span text:style-name="T89">then</text:span><text:span text:style-name="T8"> </text:span><text:span text:style-name="T12">simple</text:span><text:span text:style-name="T10"> </text:span><text:span text:style-name="T23">assignment</text:span><text:span text:style-name="T10"> </text:span><text:span text:style-name="T76">of</text:span><text:span text:style-name="T10"> </text:span><text:span text:style-name="T24">the <text:s/></text:span><text:span text:style-name="T45">value</text:span><text:span text:style-name="T10"> </text:span><text:span text:style-name="T11">stored</text:span><text:span text:style-name="T10"> </text:span><text:span text:style-name="T35">in</text:span><text:span text:style-name="T38"> </text:span><text:span text:style-name="T24">the</text:span><text:span text:style-name="T10"> </text:span><text:span text:style-name="T11">stack</text:span><text:span text:style-name="T10"> </text:span><text:span text:style-name="T44">may</text:span><text:span text:style-name="T38"> </text:span><text:span text:style-name="T23">be</text:span><text:span text:style-name="T10"> </text:span><text:span text:style-name="T9">used</text:span><text:span text:style-name="T10"> </text:span><text:span text:style-name="T28">to</text:span><text:span text:style-name="T38"> </text:span><text:span text:style-name="T17">implement <text:s/></text:span><text:span text:style-name="T24">the</text:span><text:span text:style-name="T8"> </text:span><text:span text:style-name="T17">L-attributed</text:span><text:span text:style-name="T10"> </text:span><text:span text:style-name="T43">deﬁnition</text:span><text:span text:style-name="T10"> </text:span><text:span text:style-name="T35">in</text:span><text:span text:style-name="T10"> </text:span><text:span text:style-name="T27">bottom-up</text:span><text:span text:style-name="T8"> </text:span><text:span text:style-name="T23">mann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57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Bottom-Up Evaluation of Inherited  Attributes (2)" draw:style-name="dp3" draw:master-page-name="Title_20_and_20_Content" presentation:presentation-page-layout-name="AL1T11">
        <draw:frame draw:name="object 2" presentation:style-name="pr14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370">Bottom-Up</text:span><text:span text:style-name="T100"> </text:span><text:span text:style-name="T243">Evaluation</text:span><text:span text:style-name="T100"> </text:span><text:span text:style-name="T277">of</text:span><text:span text:style-name="T100"> </text:span><text:span text:style-name="T172">Inherited <text:s/></text:span><text:span text:style-name="T173">Attributes</text:span></text:p>
          </draw:text-box>
        </draw:frame>
        <draw:custom-shape draw:name="object 3" draw:style-name="gr75" draw:text-style-name="P128" draw:layer="layout" svg:width="25.133cm" svg:height="12.024cm" svg:x="3.91cm" svg:y="6.747cm">
          <text:list text:style-name="L4">
            <text:list-item>
              <text:p text:style-name="P124"><text:span text:style-name="T34">The</text:span><text:span text:style-name="T10"> </text:span><text:span text:style-name="T88">method</text:span><text:span text:style-name="T10"> </text:span><text:span text:style-name="T9">used</text:span><text:span text:style-name="T10"> </text:span><text:span text:style-name="T35">in</text:span><text:span text:style-name="T10"> </text:span><text:span text:style-name="T27">bottom-up</text:span><text:span text:style-name="T10"> </text:span><text:span text:style-name="T39">evaluation</text:span><text:span text:style-name="T10"> </text:span><text:span text:style-name="T76">of</text:span></text:p>
            </text:list-item>
          </text:list>
          <text:p text:style-name="P125"><text:span text:style-name="T43">S-Attributed</text:span><text:span text:style-name="T10"> </text:span><text:span text:style-name="T15">Deﬁnitions</text:span><text:span text:style-name="T10"> </text:span><text:span text:style-name="T33">is</text:span><text:span text:style-name="T38"> </text:span><text:span text:style-name="T18">extended</text:span><text:span text:style-name="T10"> </text:span><text:span text:style-name="T27">with</text:span><text:span text:style-name="T38"> </text:span><text:span text:style-name="T44">conditions:</text:span></text:p>
          <text:list text:style-name="L23">
            <text:list-item>
              <text:list>
                <text:list-item>
                  <text:p text:style-name="P185"><text:span text:style-name="T83">All</text:span><text:span text:style-name="T52"> </text:span><text:span text:style-name="T112">embedding</text:span><text:span text:style-name="T54"> </text:span><text:span text:style-name="T62">semantic</text:span><text:span text:style-name="T52"> </text:span><text:span text:style-name="T58">actions</text:span><text:span text:style-name="T54"> </text:span><text:span text:style-name="T84">in</text:span><text:span text:style-name="T52"> </text:span><text:span text:style-name="T62">translation <text:s/>scheme</text:span><text:span text:style-name="T70"> </text:span><text:span text:style-name="T59">should</text:span><text:span text:style-name="T52"> </text:span><text:span text:style-name="T58">be</text:span><text:span text:style-name="T52"> </text:span><text:span text:style-name="T84">in</text:span><text:span text:style-name="T52"> </text:span><text:span text:style-name="T66">the</text:span><text:span text:style-name="T52"> </text:span><text:span text:style-name="T83">end</text:span><text:span text:style-name="T52"> </text:span><text:span text:style-name="T68">of</text:span><text:span text:style-name="T52"> </text:span><text:span text:style-name="T66">the</text:span><text:span text:style-name="T52"> </text:span><text:span text:style-name="T72">production <text:s/></text:span><text:span text:style-name="T114">rules</text:span></text:p>
                </text:list-item>
                <text:list-item>
                  <text:p text:style-name="P186"><text:span text:style-name="T83">All</text:span><text:span text:style-name="T54"> </text:span><text:span text:style-name="T61">inherited</text:span><text:span text:style-name="T64"> </text:span><text:span text:style-name="T81">attributes</text:span><text:span text:style-name="T64"> </text:span><text:span text:style-name="T59">should</text:span><text:span text:style-name="T64"> </text:span><text:span text:style-name="T58">be</text:span><text:span text:style-name="T64"> </text:span><text:span text:style-name="T58">copied</text:span><text:span text:style-name="T64"> </text:span><text:span text:style-name="T72">into</text:span><text:span text:style-name="T64"> </text:span><text:span text:style-name="T66">the <text:s/></text:span><text:span text:style-name="T79">synthesized </text:span><text:span text:style-name="T81">attributes </text:span><text:span text:style-name="T62">(most </text:span><text:span text:style-name="T68">of </text:span><text:span text:style-name="T66">the </text:span><text:span text:style-name="T125">time <text:s/></text:span><text:span text:style-name="T79">synthesized</text:span><text:span text:style-name="T52"> </text:span><text:span text:style-name="T81">attributes</text:span><text:span text:style-name="T54"> </text:span><text:span text:style-name="T68">of</text:span><text:span text:style-name="T54"> </text:span><text:span text:style-name="T112">new</text:span><text:span text:style-name="T54"> </text:span><text:span text:style-name="T63">non-terminals)</text:span></text:p>
                </text:list-item>
              </text:list>
            </text:list-item>
          </text:list>
          <text:list text:style-name="L9">
            <text:list-item>
              <text:list>
                <text:list-item>
                  <text:p text:style-name="P187"><text:span text:style-name="T55">Evaluate</text:span><text:span text:style-name="T52"> </text:span><text:span text:style-name="T55">all</text:span><text:span text:style-name="T54"> </text:span><text:span text:style-name="T62">semantic</text:span><text:span text:style-name="T54"> </text:span><text:span text:style-name="T58">actions</text:span><text:span text:style-name="T54"> </text:span><text:span text:style-name="T62">during</text:span><text:span text:style-name="T52"> </text:span><text:span text:style-name="T61">reduction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58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Removing Embedding Semantic  Actions" draw:style-name="dp3" draw:master-page-name="Title_20_and_20_Content" presentation:presentation-page-layout-name="AL1T11">
        <draw:frame draw:name="object 2" presentation:style-name="pr14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75">Removing </text:span><text:span text:style-name="T4">Embedding</text:span><text:span text:style-name="T371"> </text:span><text:span text:style-name="T4">Semantic <text:s/></text:span><text:span text:style-name="T372">Actions</text:span></text:p>
          </draw:text-box>
        </draw:frame>
        <draw:custom-shape draw:name="object 3" draw:style-name="gr76" draw:text-style-name="P28" draw:layer="layout" svg:width="25.23cm" svg:height="11.939cm" svg:x="3.91cm" svg:y="6.747cm">
          <text:list text:style-name="L5">
            <text:list-item>
              <text:p text:style-name="P24"><text:span text:style-name="T11">Insert </text:span><text:span text:style-name="T15">marker </text:span><text:span text:style-name="T18">non-terminals </text:span><text:span text:style-name="T16">to </text:span><text:span text:style-name="T23">remove </text:span><text:span text:style-name="T11">embedded <text:s/></text:span><text:span text:style-name="T23">actions </text:span><text:span text:style-name="T37">from </text:span><text:span text:style-name="T18">translation </text:span><text:span text:style-name="T7">schemes; </text:span><text:span text:style-name="T27">that </text:span><text:span text:style-name="T283">is, </text:span><text:span text:style-name="T22">A </text:span><text:span text:style-name="T42">→ </text:span><text:span text:style-name="T373">X{ <text:s/></text:span><text:span text:style-name="T23">actions</text:span><text:span text:style-name="T8"> </text:span><text:span text:style-name="T159">}Y</text:span><text:span text:style-name="T10"> </text:span><text:span text:style-name="T33">is</text:span><text:span text:style-name="T10"> </text:span><text:span text:style-name="T13">rewritten</text:span><text:span text:style-name="T10"> </text:span><text:span text:style-name="T27">with</text:span><text:span text:style-name="T10"> </text:span><text:span text:style-name="T15">marker</text:span><text:span text:style-name="T10"> </text:span><text:span text:style-name="T21">non-terminal</text:span><text:span text:style-name="T10"> </text:span><text:span text:style-name="T18">N</text:span><text:span text:style-name="T10"> </text:span><text:span text:style-name="T30">as</text:span></text:p>
            </text:list-item>
          </text:list>
          <text:p text:style-name="P188"><text:span text:style-name="T22">A</text:span><text:span text:style-name="T8"> </text:span><text:span text:style-name="T42">→</text:span><text:span text:style-name="T10"> </text:span><text:span text:style-name="T7">X</text:span><text:span text:style-name="T10"> </text:span><text:span text:style-name="T18">N</text:span><text:span text:style-name="T10"> </text:span><text:span text:style-name="T25">Y</text:span></text:p>
          <text:p text:style-name="P189"><text:span text:style-name="T18">N</text:span><text:span text:style-name="T8"> </text:span><text:span text:style-name="T42">→</text:span><text:span text:style-name="T10"> </text:span><text:span text:style-name="T42">ε</text:span><text:span text:style-name="T10"> </text:span><text:span text:style-name="T46">{</text:span><text:span text:style-name="T10"> </text:span><text:span text:style-name="T23">actions</text:span><text:span text:style-name="T8"> </text:span><text:span text:style-name="T46">}</text:span></text:p>
          <text:p text:style-name="P190"><text:span text:style-name="T374"/></text:p>
          <text:list text:continue-numbering="true" text:style-name="L5">
            <text:list-item>
              <text:p text:style-name="P191"><text:span text:style-name="T39">Problem:</text:span><text:span text:style-name="T102"> </text:span><text:span text:style-name="T21">inserting</text:span><text:span text:style-name="T8"> </text:span><text:span text:style-name="T31">a</text:span><text:span text:style-name="T8"> </text:span><text:span text:style-name="T15">marker</text:span><text:span text:style-name="T8"> </text:span><text:span text:style-name="T18">nonterminal</text:span><text:span text:style-name="T8"> </text:span><text:span text:style-name="T44">may <text:s/></text:span><text:span text:style-name="T15">introduce</text:span><text:span text:style-name="T8"> </text:span><text:span text:style-name="T31">a</text:span><text:span text:style-name="T10"> </text:span><text:span text:style-name="T91">conﬂict</text:span><text:span text:style-name="T10"> </text:span><text:span text:style-name="T35">in</text:span><text:span text:style-name="T8"> </text:span><text:span text:style-name="T24">the</text:span><text:span text:style-name="T10"> </text:span><text:span text:style-name="T35">parse</text:span><text:span text:style-name="T10"> </text:span><text:span text:style-name="T21">ta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59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Removing Embedding Semantic  Actions (2)" draw:style-name="dp3" draw:master-page-name="Title_20_Only" presentation:presentation-page-layout-name="AL1T11">
        <draw:frame draw:name="object 2" presentation:style-name="pr11" draw:text-style-name="P9" draw:layer="layout" svg:width="25.84cm" svg:height="3.578cm" svg:x="4.013cm" svg:y="1.772cm" presentation:class="title" presentation:user-transformed="true">
          <draw:text-box>
            <text:p text:style-name="P111"><text:span text:style-name="T75">Removing </text:span><text:span text:style-name="T4">Embedding</text:span><text:span text:style-name="T371"> </text:span><text:span text:style-name="T4">Semantic <text:s/></text:span><text:span text:style-name="T372">Actions</text:span></text:p>
          </draw:text-box>
        </draw:frame>
        <draw:custom-shape draw:name="object 3" draw:style-name="gr77" draw:text-style-name="P192" draw:layer="layout" svg:width="30.947cm" svg:height="6.879cm" svg:x="2.407cm" svg:y="8.24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60" presentation:class="page"/>
          <draw:frame presentation:style-name="pr7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Example of Bottom-Up Evaluation" draw:style-name="dp3" draw:master-page-name="Title_20_and_20_Content" presentation:presentation-page-layout-name="AL1T11">
        <draw:frame draw:name="object 2" presentation:style-name="pr3" draw:text-style-name="P9" draw:layer="layout" svg:width="24.379cm" svg:height="3.76cm" svg:x="4.013cm" svg:y="1.75cm" presentation:class="title" presentation:user-transformed="true">
          <draw:text-box>
            <text:p text:style-name="P8"><text:span text:style-name="T375">Example</text:span><text:span text:style-name="T361"> </text:span><text:span text:style-name="T277">of</text:span><text:span text:style-name="T361"> </text:span><text:span text:style-name="T370">Bottom-Up</text:span><text:span text:style-name="T361"> </text:span><text:span text:style-name="T243">Evaluation</text:span></text:p>
          </draw:text-box>
        </draw:frame>
        <draw:custom-shape draw:name="object 3" draw:style-name="gr78" draw:text-style-name="P43" draw:layer="layout" svg:width="31.412cm" svg:height="11.709cm" svg:x="2.123cm" svg:y="6.324cm">
          <text:p text:style-name="P42"><text:span text:style-name="T9">Consider</text:span><text:span text:style-name="T8"> </text:span><text:span text:style-name="T24">the</text:span><text:span text:style-name="T10"> </text:span><text:span text:style-name="T15">following</text:span><text:span text:style-name="T10"> </text:span><text:span text:style-name="T9">grammar:</text:span></text:p>
          <text:p text:style-name="P193"><text:span text:style-name="T229"/></text:p>
          <text:p text:style-name="P194"><text:span text:style-name="T376">E</text:span><text:span text:style-name="T10"> </text:span><text:span text:style-name="T42">→</text:span><text:span text:style-name="T10"> </text:span><text:span text:style-name="T18">T</text:span><text:span text:style-name="T10"> </text:span><text:span text:style-name="T35">{L.type</text:span><text:span text:style-name="T10"> </text:span><text:span text:style-name="T49">=</text:span><text:span text:style-name="T10"> </text:span><text:span text:style-name="T376">T.val}</text:span><text:span text:style-name="T10"> </text:span><text:span text:style-name="T43">L</text:span><text:span text:style-name="T8"> </text:span><text:span text:style-name="T377">i.e.</text:span><text:span text:style-name="T54"> </text:span><text:span text:style-name="T58">{print</text:span><text:span text:style-name="T54"> </text:span><text:span text:style-name="T63">val[top]</text:span><text:span text:style-name="T54"> </text:span><text:span text:style-name="T378">=</text:span><text:span text:style-name="T64"> </text:span><text:span text:style-name="T58">val[top</text:span><text:span text:style-name="T54"> </text:span><text:span text:style-name="T350">–</text:span><text:span text:style-name="T54"> </text:span><text:span text:style-name="T345">1]}</text:span></text:p>
          <text:p text:style-name="P195"><text:span text:style-name="T43">L</text:span><text:span text:style-name="T10"> </text:span><text:span text:style-name="T42">→</text:span><text:span text:style-name="T38"> </text:span><text:span text:style-name="T159">L,</text:span><text:span text:style-name="T38"> </text:span><text:span text:style-name="T34">id</text:span><text:span text:style-name="T10"> </text:span><text:span text:style-name="T29">{settype(id.entry,</text:span><text:span text:style-name="T38"> </text:span><text:span text:style-name="T32">L.type)}</text:span><text:span text:style-name="T102"> </text:span><text:span text:style-name="T377">i.e.</text:span><text:span text:style-name="T54"> </text:span><text:span text:style-name="T112">{settype</text:span><text:span text:style-name="T64"> </text:span><text:span text:style-name="T56">(val[top]</text:span><text:span text:style-name="T64"> </text:span><text:span text:style-name="T378">=</text:span><text:span text:style-name="T54"> </text:span><text:span text:style-name="T58">val[top</text:span><text:span text:style-name="T64"> </text:span><text:span text:style-name="T350">–</text:span><text:span text:style-name="T70"> </text:span><text:span text:style-name="T379">3])}</text:span></text:p>
          <text:p text:style-name="P196"><text:span text:style-name="T43">L</text:span><text:span text:style-name="T10"> </text:span><text:span text:style-name="T42">→</text:span><text:span text:style-name="T38"> </text:span><text:span text:style-name="T34">id</text:span><text:span text:style-name="T10"> </text:span><text:span text:style-name="T29">{settype(id.entry,</text:span><text:span text:style-name="T38"> </text:span><text:span text:style-name="T32">L.type)}</text:span><text:span text:style-name="T102"> </text:span><text:span text:style-name="T377">i.e.</text:span><text:span text:style-name="T54"> </text:span><text:span text:style-name="T112">{settype</text:span><text:span text:style-name="T64"> </text:span><text:span text:style-name="T56">(val[top]</text:span><text:span text:style-name="T54"> </text:span><text:span text:style-name="T378">=</text:span><text:span text:style-name="T64"> </text:span><text:span text:style-name="T58">val[top</text:span><text:span text:style-name="T64"> </text:span><text:span text:style-name="T350">–</text:span><text:span text:style-name="T54"> </text:span><text:span text:style-name="T380">1])}</text:span></text:p>
          <text:p text:style-name="P196"><text:span text:style-name="T18">T</text:span><text:span text:style-name="T8"> </text:span><text:span text:style-name="T42">→</text:span><text:span text:style-name="T10"> </text:span><text:span text:style-name="T159">int{T.val</text:span><text:span text:style-name="T10"> </text:span><text:span text:style-name="T49">=</text:span><text:span text:style-name="T10"> </text:span><text:span text:style-name="T44">int}</text:span><text:span text:style-name="T8"> </text:span><text:span text:style-name="T377">i.e.</text:span><text:span text:style-name="T54"> </text:span><text:span text:style-name="T79">{val[top]</text:span><text:span text:style-name="T54"> </text:span><text:span text:style-name="T378">=</text:span><text:span text:style-name="T54"> </text:span><text:span text:style-name="T59">int}</text:span></text:p>
          <text:p text:style-name="P195"><text:span text:style-name="T18">T</text:span><text:span text:style-name="T8"> </text:span><text:span text:style-name="T42">→</text:span><text:span text:style-name="T10"> </text:span><text:span text:style-name="T30">ﬂoat{T.val</text:span><text:span text:style-name="T10"> </text:span><text:span text:style-name="T49">=</text:span><text:span text:style-name="T10"> </text:span><text:span text:style-name="T17">ﬂoat}</text:span><text:span text:style-name="T10"> </text:span><text:span text:style-name="T103">i.e.</text:span><text:span text:style-name="T124"> </text:span><text:span text:style-name="T79">{val[top]</text:span><text:span text:style-name="T54"> </text:span><text:span text:style-name="T378">=</text:span><text:span text:style-name="T54"> </text:span><text:span text:style-name="T67">ﬂoat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61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Example of Bottom-Up Evaluation (2)" draw:style-name="dp3" draw:master-page-name="Title_20_and_20_Content" presentation:presentation-page-layout-name="AL1T11">
        <draw:frame draw:name="object 2" presentation:style-name="pr3" draw:text-style-name="P9" draw:layer="layout" svg:width="24.379cm" svg:height="3.76cm" svg:x="4.013cm" svg:y="1.75cm" presentation:class="title" presentation:user-transformed="true">
          <draw:text-box>
            <text:p text:style-name="P8"><text:span text:style-name="T375">Example</text:span><text:span text:style-name="T361"> </text:span><text:span text:style-name="T277">of</text:span><text:span text:style-name="T361"> </text:span><text:span text:style-name="T370">Bottom-Up</text:span><text:span text:style-name="T361"> </text:span><text:span text:style-name="T243">Evaluation</text:span></text:p>
          </draw:text-box>
        </draw:frame>
        <draw:custom-shape draw:name="object 3" draw:style-name="gr79" draw:text-style-name="P199" draw:layer="layout" svg:width="23.824cm" svg:height="5.433cm" svg:x="4.013cm" svg:y="5.972cm">
          <text:p text:style-name="P197"><text:span text:style-name="T9">Consider</text:span><text:span text:style-name="T8"> </text:span><text:span text:style-name="T88">type</text:span><text:span text:style-name="T10"> </text:span><text:span text:style-name="T12">declaration</text:span><text:span text:style-name="T10"> </text:span><text:span text:style-name="T76">of</text:span><text:span text:style-name="T10"> </text:span><text:span text:style-name="T7">variables</text:span><text:span text:style-name="T10"> </text:span><text:span text:style-name="T35">in</text:span><text:span text:style-name="T10"> </text:span><text:span text:style-name="T381">C:</text:span><text:span text:style-name="T117"> </text:span><text:span text:style-name="T132">ﬂoat</text:span><text:span text:style-name="T131"> </text:span><text:span text:style-name="T382">a,b;</text:span></text:p>
          <text:p text:style-name="P198"><text:span text:style-name="T47">Given</text:span><text:span text:style-name="T8"> </text:span><text:span text:style-name="T31">a</text:span><text:span text:style-name="T10"> </text:span><text:span text:style-name="T19">string</text:span><text:span text:style-name="T10"> </text:span><text:span text:style-name="T76">of</text:span><text:span text:style-name="T10"> </text:span><text:span text:style-name="T24">the</text:span><text:span text:style-name="T10"> </text:span><text:span text:style-name="T36">form</text:span><text:span text:style-name="T102"> </text:span><text:span text:style-name="T132">ﬂoat</text:span><text:span text:style-name="T131"> </text:span><text:span text:style-name="T383">id,id</text:span><text:span text:style-name="T131"> </text:span><text:span text:style-name="T31">a</text:span><text:span text:style-name="T10"> </text:span><text:span text:style-name="T27">bottom-up <text:s/></text:span><text:span text:style-name="T39">evaluation</text:span><text:span text:style-name="T10"> </text:span><text:span text:style-name="T7">can</text:span><text:span text:style-name="T10"> </text:span><text:span text:style-name="T23">be</text:span><text:span text:style-name="T10"> </text:span><text:span text:style-name="T19">traced</text:span><text:span text:style-name="T10"> </text:span><text:span text:style-name="T30">as</text:span><text:span text:style-name="T10"> </text:span><text:span text:style-name="T35">follows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2.697cm" svg:height="7.142cm" svg:x="10.584cm" svg:y="1.447cm" draw:page-number="62" presentation:class="page"/>
          <draw:frame presentation:style-name="pr5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page63" draw:style-name="dp3" draw:master-page-name="Blank" presentation:presentation-page-layout-name="AL1T11">
        <draw:frame draw:name="object 4" draw:style-name="standard" draw:layer="layout" svg:width="29.399cm" svg:height="18.195cm" svg:x="2.963cm" svg:y="0.212cm">
          <table:table>
            <table:table-column table:style-name="co6"/>
            <table:table-column table:style-name="co6"/>
            <table:table-column table:style-name="co6"/>
            <table:table-column table:style-name="co6"/>
            <table:table-row table:style-name="ro5" table:default-cell-style-name="ce7">
              <table:table-cell>
                <text:p text:style-name="P200"><text:span text:style-name="T384">Input</text:span></text:p>
              </table:table-cell>
              <table:table-cell>
                <text:p text:style-name="P200"><text:span text:style-name="T384">State</text:span></text:p>
              </table:table-cell>
              <table:table-cell>
                <text:p text:style-name="P201"><text:span text:style-name="T385">Value <text:s/></text:span><text:span text:style-name="T386">(Stack)</text:span></text:p>
              </table:table-cell>
              <table:table-cell>
                <text:p text:style-name="P200"><text:span text:style-name="T384">Action</text:span></text:p>
              </table:table-cell>
            </table:table-row>
            <table:table-row table:style-name="ro6" table:default-cell-style-name="ce3">
              <table:table-cell table:style-name="ce8">
                <text:p text:style-name="P202"><text:span text:style-name="T387">ﬂoat</text:span><text:span text:style-name="T388"> </text:span><text:span text:style-name="T389">id,id$</text:span></text:p>
              </table:table-cell>
              <table:table-cell table:style-name="ce8">
                <text:p text:style-name="P202"><text:span text:style-name="T390">$</text:span></text:p>
              </table:table-cell>
              <table:table-cell/>
              <table:table-cell/>
            </table:table-row>
            <table:table-row table:style-name="ro6" table:default-cell-style-name="ce9">
              <table:table-cell>
                <text:p text:style-name="P202"><text:span text:style-name="T389">id,id$</text:span></text:p>
              </table:table-cell>
              <table:table-cell>
                <text:p text:style-name="P202"><text:span text:style-name="T391">$ﬂoat</text:span></text:p>
              </table:table-cell>
              <table:table-cell>
                <text:p text:style-name="P202"><text:span text:style-name="T387">ﬂoat</text:span></text:p>
              </table:table-cell>
              <table:table-cell>
                <text:p text:style-name="P202"><text:span text:style-name="T392">shift</text:span></text:p>
              </table:table-cell>
            </table:table-row>
            <table:table-row table:style-name="ro6" table:default-cell-style-name="ce10">
              <table:table-cell>
                <text:p text:style-name="P203"><text:span text:style-name="T389">id,id$</text:span></text:p>
              </table:table-cell>
              <table:table-cell>
                <text:p text:style-name="P203"><text:span text:style-name="T393">$T</text:span></text:p>
              </table:table-cell>
              <table:table-cell>
                <text:p text:style-name="P203"><text:span text:style-name="T387">ﬂoat</text:span></text:p>
              </table:table-cell>
              <table:table-cell>
                <text:p text:style-name="P203"><text:span text:style-name="T394">T→ﬂoat</text:span><text:span text:style-name="T395"> </text:span><text:span text:style-name="T396">(reduce)</text:span></text:p>
              </table:table-cell>
            </table:table-row>
            <table:table-row table:style-name="ro6" table:default-cell-style-name="ce11">
              <table:table-cell>
                <text:p text:style-name="P203"><text:span text:style-name="T396">,id$</text:span></text:p>
              </table:table-cell>
              <table:table-cell>
                <text:p text:style-name="P203"><text:span text:style-name="T393">$T</text:span><text:span text:style-name="T388"> </text:span><text:span text:style-name="T397">id</text:span></text:p>
              </table:table-cell>
              <table:table-cell>
                <text:p text:style-name="P203"><text:span text:style-name="T387">ﬂoat</text:span><text:span text:style-name="T388"> </text:span><text:span text:style-name="T398">_</text:span></text:p>
              </table:table-cell>
              <table:table-cell>
                <text:p text:style-name="P203"><text:span text:style-name="T392">shift</text:span></text:p>
              </table:table-cell>
            </table:table-row>
            <table:table-row table:style-name="ro6" table:default-cell-style-name="ce10">
              <table:table-cell>
                <text:p text:style-name="P203"><text:span text:style-name="T396">,id$</text:span></text:p>
              </table:table-cell>
              <table:table-cell>
                <text:p text:style-name="P203"><text:span text:style-name="T393">$T</text:span><text:span text:style-name="T388"> </text:span><text:span text:style-name="T394">L</text:span></text:p>
              </table:table-cell>
              <table:table-cell>
                <text:p text:style-name="P203"><text:span text:style-name="T387">ﬂoat</text:span><text:span text:style-name="T388"> </text:span><text:span text:style-name="T387">ﬂoat</text:span></text:p>
              </table:table-cell>
              <table:table-cell>
                <text:p text:style-name="P203"><text:span text:style-name="T399">L→id</text:span></text:p>
              </table:table-cell>
            </table:table-row>
            <table:table-row table:style-name="ro6" table:default-cell-style-name="ce11">
              <table:table-cell>
                <text:p text:style-name="P203"><text:span text:style-name="T400">id$</text:span></text:p>
              </table:table-cell>
              <table:table-cell>
                <text:p text:style-name="P203"><text:span text:style-name="T393">$T</text:span><text:span text:style-name="T388"> </text:span><text:span text:style-name="T401">L,</text:span></text:p>
              </table:table-cell>
              <table:table-cell>
                <text:p text:style-name="P203"><text:span text:style-name="T387">ﬂoat ﬂoat</text:span><text:span text:style-name="T402"> </text:span><text:span text:style-name="T398">_</text:span></text:p>
              </table:table-cell>
              <table:table-cell>
                <text:p text:style-name="P203"><text:span text:style-name="T392">shift</text:span></text:p>
              </table:table-cell>
            </table:table-row>
            <table:table-row table:style-name="ro6" table:default-cell-style-name="ce10">
              <table:table-cell>
                <text:p text:style-name="P203"><text:span text:style-name="T390">$</text:span></text:p>
              </table:table-cell>
              <table:table-cell>
                <text:p text:style-name="P203"><text:span text:style-name="T393">$T </text:span><text:span text:style-name="T401">L,</text:span><text:span text:style-name="T403"> </text:span><text:span text:style-name="T397">id</text:span></text:p>
              </table:table-cell>
              <table:table-cell>
                <text:p text:style-name="P203"><text:span text:style-name="T387">ﬂoat</text:span><text:span text:style-name="T388"> </text:span><text:span text:style-name="T387">ﬂoat</text:span><text:span text:style-name="T388"> </text:span><text:span text:style-name="T398">_</text:span><text:span text:style-name="T388"> </text:span><text:span text:style-name="T398">_</text:span></text:p>
              </table:table-cell>
              <table:table-cell>
                <text:p text:style-name="P203"><text:span text:style-name="T392">shift</text:span></text:p>
              </table:table-cell>
            </table:table-row>
            <table:table-row table:style-name="ro6" table:default-cell-style-name="ce11">
              <table:table-cell>
                <text:p text:style-name="P203"><text:span text:style-name="T390">$</text:span></text:p>
              </table:table-cell>
              <table:table-cell>
                <text:p text:style-name="P203"><text:span text:style-name="T393">$T</text:span><text:span text:style-name="T388"> </text:span><text:span text:style-name="T394">L</text:span></text:p>
              </table:table-cell>
              <table:table-cell>
                <text:p text:style-name="P203"><text:span text:style-name="T387">ﬂoat</text:span><text:span text:style-name="T388"> </text:span><text:span text:style-name="T387">ﬂoat</text:span></text:p>
              </table:table-cell>
              <table:table-cell>
                <text:p text:style-name="P203"><text:span text:style-name="T404">L→L,</text:span><text:span text:style-name="T388"> </text:span><text:span text:style-name="T397">id</text:span></text:p>
              </table:table-cell>
            </table:table-row>
            <table:table-row table:style-name="ro6" table:default-cell-style-name="ce10">
              <table:table-cell>
                <text:p text:style-name="P203"><text:span text:style-name="T390">$</text:span></text:p>
              </table:table-cell>
              <table:table-cell>
                <text:p text:style-name="P203"><text:span text:style-name="T405">$E</text:span></text:p>
              </table:table-cell>
              <table:table-cell>
                <text:p text:style-name="P203"><text:span text:style-name="T387">ﬂoat</text:span></text:p>
              </table:table-cell>
              <table:table-cell>
                <text:p text:style-name="P203"><text:span text:style-name="T406">E→T</text:span><text:span text:style-name="T388"> </text:span><text:span text:style-name="T394">L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4" draw:layer="layout" svg:width="12.697cm" svg:height="7.142cm" svg:x="10.584cm" svg:y="1.447cm" draw:page-number="63" presentation:class="page"/>
          <draw:frame presentation:style-name="pr8" draw:text-style-name="P15" draw:layer="layout" svg:width="27.092cm" svg:height="8.571cm" svg:x="3.386cm" svg:y="9.048cm" presentation:class="notes" presentation:placeholder="true">
            <draw:text-box/>
          </draw:frame>
        </presentation:notes>
      </draw:page>
      <draw:page draw:name="Applications of Syntax-Directed  Translation" draw:style-name="dp3" draw:master-page-name="Title_20_and_20_Content" presentation:presentation-page-layout-name="AL1T11">
        <draw:frame draw:name="object 2" presentation:style-name="pr14" draw:text-style-name="P9" draw:layer="layout" svg:width="22.898cm" svg:height="3.578cm" svg:x="4.013cm" svg:y="1.326cm" presentation:class="title" presentation:user-transformed="true">
          <draw:text-box>
            <text:p text:style-name="P111"><text:span text:style-name="T97">Applications </text:span><text:span text:style-name="T277">of</text:span><text:span text:style-name="T407"> </text:span><text:span text:style-name="T106">Syntax-Directed <text:s/></text:span><text:span text:style-name="T108">Translation</text:span></text:p>
          </draw:text-box>
        </draw:frame>
        <draw:custom-shape draw:name="object 3" draw:style-name="gr80" draw:text-style-name="P209" draw:layer="layout" svg:width="28.241cm" svg:height="14.55cm" svg:x="3.91cm" svg:y="6.007cm">
          <text:list text:style-name="L5">
            <text:list-item>
              <text:p text:style-name="P204"><text:span text:style-name="T34">Syntax-directed</text:span><text:span text:style-name="T8"> </text:span><text:span text:style-name="T23">translations</text:span><text:span text:style-name="T10"> </text:span><text:span text:style-name="T45">are</text:span><text:span text:style-name="T10"> </text:span><text:span text:style-name="T9">used</text:span><text:span text:style-name="T10"> </text:span><text:span text:style-name="T26">for</text:span><text:span text:style-name="T10"> </text:span><text:span text:style-name="T24">the</text:span><text:span text:style-name="T10"> </text:span><text:span text:style-name="T19">construction <text:s/></text:span><text:span text:style-name="T76">of </text:span><text:span text:style-name="T12">syntax</text:span><text:span text:style-name="T408"> </text:span><text:span text:style-name="T19">trees</text:span></text:p>
            </text:list-item>
            <text:list-item>
              <text:p text:style-name="P18"><text:span text:style-name="T34">The</text:span><text:span text:style-name="T8"> </text:span><text:span text:style-name="T23">syntax-directed</text:span><text:span text:style-name="T10"> </text:span><text:span text:style-name="T18">translation</text:span><text:span text:style-name="T10"> </text:span><text:span text:style-name="T23">techniques</text:span><text:span text:style-name="T10"> </text:span><text:span text:style-name="T29">are</text:span><text:span text:style-name="T10"> </text:span><text:span text:style-name="T33">also</text:span><text:span text:style-name="T10"> </text:span><text:span text:style-name="T9">applied <text:s/></text:span><text:span text:style-name="T26">for</text:span><text:span text:style-name="T8"> </text:span><text:span text:style-name="T88">type</text:span><text:span text:style-name="T10"> </text:span><text:span text:style-name="T21">checking</text:span><text:span text:style-name="T10"> </text:span><text:span text:style-name="T7">and</text:span><text:span text:style-name="T8"> </text:span><text:span text:style-name="T15">intermediate</text:span><text:span text:style-name="T10"> </text:span><text:span text:style-name="T21">code</text:span><text:span text:style-name="T10"> </text:span><text:span text:style-name="T23">generation</text:span></text:p>
            </text:list-item>
          </text:list>
          <text:list text:style-name="L4">
            <text:list-item>
              <text:p text:style-name="P205"><text:span text:style-name="T409">SDT</text:span><text:span text:style-name="T8"> </text:span><text:span text:style-name="T33">is</text:span><text:span text:style-name="T10"> </text:span><text:span text:style-name="T9">used</text:span><text:span text:style-name="T10"> </text:span><text:span text:style-name="T26">for</text:span><text:span text:style-name="T8"> </text:span><text:span text:style-name="T23">executing</text:span><text:span text:style-name="T10"> </text:span><text:span text:style-name="T43">arithmetic</text:span><text:span text:style-name="T10"> </text:span><text:span text:style-name="T39">expressions</text:span></text:p>
            </text:list-item>
          </text:list>
          <text:list text:style-name="L5">
            <text:list-item>
              <text:p text:style-name="P206"><text:span text:style-name="T409">SDT</text:span><text:span text:style-name="T8"> </text:span><text:span text:style-name="T33">is</text:span><text:span text:style-name="T10"> </text:span><text:span text:style-name="T9">used</text:span><text:span text:style-name="T8"> </text:span><text:span text:style-name="T35">in</text:span><text:span text:style-name="T8"> </text:span><text:span text:style-name="T24">the</text:span><text:span text:style-name="T10"> </text:span><text:span text:style-name="T44">conversion</text:span><text:span text:style-name="T8"> </text:span><text:span text:style-name="T37">from</text:span><text:span text:style-name="T10"> </text:span><text:span text:style-name="T13">inﬁx</text:span><text:span text:style-name="T8"> </text:span><text:span text:style-name="T9">expression</text:span><text:span text:style-name="T10"> </text:span><text:span text:style-name="T28">to <text:s/></text:span><text:span text:style-name="T24">postﬁx/preﬁx</text:span><text:span text:style-name="T8"> </text:span><text:span text:style-name="T9">expression</text:span></text:p>
            </text:list-item>
          </text:list>
          <text:list text:style-name="L4">
            <text:list-item>
              <text:p text:style-name="P207"><text:span text:style-name="T409">SDT</text:span><text:span text:style-name="T8"> </text:span><text:span text:style-name="T33">is</text:span><text:span text:style-name="T10"> </text:span><text:span text:style-name="T9">used</text:span><text:span text:style-name="T10"> </text:span><text:span text:style-name="T35">in</text:span><text:span text:style-name="T10"> </text:span><text:span text:style-name="T11">counting</text:span><text:span text:style-name="T8"> </text:span><text:span text:style-name="T11">number</text:span><text:span text:style-name="T10"> </text:span><text:span text:style-name="T76">of</text:span><text:span text:style-name="T10"> </text:span><text:span text:style-name="T21">reductions</text:span></text:p>
            </text:list-item>
            <text:list-item>
              <text:p text:style-name="P208"><text:span text:style-name="T22">It</text:span><text:span text:style-name="T10"> </text:span><text:span text:style-name="T33">is</text:span><text:span text:style-name="T38"> </text:span><text:span text:style-name="T33">also</text:span><text:span text:style-name="T10"> </text:span><text:span text:style-name="T9">used</text:span><text:span text:style-name="T38"> </text:span><text:span text:style-name="T26">for</text:span><text:span text:style-name="T10"> </text:span><text:span text:style-name="T11">storing</text:span><text:span text:style-name="T38"> </text:span><text:span text:style-name="T11">information</text:span><text:span text:style-name="T10"> </text:span><text:span text:style-name="T19">into</text:span><text:span text:style-name="T38"> </text:span><text:span text:style-name="T23">symbol</text:span><text:span text:style-name="T38"> </text:span><text:span text:style-name="T21">tabl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4" draw:layer="layout" svg:width="19.798cm" svg:height="11.136cm" svg:x="0.6cm" svg:y="2.257cm" draw:page-number="64" presentation:class="page"/>
          <draw:frame presentation:style-name="pr4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+mn-lt" svg:font-family="+mn-lt" style:font-pitch="variable"/>
    <style:font-face style:name="+mn-lt1" svg:font-family="+mn-lt"/>
    <style:font-face style:name="Arial" svg:font-family="Arial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  <style:font-face style:name="Times New Roman1" svg:font-family="'Times New Roman'"/>
    <style:font-face style:name="Trebuchet MS" svg:font-family="'Trebuchet MS'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msFillBitmap_20_1" draw:display-name="msFillBitmap 1" xlink:href="Pictures/10000000000003A0000001EF01C8105C75013809.jpg" xlink:type="simple" xlink:show="embed" xlink:actuate="onLoad"/>
    <draw:fill-image draw:name="msFillBitmap_20_10" draw:display-name="msFillBitmap 10" xlink:href="Pictures/1000000000000497000001C30F530D7C84B757AF.jpg" xlink:type="simple" xlink:show="embed" xlink:actuate="onLoad"/>
    <draw:fill-image draw:name="msFillBitmap_20_11" draw:display-name="msFillBitmap 11" xlink:href="Pictures/10000000000006E6000001DA8EFB04A19856C6AD.jpg" xlink:type="simple" xlink:show="embed" xlink:actuate="onLoad"/>
    <draw:fill-image draw:name="msFillBitmap_20_12" draw:display-name="msFillBitmap 12" xlink:href="Pictures/10000000000003EC000002449AA949432B367D78.jpg" xlink:type="simple" xlink:show="embed" xlink:actuate="onLoad"/>
    <draw:fill-image draw:name="msFillBitmap_20_13" draw:display-name="msFillBitmap 13" xlink:href="Pictures/1000000000000454000000F045DE349629E5BE23.jpg" xlink:type="simple" xlink:show="embed" xlink:actuate="onLoad"/>
    <draw:fill-image draw:name="msFillBitmap_20_14" draw:display-name="msFillBitmap 14" xlink:href="Pictures/1000000000000270000000D534D7423ABE956241.jpg" xlink:type="simple" xlink:show="embed" xlink:actuate="onLoad"/>
    <draw:fill-image draw:name="msFillBitmap_20_15" draw:display-name="msFillBitmap 15" xlink:href="Pictures/1000000000000332000001C565968A4280091518.jpg" xlink:type="simple" xlink:show="embed" xlink:actuate="onLoad"/>
    <draw:fill-image draw:name="msFillBitmap_20_16" draw:display-name="msFillBitmap 16" xlink:href="Pictures/10000000000003EF0000018A38765CB81A934A1D.jpg" xlink:type="simple" xlink:show="embed" xlink:actuate="onLoad"/>
    <draw:fill-image draw:name="msFillBitmap_20_17" draw:display-name="msFillBitmap 17" xlink:href="Pictures/10000000000002B40000024A62FB09E07CEBC38E.jpg" xlink:type="simple" xlink:show="embed" xlink:actuate="onLoad"/>
    <draw:fill-image draw:name="msFillBitmap_20_18" draw:display-name="msFillBitmap 18" xlink:href="Pictures/10000000000004010000021673F08DB883410150.jpg" xlink:type="simple" xlink:show="embed" xlink:actuate="onLoad"/>
    <draw:fill-image draw:name="msFillBitmap_20_19" draw:display-name="msFillBitmap 19" xlink:href="Pictures/10000000000002A5000001E611D8C163A9F95C0E.jpg" xlink:type="simple" xlink:show="embed" xlink:actuate="onLoad"/>
    <draw:fill-image draw:name="msFillBitmap_20_2" draw:display-name="msFillBitmap 2" xlink:href="Pictures/100000000000037E00000261352B272D4A90AD75.jpg" xlink:type="simple" xlink:show="embed" xlink:actuate="onLoad"/>
    <draw:fill-image draw:name="msFillBitmap_20_20" draw:display-name="msFillBitmap 20" xlink:href="Pictures/10000000000004730000025E77376D9CAF2EBED2.jpg" xlink:type="simple" xlink:show="embed" xlink:actuate="onLoad"/>
    <draw:fill-image draw:name="msFillBitmap_20_21" draw:display-name="msFillBitmap 21" xlink:href="Pictures/10000000000004980000023F6AC331E4FE3284E5.jpg" xlink:type="simple" xlink:show="embed" xlink:actuate="onLoad"/>
    <draw:fill-image draw:name="msFillBitmap_20_22" draw:display-name="msFillBitmap 22" xlink:href="Pictures/1000000000000469000000FBCFEB78941174A9EE.jpg" xlink:type="simple" xlink:show="embed" xlink:actuate="onLoad"/>
    <draw:fill-image draw:name="msFillBitmap_20_3" draw:display-name="msFillBitmap 3" xlink:href="Pictures/1000000000000340000001E5DBC4769623C28ACC.jpg" xlink:type="simple" xlink:show="embed" xlink:actuate="onLoad"/>
    <draw:fill-image draw:name="msFillBitmap_20_4" draw:display-name="msFillBitmap 4" xlink:href="Pictures/100000000000050F00000343FE214F905486F4AE.jpg" xlink:type="simple" xlink:show="embed" xlink:actuate="onLoad"/>
    <draw:fill-image draw:name="msFillBitmap_20_5" draw:display-name="msFillBitmap 5" xlink:href="Pictures/10000000000003C800000235703F57446A8F1810.jpg" xlink:type="simple" xlink:show="embed" xlink:actuate="onLoad"/>
    <draw:fill-image draw:name="msFillBitmap_20_6" draw:display-name="msFillBitmap 6" xlink:href="Pictures/1000000000000531000001ECDEA250E05B221645.jpg" xlink:type="simple" xlink:show="embed" xlink:actuate="onLoad"/>
    <draw:fill-image draw:name="msFillBitmap_20_7" draw:display-name="msFillBitmap 7" xlink:href="Pictures/1000000000000338000001BE28216FDA81CF5A8C.jpg" xlink:type="simple" xlink:show="embed" xlink:actuate="onLoad"/>
    <draw:fill-image draw:name="msFillBitmap_20_8" draw:display-name="msFillBitmap 8" xlink:href="Pictures/1000000000000429000002334943D1D9B1DE28E8.jpg" xlink:type="simple" xlink:show="embed" xlink:actuate="onLoad"/>
    <draw:fill-image draw:name="msFillBitmap_20_9" draw:display-name="msFillBitmap 9" xlink:href="Pictures/10000000000004100000025FE9BEDEA5193DEA6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ebe6dd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svg:stroke-width="0cm" draw:fill="solid" draw:fill-color="#1a2d3f" draw:textarea-vertical-align="top" draw:auto-grow-height="false" draw:fit-to-size="false" style:shrink-to-fit="false" fo:min-height="0cm" fo:min-width="0cm" fo:padding-top="0cm" fo:padding-bottom="0cm" fo:padding-left="0cm" fo:padding-right="0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7" style:family="presentation" style:parent-style-name="Title_20_Only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Only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9" style:family="presentation" style:parent-style-name="Title_20_Only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r10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0.952cm"/>
      <style:paragraph-properties style:writing-mode="lr-tb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0.952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be6dd"/>
      <style:paragraph-properties fo:text-align="start" style:font-independent-line-spacing="true"/>
      <style:text-properties fo:font-size="18pt"/>
    </style:style>
    <style:style style:name="MP6" style:family="paragraph">
      <loext:graphic-properties draw:fill="solid" draw:fill-color="#1a2d3f"/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b2b2b2" loext:opacity="100%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b2b2b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custom-shape draw:name="bg object 16" draw:style-name="Mgr3" draw:text-style-name="MP5" draw:layer="backgroundobjects" svg:width="31.904cm" svg:height="19.049cm" svg:x="1.963cm" svg:y="0cm">
        <text:p/>
        <draw:enhanced-geometry draw:mirror-horizontal="false" draw:mirror-vertical="false" drawooo:sub-view-size="11485880 6858000" draw:text-areas="0 0 ?f0 ?f1" svg:viewBox="0 0 0 0" draw:type="ooxml-non-primitive" draw:enhanced-path="M 0 6857986 L 11485281 6857986 11485281 0 0 0 0 6857986 Z N">
          <draw:equation draw:name="f0" draw:formula="logwidth"/>
          <draw:equation draw:name="f1" draw:formula="logheight"/>
        </draw:enhanced-geometry>
      </draw:custom-shape>
      <draw:custom-shape draw:name="bg object 17" draw:style-name="Mgr3" draw:text-style-name="MP5" draw:layer="backgroundobjects" svg:width="1.327cm" svg:height="19.049cm" svg:x="0cm" svg:y="0cm">
        <text:p/>
        <draw:enhanced-geometry draw:mirror-horizontal="false" draw:mirror-vertical="false" drawooo:sub-view-size="478155 6858000" draw:text-areas="0 0 ?f0 ?f1" svg:viewBox="0 0 0 0" draw:type="ooxml-non-primitive" draw:enhanced-path="M 0 6857986 L 478094 6857986 478094 0 0 0 0 6857986 Z N">
          <draw:equation draw:name="f0" draw:formula="logwidth"/>
          <draw:equation draw:name="f1" draw:formula="logheight"/>
        </draw:enhanced-geometry>
      </draw:custom-shape>
      <draw:custom-shape draw:name="bg object 18" draw:style-name="Mgr4" draw:text-style-name="MP6" draw:layer="backgroundobjects" svg:width="0.634cm" svg:height="19.049cm" svg:x="1.328cm" svg:y="0.001cm">
        <text:p/>
        <draw:enhanced-geometry draw:mirror-horizontal="false" draw:mirror-vertical="false" drawooo:sub-view-size="228600 6858000" draw:text-areas="0 0 ?f0 ?f1" svg:viewBox="0 0 0 0" draw:type="ooxml-non-primitive" draw:enhanced-path="M 228599 6857985 L 0 6857985 0 0 228599 0 228599 6857985 Z N">
          <draw:equation draw:name="f0" draw:formula="logwidth"/>
          <draw:equation draw:name="f1" draw:formula="logheight"/>
        </draw:enhanced-geometry>
      </draw:custom-shape>
      <draw:frame draw:name="Holder 2" presentation:style-name="Mpr1" draw:text-style-name="MP8" draw:layer="backgroundobjects" svg:width="8.15cm" svg:height="0.925cm" svg:x="25.245cm" svg:y="17.88cm" presentation:class="footer" presentation:user-transformed="true">
        <draw:text-box>
          <text:p text:style-name="MP7"><presentation:footer/></text:p>
        </draw:text-box>
      </draw:frame>
      <draw:frame draw:name="Holder 3" presentation:style-name="Mpr1" draw:text-style-name="MP10" draw:layer="backgroundobjects" svg:width="7.788cm" svg:height="0.952cm" svg:x="1.693cm" svg:y="17.71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draw:name="Holder 4" presentation:style-name="Mpr1" draw:text-style-name="MP10" draw:layer="backgroundobjects" svg:width="7.788cm" svg:height="0.952cm" svg:x="24.384cm" svg:y="17.717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Blank-title" draw:layer="backgroundobjects" svg:width="30.479cm" svg:height="3.18cm" svg:x="1.693cm" svg:y="0.76cm" presentation:class="title" presentation:placeholder="true">
        <draw:text-box/>
      </draw:frame>
      <draw:frame presentation:style-name="Blank-outline1" draw:layer="backgroundobjects" svg:width="30.479cm" svg:height="11.048cm" svg:x="1.693cm" svg:y="4.457cm" presentation:class="outline" presentation:placeholder="true">
        <draw:text-box/>
      </draw:frame>
      <presentation:notes style:page-layout-name="PM1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bg object 16" draw:style-name="Mgr3" draw:text-style-name="MP5" draw:layer="backgroundobjects" svg:width="31.904cm" svg:height="19.049cm" svg:x="1.963cm" svg:y="0cm">
        <text:p/>
        <draw:enhanced-geometry draw:mirror-horizontal="false" draw:mirror-vertical="false" drawooo:sub-view-size="11485880 6858000" draw:text-areas="0 0 ?f0 ?f1" svg:viewBox="0 0 0 0" draw:type="ooxml-non-primitive" draw:enhanced-path="M 0 6857986 L 11485281 6857986 11485281 0 0 0 0 6857986 Z N">
          <draw:equation draw:name="f0" draw:formula="logwidth"/>
          <draw:equation draw:name="f1" draw:formula="logheight"/>
        </draw:enhanced-geometry>
      </draw:custom-shape>
      <draw:custom-shape draw:name="bg object 17" draw:style-name="Mgr3" draw:text-style-name="MP5" draw:layer="backgroundobjects" svg:width="1.327cm" svg:height="19.049cm" svg:x="0cm" svg:y="0cm">
        <text:p/>
        <draw:enhanced-geometry draw:mirror-horizontal="false" draw:mirror-vertical="false" drawooo:sub-view-size="478155 6858000" draw:text-areas="0 0 ?f0 ?f1" svg:viewBox="0 0 0 0" draw:type="ooxml-non-primitive" draw:enhanced-path="M 0 6857986 L 478094 6857986 478094 0 0 0 0 6857986 Z N">
          <draw:equation draw:name="f0" draw:formula="logwidth"/>
          <draw:equation draw:name="f1" draw:formula="logheight"/>
        </draw:enhanced-geometry>
      </draw:custom-shape>
      <draw:custom-shape draw:name="bg object 18" draw:style-name="Mgr4" draw:text-style-name="MP6" draw:layer="backgroundobjects" svg:width="0.634cm" svg:height="19.049cm" svg:x="1.328cm" svg:y="0.001cm">
        <text:p/>
        <draw:enhanced-geometry draw:mirror-horizontal="false" draw:mirror-vertical="false" drawooo:sub-view-size="228600 6858000" draw:text-areas="0 0 ?f0 ?f1" svg:viewBox="0 0 0 0" draw:type="ooxml-non-primitive" draw:enhanced-path="M 228599 6857985 L 0 6857985 0 0 228599 0 228599 6857985 Z N">
          <draw:equation draw:name="f0" draw:formula="logwidth"/>
          <draw:equation draw:name="f1" draw:formula="logheight"/>
        </draw:enhanced-geometry>
      </draw:custom-shape>
      <draw:frame draw:name="Holder 2" presentation:style-name="Title_20_and_20_Content-title" draw:layer="backgroundobjects" svg:width="25.84cm" svg:height="4.732cm" svg:x="4.013cm" svg:y="1.772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6.307cm" svg:height="12.554cm" svg:x="3.91cm" svg:y="5.009cm" presentation:class="outline" presentation:placeholder="true" presentation:user-transformed="true">
        <draw:text-box/>
      </draw:frame>
      <draw:frame draw:name="Holder 4" presentation:style-name="Mpr4" draw:text-style-name="MP8" draw:layer="backgroundobjects" svg:width="8.15cm" svg:height="0.925cm" svg:x="25.245cm" svg:y="17.88cm" presentation:class="footer" presentation:user-transformed="true">
        <draw:text-box>
          <text:p text:style-name="MP7"><presentation:footer/></text:p>
        </draw:text-box>
      </draw:frame>
      <draw:frame draw:name="Holder 5" presentation:style-name="Mpr4" draw:text-style-name="MP10" draw:layer="backgroundobjects" svg:width="7.788cm" svg:height="0.952cm" svg:x="1.693cm" svg:y="17.71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draw:name="Holder 6" presentation:style-name="Mpr4" draw:text-style-name="MP10" draw:layer="backgroundobjects" svg:width="7.788cm" svg:height="0.952cm" svg:x="24.384cm" svg:y="17.717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presentation:notes style:page-layout-name="PM1">
        <draw:page-thumbnail presentation:style-name="Title_20_and_20_Content-title" draw:layer="backgroundobjects" svg:width="12.697cm" svg:height="7.142cm" svg:x="10.584cm" svg:y="1.447cm" presentation:class="page"/>
        <draw:frame presentation:style-name="Title_20_and_20_Content-notes" draw:layer="backgroundobjects" svg:width="27.092cm" svg:height="8.571cm" svg:x="3.386cm" svg:y="9.048cm" presentation:class="notes" presentation:placeholder="true">
          <draw:text-box/>
        </draw:frame>
        <draw:frame presentation:style-name="Mpr5" draw:text-style-name="MP2" draw:layer="backgroundobjects" svg:width="14.697cm" svg:height="0.951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14.697cm" svg:height="0.951cm" svg:x="19.169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14.697cm" svg:height="0.951cm" svg:x="0cm" svg:y="18.098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14.697cm" svg:height="0.951cm" svg:x="19.169cm" svg:y="18.098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bg object 16" draw:style-name="Mgr3" draw:text-style-name="MP5" draw:layer="backgroundobjects" svg:width="31.904cm" svg:height="19.049cm" svg:x="1.963cm" svg:y="0cm">
        <text:p/>
        <draw:enhanced-geometry draw:mirror-horizontal="false" draw:mirror-vertical="false" drawooo:sub-view-size="11485880 6858000" draw:text-areas="0 0 ?f0 ?f1" svg:viewBox="0 0 0 0" draw:type="ooxml-non-primitive" draw:enhanced-path="M 0 6857986 L 11485281 6857986 11485281 0 0 0 0 6857986 Z N">
          <draw:equation draw:name="f0" draw:formula="logwidth"/>
          <draw:equation draw:name="f1" draw:formula="logheight"/>
        </draw:enhanced-geometry>
      </draw:custom-shape>
      <draw:custom-shape draw:name="bg object 17" draw:style-name="Mgr3" draw:text-style-name="MP5" draw:layer="backgroundobjects" svg:width="1.327cm" svg:height="19.049cm" svg:x="0cm" svg:y="0cm">
        <text:p/>
        <draw:enhanced-geometry draw:mirror-horizontal="false" draw:mirror-vertical="false" drawooo:sub-view-size="478155 6858000" draw:text-areas="0 0 ?f0 ?f1" svg:viewBox="0 0 0 0" draw:type="ooxml-non-primitive" draw:enhanced-path="M 0 6857986 L 478094 6857986 478094 0 0 0 0 6857986 Z N">
          <draw:equation draw:name="f0" draw:formula="logwidth"/>
          <draw:equation draw:name="f1" draw:formula="logheight"/>
        </draw:enhanced-geometry>
      </draw:custom-shape>
      <draw:custom-shape draw:name="bg object 18" draw:style-name="Mgr4" draw:text-style-name="MP6" draw:layer="backgroundobjects" svg:width="0.634cm" svg:height="19.049cm" svg:x="1.328cm" svg:y="0.001cm">
        <text:p/>
        <draw:enhanced-geometry draw:mirror-horizontal="false" draw:mirror-vertical="false" drawooo:sub-view-size="228600 6858000" draw:text-areas="0 0 ?f0 ?f1" svg:viewBox="0 0 0 0" draw:type="ooxml-non-primitive" draw:enhanced-path="M 228599 6857985 L 0 6857985 0 0 228599 0 228599 6857985 Z N">
          <draw:equation draw:name="f0" draw:formula="logwidth"/>
          <draw:equation draw:name="f1" draw:formula="logheight"/>
        </draw:enhanced-geometry>
      </draw:custom-shape>
      <draw:frame draw:name="Holder 2" presentation:style-name="Title_20_Only-title" draw:layer="backgroundobjects" svg:width="25.84cm" svg:height="4.732cm" svg:x="4.013cm" svg:y="1.772cm" presentation:class="title" presentation:placeholder="true" presentation:user-transformed="true">
        <draw:text-box/>
      </draw:frame>
      <draw:frame draw:name="Holder 3" presentation:style-name="Mpr7" draw:text-style-name="MP8" draw:layer="backgroundobjects" svg:width="8.15cm" svg:height="0.925cm" svg:x="25.245cm" svg:y="17.88cm" presentation:class="footer" presentation:user-transformed="true">
        <draw:text-box>
          <text:p text:style-name="MP7"><presentation:footer/></text:p>
        </draw:text-box>
      </draw:frame>
      <draw:frame draw:name="Holder 4" presentation:style-name="Mpr7" draw:text-style-name="MP10" draw:layer="backgroundobjects" svg:width="7.788cm" svg:height="0.952cm" svg:x="1.693cm" svg:y="17.71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draw:name="Holder 5" presentation:style-name="Mpr7" draw:text-style-name="MP10" draw:layer="backgroundobjects" svg:width="7.788cm" svg:height="0.952cm" svg:x="24.384cm" svg:y="17.717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Title_20_Only-outline1" draw:layer="backgroundobjects" svg:width="30.479cm" svg:height="11.048cm" svg:x="1.693cm" svg:y="4.457cm" presentation:class="outline" presentation:placeholder="true">
        <draw:text-box/>
      </draw:frame>
      <presentation:notes style:page-layout-name="PM1">
        <draw:page-thumbnail presentation:style-name="Title_20_Only-title" draw:layer="backgroundobjects" svg:width="12.697cm" svg:height="7.142cm" svg:x="10.584cm" svg:y="1.447cm" presentation:class="page"/>
        <draw:frame presentation:style-name="Title_20_Only-notes" draw:layer="backgroundobjects" svg:width="27.092cm" svg:height="8.571cm" svg:x="3.386cm" svg:y="9.048cm" presentation:class="notes" presentation:placeholder="true">
          <draw:text-box/>
        </draw:frame>
        <draw:frame presentation:style-name="Mpr8" draw:text-style-name="MP2" draw:layer="backgroundobjects" svg:width="14.697cm" svg:height="0.951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14.697cm" svg:height="0.951cm" svg:x="19.169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14.697cm" svg:height="0.951cm" svg:x="0cm" svg:y="18.098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14.697cm" svg:height="0.951cm" svg:x="19.169cm" svg:y="18.098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Slide" style:display-name="Title Slide" style:page-layout-name="PM1" draw:style-name="Mdp1">
      <draw:custom-shape draw:name="bg object 16" draw:style-name="Mgr3" draw:text-style-name="MP5" draw:layer="backgroundobjects" svg:width="31.904cm" svg:height="19.049cm" svg:x="1.963cm" svg:y="0cm">
        <text:p/>
        <draw:enhanced-geometry draw:mirror-horizontal="false" draw:mirror-vertical="false" drawooo:sub-view-size="11485880 6858000" draw:text-areas="0 0 ?f0 ?f1" svg:viewBox="0 0 0 0" draw:type="ooxml-non-primitive" draw:enhanced-path="M 0 6857986 L 11485281 6857986 11485281 0 0 0 0 6857986 Z N">
          <draw:equation draw:name="f0" draw:formula="logwidth"/>
          <draw:equation draw:name="f1" draw:formula="logheight"/>
        </draw:enhanced-geometry>
      </draw:custom-shape>
      <draw:custom-shape draw:name="bg object 17" draw:style-name="Mgr3" draw:text-style-name="MP5" draw:layer="backgroundobjects" svg:width="1.327cm" svg:height="19.049cm" svg:x="0cm" svg:y="0cm">
        <text:p/>
        <draw:enhanced-geometry draw:mirror-horizontal="false" draw:mirror-vertical="false" drawooo:sub-view-size="478155 6858000" draw:text-areas="0 0 ?f0 ?f1" svg:viewBox="0 0 0 0" draw:type="ooxml-non-primitive" draw:enhanced-path="M 0 6857986 L 478094 6857986 478094 0 0 0 0 6857986 Z N">
          <draw:equation draw:name="f0" draw:formula="logwidth"/>
          <draw:equation draw:name="f1" draw:formula="logheight"/>
        </draw:enhanced-geometry>
      </draw:custom-shape>
      <draw:custom-shape draw:name="bg object 18" draw:style-name="Mgr4" draw:text-style-name="MP6" draw:layer="backgroundobjects" svg:width="0.634cm" svg:height="19.049cm" svg:x="1.328cm" svg:y="0.001cm">
        <text:p/>
        <draw:enhanced-geometry draw:mirror-horizontal="false" draw:mirror-vertical="false" drawooo:sub-view-size="228600 6858000" draw:text-areas="0 0 ?f0 ?f1" svg:viewBox="0 0 0 0" draw:type="ooxml-non-primitive" draw:enhanced-path="M 228599 6857985 L 0 6857985 0 0 228599 0 228599 6857985 Z N">
          <draw:equation draw:name="f0" draw:formula="logwidth"/>
          <draw:equation draw:name="f1" draw:formula="logheight"/>
        </draw:enhanced-geometry>
      </draw:custom-shape>
      <draw:frame draw:name="Holder 2" presentation:style-name="Title_20_Slide-title" draw:layer="backgroundobjects" svg:width="25.84cm" svg:height="3.181cm" svg:x="4.013cm" svg:y="1.75cm" presentation:class="title" presentation:placeholder="true" presentation:user-transformed="true">
        <draw:text-box/>
      </draw:frame>
      <draw:frame draw:name="Holder 4" presentation:style-name="Mpr10" draw:text-style-name="MP8" draw:layer="backgroundobjects" svg:width="8.15cm" svg:height="0.925cm" svg:x="25.245cm" svg:y="17.88cm" presentation:class="footer" presentation:user-transformed="true">
        <draw:text-box>
          <text:p text:style-name="MP7"><presentation:footer/></text:p>
        </draw:text-box>
      </draw:frame>
      <draw:frame draw:name="Holder 5" presentation:style-name="Mpr10" draw:text-style-name="MP10" draw:layer="backgroundobjects" svg:width="7.788cm" svg:height="0.952cm" svg:x="1.693cm" svg:y="17.717cm" presentation:class="date-time" presentation:user-transformed="true">
        <draw:text-box>
          <text:p text:style-name="MP9"><text:span text:style-name="MT1"><presentation:date-time/></text:span></text:p>
        </draw:text-box>
      </draw:frame>
      <draw:frame draw:name="Holder 6" presentation:style-name="Mpr10" draw:text-style-name="MP10" draw:layer="backgroundobjects" svg:width="7.788cm" svg:height="0.952cm" svg:x="24.384cm" svg:y="17.717cm" presentation:class="page-number" presentation:user-transformed="true">
        <draw:text-box>
          <text:p text:style-name="MP11"><text:span text:style-name="MT1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1">
        <draw:page-thumbnail presentation:style-name="Title_20_Slide-title" draw:layer="backgroundobjects" svg:width="12.697cm" svg:height="7.142cm" svg:x="10.584cm" svg:y="1.447cm" presentation:class="page"/>
        <draw:frame presentation:style-name="Title_20_Slide-notes" draw:layer="backgroundobjects" svg:width="27.092cm" svg:height="8.571cm" svg:x="3.386cm" svg:y="9.048cm" presentation:class="notes" presentation:placeholder="true">
          <draw:text-box/>
        </draw:frame>
        <draw:frame presentation:style-name="Mpr11" draw:text-style-name="MP2" draw:layer="backgroundobjects" svg:width="14.697cm" svg:height="0.951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14.697cm" svg:height="0.951cm" svg:x="19.169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14.697cm" svg:height="0.951cm" svg:x="0cm" svg:y="18.098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14.697cm" svg:height="0.951cm" svg:x="19.169cm" svg:y="18.098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CDC - Semantic Analysis.pptx</dc:title>
    <meta:editing-cycles>7</meta:editing-cycles>
    <meta:creation-date>2022-07-15T00:07:26</meta:creation-date>
    <dc:date>2022-11-23T23:47:34.783402683</dc:date>
    <meta:editing-duration>PT8H33M12S</meta:editing-duration>
    <meta:generator>LibreOffice/7.3.6.2$Linux_X86_64 LibreOffice_project/30$Build-2</meta:generator>
    <meta:document-statistic meta:object-count="325"/>
    <meta:user-defined meta:name="AppVersion">12.0000</meta:user-defined>
    <meta:user-defined meta:name="Creator">Google</meta:user-defined>
    <meta:user-defined meta:name="LastSaved" meta:value-type="date">2022-07-15T00:00:00</meta:user-defined>
    <meta:user-defined meta:name="Notes" meta:value-type="float">1</meta:user-defined>
    <meta:user-defined meta:name="PresentationFormat" meta:value-type="string">Custom</meta:user-defined>
    <meta:user-defined meta:name="Slides" meta:value-type="float">64</meta:user-defined>
  </office:meta>
</office:document-meta>
</file>